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jpeg" manifest:full-path="Pictures/1.jpg"/>
  <manifest:file-entry manifest:media-type="image/jpeg" manifest:full-path="Pictures/2.jpg"/>
  <manifest:file-entry manifest:media-type="image/jpeg" manifest:full-path="Pictures/3.jpg"/>
  <manifest:file-entry manifest:media-type="image/jpeg" manifest:full-path="Pictures/4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font-size="18pt"/>
    </style:style>
    <style:style style:family="text" style:name="T2" style:display-name="T2">
      <style:text-properties style:text-underline-type="single"/>
    </style:style>
    <style:style style:family="text" style:name="T3" style:display-name="T3">
      <style:text-properties style:font-name="Arial"/>
    </style:style>
    <style:style style:family="text" style:name="T4" style:display-name="T4">
      <style:text-properties style:font-name="Arial" fo:font-style="italic"/>
    </style:style>
    <style:style style:family="text" style:name="T5" style:display-name="T5">
      <style:text-properties style:font-name="Arial" fo:font-size="12pt" fo:language="es" fo:country="ES" fo:font-weight="bold"/>
    </style:style>
    <style:style style:family="text" style:name="T6" style:display-name="T6">
      <style:text-properties style:font-name="Arial" fo:font-size="12pt" fo:language="es" fo:country="ES" fo:font-weight="normal"/>
    </style:style>
    <style:style style:family="text" style:name="T7" style:display-name="T7">
      <style:text-properties fo:color="#000000" style:font-name="Arial" fo:font-size="12pt" fo:language="es" fo:country="ES" fo:font-weight="normal"/>
    </style:style>
    <style:style style:family="paragraph" style:name="P20" style:display-name="P20" style:parent-style-name="Normal">
      <style:text-properties style:font-name="Arial" fo:font-size="12pt"/>
    </style:style>
    <style:style style:family="paragraph" style:name="P21" style:display-name="P21" style:parent-style-name="Normal">
      <style:paragraph-properties fo:text-align="justify"/>
      <style:text-properties style:font-name="Arial" fo:font-style="italic"/>
    </style:style>
    <style:style style:family="paragraph" style:name="P22" style:display-name="P22" style:parent-style-name="Heading-1">
      <style:text-properties fo:font-size="12pt"/>
    </style:style>
    <style:style style:family="paragraph" style:name="P23" style:display-name="P23" style:parent-style-name="Heading-1">
      <style:text-properties fo:font-size="12pt" fo:font-weight="normal"/>
    </style:style>
    <style:style style:family="paragraph" style:name="P24" style:display-name="P24" style:parent-style-name="Normal">
      <style:paragraph-properties fo:break-before="page"/>
      <style:text-properties style:font-name="Arial" fo:font-size="8pt"/>
    </style:style>
    <style:style style:family="paragraph" style:name="P25" style:display-name="P25" style:parent-style-name="Heading-1">
      <style:text-properties fo:font-weight="normal"/>
    </style:style>
    <style:style style:family="paragraph" style:name="P26" style:display-name="P26" style:parent-style-name="Heading-1">
      <style:text-properties style:font-name="Arial" fo:font-size="12pt"/>
    </style:style>
    <style:style style:family="paragraph" style:name="P27" style:display-name="P27" style:parent-style-name="Heading-3">
      <style:text-properties style:font-name="Arial"/>
    </style:style>
    <style:style style:family="paragraph" style:name="P28" style:display-name="P28" style:parent-style-name="Heading-1">
      <style:text-properties style:font-name="Arial"/>
    </style:style>
    <style:style style:family="paragraph" style:name="P29" style:display-name="P29" style:parent-style-name="Heading-1">
      <style:text-properties style:font-name="Arial" fo:font-size="12pt" fo:font-weight="normal"/>
    </style:style>
    <style:style style:family="paragraph" style:name="P8" style:display-name="P8" style:parent-style-name="Heading-1">
      <style:paragraph-properties fo:break-before="page"/>
      <style:text-properties fo:font-size="12pt"/>
    </style:style>
    <style:style style:family="paragraph" style:name="P3" style:display-name="P3" style:parent-style-name="Normal">
      <style:text-properties style:font-name="Comic Sans MS"/>
    </style:style>
    <style:style style:family="paragraph" style:name="P4" style:display-name="P4" style:parent-style-name="Normal">
      <style:paragraph-properties fo:text-align="center"/>
      <style:text-properties style:font-name="Comic Sans MS"/>
    </style:style>
    <style:style style:family="paragraph" style:name="P2" style:display-name="P2" style:parent-style-name="Normal">
      <style:paragraph-properties fo:text-align="center"/>
      <style:text-properties style:font-name="Comic Sans MS" fo:font-size="15pt"/>
    </style:style>
    <style:style style:family="paragraph" style:name="P1" style:display-name="P1" style:parent-style-name="Normal">
      <style:paragraph-properties fo:text-align="center" fo:break-before="page"/>
      <style:text-properties style:font-name="Comic Sans MS"/>
    </style:style>
    <style:style style:family="paragraph" style:name="P6" style:display-name="P6" style:parent-style-name="Normal">
      <style:text-properties style:text-underline-type="single" style:font-name="Comic Sans MS" fo:font-size="16pt"/>
    </style:style>
    <style:style style:family="paragraph" style:name="P7" style:display-name="P7" style:parent-style-name="Normal">
      <style:text-properties style:font-name="Comic Sans MS" fo:font-size="14pt"/>
    </style:style>
    <style:style style:family="paragraph" style:name="P5" style:display-name="P5" style:parent-style-name="Normal">
      <style:paragraph-properties fo:border-bottom="0.06pt solid #000000" fo:padding-bottom="0.074cm" fo:padding-left="0.074cm" fo:padding-right="0.074cm" fo:padding-top="0.074cm"/>
      <style:text-properties style:font-name="Comic Sans MS"/>
    </style:style>
    <style:style style:family="paragraph" style:name="P30" style:display-name="P30" style:parent-style-name="Normal">
      <style:text-properties style:font-name="Comic Sans MS" fo:font-size="10pt"/>
    </style:style>
    <style:style style:family="paragraph" style:name="P31" style:display-name="P31" style:parent-style-name="Normal">
      <style:text-properties style:font-name="Comic Sans MS" fo:font-size="12pt"/>
    </style:style>
    <style:style style:family="paragraph" style:name="P32" style:display-name="P32" style:parent-style-name="Normal">
      <style:paragraph-properties fo:text-align="justify"/>
      <style:text-properties style:font-name="Arial" fo:font-size="12pt"/>
    </style:style>
    <style:style style:family="paragraph" style:name="P33" style:display-name="P33" style:parent-style-name="Normal">
      <style:paragraph-properties fo:break-before="page"/>
      <style:text-properties style:font-name="Arial"/>
    </style:style>
    <style:style style:family="paragraph" style:name="P34" style:display-name="P34" style:parent-style-name="Heading-1">
      <style:paragraph-properties fo:break-before="page"/>
    </style:style>
    <style:style style:family="paragraph" style:name="P35" style:display-name="P35" style:parent-style-name="Normal">
      <style:text-properties fo:font-size="3pt"/>
    </style:style>
    <style:style style:family="paragraph" style:name="P36" style:display-name="P36" style:parent-style-name="Normal">
      <style:paragraph-properties fo:text-align="left"/>
      <style:text-properties style:font-name="Arial" fo:font-weight="normal"/>
    </style:style>
    <style:style style:family="paragraph" style:name="P37" style:display-name="P37" style:parent-style-name="Normal">
      <style:paragraph-properties fo:text-align="justify" fo:break-before="page"/>
      <style:text-properties style:font-name="Arial" fo:font-size="12pt"/>
    </style:style>
    <style:style style:family="paragraph" style:name="P38" style:display-name="P38" style:parent-style-name="Normal">
      <style:paragraph-properties fo:break-before="page"/>
      <style:text-properties style:font-name="Arial" fo:font-weight="normal"/>
    </style:style>
    <style:style style:family="paragraph" style:name="P39" style:display-name="P39" style:parent-style-name="Normal">
      <style:paragraph-properties fo:break-before="page"/>
      <style:text-properties style:font-name="Arial" fo:font-size="12pt"/>
    </style:style>
    <style:style style:family="paragraph" style:name="P9" style:display-name="P9" style:parent-style-name="Heading-3"/>
    <style:style style:family="paragraph" style:name="P40" style:display-name="P40" style:parent-style-name="Normal">
      <style:paragraph-properties fo:text-align="justify" fo:break-before="page"/>
      <style:text-properties style:font-name="Arial" fo:font-size="12pt" fo:font-weight="normal"/>
    </style:style>
    <style:style style:family="paragraph" style:name="P41" style:display-name="P41" style:parent-style-name="Normal">
      <style:text-properties fo:color="#000000" style:font-name="Arial" fo:font-size="12pt" fo:font-weight="normal"/>
    </style:style>
    <style:style style:family="paragraph" style:name="P42" style:display-name="P42" style:parent-style-name="Heading-1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43" style:display-name="P43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44" style:display-name="P44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  <style:text-properties fo:color="#000000" style:font-name="Arial" fo:font-size="12pt" fo:font-weight="normal"/>
    </style:style>
    <style:style style:family="paragraph" style:name="P45" style:display-name="P45" style:parent-style-name="Normal">
      <style:paragraph-properties fo:text-align="justify" fo:text-indent="0.0000in" fo:line-height="100%" fo:margin-left="0.0000in" fo:margin-right="0.0000in" fo:margin-top="0.0000in" fo:margin-bottom="0.0000in" fo:break-before="page" style:writing-mode="lr"/>
      <style:text-properties style:font-name="Arial" fo:font-size="12pt" fo:font-weight="normal"/>
    </style:style>
    <style:style style:family="paragraph" style:name="P46" style:display-name="P46" style:parent-style-name="Normal">
      <style:paragraph-properties fo:text-align="justify" fo:text-indent="0.0000in" fo:line-height="100%" fo:margin-left="0.0000in" fo:margin-right="0.0000in" fo:margin-top="0.0000in" fo:margin-bottom="0.0000in" fo:break-before="page" style:writing-mode="lr"/>
      <style:text-properties style:font-name="Arial" fo:font-size="12pt" fo:language="es" fo:country="ES" fo:font-weight="normal"/>
    </style:style>
    <style:style style:family="paragraph" style:name="P47" style:display-name="P47">
      <style:text-properties fo:color="#000000" style:font-name="Arial" fo:font-size="12pt" fo:font-weight="normal"/>
    </style:style>
    <style:style style:family="paragraph" style:name="P10" style:display-name="P10" style:parent-style-name="Normal">
      <style:text-properties style:font-name="Arial" fo:font-size="8pt"/>
    </style:style>
    <style:style style:family="paragraph" style:name="P11" style:display-name="P11" style:parent-style-name="Normal">
      <style:text-properties style:font-name="Arial" fo:font-weight="bold"/>
    </style:style>
    <style:style style:family="paragraph" style:name="P12" style:display-name="P12" style:parent-style-name="Normal">
      <style:text-properties style:font-name="Arial" fo:font-style="italic"/>
    </style:style>
    <style:style style:family="paragraph" style:name="P13" style:display-name="P13" style:parent-style-name="Heading-2"/>
    <style:style style:family="paragraph" style:name="P14" style:display-name="P14" style:parent-style-name="Normal">
      <style:text-properties style:font-name="Arial"/>
    </style:style>
    <style:style style:family="paragraph" style:name="P15" style:display-name="P15" style:parent-style-name="Normal"/>
    <style:style style:family="paragraph" style:name="P16" style:display-name="P16" style:parent-style-name="Heading-1">
      <style:paragraph-properties fo:break-before="page"/>
      <style:text-properties fo:font-size="12pt" fo:font-weight="normal"/>
    </style:style>
    <style:style style:family="paragraph" style:name="P17" style:display-name="P17" style:parent-style-name="Normal">
      <style:paragraph-properties fo:break-before="page"/>
      <style:text-properties style:font-name="Arial" fo:font-weight="bold"/>
    </style:style>
    <style:style style:family="paragraph" style:name="P18" style:display-name="P18" style:parent-style-name="Heading-1"/>
    <style:style style:family="paragraph" style:name="P19" style:display-name="P19" style:parent-style-name="Normal">
      <style:text-properties style:font-name="Arial" fo:font-weight="normal"/>
    </style:style>
    <style:style style:family="paragraph" style:name="P48" style:display-name="P48"/>
    <style:style style:family="section" style:name="Sect1" style:display-name="Sect1"/>
    <style:style style:family="table" style:name="Table90" style:display-name="Table90">
      <style:table-properties style:width="17.198000cm" table:align="margins" fo:margin-left="-0.162cm"/>
    </style:style>
    <style:style style:family="table" style:name="Table91" style:display-name="Table91">
      <style:table-properties style:width="17.197000cm" table:align="margins" fo:margin-left="-0.162cm"/>
    </style:style>
    <style:style style:family="table" style:name="Table92" style:display-name="Table92">
      <style:table-properties style:width="17.198000cm" table:align="margins" fo:margin-left="-0.162cm"/>
    </style:style>
    <style:style style:family="table" style:name="Table93" style:display-name="Table93">
      <style:table-properties style:width="17.198000cm" table:align="margins" fo:margin-left="-0.162cm"/>
    </style:style>
    <style:style style:family="table" style:name="Table94" style:display-name="Table94">
      <style:table-properties style:width="17.197000cm" table:align="margins" fo:margin-left="-0.162cm"/>
    </style:style>
    <style:style style:family="table" style:name="Table95" style:display-name="Table95">
      <style:table-properties style:width="17.198000cm" table:align="margins" fo:margin-left="-0.162cm"/>
    </style:style>
    <style:style style:family="table" style:name="Table96" style:display-name="Table96">
      <style:table-properties style:width="17.198000cm" table:align="margins" fo:margin-left="-0.162cm"/>
    </style:style>
    <style:style style:family="table" style:name="Table97" style:display-name="Table97">
      <style:table-properties style:width="17.197000cm" table:align="margins" fo:margin-left="-0.162cm"/>
    </style:style>
    <style:style style:family="table" style:name="Table98" style:display-name="Table98">
      <style:table-properties style:width="17.198000cm" table:align="margins" fo:margin-left="-0.162cm"/>
    </style:style>
    <style:style style:family="table" style:name="Table99" style:display-name="Table99">
      <style:table-properties style:width="17.198000cm" table:align="margins" fo:margin-left="-0.162cm"/>
    </style:style>
    <style:style style:family="table" style:name="Table20" style:display-name="Table20">
      <style:table-properties style:width="17.039000cm" table:align="margins" fo:margin-left="-0.016cm"/>
    </style:style>
    <style:style style:family="table" style:name="Table21" style:display-name="Table21">
      <style:table-properties style:width="17.092000cm" table:align="margins" fo:margin-left="-0.016cm"/>
    </style:style>
    <style:style style:family="table" style:name="Table22" style:display-name="Table22">
      <style:table-properties style:width="17.012000cm" table:align="margins" fo:margin-left="0.011cm"/>
    </style:style>
    <style:style style:family="table" style:name="Table23" style:display-name="Table23">
      <style:table-properties style:width="17.039000cm" table:align="margins" fo:margin-left="-0.016cm"/>
    </style:style>
    <style:style style:family="table" style:name="Table24" style:display-name="Table24">
      <style:table-properties style:width="17.066000cm" table:align="margins" fo:margin-left="-0.042cm"/>
    </style:style>
    <style:style style:family="table" style:name="Table25" style:display-name="Table25">
      <style:table-properties style:width="17.197000cm" table:align="margins" fo:margin-left="-0.162cm"/>
    </style:style>
    <style:style style:family="table" style:name="Table26" style:display-name="Table26">
      <style:table-properties style:width="17.198000cm" table:align="margins" fo:margin-left="-0.162cm"/>
    </style:style>
    <style:style style:family="table" style:name="Table27" style:display-name="Table27">
      <style:table-properties style:width="17.198000cm" table:align="margins" fo:margin-left="-0.162cm"/>
    </style:style>
    <style:style style:family="table" style:name="Table28" style:display-name="Table28">
      <style:table-properties style:width="17.197000cm" table:align="margins" fo:margin-left="-0.162cm"/>
    </style:style>
    <style:style style:family="table" style:name="Table29" style:display-name="Table29">
      <style:table-properties style:width="17.198000cm" table:align="margins" fo:margin-left="-0.162cm"/>
    </style:style>
    <style:style style:family="table" style:name="Table100" style:display-name="Table100">
      <style:table-properties style:width="17.197000cm" table:align="margins" fo:margin-left="-0.162cm"/>
    </style:style>
    <style:style style:family="table" style:name="Table101" style:display-name="Table101">
      <style:table-properties style:width="17.198000cm" table:align="margins" fo:margin-left="-0.162cm"/>
    </style:style>
    <style:style style:family="table" style:name="Table102" style:display-name="Table102">
      <style:table-properties style:width="17.198000cm" table:align="margins" fo:margin-left="-0.162cm"/>
    </style:style>
    <style:style style:family="table" style:name="Table103" style:display-name="Table103">
      <style:table-properties style:width="17.197000cm" table:align="margins" fo:margin-left="-0.162cm"/>
    </style:style>
    <style:style style:family="table" style:name="Table104" style:display-name="Table104">
      <style:table-properties style:width="17.198000cm" table:align="margins" fo:margin-left="-0.162cm"/>
    </style:style>
    <style:style style:family="table" style:name="Table105" style:display-name="Table105">
      <style:table-properties style:width="17.198000cm" table:align="margins" fo:margin-left="-0.162cm"/>
    </style:style>
    <style:style style:family="table" style:name="Table106" style:display-name="Table106">
      <style:table-properties style:width="17.197000cm" table:align="margins" fo:margin-left="-0.162cm"/>
    </style:style>
    <style:style style:family="table" style:name="Table107" style:display-name="Table107">
      <style:table-properties style:width="17.198000cm" table:align="margins" fo:margin-left="-0.162cm"/>
    </style:style>
    <style:style style:family="table" style:name="Table108" style:display-name="Table108">
      <style:table-properties style:width="17.198000cm" table:align="margins" fo:margin-left="-0.162cm"/>
    </style:style>
    <style:style style:family="table" style:name="Table109" style:display-name="Table109">
      <style:table-properties style:width="17.197000cm" table:align="margins" fo:margin-left="-0.162cm"/>
    </style:style>
    <style:style style:family="table" style:name="Table30" style:display-name="Table30">
      <style:table-properties style:width="17.198000cm" table:align="margins" fo:margin-left="-0.162cm"/>
    </style:style>
    <style:style style:family="table" style:name="Table31" style:display-name="Table31">
      <style:table-properties style:width="17.197000cm" table:align="margins" fo:margin-left="-0.162cm"/>
    </style:style>
    <style:style style:family="table" style:name="Table32" style:display-name="Table32">
      <style:table-properties style:width="17.198000cm" table:align="margins" fo:margin-left="-0.162cm"/>
    </style:style>
    <style:style style:family="table" style:name="Table33" style:display-name="Table33">
      <style:table-properties style:width="17.198000cm" table:align="margins" fo:margin-left="-0.162cm"/>
    </style:style>
    <style:style style:family="table" style:name="Table34" style:display-name="Table34">
      <style:table-properties style:width="17.197000cm" table:align="margins" fo:margin-left="-0.162cm"/>
    </style:style>
    <style:style style:family="table" style:name="Table35" style:display-name="Table35">
      <style:table-properties style:width="17.198000cm" table:align="margins" fo:margin-left="-0.162cm"/>
    </style:style>
    <style:style style:family="table" style:name="Table36" style:display-name="Table36">
      <style:table-properties style:width="17.198000cm" table:align="margins" fo:margin-left="-0.162cm"/>
    </style:style>
    <style:style style:family="table" style:name="Table37" style:display-name="Table37">
      <style:table-properties style:width="17.197000cm" table:align="margins" fo:margin-left="-0.162cm"/>
    </style:style>
    <style:style style:family="table" style:name="Table38" style:display-name="Table38">
      <style:table-properties style:width="17.198000cm" table:align="margins" fo:margin-left="-0.162cm"/>
    </style:style>
    <style:style style:family="table" style:name="Table39" style:display-name="Table39">
      <style:table-properties style:width="17.198000cm" table:align="margins" fo:margin-left="-0.162cm"/>
    </style:style>
    <style:style style:family="table" style:name="Table110" style:display-name="Table110">
      <style:table-properties style:width="17.198000cm" table:align="margins" fo:margin-left="-0.162cm"/>
    </style:style>
    <style:style style:family="table" style:name="Table111" style:display-name="Table111">
      <style:table-properties style:width="17.198000cm" table:align="margins" fo:margin-left="-0.162cm"/>
    </style:style>
    <style:style style:family="table" style:name="Table112" style:display-name="Table112">
      <style:table-properties style:width="17.197000cm" table:align="margins" fo:margin-left="-0.162cm"/>
    </style:style>
    <style:style style:family="table" style:name="Table113" style:display-name="Table113">
      <style:table-properties style:width="17.198000cm" table:align="margins" fo:margin-left="-0.162cm"/>
    </style:style>
    <style:style style:family="table" style:name="Table114" style:display-name="Table114">
      <style:table-properties style:width="17.198000cm" table:align="margins" fo:margin-left="-0.162cm"/>
    </style:style>
    <style:style style:family="table" style:name="Table115" style:display-name="Table115">
      <style:table-properties style:width="17.197000cm" table:align="margins" fo:margin-left="-0.162cm"/>
    </style:style>
    <style:style style:family="table" style:name="Table116" style:display-name="Table116">
      <style:table-properties style:width="17.198000cm" table:align="margins" fo:margin-left="-0.162cm"/>
    </style:style>
    <style:style style:family="table" style:name="Table117" style:display-name="Table117">
      <style:table-properties style:width="17.198000cm" table:align="margins" fo:margin-left="-0.162cm"/>
    </style:style>
    <style:style style:family="table" style:name="Table118" style:display-name="Table118">
      <style:table-properties style:width="17.197000cm" table:align="margins" fo:margin-left="-0.162cm"/>
    </style:style>
    <style:style style:family="table" style:name="Table119" style:display-name="Table119">
      <style:table-properties style:width="17.198000cm" table:align="margins" fo:margin-left="-0.162cm"/>
    </style:style>
    <style:style style:family="table" style:name="Table40" style:display-name="Table40">
      <style:table-properties style:width="17.197000cm" table:align="margins" fo:margin-left="-0.162cm"/>
    </style:style>
    <style:style style:family="table" style:name="Table41" style:display-name="Table41">
      <style:table-properties style:width="17.198000cm" table:align="margins" fo:margin-left="-0.162cm"/>
    </style:style>
    <style:style style:family="table" style:name="Table42" style:display-name="Table42">
      <style:table-properties style:width="17.198000cm" table:align="margins" fo:margin-left="-0.162cm"/>
    </style:style>
    <style:style style:family="table" style:name="Table43" style:display-name="Table43">
      <style:table-properties style:width="17.197000cm" table:align="margins" fo:margin-left="-0.162cm"/>
    </style:style>
    <style:style style:family="table" style:name="Table44" style:display-name="Table44">
      <style:table-properties style:width="17.198000cm" table:align="margins" fo:margin-left="-0.162cm"/>
    </style:style>
    <style:style style:family="table" style:name="Table45" style:display-name="Table45">
      <style:table-properties style:width="17.198000cm" table:align="margins" fo:margin-left="-0.162cm"/>
    </style:style>
    <style:style style:family="table" style:name="Table46" style:display-name="Table46">
      <style:table-properties style:width="17.197000cm" table:align="margins" fo:margin-left="-0.162cm"/>
    </style:style>
    <style:style style:family="table" style:name="Table47" style:display-name="Table47">
      <style:table-properties style:width="17.198000cm" table:align="margins" fo:margin-left="-0.162cm"/>
    </style:style>
    <style:style style:family="table" style:name="Table48" style:display-name="Table48">
      <style:table-properties style:width="17.198000cm" table:align="margins" fo:margin-left="-0.162cm"/>
    </style:style>
    <style:style style:family="table" style:name="Table49" style:display-name="Table49">
      <style:table-properties style:width="17.197000cm" table:align="margins" fo:margin-left="-0.162cm"/>
    </style:style>
    <style:style style:family="table" style:name="Table120" style:display-name="Table120">
      <style:table-properties style:width="17.198000cm" table:align="margins" fo:margin-left="-0.162cm"/>
    </style:style>
    <style:style style:family="table" style:name="Table121" style:display-name="Table121">
      <style:table-properties style:width="17.197000cm" table:align="margins" fo:margin-left="-0.162cm"/>
    </style:style>
    <style:style style:family="table" style:name="Table122" style:display-name="Table122">
      <style:table-properties style:width="17.198000cm" table:align="margins" fo:margin-left="-0.162cm"/>
    </style:style>
    <style:style style:family="table" style:name="Table123" style:display-name="Table123">
      <style:table-properties style:width="17.198000cm" table:align="margins" fo:margin-left="-0.162cm"/>
    </style:style>
    <style:style style:family="table" style:name="Table124" style:display-name="Table124">
      <style:table-properties style:width="17.220000cm" table:align="margins" fo:margin-left="-0.162cm"/>
    </style:style>
    <style:style style:family="table" style:name="Table125" style:display-name="Table125">
      <style:table-properties style:width="17.198000cm" table:align="margins" fo:margin-left="-0.162cm"/>
    </style:style>
    <style:style style:family="table" style:name="Table126" style:display-name="Table126">
      <style:table-properties style:width="17.198000cm" table:align="margins" fo:margin-left="-0.162cm"/>
    </style:style>
    <style:style style:family="table" style:name="Table127" style:display-name="Table127">
      <style:table-properties style:width="17.197000cm" table:align="margins" fo:margin-left="-0.162cm"/>
    </style:style>
    <style:style style:family="table" style:name="Table128" style:display-name="Table128">
      <style:table-properties style:width="17.198000cm" table:align="margins" fo:margin-left="-0.162cm"/>
    </style:style>
    <style:style style:family="table" style:name="Table129" style:display-name="Table129">
      <style:table-properties style:width="17.198000cm" table:align="margins" fo:margin-left="-0.162cm"/>
    </style:style>
    <style:style style:family="table" style:name="Table50" style:display-name="Table50">
      <style:table-properties style:width="17.198000cm" table:align="margins" fo:margin-left="-0.162cm"/>
    </style:style>
    <style:style style:family="table" style:name="Table51" style:display-name="Table51">
      <style:table-properties style:width="17.198000cm" table:align="margins" fo:margin-left="-0.162cm"/>
    </style:style>
    <style:style style:family="table" style:name="Table52" style:display-name="Table52">
      <style:table-properties style:width="17.197000cm" table:align="margins" fo:margin-left="-0.162cm"/>
    </style:style>
    <style:style style:family="table" style:name="Table53" style:display-name="Table53">
      <style:table-properties style:width="17.198000cm" table:align="margins" fo:margin-left="-0.162cm"/>
    </style:style>
    <style:style style:family="table" style:name="Table54" style:display-name="Table54">
      <style:table-properties style:width="17.198000cm" table:align="margins" fo:margin-left="-0.162cm"/>
    </style:style>
    <style:style style:family="table" style:name="Table55" style:display-name="Table55">
      <style:table-properties style:width="17.197000cm" table:align="margins" fo:margin-left="-0.162cm"/>
    </style:style>
    <style:style style:family="table" style:name="Table56" style:display-name="Table56">
      <style:table-properties style:width="17.198000cm" table:align="margins" fo:margin-left="-0.162cm"/>
    </style:style>
    <style:style style:family="table" style:name="Table57" style:display-name="Table57">
      <style:table-properties style:width="17.198000cm" table:align="margins" fo:margin-left="-0.162cm"/>
    </style:style>
    <style:style style:family="table" style:name="Table58" style:display-name="Table58">
      <style:table-properties style:width="17.197000cm" table:align="margins" fo:margin-left="-0.162cm"/>
    </style:style>
    <style:style style:family="table" style:name="Table59" style:display-name="Table59">
      <style:table-properties style:width="17.198000cm" table:align="margins" fo:margin-left="-0.162cm"/>
    </style:style>
    <style:style style:family="table" style:name="Table130" style:display-name="Table130">
      <style:table-properties style:width="17.197000cm" table:align="margins" fo:margin-left="-0.162cm"/>
    </style:style>
    <style:style style:family="table" style:name="Table131" style:display-name="Table131">
      <style:table-properties style:width="17.198000cm" table:align="margins" fo:margin-left="-0.162cm"/>
    </style:style>
    <style:style style:family="table" style:name="Table132" style:display-name="Table132">
      <style:table-properties style:width="17.198000cm" table:align="margins" fo:margin-left="-0.162cm"/>
    </style:style>
    <style:style style:family="table" style:name="Table133" style:display-name="Table133">
      <style:table-properties style:width="17.197000cm" table:align="margins" fo:margin-left="-0.162cm"/>
    </style:style>
    <style:style style:family="table" style:name="Table134" style:display-name="Table134">
      <style:table-properties style:width="17.198000cm" table:align="margins" fo:margin-left="-0.162cm"/>
    </style:style>
    <style:style style:family="table" style:name="Table135" style:display-name="Table135">
      <style:table-properties style:width="17.198000cm" table:align="margins" fo:margin-left="-0.162cm"/>
    </style:style>
    <style:style style:family="table" style:name="Table136" style:display-name="Table136">
      <style:table-properties style:width="17.197000cm" table:align="margins" fo:margin-left="-0.162cm"/>
    </style:style>
    <style:style style:family="table" style:name="Table137" style:display-name="Table137">
      <style:table-properties style:width="17.198000cm" table:align="margins" fo:margin-left="-0.162cm"/>
    </style:style>
    <style:style style:family="table" style:name="Table138" style:display-name="Table138">
      <style:table-properties style:width="17.198000cm" table:align="margins" fo:margin-left="-0.162cm"/>
    </style:style>
    <style:style style:family="table" style:name="Table139" style:display-name="Table139">
      <style:table-properties style:width="17.197000cm" table:align="margins" fo:margin-left="-0.162cm"/>
    </style:style>
    <style:style style:family="table" style:name="Table60" style:display-name="Table60">
      <style:table-properties style:width="17.198000cm" table:align="margins" fo:margin-left="-0.162cm"/>
    </style:style>
    <style:style style:family="table" style:name="Table61" style:display-name="Table61">
      <style:table-properties style:width="17.197000cm" table:align="margins" fo:margin-left="-0.162cm"/>
    </style:style>
    <style:style style:family="table" style:name="Table62" style:display-name="Table62">
      <style:table-properties style:width="17.198000cm" table:align="margins" fo:margin-left="-0.162cm"/>
    </style:style>
    <style:style style:family="table" style:name="Table63" style:display-name="Table63">
      <style:table-properties style:width="17.198000cm" table:align="margins" fo:margin-left="-0.162cm"/>
    </style:style>
    <style:style style:family="table" style:name="Table64" style:display-name="Table64">
      <style:table-properties style:width="17.197000cm" table:align="margins" fo:margin-left="-0.162cm"/>
    </style:style>
    <style:style style:family="table" style:name="Table65" style:display-name="Table65">
      <style:table-properties style:width="17.198000cm" table:align="margins" fo:margin-left="-0.162cm"/>
    </style:style>
    <style:style style:family="table" style:name="Table66" style:display-name="Table66">
      <style:table-properties style:width="17.198000cm" table:align="margins" fo:margin-left="-0.162cm"/>
    </style:style>
    <style:style style:family="table" style:name="Table67" style:display-name="Table67">
      <style:table-properties style:width="17.197000cm" table:align="margins" fo:margin-left="-0.162cm"/>
    </style:style>
    <style:style style:family="table" style:name="Table68" style:display-name="Table68">
      <style:table-properties style:width="17.198000cm" table:align="margins" fo:margin-left="-0.162cm"/>
    </style:style>
    <style:style style:family="table" style:name="Table69" style:display-name="Table69">
      <style:table-properties style:width="17.198000cm" table:align="margins" fo:margin-left="-0.162cm"/>
    </style:style>
    <style:style style:family="table" style:name="Table140" style:display-name="Table140">
      <style:table-properties style:width="17.198000cm" table:align="margins" fo:margin-left="-0.162cm"/>
    </style:style>
    <style:style style:family="table" style:name="Table141" style:display-name="Table141">
      <style:table-properties style:width="17.198000cm" table:align="margins" fo:margin-left="-0.162cm"/>
    </style:style>
    <style:style style:family="table" style:name="Table70" style:display-name="Table70">
      <style:table-properties style:width="17.197000cm" table:align="margins" fo:margin-left="-0.162cm"/>
    </style:style>
    <style:style style:family="table" style:name="Table71" style:display-name="Table71">
      <style:table-properties style:width="17.198000cm" table:align="margins" fo:margin-left="-0.162cm"/>
    </style:style>
    <style:style style:family="table" style:name="Table72" style:display-name="Table72">
      <style:table-properties style:width="17.198000cm" table:align="margins" fo:margin-left="-0.162cm"/>
    </style:style>
    <style:style style:family="table" style:name="Table73" style:display-name="Table73">
      <style:table-properties style:width="17.197000cm" table:align="margins" fo:margin-left="-0.162cm"/>
    </style:style>
    <style:style style:family="table" style:name="Table74" style:display-name="Table74">
      <style:table-properties style:width="17.198000cm" table:align="margins" fo:margin-left="-0.162cm"/>
    </style:style>
    <style:style style:family="table" style:name="Table75" style:display-name="Table75">
      <style:table-properties style:width="17.198000cm" table:align="margins" fo:margin-left="-0.162cm"/>
    </style:style>
    <style:style style:family="table" style:name="Table76" style:display-name="Table76">
      <style:table-properties style:width="17.197000cm" table:align="margins" fo:margin-left="-0.162cm"/>
    </style:style>
    <style:style style:family="table" style:name="Table77" style:display-name="Table77">
      <style:table-properties style:width="17.198000cm" table:align="margins" fo:margin-left="-0.162cm"/>
    </style:style>
    <style:style style:family="table" style:name="Table78" style:display-name="Table78">
      <style:table-properties style:width="17.198000cm" table:align="margins" fo:margin-left="-0.162cm"/>
    </style:style>
    <style:style style:family="table" style:name="Table79" style:display-name="Table79">
      <style:table-properties style:width="17.197000cm" table:align="margins" fo:margin-left="-0.162cm"/>
    </style:style>
    <style:style style:family="table" style:name="Table15" style:display-name="Table15">
      <style:table-properties style:width="17.013000cm" table:align="margins" fo:margin-left="0.037cm"/>
    </style:style>
    <style:style style:family="table" style:name="Table13" style:display-name="Table13">
      <style:table-properties style:width="17.013000cm" table:align="margins" fo:margin-left="0.064cm"/>
    </style:style>
    <style:style style:family="table" style:name="Table88" style:display-name="Table88">
      <style:table-properties style:width="17.197000cm" table:align="margins" fo:margin-left="-0.162cm"/>
    </style:style>
    <style:style style:family="table" style:name="Table14" style:display-name="Table14">
      <style:table-properties style:width="17.012000cm" table:align="margins" fo:margin-left="0.064cm"/>
    </style:style>
    <style:style style:family="table" style:name="Table2" style:display-name="Table2">
      <style:table-properties style:width="16.987000cm" table:align="margins" fo:margin-left="0.037cm"/>
    </style:style>
    <style:style style:family="table" style:name="Table10" style:display-name="Table10">
      <style:table-properties style:width="17.013000cm" table:align="margins" fo:margin-left="-0.016cm"/>
    </style:style>
    <style:style style:family="table" style:name="Table11" style:display-name="Table11">
      <style:table-properties style:width="17.013000cm" table:align="margins" fo:margin-left="0.011cm"/>
    </style:style>
    <style:style style:family="table" style:name="Table16" style:display-name="Table16">
      <style:table-properties style:width="17.014000cm" table:align="margins" fo:margin-left="0.064cm"/>
    </style:style>
    <style:style style:family="table" style:name="Table12" style:display-name="Table12">
      <style:table-properties style:width="17.013000cm" table:align="margins" fo:margin-left="0.037cm"/>
    </style:style>
    <style:style style:family="table" style:name="Table80" style:display-name="Table80">
      <style:table-properties style:width="17.198000cm" table:align="margins" fo:margin-left="-0.162cm"/>
    </style:style>
    <style:style style:family="table" style:name="Table81" style:display-name="Table81">
      <style:table-properties style:width="17.198000cm" table:align="margins" fo:margin-left="-0.162cm"/>
    </style:style>
    <style:style style:family="table" style:name="Table82" style:display-name="Table82">
      <style:table-properties style:width="17.197000cm" table:align="margins" fo:margin-left="-0.162cm"/>
    </style:style>
    <style:style style:family="table" style:name="Table83" style:display-name="Table83">
      <style:table-properties style:width="17.198000cm" table:align="margins" fo:margin-left="-0.162cm"/>
    </style:style>
    <style:style style:family="table" style:name="Table84" style:display-name="Table84">
      <style:table-properties style:width="17.198000cm" table:align="margins" fo:margin-left="-0.162cm"/>
    </style:style>
    <style:style style:family="table" style:name="Table85" style:display-name="Table85">
      <style:table-properties style:width="17.197000cm" table:align="margins" fo:margin-left="-0.162cm"/>
    </style:style>
    <style:style style:family="table" style:name="Table86" style:display-name="Table86">
      <style:table-properties style:width="17.198000cm" table:align="margins" fo:margin-left="-0.162cm"/>
    </style:style>
    <style:style style:family="table" style:name="Table87" style:display-name="Table87">
      <style:table-properties style:width="17.198000cm" table:align="margins" fo:margin-left="-0.162cm"/>
    </style:style>
    <style:style style:family="table" style:name="Table1" style:display-name="Table1">
      <style:table-properties style:width="16.986000cm" table:align="margins" fo:margin-left="0.037cm"/>
    </style:style>
    <style:style style:family="table" style:name="Table89" style:display-name="Table89">
      <style:table-properties style:width="17.198000cm" table:align="margins" fo:margin-left="-0.162cm"/>
    </style:style>
    <style:style style:family="table" style:name="Table3" style:display-name="Table3">
      <style:table-properties style:width="16.986000cm" table:align="margins" fo:margin-left="0.037cm"/>
    </style:style>
    <style:style style:family="table" style:name="Table4" style:display-name="Table4">
      <style:table-properties style:width="16.907000cm" table:align="margins" fo:margin-left="0.09cm"/>
    </style:style>
    <style:style style:family="table" style:name="Table5" style:display-name="Table5">
      <style:table-properties style:width="17.013000cm" table:align="margins" fo:margin-left="0.037cm"/>
    </style:style>
    <style:style style:family="table" style:name="Table6" style:display-name="Table6">
      <style:table-properties style:width="17.013000cm" table:align="margins" fo:margin-left="0.037cm"/>
    </style:style>
    <style:style style:family="table" style:name="Table7" style:display-name="Table7">
      <style:table-properties style:width="17.092000cm" table:align="margins" fo:margin-left="-0.016cm"/>
    </style:style>
    <style:style style:family="table" style:name="Table8" style:display-name="Table8">
      <style:table-properties style:width="17.013000cm" table:align="margins" fo:margin-left="0.037cm"/>
    </style:style>
    <style:style style:family="table" style:name="Table9" style:display-name="Table9">
      <style:table-properties style:width="17.013000cm" table:align="margins" fo:margin-left="0.037cm"/>
    </style:style>
    <style:style style:family="table" style:name="Table17" style:display-name="Table17">
      <style:table-properties style:width="17.012000cm" table:align="margins" fo:margin-left="0.064cm"/>
    </style:style>
    <style:style style:family="table" style:name="Table18" style:display-name="Table18">
      <style:table-properties style:width="17.013000cm" table:align="margins" fo:margin-left="0.037cm"/>
    </style:style>
    <style:style style:family="table" style:name="Table19" style:display-name="Table19">
      <style:table-properties style:width="16.986000cm" table:align="margins" fo:margin-left="0.037cm"/>
    </style:style>
    <style:style style:family="table-column" style:name="Table35-col1" style:display-name="Table35.col1">
      <style:table-column-properties style:column-width="17.198cm"/>
    </style:style>
    <style:style style:family="table-column" style:name="Table50-col1" style:display-name="Table50.col1">
      <style:table-column-properties style:column-width="17.198cm"/>
    </style:style>
    <style:style style:family="table-column" style:name="Table4-col1" style:display-name="Table4.col1">
      <style:table-column-properties style:column-width="3.307cm"/>
    </style:style>
    <style:style style:family="table-column" style:name="Table88-col1" style:display-name="Table88.col1">
      <style:table-column-properties style:column-width="3.307cm"/>
    </style:style>
    <style:style style:family="table-column" style:name="Table88-col2" style:display-name="Table88.col2">
      <style:table-column-properties style:column-width="5.794cm"/>
    </style:style>
    <style:style style:family="table-column" style:name="Table88-col3" style:display-name="Table88.col3">
      <style:table-column-properties style:column-width="0.092cm"/>
    </style:style>
    <style:style style:family="table-column" style:name="Table88-col4" style:display-name="Table88.col4">
      <style:table-column-properties style:column-width="1.919cm"/>
    </style:style>
    <style:style style:family="table-column" style:name="Table88-col5" style:display-name="Table88.col5">
      <style:table-column-properties style:column-width="1.711cm"/>
    </style:style>
    <style:style style:family="table-column" style:name="Table88-col6" style:display-name="Table88.col6">
      <style:table-column-properties style:column-width="1.067cm"/>
    </style:style>
    <style:style style:family="table-column" style:name="Table88-col7" style:display-name="Table88.col7">
      <style:table-column-properties style:column-width="1.905cm"/>
    </style:style>
    <style:style style:family="table-column" style:name="Table88-col8" style:display-name="Table88.col8">
      <style:table-column-properties style:column-width="1.402cm"/>
    </style:style>
    <style:style style:family="table-column" style:name="Table130-col4" style:display-name="Table130.col4">
      <style:table-column-properties style:column-width="1.919cm"/>
    </style:style>
    <style:style style:family="table-column" style:name="Table4-col2" style:display-name="Table4.col2">
      <style:table-column-properties style:column-width="4.498cm"/>
    </style:style>
    <style:style style:family="table-column" style:name="Table57-col1" style:display-name="Table57.col1">
      <style:table-column-properties style:column-width="17.198cm"/>
    </style:style>
    <style:style style:family="table-column" style:name="Table4-col3" style:display-name="Table4.col3">
      <style:table-column-properties style:column-width="1.693cm"/>
    </style:style>
    <style:style style:family="table-column" style:name="Table139-col7" style:display-name="Table139.col7">
      <style:table-column-properties style:column-width="1.905cm"/>
    </style:style>
    <style:style style:family="table-column" style:name="Table4-col4" style:display-name="Table4.col4">
      <style:table-column-properties style:column-width="2.461cm"/>
    </style:style>
    <style:style style:family="table-column" style:name="Table139-col8" style:display-name="Table139.col8">
      <style:table-column-properties style:column-width="1.402cm"/>
    </style:style>
    <style:style style:family="table-column" style:name="Table4-col5" style:display-name="Table4.col5">
      <style:table-column-properties style:column-width="0.397cm"/>
    </style:style>
    <style:style style:family="table-column" style:name="Table4-col6" style:display-name="Table4.col6">
      <style:table-column-properties style:column-width="3.043cm"/>
    </style:style>
    <style:style style:family="table-column" style:name="Table4-col7" style:display-name="Table4.col7">
      <style:table-column-properties style:column-width="1.508cm"/>
    </style:style>
    <style:style style:family="table-column" style:name="Table139-col4" style:display-name="Table139.col4">
      <style:table-column-properties style:column-width="1.919cm"/>
    </style:style>
    <style:style style:family="table-column" style:name="Table107-col1" style:display-name="Table107.col1">
      <style:table-column-properties style:column-width="17.198cm"/>
    </style:style>
    <style:style style:family="table-column" style:name="Table135-col1" style:display-name="Table135.col1">
      <style:table-column-properties style:column-width="17.198cm"/>
    </style:style>
    <style:style style:family="table-column" style:name="Table139-col5" style:display-name="Table139.col5">
      <style:table-column-properties style:column-width="1.711cm"/>
    </style:style>
    <style:style style:family="table-column" style:name="Table10-col1" style:display-name="Table10.col1">
      <style:table-column-properties style:column-width="3.334cm"/>
    </style:style>
    <style:style style:family="table-column" style:name="Table23-col1" style:display-name="Table23.col1">
      <style:table-column-properties style:column-width="3.254cm"/>
    </style:style>
    <style:style style:family="table-column" style:name="Table23-col2" style:display-name="Table23.col2">
      <style:table-column-properties style:column-width="8.758cm"/>
    </style:style>
    <style:style style:family="table-column" style:name="Table23-col3" style:display-name="Table23.col3">
      <style:table-column-properties style:column-width="5.027cm"/>
    </style:style>
    <style:style style:family="table-column" style:name="Table112-col5" style:display-name="Table112.col5">
      <style:table-column-properties style:column-width="1.711cm"/>
    </style:style>
    <style:style style:family="table-column" style:name="Table76-col1" style:display-name="Table76.col1">
      <style:table-column-properties style:column-width="3.307cm"/>
    </style:style>
    <style:style style:family="table-column" style:name="Table76-col2" style:display-name="Table76.col2">
      <style:table-column-properties style:column-width="5.794cm"/>
    </style:style>
    <style:style style:family="table-column" style:name="Table91-col2" style:display-name="Table91.col2">
      <style:table-column-properties style:column-width="5.794cm"/>
    </style:style>
    <style:style style:family="table-column" style:name="Table105-col1" style:display-name="Table105.col1">
      <style:table-column-properties style:column-width="17.198cm"/>
    </style:style>
    <style:style style:family="table-column" style:name="Table91-col4" style:display-name="Table91.col4">
      <style:table-column-properties style:column-width="1.919cm"/>
    </style:style>
    <style:style style:family="table-column" style:name="Table91-col5" style:display-name="Table91.col5">
      <style:table-column-properties style:column-width="1.711cm"/>
    </style:style>
    <style:style style:family="table-column" style:name="Table76-col7" style:display-name="Table76.col7">
      <style:table-column-properties style:column-width="1.905cm"/>
    </style:style>
    <style:style style:family="table-column" style:name="Table91-col7" style:display-name="Table91.col7">
      <style:table-column-properties style:column-width="1.905cm"/>
    </style:style>
    <style:style style:family="table-column" style:name="Table91-col8" style:display-name="Table91.col8">
      <style:table-column-properties style:column-width="1.402cm"/>
    </style:style>
    <style:style style:family="table-column" style:name="Table45-col1" style:display-name="Table45.col1">
      <style:table-column-properties style:column-width="17.198cm"/>
    </style:style>
    <style:style style:family="table-column" style:name="Table114-col1" style:display-name="Table114.col1">
      <style:table-column-properties style:column-width="17.198cm"/>
    </style:style>
    <style:style style:family="table-column" style:name="Table98-col1" style:display-name="Table98.col1">
      <style:table-column-properties style:column-width="17.198cm"/>
    </style:style>
    <style:style style:family="table-column" style:name="Table11-col1" style:display-name="Table11.col1">
      <style:table-column-properties style:column-width="3.122cm"/>
    </style:style>
    <style:style style:family="table-column" style:name="Table11-col2" style:display-name="Table11.col2">
      <style:table-column-properties style:column-width="6.985cm"/>
    </style:style>
    <style:style style:family="table-column" style:name="Table11-col3" style:display-name="Table11.col3">
      <style:table-column-properties style:column-width="6.906cm"/>
    </style:style>
    <style:style style:family="table-column" style:name="Table106-col1" style:display-name="Table106.col1">
      <style:table-column-properties style:column-width="3.307cm"/>
    </style:style>
    <style:style style:family="table-column" style:name="Table64-col2" style:display-name="Table64.col2">
      <style:table-column-properties style:column-width="5.794cm"/>
    </style:style>
    <style:style style:family="table-column" style:name="Table64-col3" style:display-name="Table64.col3">
      <style:table-column-properties style:column-width="0.092cm"/>
    </style:style>
    <style:style style:family="table-column" style:name="Table64-col4" style:display-name="Table64.col4">
      <style:table-column-properties style:column-width="1.919cm"/>
    </style:style>
    <style:style style:family="table-column" style:name="Table64-col5" style:display-name="Table64.col5">
      <style:table-column-properties style:column-width="1.711cm"/>
    </style:style>
    <style:style style:family="table-column" style:name="Table64-col6" style:display-name="Table64.col6">
      <style:table-column-properties style:column-width="1.067cm"/>
    </style:style>
    <style:style style:family="table-column" style:name="Table64-col7" style:display-name="Table64.col7">
      <style:table-column-properties style:column-width="1.905cm"/>
    </style:style>
    <style:style style:family="table-column" style:name="Table64-col8" style:display-name="Table64.col8">
      <style:table-column-properties style:column-width="1.402cm"/>
    </style:style>
    <style:style style:family="table-column" style:name="Table121-col8" style:display-name="Table121.col8">
      <style:table-column-properties style:column-width="1.402cm"/>
    </style:style>
    <style:style style:family="table-column" style:name="Table18-col1" style:display-name="Table18.col1">
      <style:table-column-properties style:column-width="17.013cm"/>
    </style:style>
    <style:style style:family="table-column" style:name="Table91-col1" style:display-name="Table91.col1">
      <style:table-column-properties style:column-width="3.307cm"/>
    </style:style>
    <style:style style:family="table-column" style:name="Table76-col3" style:display-name="Table76.col3">
      <style:table-column-properties style:column-width="0.092cm"/>
    </style:style>
    <style:style style:family="table-column" style:name="Table91-col3" style:display-name="Table91.col3">
      <style:table-column-properties style:column-width="0.092cm"/>
    </style:style>
    <style:style style:family="table-column" style:name="Table76-col5" style:display-name="Table76.col5">
      <style:table-column-properties style:column-width="1.711cm"/>
    </style:style>
    <style:style style:family="table-column" style:name="Table76-col6" style:display-name="Table76.col6">
      <style:table-column-properties style:column-width="1.067cm"/>
    </style:style>
    <style:style style:family="table-column" style:name="Table79-col2" style:display-name="Table79.col2">
      <style:table-column-properties style:column-width="5.794cm"/>
    </style:style>
    <style:style style:family="table-column" style:name="Table91-col6" style:display-name="Table91.col6">
      <style:table-column-properties style:column-width="1.067cm"/>
    </style:style>
    <style:style style:family="table-column" style:name="Table76-col8" style:display-name="Table76.col8">
      <style:table-column-properties style:column-width="1.402cm"/>
    </style:style>
    <style:style style:family="table-column" style:name="Table136-col2" style:display-name="Table136.col2">
      <style:table-column-properties style:column-width="5.794cm"/>
    </style:style>
    <style:style style:family="table-column" style:name="Table133-col8" style:display-name="Table133.col8">
      <style:table-column-properties style:column-width="1.402cm"/>
    </style:style>
    <style:style style:family="table-column" style:name="Table83-col1" style:display-name="Table83.col1">
      <style:table-column-properties style:column-width="17.198cm"/>
    </style:style>
    <style:style style:family="table-column" style:name="Table136-col3" style:display-name="Table136.col3">
      <style:table-column-properties style:column-width="0.092cm"/>
    </style:style>
    <style:style style:family="table-column" style:name="Table84-col1" style:display-name="Table84.col1">
      <style:table-column-properties style:column-width="17.198cm"/>
    </style:style>
    <style:style style:family="table-column" style:name="Table136-col4" style:display-name="Table136.col4">
      <style:table-column-properties style:column-width="1.919cm"/>
    </style:style>
    <style:style style:family="table-column" style:name="Table37-col1" style:display-name="Table37.col1">
      <style:table-column-properties style:column-width="3.307cm"/>
    </style:style>
    <style:style style:family="table-column" style:name="Table37-col2" style:display-name="Table37.col2">
      <style:table-column-properties style:column-width="5.794cm"/>
    </style:style>
    <style:style style:family="table-column" style:name="Table52-col2" style:display-name="Table52.col2">
      <style:table-column-properties style:column-width="5.794cm"/>
    </style:style>
    <style:style style:family="table-column" style:name="Table37-col4" style:display-name="Table37.col4">
      <style:table-column-properties style:column-width="1.919cm"/>
    </style:style>
    <style:style style:family="table-column" style:name="Table37-col5" style:display-name="Table37.col5">
      <style:table-column-properties style:column-width="1.711cm"/>
    </style:style>
    <style:style style:family="table-column" style:name="Table37-col6" style:display-name="Table37.col6">
      <style:table-column-properties style:column-width="1.067cm"/>
    </style:style>
    <style:style style:family="table-column" style:name="Table37-col7" style:display-name="Table37.col7">
      <style:table-column-properties style:column-width="1.905cm"/>
    </style:style>
    <style:style style:family="table-column" style:name="Table37-col8" style:display-name="Table37.col8">
      <style:table-column-properties style:column-width="1.402cm"/>
    </style:style>
    <style:style style:family="table-column" style:name="Table52-col8" style:display-name="Table52.col8">
      <style:table-column-properties style:column-width="1.402cm"/>
    </style:style>
    <style:style style:family="table-column" style:name="Table1-col5" style:display-name="Table1.col5">
      <style:table-column-properties style:column-width="1.191cm"/>
    </style:style>
    <style:style style:family="table-column" style:name="Table89-col1" style:display-name="Table89.col1">
      <style:table-column-properties style:column-width="17.198cm"/>
    </style:style>
    <style:style style:family="table-column" style:name="Table59-col1" style:display-name="Table59.col1">
      <style:table-column-properties style:column-width="17.198cm"/>
    </style:style>
    <style:style style:family="table-column" style:name="Table1-col6" style:display-name="Table1.col6">
      <style:table-column-properties style:column-width="2.09cm"/>
    </style:style>
    <style:style style:family="table-column" style:name="Table133-col1" style:display-name="Table133.col1">
      <style:table-column-properties style:column-width="3.307cm"/>
    </style:style>
    <style:style style:family="table-column" style:name="Table124-col6" style:display-name="Table124.col6">
      <style:table-column-properties style:column-width="1.12cm"/>
    </style:style>
    <style:style style:family="table-column" style:name="Table133-col2" style:display-name="Table133.col2">
      <style:table-column-properties style:column-width="5.794cm"/>
    </style:style>
    <style:style style:family="table-column" style:name="Table71-col1" style:display-name="Table71.col1">
      <style:table-column-properties style:column-width="17.198cm"/>
    </style:style>
    <style:style style:family="table-column" style:name="Table133-col4" style:display-name="Table133.col4">
      <style:table-column-properties style:column-width="1.919cm"/>
    </style:style>
    <style:style style:family="table-column" style:name="Table133-col5" style:display-name="Table133.col5">
      <style:table-column-properties style:column-width="1.711cm"/>
    </style:style>
    <style:style style:family="table-column" style:name="Table25-col1" style:display-name="Table25.col1">
      <style:table-column-properties style:column-width="3.307cm"/>
    </style:style>
    <style:style style:family="table-column" style:name="Table40-col1" style:display-name="Table40.col1">
      <style:table-column-properties style:column-width="3.307cm"/>
    </style:style>
    <style:style style:family="table-column" style:name="Table40-col2" style:display-name="Table40.col2">
      <style:table-column-properties style:column-width="5.794cm"/>
    </style:style>
    <style:style style:family="table-column" style:name="Table40-col3" style:display-name="Table40.col3">
      <style:table-column-properties style:column-width="0.092cm"/>
    </style:style>
    <style:style style:family="table-column" style:name="Table40-col4" style:display-name="Table40.col4">
      <style:table-column-properties style:column-width="1.919cm"/>
    </style:style>
    <style:style style:family="table-column" style:name="Table40-col5" style:display-name="Table40.col5">
      <style:table-column-properties style:column-width="1.711cm"/>
    </style:style>
    <style:style style:family="table-column" style:name="Table40-col6" style:display-name="Table40.col6">
      <style:table-column-properties style:column-width="1.067cm"/>
    </style:style>
    <style:style style:family="table-column" style:name="Table78-col1" style:display-name="Table78.col1">
      <style:table-column-properties style:column-width="17.198cm"/>
    </style:style>
    <style:style style:family="table-column" style:name="Table93-col1" style:display-name="Table93.col1">
      <style:table-column-properties style:column-width="17.198cm"/>
    </style:style>
    <style:style style:family="table-column" style:name="Table115-col5" style:display-name="Table115.col5">
      <style:table-column-properties style:column-width="1.711cm"/>
    </style:style>
    <style:style style:family="table-column" style:name="Table64-col1" style:display-name="Table64.col1">
      <style:table-column-properties style:column-width="3.307cm"/>
    </style:style>
    <style:style style:family="table-column" style:name="Table115-col6" style:display-name="Table115.col6">
      <style:table-column-properties style:column-width="1.067cm"/>
    </style:style>
    <style:style style:family="table-column" style:name="Table106-col2" style:display-name="Table106.col2">
      <style:table-column-properties style:column-width="5.794cm"/>
    </style:style>
    <style:style style:family="table-column" style:name="Table115-col7" style:display-name="Table115.col7">
      <style:table-column-properties style:column-width="1.905cm"/>
    </style:style>
    <style:style style:family="table-column" style:name="Table106-col3" style:display-name="Table106.col3">
      <style:table-column-properties style:column-width="0.092cm"/>
    </style:style>
    <style:style style:family="table-column" style:name="Table106-col4" style:display-name="Table106.col4">
      <style:table-column-properties style:column-width="1.919cm"/>
    </style:style>
    <style:style style:family="table-column" style:name="Table47-col1" style:display-name="Table47.col1">
      <style:table-column-properties style:column-width="17.198cm"/>
    </style:style>
    <style:style style:family="table-column" style:name="Table106-col5" style:display-name="Table106.col5">
      <style:table-column-properties style:column-width="1.711cm"/>
    </style:style>
    <style:style style:family="table-column" style:name="Table106-col6" style:display-name="Table106.col6">
      <style:table-column-properties style:column-width="1.067cm"/>
    </style:style>
    <style:style style:family="table-column" style:name="Table106-col7" style:display-name="Table106.col7">
      <style:table-column-properties style:column-width="1.905cm"/>
    </style:style>
    <style:style style:family="table-column" style:name="Table106-col8" style:display-name="Table106.col8">
      <style:table-column-properties style:column-width="1.402cm"/>
    </style:style>
    <style:style style:family="table-column" style:name="Table125-col1" style:display-name="Table125.col1">
      <style:table-column-properties style:column-width="17.198cm"/>
    </style:style>
    <style:style style:family="table-column" style:name="Table101-col1" style:display-name="Table101.col1">
      <style:table-column-properties style:column-width="17.198cm"/>
    </style:style>
    <style:style style:family="table-column" style:name="Table25-col8" style:display-name="Table25.col8">
      <style:table-column-properties style:column-width="1.402cm"/>
    </style:style>
    <style:style style:family="table-column" style:name="Table13-col1" style:display-name="Table13.col1">
      <style:table-column-properties style:column-width="3.307cm"/>
    </style:style>
    <style:style style:family="table-column" style:name="Table13-col2" style:display-name="Table13.col2">
      <style:table-column-properties style:column-width="5.159cm"/>
    </style:style>
    <style:style style:family="table-column" style:name="Table13-col3" style:display-name="Table13.col3">
      <style:table-column-properties style:column-width="1.746cm"/>
    </style:style>
    <style:style style:family="table-column" style:name="Table13-col4" style:display-name="Table13.col4">
      <style:table-column-properties style:column-width="2.17cm"/>
    </style:style>
    <style:style style:family="table-column" style:name="Table13-col5" style:display-name="Table13.col5">
      <style:table-column-properties style:column-width="0.609cm"/>
    </style:style>
    <style:style style:family="table-column" style:name="Table13-col6" style:display-name="Table13.col6">
      <style:table-column-properties style:column-width="2.302cm"/>
    </style:style>
    <style:style style:family="table-column" style:name="Table13-col7" style:display-name="Table13.col7">
      <style:table-column-properties style:column-width="1.72cm"/>
    </style:style>
    <style:style style:family="table-column" style:name="Table66-col1" style:display-name="Table66.col1">
      <style:table-column-properties style:column-width="17.198cm"/>
    </style:style>
    <style:style style:family="table-column" style:name="Table123-col1" style:display-name="Table123.col1">
      <style:table-column-properties style:column-width="17.198cm"/>
    </style:style>
    <style:style style:family="table-column" style:name="Table30-col1" style:display-name="Table30.col1">
      <style:table-column-properties style:column-width="17.198cm"/>
    </style:style>
    <style:style style:family="table-column" style:name="Table133-col6" style:display-name="Table133.col6">
      <style:table-column-properties style:column-width="1.067cm"/>
    </style:style>
    <style:style style:family="table-column" style:name="Table134-col1" style:display-name="Table134.col1">
      <style:table-column-properties style:column-width="17.198cm"/>
    </style:style>
    <style:style style:family="table-column" style:name="Table133-col7" style:display-name="Table133.col7">
      <style:table-column-properties style:column-width="1.905cm"/>
    </style:style>
    <style:style style:family="table-column" style:name="Table32-col1" style:display-name="Table32.col1">
      <style:table-column-properties style:column-width="17.198cm"/>
    </style:style>
    <style:style style:family="table-column" style:name="Table140-col1" style:display-name="Table140.col1">
      <style:table-column-properties style:column-width="17.198cm"/>
    </style:style>
    <style:style style:family="table-column" style:name="Table1-col1" style:display-name="Table1.col1">
      <style:table-column-properties style:column-width="3.307cm"/>
    </style:style>
    <style:style style:family="table-column" style:name="Table1-col2" style:display-name="Table1.col2">
      <style:table-column-properties style:column-width="5.98cm"/>
    </style:style>
    <style:style style:family="table-column" style:name="Table85-col2" style:display-name="Table85.col2">
      <style:table-column-properties style:column-width="5.794cm"/>
    </style:style>
    <style:style style:family="table-column" style:name="Table1-col4" style:display-name="Table1.col4">
      <style:table-column-properties style:column-width="1.429cm"/>
    </style:style>
    <style:style style:family="table-column" style:name="Table85-col4" style:display-name="Table85.col4">
      <style:table-column-properties style:column-width="1.919cm"/>
    </style:style>
    <style:style style:family="table-column" style:name="Table85-col5" style:display-name="Table85.col5">
      <style:table-column-properties style:column-width="1.711cm"/>
    </style:style>
    <style:style style:family="table-column" style:name="Table85-col6" style:display-name="Table85.col6">
      <style:table-column-properties style:column-width="1.067cm"/>
    </style:style>
    <style:style style:family="table-column" style:name="Table85-col7" style:display-name="Table85.col7">
      <style:table-column-properties style:column-width="1.905cm"/>
    </style:style>
    <style:style style:family="table-column" style:name="Table85-col8" style:display-name="Table85.col8">
      <style:table-column-properties style:column-width="1.402cm"/>
    </style:style>
    <style:style style:family="table-column" style:name="Table39-col1" style:display-name="Table39.col1">
      <style:table-column-properties style:column-width="17.198cm"/>
    </style:style>
    <style:style style:family="table-column" style:name="Table54-col1" style:display-name="Table54.col1">
      <style:table-column-properties style:column-width="17.198cm"/>
    </style:style>
    <style:style style:family="table-column" style:name="Table111-col1" style:display-name="Table111.col1">
      <style:table-column-properties style:column-width="17.198cm"/>
    </style:style>
    <style:style style:family="table-column" style:name="Table52-col1" style:display-name="Table52.col1">
      <style:table-column-properties style:column-width="3.307cm"/>
    </style:style>
    <style:style style:family="table-column" style:name="Table8-col1" style:display-name="Table8.col1">
      <style:table-column-properties style:column-width="3.096cm"/>
    </style:style>
    <style:style style:family="table-column" style:name="Table8-col2" style:display-name="Table8.col2">
      <style:table-column-properties style:column-width="7.805cm"/>
    </style:style>
    <style:style style:family="table-column" style:name="Table8-col3" style:display-name="Table8.col3">
      <style:table-column-properties style:column-width="6.112cm"/>
    </style:style>
    <style:style style:family="table-column" style:name="Table76-col4" style:display-name="Table76.col4">
      <style:table-column-properties style:column-width="1.919cm"/>
    </style:style>
    <style:style style:family="table-column" style:name="Table51-col1" style:display-name="Table51.col1">
      <style:table-column-properties style:column-width="17.198cm"/>
    </style:style>
    <style:style style:family="table-column" style:name="Table52-col5" style:display-name="Table52.col5">
      <style:table-column-properties style:column-width="1.711cm"/>
    </style:style>
    <style:style style:family="table-column" style:name="Table52-col6" style:display-name="Table52.col6">
      <style:table-column-properties style:column-width="1.067cm"/>
    </style:style>
    <style:style style:family="table-column" style:name="Table124-col1" style:display-name="Table124.col1">
      <style:table-column-properties style:column-width="3.25cm"/>
    </style:style>
    <style:style style:family="table-column" style:name="Table52-col7" style:display-name="Table52.col7">
      <style:table-column-properties style:column-width="1.905cm"/>
    </style:style>
    <style:style style:family="table-column" style:name="Table118-col1" style:display-name="Table118.col1">
      <style:table-column-properties style:column-width="3.307cm"/>
    </style:style>
    <style:style style:family="table-column" style:name="Table118-col2" style:display-name="Table118.col2">
      <style:table-column-properties style:column-width="5.794cm"/>
    </style:style>
    <style:style style:family="table-column" style:name="Table118-col3" style:display-name="Table118.col3">
      <style:table-column-properties style:column-width="0.092cm"/>
    </style:style>
    <style:style style:family="table-column" style:name="Table20-col1" style:display-name="Table20.col1">
      <style:table-column-properties style:column-width="3.889cm"/>
    </style:style>
    <style:style style:family="table-column" style:name="Table20-col2" style:display-name="Table20.col2">
      <style:table-column-properties style:column-width="6.244cm"/>
    </style:style>
    <style:style style:family="table-column" style:name="Table20-col3" style:display-name="Table20.col3">
      <style:table-column-properties style:column-width="6.906cm"/>
    </style:style>
    <style:style style:family="table-column" style:name="Table118-col7" style:display-name="Table118.col7">
      <style:table-column-properties style:column-width="1.905cm"/>
    </style:style>
    <style:style style:family="table-column" style:name="Table118-col8" style:display-name="Table118.col8">
      <style:table-column-properties style:column-width="1.402cm"/>
    </style:style>
    <style:style style:family="table-column" style:name="Table124-col4" style:display-name="Table124.col4">
      <style:table-column-properties style:column-width="1.87cm"/>
    </style:style>
    <style:style style:family="table-column" style:name="Table73-col1" style:display-name="Table73.col1">
      <style:table-column-properties style:column-width="3.307cm"/>
    </style:style>
    <style:style style:family="table-column" style:name="Table73-col2" style:display-name="Table73.col2">
      <style:table-column-properties style:column-width="5.794cm"/>
    </style:style>
    <style:style style:family="table-column" style:name="Table73-col3" style:display-name="Table73.col3">
      <style:table-column-properties style:column-width="0.092cm"/>
    </style:style>
    <style:style style:family="table-column" style:name="Table73-col4" style:display-name="Table73.col4">
      <style:table-column-properties style:column-width="1.919cm"/>
    </style:style>
    <style:style style:family="table-column" style:name="Table73-col5" style:display-name="Table73.col5">
      <style:table-column-properties style:column-width="1.711cm"/>
    </style:style>
    <style:style style:family="table-column" style:name="Table73-col6" style:display-name="Table73.col6">
      <style:table-column-properties style:column-width="1.067cm"/>
    </style:style>
    <style:style style:family="table-column" style:name="Table73-col7" style:display-name="Table73.col7">
      <style:table-column-properties style:column-width="1.905cm"/>
    </style:style>
    <style:style style:family="table-column" style:name="Table73-col8" style:display-name="Table73.col8">
      <style:table-column-properties style:column-width="1.402cm"/>
    </style:style>
    <style:style style:family="table-column" style:name="Table130-col8" style:display-name="Table130.col8">
      <style:table-column-properties style:column-width="1.402cm"/>
    </style:style>
    <style:style style:family="table-column" style:name="Table27-col1" style:display-name="Table27.col1">
      <style:table-column-properties style:column-width="17.198cm"/>
    </style:style>
    <style:style style:family="table-column" style:name="Table42-col1" style:display-name="Table42.col1">
      <style:table-column-properties style:column-width="17.198cm"/>
    </style:style>
    <style:style style:family="table-column" style:name="Table124-col7" style:display-name="Table124.col7">
      <style:table-column-properties style:column-width="1.87cm"/>
    </style:style>
    <style:style style:family="table-column" style:name="Table79-col3" style:display-name="Table79.col3">
      <style:table-column-properties style:column-width="0.092cm"/>
    </style:style>
    <style:style style:family="table-column" style:name="Table79-col4" style:display-name="Table79.col4">
      <style:table-column-properties style:column-width="1.919cm"/>
    </style:style>
    <style:style style:family="table-column" style:name="Table95-col1" style:display-name="Table95.col1">
      <style:table-column-properties style:column-width="17.198cm"/>
    </style:style>
    <style:style style:family="table-column" style:name="Table79-col5" style:display-name="Table79.col5">
      <style:table-column-properties style:column-width="1.711cm"/>
    </style:style>
    <style:style style:family="table-column" style:name="Table136-col5" style:display-name="Table136.col5">
      <style:table-column-properties style:column-width="1.711cm"/>
    </style:style>
    <style:style style:family="table-column" style:name="Table136-col6" style:display-name="Table136.col6">
      <style:table-column-properties style:column-width="1.067cm"/>
    </style:style>
    <style:style style:family="table-column" style:name="Table49-col1" style:display-name="Table49.col1">
      <style:table-column-properties style:column-width="3.307cm"/>
    </style:style>
    <style:style style:family="table-column" style:name="Table49-col2" style:display-name="Table49.col2">
      <style:table-column-properties style:column-width="5.794cm"/>
    </style:style>
    <style:style style:family="table-column" style:name="Table49-col3" style:display-name="Table49.col3">
      <style:table-column-properties style:column-width="0.092cm"/>
    </style:style>
    <style:style style:family="table-column" style:name="Table49-col4" style:display-name="Table49.col4">
      <style:table-column-properties style:column-width="1.919cm"/>
    </style:style>
    <style:style style:family="table-column" style:name="Table49-col5" style:display-name="Table49.col5">
      <style:table-column-properties style:column-width="1.711cm"/>
    </style:style>
    <style:style style:family="table-column" style:name="Table49-col6" style:display-name="Table49.col6">
      <style:table-column-properties style:column-width="1.067cm"/>
    </style:style>
    <style:style style:family="table-column" style:name="Table49-col7" style:display-name="Table49.col7">
      <style:table-column-properties style:column-width="1.905cm"/>
    </style:style>
    <style:style style:family="table-column" style:name="Table49-col8" style:display-name="Table49.col8">
      <style:table-column-properties style:column-width="1.402cm"/>
    </style:style>
    <style:style style:family="table-column" style:name="Table128-col1" style:display-name="Table128.col1">
      <style:table-column-properties style:column-width="17.198cm"/>
    </style:style>
    <style:style style:family="table-column" style:name="Table103-col1" style:display-name="Table103.col1">
      <style:table-column-properties style:column-width="3.307cm"/>
    </style:style>
    <style:style style:family="table-column" style:name="Table103-col2" style:display-name="Table103.col2">
      <style:table-column-properties style:column-width="5.794cm"/>
    </style:style>
    <style:style style:family="table-column" style:name="Table103-col3" style:display-name="Table103.col3">
      <style:table-column-properties style:column-width="0.092cm"/>
    </style:style>
    <style:style style:family="table-column" style:name="Table103-col4" style:display-name="Table103.col4">
      <style:table-column-properties style:column-width="1.919cm"/>
    </style:style>
    <style:style style:family="table-column" style:name="Table103-col5" style:display-name="Table103.col5">
      <style:table-column-properties style:column-width="1.711cm"/>
    </style:style>
    <style:style style:family="table-column" style:name="Table103-col6" style:display-name="Table103.col6">
      <style:table-column-properties style:column-width="1.067cm"/>
    </style:style>
    <style:style style:family="table-column" style:name="Table103-col7" style:display-name="Table103.col7">
      <style:table-column-properties style:column-width="1.905cm"/>
    </style:style>
    <style:style style:family="table-column" style:name="Table103-col8" style:display-name="Table103.col8">
      <style:table-column-properties style:column-width="1.402cm"/>
    </style:style>
    <style:style style:family="table-column" style:name="Table15-col1" style:display-name="Table15.col1">
      <style:table-column-properties style:column-width="17.013cm"/>
    </style:style>
    <style:style style:family="table-column" style:name="Table25-col2" style:display-name="Table25.col2">
      <style:table-column-properties style:column-width="5.794cm"/>
    </style:style>
    <style:style style:family="table-column" style:name="Table25-col3" style:display-name="Table25.col3">
      <style:table-column-properties style:column-width="0.092cm"/>
    </style:style>
    <style:style style:family="table-column" style:name="Table68-col1" style:display-name="Table68.col1">
      <style:table-column-properties style:column-width="17.198cm"/>
    </style:style>
    <style:style style:family="table-column" style:name="Table25-col4" style:display-name="Table25.col4">
      <style:table-column-properties style:column-width="1.919cm"/>
    </style:style>
    <style:style style:family="table-column" style:name="Table25-col5" style:display-name="Table25.col5">
      <style:table-column-properties style:column-width="1.711cm"/>
    </style:style>
    <style:style style:family="table-column" style:name="Table25-col6" style:display-name="Table25.col6">
      <style:table-column-properties style:column-width="1.067cm"/>
    </style:style>
    <style:style style:family="table-column" style:name="Table25-col7" style:display-name="Table25.col7">
      <style:table-column-properties style:column-width="1.905cm"/>
    </style:style>
    <style:style style:family="table-column" style:name="Table40-col7" style:display-name="Table40.col7">
      <style:table-column-properties style:column-width="1.905cm"/>
    </style:style>
    <style:style style:family="table-column" style:name="Table80-col1" style:display-name="Table80.col1">
      <style:table-column-properties style:column-width="17.198cm"/>
    </style:style>
    <style:style style:family="table-column" style:name="Table60-col1" style:display-name="Table60.col1">
      <style:table-column-properties style:column-width="17.198cm"/>
    </style:style>
    <style:style style:family="table-column" style:name="Table121-col1" style:display-name="Table121.col1">
      <style:table-column-properties style:column-width="3.307cm"/>
    </style:style>
    <style:style style:family="table-column" style:name="Table34-col1" style:display-name="Table34.col1">
      <style:table-column-properties style:column-width="3.307cm"/>
    </style:style>
    <style:style style:family="table-column" style:name="Table34-col2" style:display-name="Table34.col2">
      <style:table-column-properties style:column-width="5.794cm"/>
    </style:style>
    <style:style style:family="table-column" style:name="Table34-col3" style:display-name="Table34.col3">
      <style:table-column-properties style:column-width="0.092cm"/>
    </style:style>
    <style:style style:family="table-column" style:name="Table34-col4" style:display-name="Table34.col4">
      <style:table-column-properties style:column-width="1.919cm"/>
    </style:style>
    <style:style style:family="table-column" style:name="Table34-col5" style:display-name="Table34.col5">
      <style:table-column-properties style:column-width="1.711cm"/>
    </style:style>
    <style:style style:family="table-column" style:name="Table34-col6" style:display-name="Table34.col6">
      <style:table-column-properties style:column-width="1.067cm"/>
    </style:style>
    <style:style style:family="table-column" style:name="Table3-col1" style:display-name="Table3.col1">
      <style:table-column-properties style:column-width="16.986cm"/>
    </style:style>
    <style:style style:family="table-column" style:name="Table87-col1" style:display-name="Table87.col1">
      <style:table-column-properties style:column-width="17.198cm"/>
    </style:style>
    <style:style style:family="table-column" style:name="Table121-col4" style:display-name="Table121.col4">
      <style:table-column-properties style:column-width="1.919cm"/>
    </style:style>
    <style:style style:family="table-column" style:name="Table121-col5" style:display-name="Table121.col5">
      <style:table-column-properties style:column-width="1.711cm"/>
    </style:style>
    <style:style style:family="table-column" style:name="Table56-col1" style:display-name="Table56.col1">
      <style:table-column-properties style:column-width="17.198cm"/>
    </style:style>
    <style:style style:family="table-column" style:name="Table38-col1" style:display-name="Table38.col1">
      <style:table-column-properties style:column-width="17.198cm"/>
    </style:style>
    <style:style style:family="table-column" style:name="Table121-col6" style:display-name="Table121.col6">
      <style:table-column-properties style:column-width="1.067cm"/>
    </style:style>
    <style:style style:family="table-column" style:name="Table132-col1" style:display-name="Table132.col1">
      <style:table-column-properties style:column-width="17.198cm"/>
    </style:style>
    <style:style style:family="table-column" style:name="Table121-col7" style:display-name="Table121.col7">
      <style:table-column-properties style:column-width="1.905cm"/>
    </style:style>
    <style:style style:family="table-column" style:name="Table37-col3" style:display-name="Table37.col3">
      <style:table-column-properties style:column-width="0.092cm"/>
    </style:style>
    <style:style style:family="table-column" style:name="Table52-col3" style:display-name="Table52.col3">
      <style:table-column-properties style:column-width="0.092cm"/>
    </style:style>
    <style:style style:family="table-column" style:name="Table52-col4" style:display-name="Table52.col4">
      <style:table-column-properties style:column-width="1.919cm"/>
    </style:style>
    <style:style style:family="table-column" style:name="Table22-col1" style:display-name="Table22.col1">
      <style:table-column-properties style:column-width="3.228cm"/>
    </style:style>
    <style:style style:family="table-column" style:name="Table6-col1" style:display-name="Table6.col1">
      <style:table-column-properties style:column-width="17.013cm"/>
    </style:style>
    <style:style style:family="table-column" style:name="Table22-col3" style:display-name="Table22.col3">
      <style:table-column-properties style:column-width="1.693cm"/>
    </style:style>
    <style:style style:family="table-column" style:name="Table22-col4" style:display-name="Table22.col4">
      <style:table-column-properties style:column-width="2.619cm"/>
    </style:style>
    <style:style style:family="table-column" style:name="Table22-col5" style:display-name="Table22.col5">
      <style:table-column-properties style:column-width="0.185cm"/>
    </style:style>
    <style:style style:family="table-column" style:name="Table22-col6" style:display-name="Table22.col6">
      <style:table-column-properties style:column-width="2.593cm"/>
    </style:style>
    <style:style style:family="table-column" style:name="Table22-col7" style:display-name="Table22.col7">
      <style:table-column-properties style:column-width="1.799cm"/>
    </style:style>
    <style:style style:family="table-column" style:name="Table75-col1" style:display-name="Table75.col1">
      <style:table-column-properties style:column-width="17.198cm"/>
    </style:style>
    <style:style style:family="table-column" style:name="Table90-col1" style:display-name="Table90.col1">
      <style:table-column-properties style:column-width="17.198cm"/>
    </style:style>
    <style:style style:family="table-column" style:name="Table109-col2" style:display-name="Table109.col2">
      <style:table-column-properties style:column-width="5.794cm"/>
    </style:style>
    <style:style style:family="table-column" style:name="Table109-col3" style:display-name="Table109.col3">
      <style:table-column-properties style:column-width="0.092cm"/>
    </style:style>
    <style:style style:family="table-column" style:name="Table29-col1" style:display-name="Table29.col1">
      <style:table-column-properties style:column-width="17.198cm"/>
    </style:style>
    <style:style style:family="table-column" style:name="Table44-col1" style:display-name="Table44.col1">
      <style:table-column-properties style:column-width="17.198cm"/>
    </style:style>
    <style:style style:family="table-column" style:name="Table133-col3" style:display-name="Table133.col3">
      <style:table-column-properties style:column-width="0.092cm"/>
    </style:style>
    <style:style style:family="table-column" style:name="Table137-col1" style:display-name="Table137.col1">
      <style:table-column-properties style:column-width="17.198cm"/>
    </style:style>
    <style:style style:family="table-column" style:name="Table109-col5" style:display-name="Table109.col5">
      <style:table-column-properties style:column-width="1.711cm"/>
    </style:style>
    <style:style style:family="table-column" style:name="Table124-col5" style:display-name="Table124.col5">
      <style:table-column-properties style:column-width="1.75cm"/>
    </style:style>
    <style:style style:family="table-column" style:name="Table97-col1" style:display-name="Table97.col1">
      <style:table-column-properties style:column-width="3.307cm"/>
    </style:style>
    <style:style style:family="table-column" style:name="Table97-col2" style:display-name="Table97.col2">
      <style:table-column-properties style:column-width="5.794cm"/>
    </style:style>
    <style:style style:family="table-column" style:name="Table97-col3" style:display-name="Table97.col3">
      <style:table-column-properties style:column-width="0.092cm"/>
    </style:style>
    <style:style style:family="table-column" style:name="Table97-col4" style:display-name="Table97.col4">
      <style:table-column-properties style:column-width="1.919cm"/>
    </style:style>
    <style:style style:family="table-column" style:name="Table97-col5" style:display-name="Table97.col5">
      <style:table-column-properties style:column-width="1.711cm"/>
    </style:style>
    <style:style style:family="table-column" style:name="Table97-col6" style:display-name="Table97.col6">
      <style:table-column-properties style:column-width="1.067cm"/>
    </style:style>
    <style:style style:family="table-column" style:name="Table97-col7" style:display-name="Table97.col7">
      <style:table-column-properties style:column-width="1.905cm"/>
    </style:style>
    <style:style style:family="table-column" style:name="Table97-col8" style:display-name="Table97.col8">
      <style:table-column-properties style:column-width="1.402cm"/>
    </style:style>
    <style:style style:family="table-column" style:name="Table139-col1" style:display-name="Table139.col1">
      <style:table-column-properties style:column-width="3.307cm"/>
    </style:style>
    <style:style style:family="table-column" style:name="Table138-col1" style:display-name="Table138.col1">
      <style:table-column-properties style:column-width="17.198cm"/>
    </style:style>
    <style:style style:family="table-column" style:name="Table139-col2" style:display-name="Table139.col2">
      <style:table-column-properties style:column-width="5.794cm"/>
    </style:style>
    <style:style style:family="table-column" style:name="Table61-col8" style:display-name="Table61.col8">
      <style:table-column-properties style:column-width="1.402cm"/>
    </style:style>
    <style:style style:family="table-column" style:name="Table10-col2" style:display-name="Table10.col2">
      <style:table-column-properties style:column-width="5.212cm"/>
    </style:style>
    <style:style style:family="table-column" style:name="Table10-col3" style:display-name="Table10.col3">
      <style:table-column-properties style:column-width="1.508cm"/>
    </style:style>
    <style:style style:family="table-column" style:name="Table10-col4" style:display-name="Table10.col4">
      <style:table-column-properties style:column-width="2.408cm"/>
    </style:style>
    <style:style style:family="table-column" style:name="Table10-col5" style:display-name="Table10.col5">
      <style:table-column-properties style:column-width="0.238cm"/>
    </style:style>
    <style:style style:family="table-column" style:name="Table10-col6" style:display-name="Table10.col6">
      <style:table-column-properties style:column-width="2.593cm"/>
    </style:style>
    <style:style style:family="table-column" style:name="Table10-col7" style:display-name="Table10.col7">
      <style:table-column-properties style:column-width="1.72cm"/>
    </style:style>
    <style:style style:family="table-column" style:name="Table63-col1" style:display-name="Table63.col1">
      <style:table-column-properties style:column-width="17.198cm"/>
    </style:style>
    <style:style style:family="table-column" style:name="Table120-col1" style:display-name="Table120.col1">
      <style:table-column-properties style:column-width="17.198cm"/>
    </style:style>
    <style:style style:family="table-column" style:name="Table139-col6" style:display-name="Table139.col6">
      <style:table-column-properties style:column-width="1.067cm"/>
    </style:style>
    <style:style style:family="table-column" style:name="Table121-col2" style:display-name="Table121.col2">
      <style:table-column-properties style:column-width="5.794cm"/>
    </style:style>
    <style:style style:family="table-column" style:name="Table139-col3" style:display-name="Table139.col3">
      <style:table-column-properties style:column-width="0.092cm"/>
    </style:style>
    <style:style style:family="table-column" style:name="Table17-col1" style:display-name="Table17.col1">
      <style:table-column-properties style:column-width="2.91cm"/>
    </style:style>
    <style:style style:family="table-column" style:name="Table17-col2" style:display-name="Table17.col2">
      <style:table-column-properties style:column-width="8.969cm"/>
    </style:style>
    <style:style style:family="table-column" style:name="Table17-col3" style:display-name="Table17.col3">
      <style:table-column-properties style:column-width="5.133cm"/>
    </style:style>
    <style:style style:family="table-column" style:name="Table121-col3" style:display-name="Table121.col3">
      <style:table-column-properties style:column-width="0.092cm"/>
    </style:style>
    <style:style style:family="table-column" style:name="Table127-col1" style:display-name="Table127.col1">
      <style:table-column-properties style:column-width="3.307cm"/>
    </style:style>
    <style:style style:family="table-column" style:name="Table127-col2" style:display-name="Table127.col2">
      <style:table-column-properties style:column-width="5.794cm"/>
    </style:style>
    <style:style style:family="table-column" style:name="Table127-col3" style:display-name="Table127.col3">
      <style:table-column-properties style:column-width="0.092cm"/>
    </style:style>
    <style:style style:family="table-column" style:name="Table127-col4" style:display-name="Table127.col4">
      <style:table-column-properties style:column-width="1.919cm"/>
    </style:style>
    <style:style style:family="table-column" style:name="Table127-col5" style:display-name="Table127.col5">
      <style:table-column-properties style:column-width="1.711cm"/>
    </style:style>
    <style:style style:family="table-column" style:name="Table127-col6" style:display-name="Table127.col6">
      <style:table-column-properties style:column-width="1.067cm"/>
    </style:style>
    <style:style style:family="table-column" style:name="Table127-col7" style:display-name="Table127.col7">
      <style:table-column-properties style:column-width="1.905cm"/>
    </style:style>
    <style:style style:family="table-column" style:name="Table127-col8" style:display-name="Table127.col8">
      <style:table-column-properties style:column-width="1.402cm"/>
    </style:style>
    <style:style style:family="table-column" style:name="Table82-col1" style:display-name="Table82.col1">
      <style:table-column-properties style:column-width="3.307cm"/>
    </style:style>
    <style:style style:family="table-column" style:name="Table82-col2" style:display-name="Table82.col2">
      <style:table-column-properties style:column-width="5.794cm"/>
    </style:style>
    <style:style style:family="table-column" style:name="Table82-col3" style:display-name="Table82.col3">
      <style:table-column-properties style:column-width="0.092cm"/>
    </style:style>
    <style:style style:family="table-column" style:name="Table82-col4" style:display-name="Table82.col4">
      <style:table-column-properties style:column-width="1.919cm"/>
    </style:style>
    <style:style style:family="table-column" style:name="Table82-col5" style:display-name="Table82.col5">
      <style:table-column-properties style:column-width="1.711cm"/>
    </style:style>
    <style:style style:family="table-column" style:name="Table82-col6" style:display-name="Table82.col6">
      <style:table-column-properties style:column-width="1.067cm"/>
    </style:style>
    <style:style style:family="table-column" style:name="Table82-col7" style:display-name="Table82.col7">
      <style:table-column-properties style:column-width="1.905cm"/>
    </style:style>
    <style:style style:family="table-column" style:name="Table82-col8" style:display-name="Table82.col8">
      <style:table-column-properties style:column-width="1.402cm"/>
    </style:style>
    <style:style style:family="table-column" style:name="Table94-col5" style:display-name="Table94.col5">
      <style:table-column-properties style:column-width="1.711cm"/>
    </style:style>
    <style:style style:family="table-column" style:name="Table36-col1" style:display-name="Table36.col1">
      <style:table-column-properties style:column-width="17.198cm"/>
    </style:style>
    <style:style style:family="table-column" style:name="Table79-col7" style:display-name="Table79.col7">
      <style:table-column-properties style:column-width="1.905cm"/>
    </style:style>
    <style:style style:family="table-column" style:name="Table1-col3" style:display-name="Table1.col3">
      <style:table-column-properties style:column-width="1.693cm"/>
    </style:style>
    <style:style style:family="table-column" style:name="Table79-col8" style:display-name="Table79.col8">
      <style:table-column-properties style:column-width="1.402cm"/>
    </style:style>
    <style:style style:family="table-column" style:name="Table85-col3" style:display-name="Table85.col3">
      <style:table-column-properties style:column-width="0.092cm"/>
    </style:style>
    <style:style style:family="table-column" style:name="Table136-col8" style:display-name="Table136.col8">
      <style:table-column-properties style:column-width="1.402cm"/>
    </style:style>
    <style:style style:family="table-column" style:name="Table5-col1" style:display-name="Table5.col1">
      <style:table-column-properties style:column-width="2.937cm"/>
    </style:style>
    <style:style style:family="table-column" style:name="Table5-col2" style:display-name="Table5.col2">
      <style:table-column-properties style:column-width="7.461cm"/>
    </style:style>
    <style:style style:family="table-column" style:name="Table5-col3" style:display-name="Table5.col3">
      <style:table-column-properties style:column-width="6.615cm"/>
    </style:style>
    <style:style style:family="table-column" style:name="Table2-col2" style:display-name="Table2.col2">
      <style:table-column-properties style:column-width="6.985cm"/>
    </style:style>
    <style:style style:family="table-column" style:name="Table1-col7" style:display-name="Table1.col7">
      <style:table-column-properties style:column-width="1.296cm"/>
    </style:style>
    <style:style style:family="table-column" style:name="Table58-col1" style:display-name="Table58.col1">
      <style:table-column-properties style:column-width="3.307cm"/>
    </style:style>
    <style:style style:family="table-column" style:name="Table58-col2" style:display-name="Table58.col2">
      <style:table-column-properties style:column-width="5.794cm"/>
    </style:style>
    <style:style style:family="table-column" style:name="Table58-col3" style:display-name="Table58.col3">
      <style:table-column-properties style:column-width="0.092cm"/>
    </style:style>
    <style:style style:family="table-column" style:name="Table58-col4" style:display-name="Table58.col4">
      <style:table-column-properties style:column-width="1.919cm"/>
    </style:style>
    <style:style style:family="table-column" style:name="Table58-col5" style:display-name="Table58.col5">
      <style:table-column-properties style:column-width="1.711cm"/>
    </style:style>
    <style:style style:family="table-column" style:name="Table58-col6" style:display-name="Table58.col6">
      <style:table-column-properties style:column-width="1.067cm"/>
    </style:style>
    <style:style style:family="table-column" style:name="Table58-col7" style:display-name="Table58.col7">
      <style:table-column-properties style:column-width="1.905cm"/>
    </style:style>
    <style:style style:family="table-column" style:name="Table58-col8" style:display-name="Table58.col8">
      <style:table-column-properties style:column-width="1.402cm"/>
    </style:style>
    <style:style style:family="table-column" style:name="Table115-col8" style:display-name="Table115.col8">
      <style:table-column-properties style:column-width="1.402cm"/>
    </style:style>
    <style:style style:family="table-column" style:name="Table70-col1" style:display-name="Table70.col1">
      <style:table-column-properties style:column-width="3.307cm"/>
    </style:style>
    <style:style style:family="table-column" style:name="Table70-col2" style:display-name="Table70.col2">
      <style:table-column-properties style:column-width="5.794cm"/>
    </style:style>
    <style:style style:family="table-column" style:name="Table70-col3" style:display-name="Table70.col3">
      <style:table-column-properties style:column-width="0.092cm"/>
    </style:style>
    <style:style style:family="table-column" style:name="Table70-col4" style:display-name="Table70.col4">
      <style:table-column-properties style:column-width="1.919cm"/>
    </style:style>
    <style:style style:family="table-column" style:name="Table70-col5" style:display-name="Table70.col5">
      <style:table-column-properties style:column-width="1.711cm"/>
    </style:style>
    <style:style style:family="table-column" style:name="Table70-col6" style:display-name="Table70.col6">
      <style:table-column-properties style:column-width="1.067cm"/>
    </style:style>
    <style:style style:family="table-column" style:name="Table70-col7" style:display-name="Table70.col7">
      <style:table-column-properties style:column-width="1.905cm"/>
    </style:style>
    <style:style style:family="table-column" style:name="Table70-col8" style:display-name="Table70.col8">
      <style:table-column-properties style:column-width="1.402cm"/>
    </style:style>
    <style:style style:family="table-column" style:name="Table24-col1" style:display-name="Table24.col1">
      <style:table-column-properties style:column-width="17.066cm"/>
    </style:style>
    <style:style style:family="table-column" style:name="Table40-col8" style:display-name="Table40.col8">
      <style:table-column-properties style:column-width="1.402cm"/>
    </style:style>
    <style:style style:family="table-column" style:name="Table77-col1" style:display-name="Table77.col1">
      <style:table-column-properties style:column-width="17.198cm"/>
    </style:style>
    <style:style style:family="table-column" style:name="Table92-col1" style:display-name="Table92.col1">
      <style:table-column-properties style:column-width="17.198cm"/>
    </style:style>
    <style:style style:family="table-column" style:name="Table112-col4" style:display-name="Table112.col4">
      <style:table-column-properties style:column-width="1.919cm"/>
    </style:style>
    <style:style style:family="table-column" style:name="Table46-col1" style:display-name="Table46.col1">
      <style:table-column-properties style:column-width="3.307cm"/>
    </style:style>
    <style:style style:family="table-column" style:name="Table46-col2" style:display-name="Table46.col2">
      <style:table-column-properties style:column-width="5.794cm"/>
    </style:style>
    <style:style style:family="table-column" style:name="Table46-col3" style:display-name="Table46.col3">
      <style:table-column-properties style:column-width="0.092cm"/>
    </style:style>
    <style:style style:family="table-column" style:name="Table46-col4" style:display-name="Table46.col4">
      <style:table-column-properties style:column-width="1.919cm"/>
    </style:style>
    <style:style style:family="table-column" style:name="Table46-col5" style:display-name="Table46.col5">
      <style:table-column-properties style:column-width="1.711cm"/>
    </style:style>
    <style:style style:family="table-column" style:name="Table46-col6" style:display-name="Table46.col6">
      <style:table-column-properties style:column-width="1.067cm"/>
    </style:style>
    <style:style style:family="table-column" style:name="Table46-col7" style:display-name="Table46.col7">
      <style:table-column-properties style:column-width="1.905cm"/>
    </style:style>
    <style:style style:family="table-column" style:name="Table99-col1" style:display-name="Table99.col1">
      <style:table-column-properties style:column-width="17.198cm"/>
    </style:style>
    <style:style style:family="table-column" style:name="Table118-col5" style:display-name="Table118.col5">
      <style:table-column-properties style:column-width="1.711cm"/>
    </style:style>
    <style:style style:family="table-column" style:name="Table109-col1" style:display-name="Table109.col1">
      <style:table-column-properties style:column-width="3.307cm"/>
    </style:style>
    <style:style style:family="table-column" style:name="Table118-col6" style:display-name="Table118.col6">
      <style:table-column-properties style:column-width="1.067cm"/>
    </style:style>
    <style:style style:family="table-column" style:name="Table100-col1" style:display-name="Table100.col1">
      <style:table-column-properties style:column-width="3.307cm"/>
    </style:style>
    <style:style style:family="table-column" style:name="Table100-col2" style:display-name="Table100.col2">
      <style:table-column-properties style:column-width="5.794cm"/>
    </style:style>
    <style:style style:family="table-column" style:name="Table100-col3" style:display-name="Table100.col3">
      <style:table-column-properties style:column-width="0.092cm"/>
    </style:style>
    <style:style style:family="table-column" style:name="Table100-col4" style:display-name="Table100.col4">
      <style:table-column-properties style:column-width="1.919cm"/>
    </style:style>
    <style:style style:family="table-column" style:name="Table100-col5" style:display-name="Table100.col5">
      <style:table-column-properties style:column-width="1.711cm"/>
    </style:style>
    <style:style style:family="table-column" style:name="Table100-col6" style:display-name="Table100.col6">
      <style:table-column-properties style:column-width="1.067cm"/>
    </style:style>
    <style:style style:family="table-column" style:name="Table100-col7" style:display-name="Table100.col7">
      <style:table-column-properties style:column-width="1.905cm"/>
    </style:style>
    <style:style style:family="table-column" style:name="Table100-col8" style:display-name="Table100.col8">
      <style:table-column-properties style:column-width="1.402cm"/>
    </style:style>
    <style:style style:family="table-column" style:name="Table109-col6" style:display-name="Table109.col6">
      <style:table-column-properties style:column-width="1.067cm"/>
    </style:style>
    <style:style style:family="table-column" style:name="Table12-col1" style:display-name="Table12.col1">
      <style:table-column-properties style:column-width="17.013cm"/>
    </style:style>
    <style:style style:family="table-column" style:name="Table109-col7" style:display-name="Table109.col7">
      <style:table-column-properties style:column-width="1.905cm"/>
    </style:style>
    <style:style style:family="table-column" style:name="Table130-col1" style:display-name="Table130.col1">
      <style:table-column-properties style:column-width="3.307cm"/>
    </style:style>
    <style:style style:family="table-column" style:name="Table109-col8" style:display-name="Table109.col8">
      <style:table-column-properties style:column-width="1.402cm"/>
    </style:style>
    <style:style style:family="table-column" style:name="Table130-col2" style:display-name="Table130.col2">
      <style:table-column-properties style:column-width="5.794cm"/>
    </style:style>
    <style:style style:family="table-column" style:name="Table130-col3" style:display-name="Table130.col3">
      <style:table-column-properties style:column-width="0.092cm"/>
    </style:style>
    <style:style style:family="table-column" style:name="Table65-col1" style:display-name="Table65.col1">
      <style:table-column-properties style:column-width="17.198cm"/>
    </style:style>
    <style:style style:family="table-column" style:name="Table122-col1" style:display-name="Table122.col1">
      <style:table-column-properties style:column-width="17.198cm"/>
    </style:style>
    <style:style style:family="table-column" style:name="Table130-col5" style:display-name="Table130.col5">
      <style:table-column-properties style:column-width="1.711cm"/>
    </style:style>
    <style:style style:family="table-column" style:name="Table130-col6" style:display-name="Table130.col6">
      <style:table-column-properties style:column-width="1.067cm"/>
    </style:style>
    <style:style style:family="table-column" style:name="Table130-col7" style:display-name="Table130.col7">
      <style:table-column-properties style:column-width="1.905cm"/>
    </style:style>
    <style:style style:family="table-column" style:name="Table19-col1" style:display-name="Table19.col1">
      <style:table-column-properties style:column-width="3.307cm"/>
    </style:style>
    <style:style style:family="table-column" style:name="Table19-col2" style:display-name="Table19.col2">
      <style:table-column-properties style:column-width="5.794cm"/>
    </style:style>
    <style:style style:family="table-column" style:name="Table19-col3" style:display-name="Table19.col3">
      <style:table-column-properties style:column-width="1.508cm"/>
    </style:style>
    <style:style style:family="table-column" style:name="Table19-col4" style:display-name="Table19.col4">
      <style:table-column-properties style:column-width="1.799cm"/>
    </style:style>
    <style:style style:family="table-column" style:name="Table19-col5" style:display-name="Table19.col5">
      <style:table-column-properties style:column-width="1.588cm"/>
    </style:style>
    <style:style style:family="table-column" style:name="Table19-col6" style:display-name="Table19.col6">
      <style:table-column-properties style:column-width="1.799cm"/>
    </style:style>
    <style:style style:family="table-column" style:name="Table19-col7" style:display-name="Table19.col7">
      <style:table-column-properties style:column-width="1.191cm"/>
    </style:style>
    <style:style style:family="table-column" style:name="Table129-col1" style:display-name="Table129.col1">
      <style:table-column-properties style:column-width="17.198cm"/>
    </style:style>
    <style:style style:family="table-column" style:name="Table61-col4" style:display-name="Table61.col4">
      <style:table-column-properties style:column-width="1.919cm"/>
    </style:style>
    <style:style style:family="table-column" style:name="Table31-col1" style:display-name="Table31.col1">
      <style:table-column-properties style:column-width="3.307cm"/>
    </style:style>
    <style:style style:family="table-column" style:name="Table31-col2" style:display-name="Table31.col2">
      <style:table-column-properties style:column-width="5.794cm"/>
    </style:style>
    <style:style style:family="table-column" style:name="Table31-col3" style:display-name="Table31.col3">
      <style:table-column-properties style:column-width="0.092cm"/>
    </style:style>
    <style:style style:family="table-column" style:name="Table31-col4" style:display-name="Table31.col4">
      <style:table-column-properties style:column-width="1.919cm"/>
    </style:style>
    <style:style style:family="table-column" style:name="Table31-col5" style:display-name="Table31.col5">
      <style:table-column-properties style:column-width="1.711cm"/>
    </style:style>
    <style:style style:family="table-column" style:name="Table31-col6" style:display-name="Table31.col6">
      <style:table-column-properties style:column-width="1.067cm"/>
    </style:style>
    <style:style style:family="table-column" style:name="Table31-col7" style:display-name="Table31.col7">
      <style:table-column-properties style:column-width="1.905cm"/>
    </style:style>
    <style:style style:family="table-column" style:name="Table31-col8" style:display-name="Table31.col8">
      <style:table-column-properties style:column-width="1.402cm"/>
    </style:style>
    <style:style style:family="table-column" style:name="Table141-col1" style:display-name="Table141.col1">
      <style:table-column-properties style:column-width="17.198cm"/>
    </style:style>
    <style:style style:family="table-column" style:name="Table43-col8" style:display-name="Table43.col8">
      <style:table-column-properties style:column-width="1.402cm"/>
    </style:style>
    <style:style style:family="table-column" style:name="Table53-col1" style:display-name="Table53.col1">
      <style:table-column-properties style:column-width="17.198cm"/>
    </style:style>
    <style:style style:family="table-column" style:name="Table110-col1" style:display-name="Table110.col1">
      <style:table-column-properties style:column-width="17.198cm"/>
    </style:style>
    <style:style style:family="table-column" style:name="Table7-col1" style:display-name="Table7.col1">
      <style:table-column-properties style:column-width="3.413cm"/>
    </style:style>
    <style:style style:family="table-column" style:name="Table7-col2" style:display-name="Table7.col2">
      <style:table-column-properties style:column-width="5.133cm"/>
    </style:style>
    <style:style style:family="table-column" style:name="Table7-col3" style:display-name="Table7.col3">
      <style:table-column-properties style:column-width="1.746cm"/>
    </style:style>
    <style:style style:family="table-column" style:name="Table7-col4" style:display-name="Table7.col4">
      <style:table-column-properties style:column-width="2.17cm"/>
    </style:style>
    <style:style style:family="table-column" style:name="Table7-col5" style:display-name="Table7.col5">
      <style:table-column-properties style:column-width="0.635cm"/>
    </style:style>
    <style:style style:family="table-column" style:name="Table7-col6" style:display-name="Table7.col6">
      <style:table-column-properties style:column-width="2.302cm"/>
    </style:style>
    <style:style style:family="table-column" style:name="Table7-col7" style:display-name="Table7.col7">
      <style:table-column-properties style:column-width="1.693cm"/>
    </style:style>
    <style:style style:family="table-column" style:name="Table117-col1" style:display-name="Table117.col1">
      <style:table-column-properties style:column-width="17.198cm"/>
    </style:style>
    <style:style style:family="table-column" style:name="Table112-col1" style:display-name="Table112.col1">
      <style:table-column-properties style:column-width="3.307cm"/>
    </style:style>
    <style:style style:family="table-column" style:name="Table112-col2" style:display-name="Table112.col2">
      <style:table-column-properties style:column-width="5.794cm"/>
    </style:style>
    <style:style style:family="table-column" style:name="Table112-col3" style:display-name="Table112.col3">
      <style:table-column-properties style:column-width="0.092cm"/>
    </style:style>
    <style:style style:family="table-column" style:name="Table72-col1" style:display-name="Table72.col1">
      <style:table-column-properties style:column-width="17.198cm"/>
    </style:style>
    <style:style style:family="table-column" style:name="Table108-col1" style:display-name="Table108.col1">
      <style:table-column-properties style:column-width="17.198cm"/>
    </style:style>
    <style:style style:family="table-column" style:name="Table9-col1" style:display-name="Table9.col1">
      <style:table-column-properties style:column-width="17.013cm"/>
    </style:style>
    <style:style style:family="table-column" style:name="Table61-col1" style:display-name="Table61.col1">
      <style:table-column-properties style:column-width="3.307cm"/>
    </style:style>
    <style:style style:family="table-column" style:name="Table112-col6" style:display-name="Table112.col6">
      <style:table-column-properties style:column-width="1.067cm"/>
    </style:style>
    <style:style style:family="table-column" style:name="Table61-col2" style:display-name="Table61.col2">
      <style:table-column-properties style:column-width="5.794cm"/>
    </style:style>
    <style:style style:family="table-column" style:name="Table112-col7" style:display-name="Table112.col7">
      <style:table-column-properties style:column-width="1.905cm"/>
    </style:style>
    <style:style style:family="table-column" style:name="Table61-col3" style:display-name="Table61.col3">
      <style:table-column-properties style:column-width="0.092cm"/>
    </style:style>
    <style:style style:family="table-column" style:name="Table26-col1" style:display-name="Table26.col1">
      <style:table-column-properties style:column-width="17.198cm"/>
    </style:style>
    <style:style style:family="table-column" style:name="Table41-col1" style:display-name="Table41.col1">
      <style:table-column-properties style:column-width="17.198cm"/>
    </style:style>
    <style:style style:family="table-column" style:name="Table61-col5" style:display-name="Table61.col5">
      <style:table-column-properties style:column-width="1.711cm"/>
    </style:style>
    <style:style style:family="table-column" style:name="Table61-col6" style:display-name="Table61.col6">
      <style:table-column-properties style:column-width="1.067cm"/>
    </style:style>
    <style:style style:family="table-column" style:name="Table61-col7" style:display-name="Table61.col7">
      <style:table-column-properties style:column-width="1.905cm"/>
    </style:style>
    <style:style style:family="table-column" style:name="Table79-col1" style:display-name="Table79.col1">
      <style:table-column-properties style:column-width="3.307cm"/>
    </style:style>
    <style:style style:family="table-column" style:name="Table94-col1" style:display-name="Table94.col1">
      <style:table-column-properties style:column-width="3.307cm"/>
    </style:style>
    <style:style style:family="table-column" style:name="Table94-col2" style:display-name="Table94.col2">
      <style:table-column-properties style:column-width="5.794cm"/>
    </style:style>
    <style:style style:family="table-column" style:name="Table94-col3" style:display-name="Table94.col3">
      <style:table-column-properties style:column-width="0.092cm"/>
    </style:style>
    <style:style style:family="table-column" style:name="Table94-col4" style:display-name="Table94.col4">
      <style:table-column-properties style:column-width="1.919cm"/>
    </style:style>
    <style:style style:family="table-column" style:name="Table79-col6" style:display-name="Table79.col6">
      <style:table-column-properties style:column-width="1.067cm"/>
    </style:style>
    <style:style style:family="table-column" style:name="Table94-col6" style:display-name="Table94.col6">
      <style:table-column-properties style:column-width="1.067cm"/>
    </style:style>
    <style:style style:family="table-column" style:name="Table94-col7" style:display-name="Table94.col7">
      <style:table-column-properties style:column-width="1.905cm"/>
    </style:style>
    <style:style style:family="table-column" style:name="Table94-col8" style:display-name="Table94.col8">
      <style:table-column-properties style:column-width="1.402cm"/>
    </style:style>
    <style:style style:family="table-column" style:name="Table48-col1" style:display-name="Table48.col1">
      <style:table-column-properties style:column-width="17.198cm"/>
    </style:style>
    <style:style style:family="table-column" style:name="Table115-col1" style:display-name="Table115.col1">
      <style:table-column-properties style:column-width="3.307cm"/>
    </style:style>
    <style:style style:family="table-column" style:name="Table115-col2" style:display-name="Table115.col2">
      <style:table-column-properties style:column-width="5.794cm"/>
    </style:style>
    <style:style style:family="table-column" style:name="Table115-col3" style:display-name="Table115.col3">
      <style:table-column-properties style:column-width="0.092cm"/>
    </style:style>
    <style:style style:family="table-column" style:name="Table102-col1" style:display-name="Table102.col1">
      <style:table-column-properties style:column-width="17.198cm"/>
    </style:style>
    <style:style style:family="table-column" style:name="Table115-col4" style:display-name="Table115.col4">
      <style:table-column-properties style:column-width="1.919cm"/>
    </style:style>
    <style:style style:family="table-column" style:name="Table14-col1" style:display-name="Table14.col1">
      <style:table-column-properties style:column-width="2.91cm"/>
    </style:style>
    <style:style style:family="table-column" style:name="Table14-col2" style:display-name="Table14.col2">
      <style:table-column-properties style:column-width="8.969cm"/>
    </style:style>
    <style:style style:family="table-column" style:name="Table14-col3" style:display-name="Table14.col3">
      <style:table-column-properties style:column-width="5.133cm"/>
    </style:style>
    <style:style style:family="table-column" style:name="Table124-col3" style:display-name="Table124.col3">
      <style:table-column-properties style:column-width="0.12cm"/>
    </style:style>
    <style:style style:family="table-column" style:name="Table136-col1" style:display-name="Table136.col1">
      <style:table-column-properties style:column-width="3.307cm"/>
    </style:style>
    <style:style style:family="table-column" style:name="Table67-col1" style:display-name="Table67.col1">
      <style:table-column-properties style:column-width="3.307cm"/>
    </style:style>
    <style:style style:family="table-column" style:name="Table67-col2" style:display-name="Table67.col2">
      <style:table-column-properties style:column-width="5.794cm"/>
    </style:style>
    <style:style style:family="table-column" style:name="Table67-col3" style:display-name="Table67.col3">
      <style:table-column-properties style:column-width="0.092cm"/>
    </style:style>
    <style:style style:family="table-column" style:name="Table67-col4" style:display-name="Table67.col4">
      <style:table-column-properties style:column-width="1.919cm"/>
    </style:style>
    <style:style style:family="table-column" style:name="Table67-col5" style:display-name="Table67.col5">
      <style:table-column-properties style:column-width="1.711cm"/>
    </style:style>
    <style:style style:family="table-column" style:name="Table67-col6" style:display-name="Table67.col6">
      <style:table-column-properties style:column-width="1.067cm"/>
    </style:style>
    <style:style style:family="table-column" style:name="Table67-col7" style:display-name="Table67.col7">
      <style:table-column-properties style:column-width="1.905cm"/>
    </style:style>
    <style:style style:family="table-column" style:name="Table67-col8" style:display-name="Table67.col8">
      <style:table-column-properties style:column-width="1.402cm"/>
    </style:style>
    <style:style style:family="table-column" style:name="Table124-col8" style:display-name="Table124.col8">
      <style:table-column-properties style:column-width="1.50cm"/>
    </style:style>
    <style:style style:family="table-column" style:name="Table28-col2" style:display-name="Table28.col2">
      <style:table-column-properties style:column-width="5.794cm"/>
    </style:style>
    <style:style style:family="table-column" style:name="Table28-col3" style:display-name="Table28.col3">
      <style:table-column-properties style:column-width="0.092cm"/>
    </style:style>
    <style:style style:family="table-column" style:name="Table28-col4" style:display-name="Table28.col4">
      <style:table-column-properties style:column-width="1.919cm"/>
    </style:style>
    <style:style style:family="table-column" style:name="Table28-col5" style:display-name="Table28.col5">
      <style:table-column-properties style:column-width="1.711cm"/>
    </style:style>
    <style:style style:family="table-column" style:name="Table33-col1" style:display-name="Table33.col1">
      <style:table-column-properties style:column-width="17.198cm"/>
    </style:style>
    <style:style style:family="table-column" style:name="Table28-col6" style:display-name="Table28.col6">
      <style:table-column-properties style:column-width="1.067cm"/>
    </style:style>
    <style:style style:family="table-column" style:name="Table28-col7" style:display-name="Table28.col7">
      <style:table-column-properties style:column-width="1.905cm"/>
    </style:style>
    <style:style style:family="table-column" style:name="Table28-col8" style:display-name="Table28.col8">
      <style:table-column-properties style:column-width="1.402cm"/>
    </style:style>
    <style:style style:family="table-column" style:name="Table2-col1" style:display-name="Table2.col1">
      <style:table-column-properties style:column-width="3.096cm"/>
    </style:style>
    <style:style style:family="table-column" style:name="Table86-col1" style:display-name="Table86.col1">
      <style:table-column-properties style:column-width="17.198cm"/>
    </style:style>
    <style:style style:family="table-column" style:name="Table2-col3" style:display-name="Table2.col3">
      <style:table-column-properties style:column-width="6.906cm"/>
    </style:style>
    <style:style style:family="table-column" style:name="Table85-col1" style:display-name="Table85.col1">
      <style:table-column-properties style:column-width="3.307cm"/>
    </style:style>
    <style:style style:family="table-column" style:name="Table116-col1" style:display-name="Table116.col1">
      <style:table-column-properties style:column-width="17.198cm"/>
    </style:style>
    <style:style style:family="table-column" style:name="Table34-col7" style:display-name="Table34.col7">
      <style:table-column-properties style:column-width="1.905cm"/>
    </style:style>
    <style:style style:family="table-column" style:name="Table34-col8" style:display-name="Table34.col8">
      <style:table-column-properties style:column-width="1.402cm"/>
    </style:style>
    <style:style style:family="table-column" style:name="Table55-col1" style:display-name="Table55.col1">
      <style:table-column-properties style:column-width="3.307cm"/>
    </style:style>
    <style:style style:family="table-column" style:name="Table55-col2" style:display-name="Table55.col2">
      <style:table-column-properties style:column-width="5.794cm"/>
    </style:style>
    <style:style style:family="table-column" style:name="Table55-col3" style:display-name="Table55.col3">
      <style:table-column-properties style:column-width="0.092cm"/>
    </style:style>
    <style:style style:family="table-column" style:name="Table55-col4" style:display-name="Table55.col4">
      <style:table-column-properties style:column-width="1.919cm"/>
    </style:style>
    <style:style style:family="table-column" style:name="Table55-col5" style:display-name="Table55.col5">
      <style:table-column-properties style:column-width="1.711cm"/>
    </style:style>
    <style:style style:family="table-column" style:name="Table55-col6" style:display-name="Table55.col6">
      <style:table-column-properties style:column-width="1.067cm"/>
    </style:style>
    <style:style style:family="table-column" style:name="Table55-col7" style:display-name="Table55.col7">
      <style:table-column-properties style:column-width="1.905cm"/>
    </style:style>
    <style:style style:family="table-column" style:name="Table55-col8" style:display-name="Table55.col8">
      <style:table-column-properties style:column-width="1.402cm"/>
    </style:style>
    <style:style style:family="table-column" style:name="Table112-col8" style:display-name="Table112.col8">
      <style:table-column-properties style:column-width="1.402cm"/>
    </style:style>
    <style:style style:family="table-column" style:name="Table119-col1" style:display-name="Table119.col1">
      <style:table-column-properties style:column-width="17.198cm"/>
    </style:style>
    <style:style style:family="table-column" style:name="Table21-col1" style:display-name="Table21.col1">
      <style:table-column-properties style:column-width="17.092cm"/>
    </style:style>
    <style:style style:family="table-column" style:name="Table113-col1" style:display-name="Table113.col1">
      <style:table-column-properties style:column-width="17.198cm"/>
    </style:style>
    <style:style style:family="table-column" style:name="Table74-col1" style:display-name="Table74.col1">
      <style:table-column-properties style:column-width="17.198cm"/>
    </style:style>
    <style:style style:family="table-column" style:name="Table131-col1" style:display-name="Table131.col1">
      <style:table-column-properties style:column-width="17.198cm"/>
    </style:style>
    <style:style style:family="table-column" style:name="Table104-col1" style:display-name="Table104.col1">
      <style:table-column-properties style:column-width="17.198cm"/>
    </style:style>
    <style:style style:family="table-column" style:name="Table28-col1" style:display-name="Table28.col1">
      <style:table-column-properties style:column-width="3.307cm"/>
    </style:style>
    <style:style style:family="table-column" style:name="Table43-col1" style:display-name="Table43.col1">
      <style:table-column-properties style:column-width="3.307cm"/>
    </style:style>
    <style:style style:family="table-column" style:name="Table43-col2" style:display-name="Table43.col2">
      <style:table-column-properties style:column-width="5.794cm"/>
    </style:style>
    <style:style style:family="table-column" style:name="Table43-col3" style:display-name="Table43.col3">
      <style:table-column-properties style:column-width="0.092cm"/>
    </style:style>
    <style:style style:family="table-column" style:name="Table43-col4" style:display-name="Table43.col4">
      <style:table-column-properties style:column-width="1.919cm"/>
    </style:style>
    <style:style style:family="table-column" style:name="Table43-col5" style:display-name="Table43.col5">
      <style:table-column-properties style:column-width="1.711cm"/>
    </style:style>
    <style:style style:family="table-column" style:name="Table43-col6" style:display-name="Table43.col6">
      <style:table-column-properties style:column-width="1.067cm"/>
    </style:style>
    <style:style style:family="table-column" style:name="Table43-col7" style:display-name="Table43.col7">
      <style:table-column-properties style:column-width="1.905cm"/>
    </style:style>
    <style:style style:family="table-column" style:name="Table96-col1" style:display-name="Table96.col1">
      <style:table-column-properties style:column-width="17.198cm"/>
    </style:style>
    <style:style style:family="table-column" style:name="Table136-col7" style:display-name="Table136.col7">
      <style:table-column-properties style:column-width="1.905cm"/>
    </style:style>
    <style:style style:family="table-column" style:name="Table22-col2" style:display-name="Table22.col2">
      <style:table-column-properties style:column-width="4.895cm"/>
    </style:style>
    <style:style style:family="table-column" style:name="Table62-col1" style:display-name="Table62.col1">
      <style:table-column-properties style:column-width="17.198cm"/>
    </style:style>
    <style:style style:family="table-column" style:name="Table46-col8" style:display-name="Table46.col8">
      <style:table-column-properties style:column-width="1.402cm"/>
    </style:style>
    <style:style style:family="table-column" style:name="Table16-col1" style:display-name="Table16.col1">
      <style:table-column-properties style:column-width="3.334cm"/>
    </style:style>
    <style:style style:family="table-column" style:name="Table16-col2" style:display-name="Table16.col2">
      <style:table-column-properties style:column-width="5.133cm"/>
    </style:style>
    <style:style style:family="table-column" style:name="Table16-col3" style:display-name="Table16.col3">
      <style:table-column-properties style:column-width="1.852cm"/>
    </style:style>
    <style:style style:family="table-column" style:name="Table16-col4" style:display-name="Table16.col4">
      <style:table-column-properties style:column-width="2.064cm"/>
    </style:style>
    <style:style style:family="table-column" style:name="Table16-col5" style:display-name="Table16.col5">
      <style:table-column-properties style:column-width="0.847cm"/>
    </style:style>
    <style:style style:family="table-column" style:name="Table16-col6" style:display-name="Table16.col6">
      <style:table-column-properties style:column-width="1.905cm"/>
    </style:style>
    <style:style style:family="table-column" style:name="Table16-col7" style:display-name="Table16.col7">
      <style:table-column-properties style:column-width="1.879cm"/>
    </style:style>
    <style:style style:family="table-column" style:name="Table69-col1" style:display-name="Table69.col1">
      <style:table-column-properties style:column-width="17.198cm"/>
    </style:style>
    <style:style style:family="table-column" style:name="Table126-col1" style:display-name="Table126.col1">
      <style:table-column-properties style:column-width="17.198cm"/>
    </style:style>
    <style:style style:family="table-column" style:name="Table118-col4" style:display-name="Table118.col4">
      <style:table-column-properties style:column-width="1.919cm"/>
    </style:style>
    <style:style style:family="table-column" style:name="Table124-col2" style:display-name="Table124.col2">
      <style:table-column-properties style:column-width="5.74cm"/>
    </style:style>
    <style:style style:family="table-column" style:name="Table81-col1" style:display-name="Table81.col1">
      <style:table-column-properties style:column-width="17.198cm"/>
    </style:style>
    <style:style style:family="table-column" style:name="Table109-col4" style:display-name="Table109.col4">
      <style:table-column-properties style:column-width="1.919cm"/>
    </style:style>
    <style:style style:family="table-row" style:name="Table139-row6" style:display-name="Table139.row6">
      <style:table-row-properties style:min-row-height="0.515cm"/>
    </style:style>
    <style:style style:family="table-row" style:name="Table79-row1" style:display-name="Table79.row1">
      <style:table-row-properties style:min-row-height="0.467cm"/>
    </style:style>
    <style:style style:family="table-row" style:name="Table94-row1" style:display-name="Table94.row1">
      <style:table-row-properties style:min-row-height="0.467cm"/>
    </style:style>
    <style:style style:family="table-row" style:name="Table94-row2" style:display-name="Table94.row2">
      <style:table-row-properties style:min-row-height="0.515cm"/>
    </style:style>
    <style:style style:family="table-row" style:name="Table94-row3" style:display-name="Table94.row3">
      <style:table-row-properties style:min-row-height="0.515cm"/>
    </style:style>
    <style:style style:family="table-row" style:name="Table94-row4" style:display-name="Table94.row4">
      <style:table-row-properties style:min-row-height="0.515cm"/>
    </style:style>
    <style:style style:family="table-row" style:name="Table94-row5" style:display-name="Table94.row5">
      <style:table-row-properties style:min-row-height="0.515cm"/>
    </style:style>
    <style:style style:family="table-row" style:name="Table94-row6" style:display-name="Table94.row6">
      <style:table-row-properties style:min-row-height="0.515cm"/>
    </style:style>
    <style:style style:family="table-row" style:name="Table94-row7" style:display-name="Table94.row7">
      <style:table-row-properties style:min-row-height="0.515cm"/>
    </style:style>
    <style:style style:family="table-row" style:name="Table64-row2" style:display-name="Table64.row2">
      <style:table-row-properties style:min-row-height="0.515cm"/>
    </style:style>
    <style:style style:family="table-row" style:name="Table79-row2" style:display-name="Table79.row2">
      <style:table-row-properties style:min-row-height="0.515cm"/>
    </style:style>
    <style:style style:family="table-row" style:name="Table79-row3" style:display-name="Table79.row3">
      <style:table-row-properties style:min-row-height="0.515cm"/>
    </style:style>
    <style:style style:family="table-row" style:name="Table106-row4" style:display-name="Table106.row4">
      <style:table-row-properties style:min-row-height="0.515cm"/>
    </style:style>
    <style:style style:family="table-row" style:name="Table79-row4" style:display-name="Table79.row4">
      <style:table-row-properties style:min-row-height="0.515cm"/>
    </style:style>
    <style:style style:family="table-row" style:name="Table136-row4" style:display-name="Table136.row4">
      <style:table-row-properties style:min-row-height="0.515cm"/>
    </style:style>
    <style:style style:family="table-row" style:name="Table136-row5" style:display-name="Table136.row5">
      <style:table-row-properties style:min-row-height="0.515cm"/>
    </style:style>
    <style:style style:family="table-row" style:name="Table1-row2" style:display-name="Table1.row2">
      <style:table-row-properties style:min-row-height="0.515cm"/>
    </style:style>
    <style:style style:family="table-row" style:name="Table79-row7" style:display-name="Table79.row7">
      <style:table-row-properties style:min-row-height="0.515cm"/>
    </style:style>
    <style:style style:family="table-row" style:name="Table14-row2" style:display-name="Table14.row2">
      <style:table-row-properties style:min-row-height="0.515cm"/>
    </style:style>
    <style:style style:family="table-row" style:name="Table106-row7" style:display-name="Table106.row7">
      <style:table-row-properties style:min-row-height="0.515cm"/>
    </style:style>
    <style:style style:family="table-row" style:name="Table14-row4" style:display-name="Table14.row4">
      <style:table-row-properties style:min-row-height="0.515cm"/>
    </style:style>
    <style:style style:family="table-row" style:name="Table14-row5" style:display-name="Table14.row5">
      <style:table-row-properties style:min-row-height="0.515cm"/>
    </style:style>
    <style:style style:family="table-row" style:name="Table1-row5" style:display-name="Table1.row5">
      <style:table-row-properties style:min-row-height="0.515cm"/>
    </style:style>
    <style:style style:family="table-row" style:name="Table67-row1" style:display-name="Table67.row1">
      <style:table-row-properties style:min-row-height="0.467cm"/>
    </style:style>
    <style:style style:family="table-row" style:name="Table67-row2" style:display-name="Table67.row2">
      <style:table-row-properties style:min-row-height="0.515cm"/>
    </style:style>
    <style:style style:family="table-row" style:name="Table124-row2" style:display-name="Table124.row2">
      <style:table-row-properties style:min-row-height="0.62cm"/>
    </style:style>
    <style:style style:family="table-row" style:name="Table124-row3" style:display-name="Table124.row3">
      <style:table-row-properties style:min-row-height="0.62cm"/>
    </style:style>
    <style:style style:family="table-row" style:name="Table67-row5" style:display-name="Table67.row5">
      <style:table-row-properties style:min-row-height="0.515cm"/>
    </style:style>
    <style:style style:family="table-row" style:name="Table124-row5" style:display-name="Table124.row5">
      <style:table-row-properties style:min-row-height="0.62cm"/>
    </style:style>
    <style:style style:family="table-row" style:name="Table124-row6" style:display-name="Table124.row6">
      <style:table-row-properties style:min-row-height="0.62cm"/>
    </style:style>
    <style:style style:family="table-row" style:name="Table124-row7" style:display-name="Table124.row7">
      <style:table-row-properties style:min-row-height="0.62cm"/>
    </style:style>
    <style:style style:family="table-row" style:name="Table136-row3" style:display-name="Table136.row3">
      <style:table-row-properties style:min-row-height="0.515cm"/>
    </style:style>
    <style:style style:family="table-row" style:name="Table79-row5" style:display-name="Table79.row5">
      <style:table-row-properties style:min-row-height="0.515cm"/>
    </style:style>
    <style:style style:family="table-row" style:name="Table79-row6" style:display-name="Table79.row6">
      <style:table-row-properties style:min-row-height="0.515cm"/>
    </style:style>
    <style:style style:family="table-row" style:name="Table136-row6" style:display-name="Table136.row6">
      <style:table-row-properties style:min-row-height="0.515cm"/>
    </style:style>
    <style:style style:family="table-row" style:name="Table136-row7" style:display-name="Table136.row7">
      <style:table-row-properties style:min-row-height="0.515cm"/>
    </style:style>
    <style:style style:family="table-row" style:name="Table136-row1" style:display-name="Table136.row1">
      <style:table-row-properties style:min-row-height="0.467cm"/>
    </style:style>
    <style:style style:family="table-row" style:name="Table136-row2" style:display-name="Table136.row2">
      <style:table-row-properties style:min-row-height="0.515cm"/>
    </style:style>
    <style:style style:family="table-row" style:name="Table2-row1" style:display-name="Table2.row1">
      <style:table-row-properties style:min-row-height="0.467cm"/>
    </style:style>
    <style:style style:family="table-row" style:name="Table2-row2" style:display-name="Table2.row2">
      <style:table-row-properties style:min-row-height="0.515cm"/>
    </style:style>
    <style:style style:family="table-row" style:name="Table2-row3" style:display-name="Table2.row3">
      <style:table-row-properties style:min-row-height="0.721cm"/>
    </style:style>
    <style:style style:family="table-row" style:name="Table2-row4" style:display-name="Table2.row4">
      <style:table-row-properties style:min-row-height="0.515cm"/>
    </style:style>
    <style:style style:family="table-row" style:name="Table2-row5" style:display-name="Table2.row5">
      <style:table-row-properties style:min-row-height="0.515cm"/>
    </style:style>
    <style:style style:family="table-row" style:name="Table55-row1" style:display-name="Table55.row1">
      <style:table-row-properties style:min-row-height="0.467cm"/>
    </style:style>
    <style:style style:family="table-row" style:name="Table112-row1" style:display-name="Table112.row1">
      <style:table-row-properties style:min-row-height="0.467cm"/>
    </style:style>
    <style:style style:family="table-row" style:name="Table112-row2" style:display-name="Table112.row2">
      <style:table-row-properties style:min-row-height="0.515cm"/>
    </style:style>
    <style:style style:family="table-row" style:name="Table112-row3" style:display-name="Table112.row3">
      <style:table-row-properties style:min-row-height="0.515cm"/>
    </style:style>
    <style:style style:family="table-row" style:name="Table112-row4" style:display-name="Table112.row4">
      <style:table-row-properties style:min-row-height="0.515cm"/>
    </style:style>
    <style:style style:family="table-row" style:name="Table112-row5" style:display-name="Table112.row5">
      <style:table-row-properties style:min-row-height="0.515cm"/>
    </style:style>
    <style:style style:family="table-row" style:name="Table112-row6" style:display-name="Table112.row6">
      <style:table-row-properties style:min-row-height="0.515cm"/>
    </style:style>
    <style:style style:family="table-row" style:name="Table112-row7" style:display-name="Table112.row7">
      <style:table-row-properties style:min-row-height="0.515cm"/>
    </style:style>
    <style:style style:family="table-row" style:name="Table14-row3" style:display-name="Table14.row3">
      <style:table-row-properties style:min-row-height="0.515cm"/>
    </style:style>
    <style:style style:family="table-row" style:name="Table20-row1" style:display-name="Table20.row1">
      <style:table-row-properties style:min-row-height="0.467cm"/>
    </style:style>
    <style:style style:family="table-row" style:name="Table20-row2" style:display-name="Table20.row2">
      <style:table-row-properties style:min-row-height="0.515cm"/>
    </style:style>
    <style:style style:family="table-row" style:name="Table109-row1" style:display-name="Table109.row1">
      <style:table-row-properties style:min-row-height="0.467cm"/>
    </style:style>
    <style:style style:family="table-row" style:name="Table20-row3" style:display-name="Table20.row3">
      <style:table-row-properties style:min-row-height="0.515cm"/>
    </style:style>
    <style:style style:family="table-row" style:name="Table21-row1" style:display-name="Table21.row1">
      <style:table-row-properties style:min-row-height="0.624cm"/>
    </style:style>
    <style:style style:family="table-row" style:name="Table20-row4" style:display-name="Table20.row4">
      <style:table-row-properties style:min-row-height="0.515cm"/>
    </style:style>
    <style:style style:family="table-row" style:name="Table67-row3" style:display-name="Table67.row3">
      <style:table-row-properties style:min-row-height="0.515cm"/>
    </style:style>
    <style:style style:family="table-row" style:name="Table67-row4" style:display-name="Table67.row4">
      <style:table-row-properties style:min-row-height="0.515cm"/>
    </style:style>
    <style:style style:family="table-row" style:name="Table124-row4" style:display-name="Table124.row4">
      <style:table-row-properties style:min-row-height="0.62cm"/>
    </style:style>
    <style:style style:family="table-row" style:name="Table67-row6" style:display-name="Table67.row6">
      <style:table-row-properties style:min-row-height="0.515cm"/>
    </style:style>
    <style:style style:family="table-row" style:name="Table109-row7" style:display-name="Table109.row7">
      <style:table-row-properties style:min-row-height="0.515cm"/>
    </style:style>
    <style:style style:family="table-row" style:name="Table73-row2" style:display-name="Table73.row2">
      <style:table-row-properties style:min-row-height="0.515cm"/>
    </style:style>
    <style:style style:family="table-row" style:name="Table73-row3" style:display-name="Table73.row3">
      <style:table-row-properties style:min-row-height="0.515cm"/>
    </style:style>
    <style:style style:family="table-row" style:name="Table73-row4" style:display-name="Table73.row4">
      <style:table-row-properties style:min-row-height="0.515cm"/>
    </style:style>
    <style:style style:family="table-row" style:name="Table28-row1" style:display-name="Table28.row1">
      <style:table-row-properties style:min-row-height="0.467cm"/>
    </style:style>
    <style:style style:family="table-row" style:name="Table43-row1" style:display-name="Table43.row1">
      <style:table-row-properties style:min-row-height="0.467cm"/>
    </style:style>
    <style:style style:family="table-row" style:name="Table43-row2" style:display-name="Table43.row2">
      <style:table-row-properties style:min-row-height="0.515cm"/>
    </style:style>
    <style:style style:family="table-row" style:name="Table43-row3" style:display-name="Table43.row3">
      <style:table-row-properties style:min-row-height="0.515cm"/>
    </style:style>
    <style:style style:family="table-row" style:name="Table43-row4" style:display-name="Table43.row4">
      <style:table-row-properties style:min-row-height="0.515cm"/>
    </style:style>
    <style:style style:family="table-row" style:name="Table43-row5" style:display-name="Table43.row5">
      <style:table-row-properties style:min-row-height="0.515cm"/>
    </style:style>
    <style:style style:family="table-row" style:name="Table43-row6" style:display-name="Table43.row6">
      <style:table-row-properties style:min-row-height="0.515cm"/>
    </style:style>
    <style:style style:family="table-row" style:name="Table43-row7" style:display-name="Table43.row7">
      <style:table-row-properties style:min-row-height="0.515cm"/>
    </style:style>
    <style:style style:family="table-row" style:name="Table14-row1" style:display-name="Table14.row1">
      <style:table-row-properties style:min-row-height="0.467cm"/>
    </style:style>
    <style:style style:family="table-row" style:name="Table37-row5" style:display-name="Table37.row5">
      <style:table-row-properties style:min-row-height="0.515cm"/>
    </style:style>
    <style:style style:family="table-row" style:name="Table37-row6" style:display-name="Table37.row6">
      <style:table-row-properties style:min-row-height="0.515cm"/>
    </style:style>
    <style:style style:family="table-row" style:name="Table6-row1" style:display-name="Table6.row1">
      <style:table-row-properties style:min-row-height="0.97cm"/>
    </style:style>
    <style:style style:family="table-row" style:name="Table91-row1" style:display-name="Table91.row1">
      <style:table-row-properties style:min-row-height="0.467cm"/>
    </style:style>
    <style:style style:family="table-row" style:name="Table16-row1" style:display-name="Table16.row1">
      <style:table-row-properties style:min-row-height="0.467cm"/>
    </style:style>
    <style:style style:family="table-row" style:name="Table16-row2" style:display-name="Table16.row2">
      <style:table-row-properties style:min-row-height="0.515cm"/>
    </style:style>
    <style:style style:family="table-row" style:name="Table16-row3" style:display-name="Table16.row3">
      <style:table-row-properties style:min-row-height="0.515cm"/>
    </style:style>
    <style:style style:family="table-row" style:name="Table16-row4" style:display-name="Table16.row4">
      <style:table-row-properties style:min-row-height="0.515cm"/>
    </style:style>
    <style:style style:family="table-row" style:name="Table16-row5" style:display-name="Table16.row5">
      <style:table-row-properties style:min-row-height="0.515cm"/>
    </style:style>
    <style:style style:family="table-row" style:name="Table16-row6" style:display-name="Table16.row6">
      <style:table-row-properties style:min-row-height="0.515cm"/>
    </style:style>
    <style:style style:family="table-row" style:name="Table109-row3" style:display-name="Table109.row3">
      <style:table-row-properties style:min-row-height="0.515cm"/>
    </style:style>
    <style:style style:family="table-row" style:name="Table58-row4" style:display-name="Table58.row4">
      <style:table-row-properties style:min-row-height="0.515cm"/>
    </style:style>
    <style:style style:family="table-row" style:name="Table49-row1" style:display-name="Table49.row1">
      <style:table-row-properties style:min-row-height="0.467cm"/>
    </style:style>
    <style:style style:family="table-row" style:name="Table109-row4" style:display-name="Table109.row4">
      <style:table-row-properties style:min-row-height="0.515cm"/>
    </style:style>
    <style:style style:family="table-row" style:name="Table49-row3" style:display-name="Table49.row3">
      <style:table-row-properties style:min-row-height="0.515cm"/>
    </style:style>
    <style:style style:family="table-row" style:name="Table109-row6" style:display-name="Table109.row6">
      <style:table-row-properties style:min-row-height="0.515cm"/>
    </style:style>
    <style:style style:family="table-row" style:name="Table91-row6" style:display-name="Table91.row6">
      <style:table-row-properties style:min-row-height="0.515cm"/>
    </style:style>
    <style:style style:family="table-row" style:name="Table67-row7" style:display-name="Table67.row7">
      <style:table-row-properties style:min-row-height="0.515cm"/>
    </style:style>
    <style:style style:family="table-row" style:name="Table55-row2" style:display-name="Table55.row2">
      <style:table-row-properties style:min-row-height="0.515cm"/>
    </style:style>
    <style:style style:family="table-row" style:name="Table55-row3" style:display-name="Table55.row3">
      <style:table-row-properties style:min-row-height="0.515cm"/>
    </style:style>
    <style:style style:family="table-row" style:name="Table55-row4" style:display-name="Table55.row4">
      <style:table-row-properties style:min-row-height="0.515cm"/>
    </style:style>
    <style:style style:family="table-row" style:name="Table55-row5" style:display-name="Table55.row5">
      <style:table-row-properties style:min-row-height="0.515cm"/>
    </style:style>
    <style:style style:family="table-row" style:name="Table55-row6" style:display-name="Table55.row6">
      <style:table-row-properties style:min-row-height="0.515cm"/>
    </style:style>
    <style:style style:family="table-row" style:name="Table103-row1" style:display-name="Table103.row1">
      <style:table-row-properties style:min-row-height="0.467cm"/>
    </style:style>
    <style:style style:family="table-row" style:name="Table55-row7" style:display-name="Table55.row7">
      <style:table-row-properties style:min-row-height="0.515cm"/>
    </style:style>
    <style:style style:family="table-row" style:name="Table103-row2" style:display-name="Table103.row2">
      <style:table-row-properties style:min-row-height="0.515cm"/>
    </style:style>
    <style:style style:family="table-row" style:name="Table4-row1" style:display-name="Table4.row1">
      <style:table-row-properties style:min-row-height="0.467cm"/>
    </style:style>
    <style:style style:family="table-row" style:name="Table4-row2" style:display-name="Table4.row2">
      <style:table-row-properties style:min-row-height="0.515cm"/>
    </style:style>
    <style:style style:family="table-row" style:name="Table4-row3" style:display-name="Table4.row3">
      <style:table-row-properties style:min-row-height="0.515cm"/>
    </style:style>
    <style:style style:family="table-row" style:name="Table4-row4" style:display-name="Table4.row4">
      <style:table-row-properties style:min-row-height="0.515cm"/>
    </style:style>
    <style:style style:family="table-row" style:name="Table4-row5" style:display-name="Table4.row5">
      <style:table-row-properties style:min-row-height="0.515cm"/>
    </style:style>
    <style:style style:family="table-row" style:name="Table4-row6" style:display-name="Table4.row6">
      <style:table-row-properties style:min-row-height="0.515cm"/>
    </style:style>
    <style:style style:family="table-row" style:name="Table88-row6" style:display-name="Table88.row6">
      <style:table-row-properties style:min-row-height="0.515cm"/>
    </style:style>
    <style:style style:family="table-row" style:name="Table103-row6" style:display-name="Table103.row6">
      <style:table-row-properties style:min-row-height="0.515cm"/>
    </style:style>
    <style:style style:family="table-row" style:name="Table103-row7" style:display-name="Table103.row7">
      <style:table-row-properties style:min-row-height="0.515cm"/>
    </style:style>
    <style:style style:family="table-row" style:name="Table124-row1" style:display-name="Table124.row1">
      <style:table-row-properties style:min-row-height="0.62cm"/>
    </style:style>
    <style:style style:family="table-row" style:name="Table23-row1" style:display-name="Table23.row1">
      <style:table-row-properties style:min-row-height="0.467cm"/>
    </style:style>
    <style:style style:family="table-row" style:name="Table23-row2" style:display-name="Table23.row2">
      <style:table-row-properties style:min-row-height="0.515cm"/>
    </style:style>
    <style:style style:family="table-row" style:name="Table23-row3" style:display-name="Table23.row3">
      <style:table-row-properties style:min-row-height="0.515cm"/>
    </style:style>
    <style:style style:family="table-row" style:name="Table23-row4" style:display-name="Table23.row4">
      <style:table-row-properties style:min-row-height="0.515cm"/>
    </style:style>
    <style:style style:family="table-row" style:name="Table23-row5" style:display-name="Table23.row5">
      <style:table-row-properties style:min-row-height="0.515cm"/>
    </style:style>
    <style:style style:family="table-row" style:name="Table76-row1" style:display-name="Table76.row1">
      <style:table-row-properties style:min-row-height="0.467cm"/>
    </style:style>
    <style:style style:family="table-row" style:name="Table76-row2" style:display-name="Table76.row2">
      <style:table-row-properties style:min-row-height="0.515cm"/>
    </style:style>
    <style:style style:family="table-row" style:name="Table76-row3" style:display-name="Table76.row3">
      <style:table-row-properties style:min-row-height="0.515cm"/>
    </style:style>
    <style:style style:family="table-row" style:name="Table133-row3" style:display-name="Table133.row3">
      <style:table-row-properties style:min-row-height="0.515cm"/>
    </style:style>
    <style:style style:family="table-row" style:name="Table76-row5" style:display-name="Table76.row5">
      <style:table-row-properties style:min-row-height="0.515cm"/>
    </style:style>
    <style:style style:family="table-row" style:name="Table76-row6" style:display-name="Table76.row6">
      <style:table-row-properties style:min-row-height="0.515cm"/>
    </style:style>
    <style:style style:family="table-row" style:name="Table76-row7" style:display-name="Table76.row7">
      <style:table-row-properties style:min-row-height="0.515cm"/>
    </style:style>
    <style:style style:family="table-row" style:name="Table133-row7" style:display-name="Table133.row7">
      <style:table-row-properties style:min-row-height="0.515cm"/>
    </style:style>
    <style:style style:family="table-row" style:name="Table28-row2" style:display-name="Table28.row2">
      <style:table-row-properties style:min-row-height="0.515cm"/>
    </style:style>
    <style:style style:family="table-row" style:name="Table28-row3" style:display-name="Table28.row3">
      <style:table-row-properties style:min-row-height="0.515cm"/>
    </style:style>
    <style:style style:family="table-row" style:name="Table28-row4" style:display-name="Table28.row4">
      <style:table-row-properties style:min-row-height="0.515cm"/>
    </style:style>
    <style:style style:family="table-row" style:name="Table40-row4" style:display-name="Table40.row4">
      <style:table-row-properties style:min-row-height="0.515cm"/>
    </style:style>
    <style:style style:family="table-row" style:name="Table28-row5" style:display-name="Table28.row5">
      <style:table-row-properties style:min-row-height="0.515cm"/>
    </style:style>
    <style:style style:family="table-row" style:name="Table11-row1" style:display-name="Table11.row1">
      <style:table-row-properties style:min-row-height="0.467cm"/>
    </style:style>
    <style:style style:family="table-row" style:name="Table11-row2" style:display-name="Table11.row2">
      <style:table-row-properties style:min-row-height="0.515cm"/>
    </style:style>
    <style:style style:family="table-row" style:name="Table28-row7" style:display-name="Table28.row7">
      <style:table-row-properties style:min-row-height="0.515cm"/>
    </style:style>
    <style:style style:family="table-row" style:name="Table11-row4" style:display-name="Table11.row4">
      <style:table-row-properties style:min-row-height="0.515cm"/>
    </style:style>
    <style:style style:family="table-row" style:name="Table11-row5" style:display-name="Table11.row5">
      <style:table-row-properties style:min-row-height="0.515cm"/>
    </style:style>
    <style:style style:family="table-row" style:name="Table11-row6" style:display-name="Table11.row6">
      <style:table-row-properties style:min-row-height="0.515cm"/>
    </style:style>
    <style:style style:family="table-row" style:name="Table64-row1" style:display-name="Table64.row1">
      <style:table-row-properties style:min-row-height="0.467cm"/>
    </style:style>
    <style:style style:family="table-row" style:name="Table121-row1" style:display-name="Table121.row1">
      <style:table-row-properties style:min-row-height="0.467cm"/>
    </style:style>
    <style:style style:family="table-row" style:name="Table121-row2" style:display-name="Table121.row2">
      <style:table-row-properties style:min-row-height="0.515cm"/>
    </style:style>
    <style:style style:family="table-row" style:name="Table121-row3" style:display-name="Table121.row3">
      <style:table-row-properties style:min-row-height="0.515cm"/>
    </style:style>
    <style:style style:family="table-row" style:name="Table106-row5" style:display-name="Table106.row5">
      <style:table-row-properties style:min-row-height="0.515cm"/>
    </style:style>
    <style:style style:family="table-row" style:name="Table121-row5" style:display-name="Table121.row5">
      <style:table-row-properties style:min-row-height="0.515cm"/>
    </style:style>
    <style:style style:family="table-row" style:name="Table121-row6" style:display-name="Table121.row6">
      <style:table-row-properties style:min-row-height="0.515cm"/>
    </style:style>
    <style:style style:family="table-row" style:name="Table121-row7" style:display-name="Table121.row7">
      <style:table-row-properties style:min-row-height="0.515cm"/>
    </style:style>
    <style:style style:family="table-row" style:name="Table18-row1" style:display-name="Table18.row1">
      <style:table-row-properties style:min-row-height="0.624cm"/>
    </style:style>
    <style:style style:family="table-row" style:name="Table17-row5" style:display-name="Table17.row5">
      <style:table-row-properties style:min-row-height="0.515cm"/>
    </style:style>
    <style:style style:family="table-row" style:name="Table9-row1" style:display-name="Table9.row1">
      <style:table-row-properties style:min-row-height="0.624cm"/>
    </style:style>
    <style:style style:family="table-row" style:name="Table109-row5" style:display-name="Table109.row5">
      <style:table-row-properties style:min-row-height="0.515cm"/>
    </style:style>
    <style:style style:family="table-row" style:name="Table34-row7" style:display-name="Table34.row7">
      <style:table-row-properties style:min-row-height="0.515cm"/>
    </style:style>
    <style:style style:family="table-row" style:name="Table37-row1" style:display-name="Table37.row1">
      <style:table-row-properties style:min-row-height="0.467cm"/>
    </style:style>
    <style:style style:family="table-row" style:name="Table52-row1" style:display-name="Table52.row1">
      <style:table-row-properties style:min-row-height="0.467cm"/>
    </style:style>
    <style:style style:family="table-row" style:name="Table52-row2" style:display-name="Table52.row2">
      <style:table-row-properties style:min-row-height="0.515cm"/>
    </style:style>
    <style:style style:family="table-row" style:name="Table52-row3" style:display-name="Table52.row3">
      <style:table-row-properties style:min-row-height="0.515cm"/>
    </style:style>
    <style:style style:family="table-row" style:name="Table52-row4" style:display-name="Table52.row4">
      <style:table-row-properties style:min-row-height="0.515cm"/>
    </style:style>
    <style:style style:family="table-row" style:name="Table52-row5" style:display-name="Table52.row5">
      <style:table-row-properties style:min-row-height="0.515cm"/>
    </style:style>
    <style:style style:family="table-row" style:name="Table52-row6" style:display-name="Table52.row6">
      <style:table-row-properties style:min-row-height="0.515cm"/>
    </style:style>
    <style:style style:family="table-row" style:name="Table52-row7" style:display-name="Table52.row7">
      <style:table-row-properties style:min-row-height="0.515cm"/>
    </style:style>
    <style:style style:family="table-row" style:name="Table121-row4" style:display-name="Table121.row4">
      <style:table-row-properties style:min-row-height="0.515cm"/>
    </style:style>
    <style:style style:family="table-row" style:name="Table64-row6" style:display-name="Table64.row6">
      <style:table-row-properties style:min-row-height="0.515cm"/>
    </style:style>
    <style:style style:family="table-row" style:name="Table109-row2" style:display-name="Table109.row2">
      <style:table-row-properties style:min-row-height="0.515cm"/>
    </style:style>
    <style:style style:family="table-row" style:name="Table73-row7" style:display-name="Table73.row7">
      <style:table-row-properties style:min-row-height="0.515cm"/>
    </style:style>
    <style:style style:family="table-row" style:name="Table25-row1" style:display-name="Table25.row1">
      <style:table-row-properties style:min-row-height="0.467cm"/>
    </style:style>
    <style:style style:family="table-row" style:name="Table25-row2" style:display-name="Table25.row2">
      <style:table-row-properties style:min-row-height="0.515cm"/>
    </style:style>
    <style:style style:family="table-row" style:name="Table25-row3" style:display-name="Table25.row3">
      <style:table-row-properties style:min-row-height="0.515cm"/>
    </style:style>
    <style:style style:family="table-row" style:name="Table25-row4" style:display-name="Table25.row4">
      <style:table-row-properties style:min-row-height="0.515cm"/>
    </style:style>
    <style:style style:family="table-row" style:name="Table25-row5" style:display-name="Table25.row5">
      <style:table-row-properties style:min-row-height="0.515cm"/>
    </style:style>
    <style:style style:family="table-row" style:name="Table25-row6" style:display-name="Table25.row6">
      <style:table-row-properties style:min-row-height="0.515cm"/>
    </style:style>
    <style:style style:family="table-row" style:name="Table25-row7" style:display-name="Table25.row7">
      <style:table-row-properties style:min-row-height="0.515cm"/>
    </style:style>
    <style:style style:family="table-row" style:name="Table40-row7" style:display-name="Table40.row7">
      <style:table-row-properties style:min-row-height="0.515cm"/>
    </style:style>
    <style:style style:family="table-row" style:name="Table13-row1" style:display-name="Table13.row1">
      <style:table-row-properties style:min-row-height="0.467cm"/>
    </style:style>
    <style:style style:family="table-row" style:name="Table13-row2" style:display-name="Table13.row2">
      <style:table-row-properties style:min-row-height="0.515cm"/>
    </style:style>
    <style:style style:family="table-row" style:name="Table13-row3" style:display-name="Table13.row3">
      <style:table-row-properties style:min-row-height="0.515cm"/>
    </style:style>
    <style:style style:family="table-row" style:name="Table13-row4" style:display-name="Table13.row4">
      <style:table-row-properties style:min-row-height="0.515cm"/>
    </style:style>
    <style:style style:family="table-row" style:name="Table13-row5" style:display-name="Table13.row5">
      <style:table-row-properties style:min-row-height="0.515cm"/>
    </style:style>
    <style:style style:family="table-row" style:name="Table13-row6" style:display-name="Table13.row6">
      <style:table-row-properties style:min-row-height="0.515cm"/>
    </style:style>
    <style:style style:family="table-row" style:name="Table97-row1" style:display-name="Table97.row1">
      <style:table-row-properties style:min-row-height="0.467cm"/>
    </style:style>
    <style:style style:family="table-row" style:name="Table139-row2" style:display-name="Table139.row2">
      <style:table-row-properties style:min-row-height="0.515cm"/>
    </style:style>
    <style:style style:family="table-row" style:name="Table139-row3" style:display-name="Table139.row3">
      <style:table-row-properties style:min-row-height="0.515cm"/>
    </style:style>
    <style:style style:family="table-row" style:name="Table139-row4" style:display-name="Table139.row4">
      <style:table-row-properties style:min-row-height="0.515cm"/>
    </style:style>
    <style:style style:family="table-row" style:name="Table139-row5" style:display-name="Table139.row5">
      <style:table-row-properties style:min-row-height="0.515cm"/>
    </style:style>
    <style:style style:family="table-row" style:name="Table88-row1" style:display-name="Table88.row1">
      <style:table-row-properties style:min-row-height="0.467cm"/>
    </style:style>
    <style:style style:family="table-row" style:name="Table28-row6" style:display-name="Table28.row6">
      <style:table-row-properties style:min-row-height="0.515cm"/>
    </style:style>
    <style:style style:family="table-row" style:name="Table88-row2" style:display-name="Table88.row2">
      <style:table-row-properties style:min-row-height="0.515cm"/>
    </style:style>
    <style:style style:family="table-row" style:name="Table139-row7" style:display-name="Table139.row7">
      <style:table-row-properties style:min-row-height="0.515cm"/>
    </style:style>
    <style:style style:family="table-row" style:name="Table88-row3" style:display-name="Table88.row3">
      <style:table-row-properties style:min-row-height="0.515cm"/>
    </style:style>
    <style:style style:family="table-row" style:name="Table91-row2" style:display-name="Table91.row2">
      <style:table-row-properties style:min-row-height="0.515cm"/>
    </style:style>
    <style:style style:family="table-row" style:name="Table88-row4" style:display-name="Table88.row4">
      <style:table-row-properties style:min-row-height="0.515cm"/>
    </style:style>
    <style:style style:family="table-row" style:name="Table88-row5" style:display-name="Table88.row5">
      <style:table-row-properties style:min-row-height="0.515cm"/>
    </style:style>
    <style:style style:family="table-row" style:name="Table88-row7" style:display-name="Table88.row7">
      <style:table-row-properties style:min-row-height="0.515cm"/>
    </style:style>
    <style:style style:family="table-row" style:name="Table1-row1" style:display-name="Table1.row1">
      <style:table-row-properties style:min-row-height="0.467cm"/>
    </style:style>
    <style:style style:family="table-row" style:name="Table85-row1" style:display-name="Table85.row1">
      <style:table-row-properties style:min-row-height="0.467cm"/>
    </style:style>
    <style:style style:family="table-row" style:name="Table85-row2" style:display-name="Table85.row2">
      <style:table-row-properties style:min-row-height="0.515cm"/>
    </style:style>
    <style:style style:family="table-row" style:name="Table85-row3" style:display-name="Table85.row3">
      <style:table-row-properties style:min-row-height="0.515cm"/>
    </style:style>
    <style:style style:family="table-row" style:name="Table85-row4" style:display-name="Table85.row4">
      <style:table-row-properties style:min-row-height="0.515cm"/>
    </style:style>
    <style:style style:family="table-row" style:name="Table85-row5" style:display-name="Table85.row5">
      <style:table-row-properties style:min-row-height="0.515cm"/>
    </style:style>
    <style:style style:family="table-row" style:name="Table85-row6" style:display-name="Table85.row6">
      <style:table-row-properties style:min-row-height="0.515cm"/>
    </style:style>
    <style:style style:family="table-row" style:name="Table85-row7" style:display-name="Table85.row7">
      <style:table-row-properties style:min-row-height="0.515cm"/>
    </style:style>
    <style:style style:family="table-row" style:name="Table8-row1" style:display-name="Table8.row1">
      <style:table-row-properties style:min-row-height="0.467cm"/>
    </style:style>
    <style:style style:family="table-row" style:name="Table8-row2" style:display-name="Table8.row2">
      <style:table-row-properties style:min-row-height="0.515cm"/>
    </style:style>
    <style:style style:family="table-row" style:name="Table8-row3" style:display-name="Table8.row3">
      <style:table-row-properties style:min-row-height="0.515cm"/>
    </style:style>
    <style:style style:family="table-row" style:name="Table8-row4" style:display-name="Table8.row4">
      <style:table-row-properties style:min-row-height="0.515cm"/>
    </style:style>
    <style:style style:family="table-row" style:name="Table8-row5" style:display-name="Table8.row5">
      <style:table-row-properties style:min-row-height="0.515cm"/>
    </style:style>
    <style:style style:family="table-row" style:name="Table118-row1" style:display-name="Table118.row1">
      <style:table-row-properties style:min-row-height="0.467cm"/>
    </style:style>
    <style:style style:family="table-row" style:name="Table118-row2" style:display-name="Table118.row2">
      <style:table-row-properties style:min-row-height="0.515cm"/>
    </style:style>
    <style:style style:family="table-row" style:name="Table118-row3" style:display-name="Table118.row3">
      <style:table-row-properties style:min-row-height="0.515cm"/>
    </style:style>
    <style:style style:family="table-row" style:name="Table118-row4" style:display-name="Table118.row4">
      <style:table-row-properties style:min-row-height="0.515cm"/>
    </style:style>
    <style:style style:family="table-row" style:name="Table118-row5" style:display-name="Table118.row5">
      <style:table-row-properties style:min-row-height="0.515cm"/>
    </style:style>
    <style:style style:family="table-row" style:name="Table118-row6" style:display-name="Table118.row6">
      <style:table-row-properties style:min-row-height="0.515cm"/>
    </style:style>
    <style:style style:family="table-row" style:name="Table118-row7" style:display-name="Table118.row7">
      <style:table-row-properties style:min-row-height="0.515cm"/>
    </style:style>
    <style:style style:family="table-row" style:name="Table20-row5" style:display-name="Table20.row5">
      <style:table-row-properties style:min-row-height="0.515cm"/>
    </style:style>
    <style:style style:family="table-row" style:name="Table17-row4" style:display-name="Table17.row4">
      <style:table-row-properties style:min-row-height="0.515cm"/>
    </style:style>
    <style:style style:family="table-row" style:name="Table73-row1" style:display-name="Table73.row1">
      <style:table-row-properties style:min-row-height="0.467cm"/>
    </style:style>
    <style:style style:family="table-row" style:name="Table130-row1" style:display-name="Table130.row1">
      <style:table-row-properties style:min-row-height="0.50cm"/>
    </style:style>
    <style:style style:family="table-row" style:name="Table130-row2" style:display-name="Table130.row2">
      <style:table-row-properties style:min-row-height="0.62cm"/>
    </style:style>
    <style:style style:family="table-row" style:name="Table130-row3" style:display-name="Table130.row3">
      <style:table-row-properties style:min-row-height="0.62cm"/>
    </style:style>
    <style:style style:family="table-row" style:name="Table130-row4" style:display-name="Table130.row4">
      <style:table-row-properties style:min-row-height="0.62cm"/>
    </style:style>
    <style:style style:family="table-row" style:name="Table130-row5" style:display-name="Table130.row5">
      <style:table-row-properties style:min-row-height="0.62cm"/>
    </style:style>
    <style:style style:family="table-row" style:name="Table130-row6" style:display-name="Table130.row6">
      <style:table-row-properties style:min-row-height="0.62cm"/>
    </style:style>
    <style:style style:family="table-row" style:name="Table130-row7" style:display-name="Table130.row7">
      <style:table-row-properties style:min-row-height="0.62cm"/>
    </style:style>
    <style:style style:family="table-row" style:name="Table1-row3" style:display-name="Table1.row3">
      <style:table-row-properties style:min-row-height="0.515cm"/>
    </style:style>
    <style:style style:family="table-row" style:name="Table1-row4" style:display-name="Table1.row4">
      <style:table-row-properties style:min-row-height="0.515cm"/>
    </style:style>
    <style:style style:family="table-row" style:name="Table37-row7" style:display-name="Table37.row7">
      <style:table-row-properties style:min-row-height="0.515cm"/>
    </style:style>
    <style:style style:family="table-row" style:name="Table133-row1" style:display-name="Table133.row1">
      <style:table-row-properties style:min-row-height="0.467cm"/>
    </style:style>
    <style:style style:family="table-row" style:name="Table133-row2" style:display-name="Table133.row2">
      <style:table-row-properties style:min-row-height="0.515cm"/>
    </style:style>
    <style:style style:family="table-row" style:name="Table76-row4" style:display-name="Table76.row4">
      <style:table-row-properties style:min-row-height="0.515cm"/>
    </style:style>
    <style:style style:family="table-row" style:name="Table133-row4" style:display-name="Table133.row4">
      <style:table-row-properties style:min-row-height="0.515cm"/>
    </style:style>
    <style:style style:family="table-row" style:name="Table49-row2" style:display-name="Table49.row2">
      <style:table-row-properties style:min-row-height="0.515cm"/>
    </style:style>
    <style:style style:family="table-row" style:name="Table133-row5" style:display-name="Table133.row5">
      <style:table-row-properties style:min-row-height="0.515cm"/>
    </style:style>
    <style:style style:family="table-row" style:name="Table49-row4" style:display-name="Table49.row4">
      <style:table-row-properties style:min-row-height="0.515cm"/>
    </style:style>
    <style:style style:family="table-row" style:name="Table49-row5" style:display-name="Table49.row5">
      <style:table-row-properties style:min-row-height="0.515cm"/>
    </style:style>
    <style:style style:family="table-row" style:name="Table49-row6" style:display-name="Table49.row6">
      <style:table-row-properties style:min-row-height="0.515cm"/>
    </style:style>
    <style:style style:family="table-row" style:name="Table49-row7" style:display-name="Table49.row7">
      <style:table-row-properties style:min-row-height="0.515cm"/>
    </style:style>
    <style:style style:family="table-row" style:name="Table61-row1" style:display-name="Table61.row1">
      <style:table-row-properties style:min-row-height="0.467cm"/>
    </style:style>
    <style:style style:family="table-row" style:name="Table61-row2" style:display-name="Table61.row2">
      <style:table-row-properties style:min-row-height="0.515cm"/>
    </style:style>
    <style:style style:family="table-row" style:name="Table61-row3" style:display-name="Table61.row3">
      <style:table-row-properties style:min-row-height="0.515cm"/>
    </style:style>
    <style:style style:family="table-row" style:name="Table61-row4" style:display-name="Table61.row4">
      <style:table-row-properties style:min-row-height="0.515cm"/>
    </style:style>
    <style:style style:family="table-row" style:name="Table61-row5" style:display-name="Table61.row5">
      <style:table-row-properties style:min-row-height="0.515cm"/>
    </style:style>
    <style:style style:family="table-row" style:name="Table61-row6" style:display-name="Table61.row6">
      <style:table-row-properties style:min-row-height="0.515cm"/>
    </style:style>
    <style:style style:family="table-row" style:name="Table61-row7" style:display-name="Table61.row7">
      <style:table-row-properties style:min-row-height="0.515cm"/>
    </style:style>
    <style:style style:family="table-row" style:name="Table15-row1" style:display-name="Table15.row1">
      <style:table-row-properties style:min-row-height="0.73cm"/>
    </style:style>
    <style:style style:family="table-row" style:name="Table40-row3" style:display-name="Table40.row3">
      <style:table-row-properties style:min-row-height="0.515cm"/>
    </style:style>
    <style:style style:family="table-row" style:name="Table34-row1" style:display-name="Table34.row1">
      <style:table-row-properties style:min-row-height="0.467cm"/>
    </style:style>
    <style:style style:family="table-row" style:name="Table34-row2" style:display-name="Table34.row2">
      <style:table-row-properties style:min-row-height="0.515cm"/>
    </style:style>
    <style:style style:family="table-row" style:name="Table34-row3" style:display-name="Table34.row3">
      <style:table-row-properties style:min-row-height="0.515cm"/>
    </style:style>
    <style:style style:family="table-row" style:name="Table34-row4" style:display-name="Table34.row4">
      <style:table-row-properties style:min-row-height="0.515cm"/>
    </style:style>
    <style:style style:family="table-row" style:name="Table34-row5" style:display-name="Table34.row5">
      <style:table-row-properties style:min-row-height="0.515cm"/>
    </style:style>
    <style:style style:family="table-row" style:name="Table34-row6" style:display-name="Table34.row6">
      <style:table-row-properties style:min-row-height="0.515cm"/>
    </style:style>
    <style:style style:family="table-row" style:name="Table3-row1" style:display-name="Table3.row1">
      <style:table-row-properties style:min-row-height="0.624cm"/>
    </style:style>
    <style:style style:family="table-row" style:name="Table11-row3" style:display-name="Table11.row3">
      <style:table-row-properties style:min-row-height="0.515cm"/>
    </style:style>
    <style:style style:family="table-row" style:name="Table58-row2" style:display-name="Table58.row2">
      <style:table-row-properties style:min-row-height="0.515cm"/>
    </style:style>
    <style:style style:family="table-row" style:name="Table58-row3" style:display-name="Table58.row3">
      <style:table-row-properties style:min-row-height="0.515cm"/>
    </style:style>
    <style:style style:family="table-row" style:name="Table115-row3" style:display-name="Table115.row3">
      <style:table-row-properties style:min-row-height="0.515cm"/>
    </style:style>
    <style:style style:family="table-row" style:name="Table58-row5" style:display-name="Table58.row5">
      <style:table-row-properties style:min-row-height="0.515cm"/>
    </style:style>
    <style:style style:family="table-row" style:name="Table58-row6" style:display-name="Table58.row6">
      <style:table-row-properties style:min-row-height="0.515cm"/>
    </style:style>
    <style:style style:family="table-row" style:name="Table106-row1" style:display-name="Table106.row1">
      <style:table-row-properties style:min-row-height="0.467cm"/>
    </style:style>
    <style:style style:family="table-row" style:name="Table58-row7" style:display-name="Table58.row7">
      <style:table-row-properties style:min-row-height="0.515cm"/>
    </style:style>
    <style:style style:family="table-row" style:name="Table106-row2" style:display-name="Table106.row2">
      <style:table-row-properties style:min-row-height="0.515cm"/>
    </style:style>
    <style:style style:family="table-row" style:name="Table64-row3" style:display-name="Table64.row3">
      <style:table-row-properties style:min-row-height="0.515cm"/>
    </style:style>
    <style:style style:family="table-row" style:name="Table64-row4" style:display-name="Table64.row4">
      <style:table-row-properties style:min-row-height="0.515cm"/>
    </style:style>
    <style:style style:family="table-row" style:name="Table64-row5" style:display-name="Table64.row5">
      <style:table-row-properties style:min-row-height="0.515cm"/>
    </style:style>
    <style:style style:family="table-row" style:name="Table106-row6" style:display-name="Table106.row6">
      <style:table-row-properties style:min-row-height="0.515cm"/>
    </style:style>
    <style:style style:family="table-row" style:name="Table64-row7" style:display-name="Table64.row7">
      <style:table-row-properties style:min-row-height="0.515cm"/>
    </style:style>
    <style:style style:family="table-row" style:name="Table22-row1" style:display-name="Table22.row1">
      <style:table-row-properties style:min-row-height="0.467cm"/>
    </style:style>
    <style:style style:family="table-row" style:name="Table22-row2" style:display-name="Table22.row2">
      <style:table-row-properties style:min-row-height="0.515cm"/>
    </style:style>
    <style:style style:family="table-row" style:name="Table22-row3" style:display-name="Table22.row3">
      <style:table-row-properties style:min-row-height="0.515cm"/>
    </style:style>
    <style:style style:family="table-row" style:name="Table22-row4" style:display-name="Table22.row4">
      <style:table-row-properties style:min-row-height="0.515cm"/>
    </style:style>
    <style:style style:family="table-row" style:name="Table22-row5" style:display-name="Table22.row5">
      <style:table-row-properties style:min-row-height="0.515cm"/>
    </style:style>
    <style:style style:family="table-row" style:name="Table22-row6" style:display-name="Table22.row6">
      <style:table-row-properties style:min-row-height="0.515cm"/>
    </style:style>
    <style:style style:family="table-row" style:name="Table1-row6" style:display-name="Table1.row6">
      <style:table-row-properties style:min-row-height="0.515cm"/>
    </style:style>
    <style:style style:family="table-row" style:name="Table73-row5" style:display-name="Table73.row5">
      <style:table-row-properties style:min-row-height="0.515cm"/>
    </style:style>
    <style:style style:family="table-row" style:name="Table139-row1" style:display-name="Table139.row1">
      <style:table-row-properties style:min-row-height="0.467cm"/>
    </style:style>
    <style:style style:family="table-row" style:name="Table97-row2" style:display-name="Table97.row2">
      <style:table-row-properties style:min-row-height="0.515cm"/>
    </style:style>
    <style:style style:family="table-row" style:name="Table97-row3" style:display-name="Table97.row3">
      <style:table-row-properties style:min-row-height="0.515cm"/>
    </style:style>
    <style:style style:family="table-row" style:name="Table97-row4" style:display-name="Table97.row4">
      <style:table-row-properties style:min-row-height="0.515cm"/>
    </style:style>
    <style:style style:family="table-row" style:name="Table97-row5" style:display-name="Table97.row5">
      <style:table-row-properties style:min-row-height="0.515cm"/>
    </style:style>
    <style:style style:family="table-row" style:name="Table97-row6" style:display-name="Table97.row6">
      <style:table-row-properties style:min-row-height="0.515cm"/>
    </style:style>
    <style:style style:family="table-row" style:name="Table97-row7" style:display-name="Table97.row7">
      <style:table-row-properties style:min-row-height="0.515cm"/>
    </style:style>
    <style:style style:family="table-row" style:name="Table10-row1" style:display-name="Table10.row1">
      <style:table-row-properties style:min-row-height="0.467cm"/>
    </style:style>
    <style:style style:family="table-row" style:name="Table10-row2" style:display-name="Table10.row2">
      <style:table-row-properties style:min-row-height="0.515cm"/>
    </style:style>
    <style:style style:family="table-row" style:name="Table10-row3" style:display-name="Table10.row3">
      <style:table-row-properties style:min-row-height="0.515cm"/>
    </style:style>
    <style:style style:family="table-row" style:name="Table10-row4" style:display-name="Table10.row4">
      <style:table-row-properties style:min-row-height="0.515cm"/>
    </style:style>
    <style:style style:family="table-row" style:name="Table10-row5" style:display-name="Table10.row5">
      <style:table-row-properties style:min-row-height="0.515cm"/>
    </style:style>
    <style:style style:family="table-row" style:name="Table10-row6" style:display-name="Table10.row6">
      <style:table-row-properties style:min-row-height="0.515cm"/>
    </style:style>
    <style:style style:family="table-row" style:name="Table46-row1" style:display-name="Table46.row1">
      <style:table-row-properties style:min-row-height="0.467cm"/>
    </style:style>
    <style:style style:family="table-row" style:name="Table40-row5" style:display-name="Table40.row5">
      <style:table-row-properties style:min-row-height="0.515cm"/>
    </style:style>
    <style:style style:family="table-row" style:name="Table17-row2" style:display-name="Table17.row2">
      <style:table-row-properties style:min-row-height="0.515cm"/>
    </style:style>
    <style:style style:family="table-row" style:name="Table17-row3" style:display-name="Table17.row3">
      <style:table-row-properties style:min-row-height="0.515cm"/>
    </style:style>
    <style:style style:family="table-row" style:name="Table37-row2" style:display-name="Table37.row2">
      <style:table-row-properties style:min-row-height="0.515cm"/>
    </style:style>
    <style:style style:family="table-row" style:name="Table40-row6" style:display-name="Table40.row6">
      <style:table-row-properties style:min-row-height="0.515cm"/>
    </style:style>
    <style:style style:family="table-row" style:name="Table37-row3" style:display-name="Table37.row3">
      <style:table-row-properties style:min-row-height="0.515cm"/>
    </style:style>
    <style:style style:family="table-row" style:name="Table37-row4" style:display-name="Table37.row4">
      <style:table-row-properties style:min-row-height="0.515cm"/>
    </style:style>
    <style:style style:family="table-row" style:name="Table127-row1" style:display-name="Table127.row1">
      <style:table-row-properties style:min-row-height="0.467cm"/>
    </style:style>
    <style:style style:family="table-row" style:name="Table127-row2" style:display-name="Table127.row2">
      <style:table-row-properties style:min-row-height="0.515cm"/>
    </style:style>
    <style:style style:family="table-row" style:name="Table127-row3" style:display-name="Table127.row3">
      <style:table-row-properties style:min-row-height="0.515cm"/>
    </style:style>
    <style:style style:family="table-row" style:name="Table127-row4" style:display-name="Table127.row4">
      <style:table-row-properties style:min-row-height="0.515cm"/>
    </style:style>
    <style:style style:family="table-row" style:name="Table127-row5" style:display-name="Table127.row5">
      <style:table-row-properties style:min-row-height="0.515cm"/>
    </style:style>
    <style:style style:family="table-row" style:name="Table127-row6" style:display-name="Table127.row6">
      <style:table-row-properties style:min-row-height="0.515cm"/>
    </style:style>
    <style:style style:family="table-row" style:name="Table127-row7" style:display-name="Table127.row7">
      <style:table-row-properties style:min-row-height="0.515cm"/>
    </style:style>
    <style:style style:family="table-row" style:name="Table82-row1" style:display-name="Table82.row1">
      <style:table-row-properties style:min-row-height="0.467cm"/>
    </style:style>
    <style:style style:family="table-row" style:name="Table82-row2" style:display-name="Table82.row2">
      <style:table-row-properties style:min-row-height="0.515cm"/>
    </style:style>
    <style:style style:family="table-row" style:name="Table82-row3" style:display-name="Table82.row3">
      <style:table-row-properties style:min-row-height="0.515cm"/>
    </style:style>
    <style:style style:family="table-row" style:name="Table82-row4" style:display-name="Table82.row4">
      <style:table-row-properties style:min-row-height="0.515cm"/>
    </style:style>
    <style:style style:family="table-row" style:name="Table82-row5" style:display-name="Table82.row5">
      <style:table-row-properties style:min-row-height="0.515cm"/>
    </style:style>
    <style:style style:family="table-row" style:name="Table82-row6" style:display-name="Table82.row6">
      <style:table-row-properties style:min-row-height="0.515cm"/>
    </style:style>
    <style:style style:family="table-row" style:name="Table82-row7" style:display-name="Table82.row7">
      <style:table-row-properties style:min-row-height="0.515cm"/>
    </style:style>
    <style:style style:family="table-row" style:name="Table5-row1" style:display-name="Table5.row1">
      <style:table-row-properties style:min-row-height="0.467cm"/>
    </style:style>
    <style:style style:family="table-row" style:name="Table5-row2" style:display-name="Table5.row2">
      <style:table-row-properties style:min-row-height="0.515cm"/>
    </style:style>
    <style:style style:family="table-row" style:name="Table5-row3" style:display-name="Table5.row3">
      <style:table-row-properties style:min-row-height="0.515cm"/>
    </style:style>
    <style:style style:family="table-row" style:name="Table5-row4" style:display-name="Table5.row4">
      <style:table-row-properties style:min-row-height="0.515cm"/>
    </style:style>
    <style:style style:family="table-row" style:name="Table5-row5" style:display-name="Table5.row5">
      <style:table-row-properties style:min-row-height="0.515cm"/>
    </style:style>
    <style:style style:family="table-row" style:name="Table58-row1" style:display-name="Table58.row1">
      <style:table-row-properties style:min-row-height="0.467cm"/>
    </style:style>
    <style:style style:family="table-row" style:name="Table115-row1" style:display-name="Table115.row1">
      <style:table-row-properties style:min-row-height="0.467cm"/>
    </style:style>
    <style:style style:family="table-row" style:name="Table115-row2" style:display-name="Table115.row2">
      <style:table-row-properties style:min-row-height="0.515cm"/>
    </style:style>
    <style:style style:family="table-row" style:name="Table106-row3" style:display-name="Table106.row3">
      <style:table-row-properties style:min-row-height="0.515cm"/>
    </style:style>
    <style:style style:family="table-row" style:name="Table115-row4" style:display-name="Table115.row4">
      <style:table-row-properties style:min-row-height="0.515cm"/>
    </style:style>
    <style:style style:family="table-row" style:name="Table115-row5" style:display-name="Table115.row5">
      <style:table-row-properties style:min-row-height="0.515cm"/>
    </style:style>
    <style:style style:family="table-row" style:name="Table115-row6" style:display-name="Table115.row6">
      <style:table-row-properties style:min-row-height="0.515cm"/>
    </style:style>
    <style:style style:family="table-row" style:name="Table115-row7" style:display-name="Table115.row7">
      <style:table-row-properties style:min-row-height="0.515cm"/>
    </style:style>
    <style:style style:family="table-row" style:name="Table70-row1" style:display-name="Table70.row1">
      <style:table-row-properties style:min-row-height="0.467cm"/>
    </style:style>
    <style:style style:family="table-row" style:name="Table70-row2" style:display-name="Table70.row2">
      <style:table-row-properties style:min-row-height="0.515cm"/>
    </style:style>
    <style:style style:family="table-row" style:name="Table70-row3" style:display-name="Table70.row3">
      <style:table-row-properties style:min-row-height="0.515cm"/>
    </style:style>
    <style:style style:family="table-row" style:name="Table70-row4" style:display-name="Table70.row4">
      <style:table-row-properties style:min-row-height="0.515cm"/>
    </style:style>
    <style:style style:family="table-row" style:name="Table70-row5" style:display-name="Table70.row5">
      <style:table-row-properties style:min-row-height="0.515cm"/>
    </style:style>
    <style:style style:family="table-row" style:name="Table70-row6" style:display-name="Table70.row6">
      <style:table-row-properties style:min-row-height="0.515cm"/>
    </style:style>
    <style:style style:family="table-row" style:name="Table70-row7" style:display-name="Table70.row7">
      <style:table-row-properties style:min-row-height="0.515cm"/>
    </style:style>
    <style:style style:family="table-row" style:name="Table24-row1" style:display-name="Table24.row1">
      <style:table-row-properties style:min-row-height="0.97cm"/>
    </style:style>
    <style:style style:family="table-row" style:name="Table103-row3" style:display-name="Table103.row3">
      <style:table-row-properties style:min-row-height="0.515cm"/>
    </style:style>
    <style:style style:family="table-row" style:name="Table40-row1" style:display-name="Table40.row1">
      <style:table-row-properties style:min-row-height="0.467cm"/>
    </style:style>
    <style:style style:family="table-row" style:name="Table103-row4" style:display-name="Table103.row4">
      <style:table-row-properties style:min-row-height="0.515cm"/>
    </style:style>
    <style:style style:family="table-row" style:name="Table40-row2" style:display-name="Table40.row2">
      <style:table-row-properties style:min-row-height="0.515cm"/>
    </style:style>
    <style:style style:family="table-row" style:name="Table103-row5" style:display-name="Table103.row5">
      <style:table-row-properties style:min-row-height="0.515cm"/>
    </style:style>
    <style:style style:family="table-row" style:name="Table46-row2" style:display-name="Table46.row2">
      <style:table-row-properties style:min-row-height="0.515cm"/>
    </style:style>
    <style:style style:family="table-row" style:name="Table46-row3" style:display-name="Table46.row3">
      <style:table-row-properties style:min-row-height="0.515cm"/>
    </style:style>
    <style:style style:family="table-row" style:name="Table46-row4" style:display-name="Table46.row4">
      <style:table-row-properties style:min-row-height="0.515cm"/>
    </style:style>
    <style:style style:family="table-row" style:name="Table46-row5" style:display-name="Table46.row5">
      <style:table-row-properties style:min-row-height="0.515cm"/>
    </style:style>
    <style:style style:family="table-row" style:name="Table46-row6" style:display-name="Table46.row6">
      <style:table-row-properties style:min-row-height="0.515cm"/>
    </style:style>
    <style:style style:family="table-row" style:name="Table46-row7" style:display-name="Table46.row7">
      <style:table-row-properties style:min-row-height="0.515cm"/>
    </style:style>
    <style:style style:family="table-row" style:name="Table100-row1" style:display-name="Table100.row1">
      <style:table-row-properties style:min-row-height="0.467cm"/>
    </style:style>
    <style:style style:family="table-row" style:name="Table100-row2" style:display-name="Table100.row2">
      <style:table-row-properties style:min-row-height="0.515cm"/>
    </style:style>
    <style:style style:family="table-row" style:name="Table100-row3" style:display-name="Table100.row3">
      <style:table-row-properties style:min-row-height="0.515cm"/>
    </style:style>
    <style:style style:family="table-row" style:name="Table100-row4" style:display-name="Table100.row4">
      <style:table-row-properties style:min-row-height="0.515cm"/>
    </style:style>
    <style:style style:family="table-row" style:name="Table100-row5" style:display-name="Table100.row5">
      <style:table-row-properties style:min-row-height="0.515cm"/>
    </style:style>
    <style:style style:family="table-row" style:name="Table100-row6" style:display-name="Table100.row6">
      <style:table-row-properties style:min-row-height="0.515cm"/>
    </style:style>
    <style:style style:family="table-row" style:name="Table100-row7" style:display-name="Table100.row7">
      <style:table-row-properties style:min-row-height="0.515cm"/>
    </style:style>
    <style:style style:family="table-row" style:name="Table91-row3" style:display-name="Table91.row3">
      <style:table-row-properties style:min-row-height="0.515cm"/>
    </style:style>
    <style:style style:family="table-row" style:name="Table12-row1" style:display-name="Table12.row1">
      <style:table-row-properties style:min-row-height="0.624cm"/>
    </style:style>
    <style:style style:family="table-row" style:name="Table91-row4" style:display-name="Table91.row4">
      <style:table-row-properties style:min-row-height="0.515cm"/>
    </style:style>
    <style:style style:family="table-row" style:name="Table73-row6" style:display-name="Table73.row6">
      <style:table-row-properties style:min-row-height="0.515cm"/>
    </style:style>
    <style:style style:family="table-row" style:name="Table91-row5" style:display-name="Table91.row5">
      <style:table-row-properties style:min-row-height="0.515cm"/>
    </style:style>
    <style:style style:family="table-row" style:name="Table17-row1" style:display-name="Table17.row1">
      <style:table-row-properties style:min-row-height="0.467cm"/>
    </style:style>
    <style:style style:family="table-row" style:name="Table133-row6" style:display-name="Table133.row6">
      <style:table-row-properties style:min-row-height="0.515cm"/>
    </style:style>
    <style:style style:family="table-row" style:name="Table91-row7" style:display-name="Table91.row7">
      <style:table-row-properties style:min-row-height="0.515cm"/>
    </style:style>
    <style:style style:family="table-row" style:name="Table19-row1" style:display-name="Table19.row1">
      <style:table-row-properties style:min-row-height="0.467cm"/>
    </style:style>
    <style:style style:family="table-row" style:name="Table19-row2" style:display-name="Table19.row2">
      <style:table-row-properties style:min-row-height="0.515cm"/>
    </style:style>
    <style:style style:family="table-row" style:name="Table19-row3" style:display-name="Table19.row3">
      <style:table-row-properties style:min-row-height="0.515cm"/>
    </style:style>
    <style:style style:family="table-row" style:name="Table19-row4" style:display-name="Table19.row4">
      <style:table-row-properties style:min-row-height="0.515cm"/>
    </style:style>
    <style:style style:family="table-row" style:name="Table19-row5" style:display-name="Table19.row5">
      <style:table-row-properties style:min-row-height="0.515cm"/>
    </style:style>
    <style:style style:family="table-row" style:name="Table19-row6" style:display-name="Table19.row6">
      <style:table-row-properties style:min-row-height="0.515cm"/>
    </style:style>
    <style:style style:family="table-row" style:name="Table31-row1" style:display-name="Table31.row1">
      <style:table-row-properties style:min-row-height="0.467cm"/>
    </style:style>
    <style:style style:family="table-row" style:name="Table31-row2" style:display-name="Table31.row2">
      <style:table-row-properties style:min-row-height="0.515cm"/>
    </style:style>
    <style:style style:family="table-row" style:name="Table31-row3" style:display-name="Table31.row3">
      <style:table-row-properties style:min-row-height="0.515cm"/>
    </style:style>
    <style:style style:family="table-row" style:name="Table31-row4" style:display-name="Table31.row4">
      <style:table-row-properties style:min-row-height="0.515cm"/>
    </style:style>
    <style:style style:family="table-row" style:name="Table31-row5" style:display-name="Table31.row5">
      <style:table-row-properties style:min-row-height="0.515cm"/>
    </style:style>
    <style:style style:family="table-row" style:name="Table31-row6" style:display-name="Table31.row6">
      <style:table-row-properties style:min-row-height="0.515cm"/>
    </style:style>
    <style:style style:family="table-row" style:name="Table31-row7" style:display-name="Table31.row7">
      <style:table-row-properties style:min-row-height="0.515cm"/>
    </style:style>
    <style:style style:family="table-row" style:name="Table7-row1" style:display-name="Table7.row1">
      <style:table-row-properties style:min-row-height="0.467cm"/>
    </style:style>
    <style:style style:family="table-row" style:name="Table7-row2" style:display-name="Table7.row2">
      <style:table-row-properties style:min-row-height="0.515cm"/>
    </style:style>
    <style:style style:family="table-row" style:name="Table7-row3" style:display-name="Table7.row3">
      <style:table-row-properties style:min-row-height="0.515cm"/>
    </style:style>
    <style:style style:family="table-row" style:name="Table7-row4" style:display-name="Table7.row4">
      <style:table-row-properties style:min-row-height="0.515cm"/>
    </style:style>
    <style:style style:family="table-row" style:name="Table7-row5" style:display-name="Table7.row5">
      <style:table-row-properties style:min-row-height="0.515cm"/>
    </style:style>
    <style:style style:family="table-row" style:name="Table7-row6" style:display-name="Table7.row6">
      <style:table-row-properties style:min-row-height="0.515cm"/>
    </style:style>
    <style:style style:family="table-cell" style:name="Table72-col1-row1" style:display-name="Table7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0-col2-row2" style:display-name="Table20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72-col1-row2" style:display-name="Table7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20-col2-row4" style:display-name="Table20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20-col2-row3" style:display-name="Table20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16-col1-row6" style:display-name="Table16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14-col1-row1" style:display-name="Table11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28-col1-row2" style:display-name="Table12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24-col1-row1" style:display-name="Table124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85-col5-row7" style:display-name="Table85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2-col8-row7" style:display-name="Table52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36-col8-row7" style:display-name="Table136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33-col1-row1" style:display-name="Table133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91-col4-row4" style:display-name="Table91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3-col1-row5" style:display-name="Table133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3-col3-row6" style:display-name="Table13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3-col1-row7" style:display-name="Table133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4-col3-row6" style:display-name="Table4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1-row2" style:display-name="Table127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103-col2-row1" style:display-name="Table103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03-col2-row2" style:display-name="Table103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03-col2-row3" style:display-name="Table103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8-col5-row7" style:display-name="Table28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3-col2-row5" style:display-name="Table103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3-col2-row6" style:display-name="Table103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3-col2-row7" style:display-name="Table103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5-col1-row1" style:display-name="Table9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-col5-row1" style:display-name="Table10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34-col4-row4" style:display-name="Table34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0-col1-row6" style:display-name="Table40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8-col4-row4" style:display-name="Table118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-col5-row1" style:display-name="Table1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33-col4-row4" style:display-name="Table133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9-col6-row1" style:display-name="Table49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25-col7-row7" style:display-name="Table25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3-row7" style:display-name="Table124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8-col2-row1" style:display-name="Table88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88-col2-row2" style:display-name="Table88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88-col2-row3" style:display-name="Table88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8-col2-row4" style:display-name="Table88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88-col2-row5" style:display-name="Table88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8-col2-row6" style:display-name="Table88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8-col2-row7" style:display-name="Table88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0-col2-row4" style:display-name="Table130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27-col1-row5" style:display-name="Table127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38-col1-row1" style:display-name="Table3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8-col1-row2" style:display-name="Table3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6-col1-row1" style:display-name="Table6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6-col1-row2" style:display-name="Table6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4-col1-row1" style:display-name="Table94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94-col1-row2" style:display-name="Table94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94-col1-row3" style:display-name="Table94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4-col1-row4" style:display-name="Table94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4-col1-row5" style:display-name="Table94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4-col1-row6" style:display-name="Table94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4-col1-row7" style:display-name="Table94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5-col2-row2" style:display-name="Table5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5-col2-row3" style:display-name="Table5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5-col2-row4" style:display-name="Table5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20-col1-row1" style:display-name="Table2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0-col1-row2" style:display-name="Table20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20-col1-row3" style:display-name="Table20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58-col2-row1" style:display-name="Table58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95-col1-row2" style:display-name="Table9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5-col4-row4" style:display-name="Table85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2-col7-row7" style:display-name="Table52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1-row1" style:display-name="Table127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127-col1-row3" style:display-name="Table127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7-col1-row4" style:display-name="Table127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91-col3-row7" style:display-name="Table91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-col2-row1" style:display-name="Table13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-col2-row2" style:display-name="Table13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3-col2-row3" style:display-name="Table13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-col2-row4" style:display-name="Table13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-col2-row5" style:display-name="Table13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-col2-row6" style:display-name="Table13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1-row7" style:display-name="Table127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76-col7-row7" style:display-name="Table76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-col2-row2" style:display-name="Table4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4-col2-row3" style:display-name="Table4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-col2-row4" style:display-name="Table4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-col2-row5" style:display-name="Table4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-col2-row6" style:display-name="Table4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8-col4-row4" style:display-name="Table28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3-col1-row2" style:display-name="Table103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03-col1-row3" style:display-name="Table103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3-col1-row4" style:display-name="Table103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3-col1-row5" style:display-name="Table103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3-col1-row6" style:display-name="Table103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3-col1-row7" style:display-name="Table103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34-col3-row7" style:display-name="Table34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-col4-row6" style:display-name="Table10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3-row7" style:display-name="Table118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9-col1-row1" style:display-name="Table8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0-col2-row2" style:display-name="Table130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37-col2-row2" style:display-name="Table37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30-col2-row3" style:display-name="Table130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5-col6-row1" style:display-name="Table25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-col4-row6" style:display-name="Table1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2-row2" style:display-name="Table124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24-col2-row3" style:display-name="Table124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9-col5-row7" style:display-name="Table49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2-row5" style:display-name="Table124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3-col2-row4" style:display-name="Table103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24-col2-row7" style:display-name="Table124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8-col1-row1" style:display-name="Table88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88-col1-row2" style:display-name="Table88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88-col1-row3" style:display-name="Table88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8-col1-row4" style:display-name="Table88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8-col1-row5" style:display-name="Table88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8-col1-row6" style:display-name="Table88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0-col2-row1" style:display-name="Table70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0-col1-row4" style:display-name="Table130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70-col2-row2" style:display-name="Table70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31-col5-row7" style:display-name="Table31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0-col2-row3" style:display-name="Table70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0-col2-row4" style:display-name="Table70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09-col2-row2" style:display-name="Table109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70-col2-row5" style:display-name="Table70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0-col1-row1" style:display-name="Table70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70-col1-row2" style:display-name="Table70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70-col1-row3" style:display-name="Table70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0-col1-row4" style:display-name="Table70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-col1-row1" style:display-name="Table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-col1-row2" style:display-name="Table5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5-col1-row3" style:display-name="Table5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5-col1-row4" style:display-name="Table5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-col1-row5" style:display-name="Table5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121-col5-row7" style:display-name="Table121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2-col6-row1" style:display-name="Table52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20-col1-row4" style:display-name="Table20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0-col1-row5" style:display-name="Table20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85-col3-row7" style:display-name="Table85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9-col1-row1" style:display-name="Table5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9-col1-row2" style:display-name="Table5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7-col1-row1" style:display-name="Table8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87-col1-row2" style:display-name="Table8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1-col2-row1" style:display-name="Table91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91-col2-row2" style:display-name="Table91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91-col2-row3" style:display-name="Table91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1-col2-row4" style:display-name="Table91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91-col2-row5" style:display-name="Table91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1-col2-row6" style:display-name="Table91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1-col2-row7" style:display-name="Table91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-col1-row1" style:display-name="Table13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3-col1-row2" style:display-name="Table13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3-col1-row3" style:display-name="Table13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-col1-row4" style:display-name="Table13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-col1-row5" style:display-name="Table13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-col1-row6" style:display-name="Table13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4-col1-row1" style:display-name="Table4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4-col1-row2" style:display-name="Table4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31-col6-row1" style:display-name="Table31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-col1-row4" style:display-name="Table4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-col1-row5" style:display-name="Table4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-col1-row6" style:display-name="Table4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15-col1-row1" style:display-name="Table115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28-col3-row7" style:display-name="Table28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4-col2-row1" style:display-name="Table34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34-col2-row2" style:display-name="Table34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34-col2-row3" style:display-name="Table34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4-col2-row4" style:display-name="Table34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34-col2-row5" style:display-name="Table34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4-col2-row6" style:display-name="Table34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4-col2-row7" style:display-name="Table34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-col3-row6" style:display-name="Table10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2-row7" style:display-name="Table118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2-col1-row1" style:display-name="Table4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2-col1-row2" style:display-name="Table4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-col2-row1" style:display-name="Table4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-col3-row6" style:display-name="Table1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1-row2" style:display-name="Table124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10-col2-row2" style:display-name="Table10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24-col1-row4" style:display-name="Table124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2-col1-row1" style:display-name="Table122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25-col5-row7" style:display-name="Table25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1-row7" style:display-name="Table124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118-col1-row3" style:display-name="Table118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6-col1-row4" style:display-name="Table136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03-col1-row1" style:display-name="Table103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0-col2-row4" style:display-name="Table10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1-col4-row4" style:display-name="Table31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1-col1-row1" style:display-name="Table131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39-col3-row7" style:display-name="Table139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1-col1-row2" style:display-name="Table13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6-col1-row7" style:display-name="Table136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70-col2-row6" style:display-name="Table70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6-col8-row7" style:display-name="Table46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7-col1-row6" style:display-name="Table127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1-col3-row7" style:display-name="Table121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5-col2-row1" style:display-name="Table85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85-col2-row2" style:display-name="Table85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85-col2-row3" style:display-name="Table85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5-col2-row4" style:display-name="Table85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85-col2-row5" style:display-name="Table85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5-col2-row6" style:display-name="Table85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5-col2-row7" style:display-name="Table85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2-col5-row7" style:display-name="Table52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5-col1-row1" style:display-name="Table3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5-col1-row2" style:display-name="Table3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3-col1-row1" style:display-name="Table6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3-col1-row2" style:display-name="Table6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1-col1-row1" style:display-name="Table91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91-col1-row2" style:display-name="Table91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91-col1-row3" style:display-name="Table91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1-col1-row4" style:display-name="Table91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1-col1-row5" style:display-name="Table91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1-col1-row6" style:display-name="Table91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1-col1-row7" style:display-name="Table91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2-col2-row2" style:display-name="Table2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2-col2-row3" style:display-name="Table2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2-col2-row4" style:display-name="Table2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24-col2-row1" style:display-name="Table124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0-col2-row5" style:display-name="Table130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8-col2-row1" style:display-name="Table28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28-col2-row2" style:display-name="Table28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8-col2-row3" style:display-name="Table28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8-col2-row4" style:display-name="Table28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28-col2-row5" style:display-name="Table28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8-col2-row6" style:display-name="Table28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8-col2-row7" style:display-name="Table28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4-col1-row1" style:display-name="Table34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34-col1-row2" style:display-name="Table34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34-col1-row3" style:display-name="Table34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4-col1-row4" style:display-name="Table34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4-col1-row5" style:display-name="Table34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4-col1-row6" style:display-name="Table34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4-col1-row7" style:display-name="Table34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0-col2-row6" style:display-name="Table10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1-row7" style:display-name="Table118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82-col5-row7" style:display-name="Table82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-col2-row1" style:display-name="Table1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-col2-row2" style:display-name="Table1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-col2-row3" style:display-name="Table1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5-col1-row1" style:display-name="Table6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-col2-row5" style:display-name="Table1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5-col1-row2" style:display-name="Table6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0-col1-row5" style:display-name="Table130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93-col1-row1" style:display-name="Table9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9-col3-row7" style:display-name="Table49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3-col1-row2" style:display-name="Table9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0-col1-row7" style:display-name="Table130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139-col2-row1" style:display-name="Table139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79-col1-row4" style:display-name="Table79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9-col2-row3" style:display-name="Table139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1-col1-row1" style:display-name="Table7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9-col2-row5" style:display-name="Table139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9-col2-row6" style:display-name="Table139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1-col3-row7" style:display-name="Table31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0-col2-row7" style:display-name="Table70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0-col1-row5" style:display-name="Table70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7-col1-row2" style:display-name="Table11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0-col1-row6" style:display-name="Table70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-col7-row6" style:display-name="Table7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46-col7-row7" style:display-name="Table46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1-col2-row2" style:display-name="Table121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21-col2-row3" style:display-name="Table121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6-col5-row7" style:display-name="Table46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1-col2-row5" style:display-name="Table121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1-col2-row6" style:display-name="Table121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1-col2-row7" style:display-name="Table121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5-col1-row1" style:display-name="Table85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85-col1-row2" style:display-name="Table85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85-col1-row3" style:display-name="Table85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5-col1-row4" style:display-name="Table85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5-col1-row5" style:display-name="Table85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5-col1-row6" style:display-name="Table85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5-col1-row7" style:display-name="Table85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37-col8-row7" style:display-name="Table37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36-col6-row1" style:display-name="Table136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7-col3-row3" style:display-name="Table17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58-col2-row3" style:display-name="Table58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6-row1" style:display-name="Table67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58-col2-row5" style:display-name="Table58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0-col2-row2" style:display-name="Table100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-col1-row1" style:display-name="Table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-col1-row2" style:display-name="Table2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2-col1-row3" style:display-name="Table2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-col1-row4" style:display-name="Table2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-col1-row5" style:display-name="Table2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109-col5-row7" style:display-name="Table109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2-col4-row4" style:display-name="Table112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8-col1-row1" style:display-name="Table28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28-col1-row2" style:display-name="Table28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8-col1-row3" style:display-name="Table28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8-col1-row4" style:display-name="Table28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4-col1-row1" style:display-name="Table8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84-col1-row2" style:display-name="Table8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2-col1-row1" style:display-name="Table9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92-col1-row2" style:display-name="Table9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7-col8-row7" style:display-name="Table67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40-col2-row3" style:display-name="Table40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-col3-row2" style:display-name="Table2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40-col2-row4" style:display-name="Table40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2-col3-row3" style:display-name="Table2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40-col2-row5" style:display-name="Table40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1-col1-row1" style:display-name="Table4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-col1-row2" style:display-name="Table10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0-col1-row3" style:display-name="Table10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-col1-row4" style:display-name="Table10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-col1-row5" style:display-name="Table10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-col1-row6" style:display-name="Table10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-col1-row1" style:display-name="Table1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-col1-row2" style:display-name="Table1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-col1-row3" style:display-name="Table1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1-row4" style:display-name="Table1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1-row5" style:display-name="Table1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1-row6" style:display-name="Table1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49-col2-row5" style:display-name="Table49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9-col2-row6" style:display-name="Table49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9-col2-row7" style:display-name="Table49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5-col3-row7" style:display-name="Table25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5-col4-row4" style:display-name="Table55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0-col2-row1" style:display-name="Table130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31-col2-row1" style:display-name="Table31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31-col2-row2" style:display-name="Table31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31-col2-row3" style:display-name="Table31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1-col2-row4" style:display-name="Table31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31-col2-row5" style:display-name="Table31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1-col2-row6" style:display-name="Table31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1-col2-row7" style:display-name="Table31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-col6-row6" style:display-name="Table7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6-col4-row4" style:display-name="Table46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1-col1-row2" style:display-name="Table121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121-col1-row3" style:display-name="Table121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1-col1-row4" style:display-name="Table121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1-col1-row5" style:display-name="Table121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1-col1-row6" style:display-name="Table121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1-col1-row7" style:display-name="Table121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118-col2-row1" style:display-name="Table118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18-col2-row2" style:display-name="Table118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18-col2-row3" style:display-name="Table118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2-col3-row7" style:display-name="Table52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7-col7-row7" style:display-name="Table37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2-row5" style:display-name="Table118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8-col2-row6" style:display-name="Table118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9-col1-row2" style:display-name="Table11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3-col6-row1" style:display-name="Table43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67-col5-row7" style:display-name="Table67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8-col1-row1" style:display-name="Table7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78-col1-row2" style:display-name="Table7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16-col1-row1" style:display-name="Table11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9-col4-row4" style:display-name="Table49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0-col1-row2" style:display-name="Table12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6-col1-row3" style:display-name="Table76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2-col1-row2" style:display-name="Table10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24-col1-row3" style:display-name="Table124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58-col8-row7" style:display-name="Table58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7-col8-row7" style:display-name="Table127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46-col1-row7" style:display-name="Table46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30-col1-row2" style:display-name="Table130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100-col8-row7" style:display-name="Table100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60-col1-row1" style:display-name="Table6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0-col1-row2" style:display-name="Table6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6-col2-row2" style:display-name="Table136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64-col7-row7" style:display-name="Table64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0-col8-row7" style:display-name="Table40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70-col6-row1" style:display-name="Table70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36-col1-row5" style:display-name="Table136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49-col1-row1" style:display-name="Table49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49-col1-row2" style:display-name="Table49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49-col1-row3" style:display-name="Table49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9-col1-row4" style:display-name="Table49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9-col1-row5" style:display-name="Table49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5-col2-row4" style:display-name="Table25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49-col1-row7" style:display-name="Table49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25-col2-row6" style:display-name="Table25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5-col2-row7" style:display-name="Table25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1-col1-row1" style:display-name="Table31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31-col1-row2" style:display-name="Table31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31-col1-row3" style:display-name="Table31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6-col6-row1" style:display-name="Table46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31-col1-row5" style:display-name="Table31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1-col1-row6" style:display-name="Table31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1-col1-row7" style:display-name="Table31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36-col2-row4" style:display-name="Table136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-col5-row1" style:display-name="Table7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70-col1-row7" style:display-name="Table70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37-col1-row1" style:display-name="Table137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46-col3-row7" style:display-name="Table46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0-col2-row7" style:display-name="Table130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9-col1-row1" style:display-name="Table139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133-col5-row7" style:display-name="Table133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2-col2-row1" style:display-name="Table52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37-col6-row1" style:display-name="Table37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52-col2-row3" style:display-name="Table52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2-col2-row4" style:display-name="Table52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52-col2-row5" style:display-name="Table52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2-col2-row6" style:display-name="Table52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2-col2-row7" style:display-name="Table52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8-col1-row1" style:display-name="Table9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6-col2-row7" style:display-name="Table136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62-col1-row1" style:display-name="Table6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8-col1-row3" style:display-name="Table58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25-col1-row2" style:display-name="Table12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6-col1-row2" style:display-name="Table8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14-col1-row2" style:display-name="Table11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7-col4-row4" style:display-name="Table67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8-col1-row2" style:display-name="Table118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00-col1-row2" style:display-name="Table100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00-col1-row3" style:display-name="Table100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3-col5-row7" style:display-name="Table43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0-col1-row5" style:display-name="Table100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9-col4-row4" style:display-name="Table109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8-col1-row4" style:display-name="Table118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8-col7-row7" style:display-name="Table58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6-col6-row1" style:display-name="Table76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2-col1-row2" style:display-name="Table1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0-col7-row7" style:display-name="Table100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64-col6-row1" style:display-name="Table64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67-col7-row7" style:display-name="Table67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40-col1-row2" style:display-name="Table14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3-col8-row7" style:display-name="Table43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15-col1-row4" style:display-name="Table115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0-col7-row7" style:display-name="Table40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9-col1-row2" style:display-name="Table9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0-col1-row7" style:display-name="Table40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15-col3-row7" style:display-name="Table115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3-col2-row4" style:display-name="Table133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9-col8-row7" style:display-name="Table79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25-col1-row1" style:display-name="Table25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25-col1-row2" style:display-name="Table25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5-col1-row3" style:display-name="Table25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5-col1-row4" style:display-name="Table25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5-col1-row5" style:display-name="Table25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5-col1-row6" style:display-name="Table25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5-col1-row7" style:display-name="Table25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06-col6-row1" style:display-name="Table106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24-col2-row4" style:display-name="Table124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2-col3-row4" style:display-name="Table2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1-col8-row7" style:display-name="Table61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22-col6-row6" style:display-name="Table22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1-col1-row2" style:display-name="Table4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24-col2-row6" style:display-name="Table124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3-col1-row2" style:display-name="Table8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6-col2-row1" style:display-name="Table46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46-col2-row2" style:display-name="Table46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46-col2-row3" style:display-name="Table46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6-col2-row4" style:display-name="Table46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46-col2-row5" style:display-name="Table46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6-col2-row6" style:display-name="Table46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6-col2-row7" style:display-name="Table46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6-col1-row1" style:display-name="Table106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24-col1-row1" style:display-name="Table2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-col1-row3" style:display-name="Table4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2-col1-row1" style:display-name="Table52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52-col1-row2" style:display-name="Table52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52-col1-row3" style:display-name="Table52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2-col1-row4" style:display-name="Table52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2-col1-row5" style:display-name="Table52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2-col1-row6" style:display-name="Table52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2-col1-row7" style:display-name="Table52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37-col5-row7" style:display-name="Table37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-col2-row5" style:display-name="Table10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2-col5-row7" style:display-name="Table112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1-row6" style:display-name="Table118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0-col1-row1" style:display-name="Table130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133-col8-row7" style:display-name="Table133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79-col6-row1" style:display-name="Table79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3-col4-row4" style:display-name="Table43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3-row7" style:display-name="Table67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3-col1-row2" style:display-name="Table12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8-col1-row7" style:display-name="Table88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-col2-row4" style:display-name="Table1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0-col8-row7" style:display-name="Table70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-col2-row6" style:display-name="Table1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5-col4-row4" style:display-name="Table25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0-col1-row6" style:display-name="Table130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27-col7-row7" style:display-name="Table127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3-col3-row7" style:display-name="Table133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7-col1-row1" style:display-name="Table10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7-col1-row2" style:display-name="Table10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5-col1-row1" style:display-name="Table135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35-col1-row2" style:display-name="Table13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0-col6-row1" style:display-name="Table40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64-col5-row7" style:display-name="Table64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7-col1-row1" style:display-name="Table4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7-col1-row2" style:display-name="Table4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5-col1-row1" style:display-name="Table7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75-col1-row2" style:display-name="Table7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9-col2-row2" style:display-name="Table139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30-col2-row6" style:display-name="Table130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0-col4-row4" style:display-name="Table70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9-col2-row4" style:display-name="Table139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9-col7-row7" style:display-name="Table79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5-col8-row7" style:display-name="Table55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39-col2-row7" style:display-name="Table139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2-col2-row7" style:display-name="Table112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61-col7-row7" style:display-name="Table61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5-row7" style:display-name="Table127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1-col2-row1" style:display-name="Table121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8-col1-row1" style:display-name="Table1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8-col1-row2" style:display-name="Table1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6-col1-row1" style:display-name="Table46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46-col1-row2" style:display-name="Table46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74-col1-row1" style:display-name="Table7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74-col1-row2" style:display-name="Table7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6-col1-row5" style:display-name="Table46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6-col1-row6" style:display-name="Table46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-col1-row1" style:display-name="Table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9-col1-row2" style:display-name="Table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10-col1-row1" style:display-name="Table11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26-col1-row1" style:display-name="Table126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82-col8-row7" style:display-name="Table82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37-col4-row4" style:display-name="Table37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4-col1-row5" style:display-name="Table124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39-col7-row7" style:display-name="Table139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1-row6" style:display-name="Table124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52-col4-row4" style:display-name="Table52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2-row1" style:display-name="Table67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67-col2-row2" style:display-name="Table67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67-col2-row3" style:display-name="Table67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2-row4" style:display-name="Table67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67-col2-row5" style:display-name="Table67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2-row6" style:display-name="Table67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2-row7" style:display-name="Table67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3-col3-row7" style:display-name="Table43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9-col1-row1" style:display-name="Table129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29-col1-row2" style:display-name="Table12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3-col2-row1" style:display-name="Table133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3-col2-row2" style:display-name="Table133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33-col2-row3" style:display-name="Table133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8-col5-row7" style:display-name="Table58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3-col2-row5" style:display-name="Table133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3-col2-row6" style:display-name="Table133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9-col8-row7" style:display-name="Table109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00-col5-row7" style:display-name="Table100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9-col5-row7" style:display-name="Table139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1-col1-row1" style:display-name="Table11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11-col1-row2" style:display-name="Table11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4-col4-row4" style:display-name="Table64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3-col7-row7" style:display-name="Table43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1-col8-row7" style:display-name="Table121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40-col5-row7" style:display-name="Table40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5-col7-row7" style:display-name="Table115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4-col3-row2" style:display-name="Table14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14-col3-row3" style:display-name="Table14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4-col3-row4" style:display-name="Table14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0-col3-row7" style:display-name="Table70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5-col7-row7" style:display-name="Table55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9-col1-row3" style:display-name="Table79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2-col5-row1" style:display-name="Table22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79-col1-row5" style:display-name="Table79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1-col6-row1" style:display-name="Table61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79-col1-row6" style:display-name="Table79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8-col1-row1" style:display-name="Table118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79-col1-row7" style:display-name="Table79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56-col1-row1" style:display-name="Table5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8-col1-row1" style:display-name="Table6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8-col1-row2" style:display-name="Table6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28-col1-row5" style:display-name="Table28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6-col1-row2" style:display-name="Table9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28-col1-row6" style:display-name="Table28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0-col1-row2" style:display-name="Table11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28-col1-row7" style:display-name="Table28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7-col2-row1" style:display-name="Table7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7-col2-row2" style:display-name="Table7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7-col2-row3" style:display-name="Table7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-col2-row4" style:display-name="Table7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-col2-row5" style:display-name="Table7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-col2-row6" style:display-name="Table7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0-col1-row1" style:display-name="Table5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0-col1-row2" style:display-name="Table5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7-col3-row4" style:display-name="Table17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6-col7-row7" style:display-name="Table136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64-col8-row7" style:display-name="Table64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0-col1-row1" style:display-name="Table10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82-col7-row7" style:display-name="Table82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0-col1-row3" style:display-name="Table130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09-col1-row3" style:display-name="Table109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7-col1-row2" style:display-name="Table13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37-col3-row7" style:display-name="Table37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9-col1-row1" style:display-name="Table3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9-col1-row2" style:display-name="Table3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7-col1-row1" style:display-name="Table67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67-col1-row2" style:display-name="Table67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43-col2-row1" style:display-name="Table43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43-col2-row2" style:display-name="Table43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43-col2-row3" style:display-name="Table43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3-col2-row4" style:display-name="Table43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43-col2-row5" style:display-name="Table43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3-col2-row6" style:display-name="Table43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3-col2-row7" style:display-name="Table43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6-row1" style:display-name="Table127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9-col2-row2" style:display-name="Table49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70-col7-row7" style:display-name="Table70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1-col1-row1" style:display-name="Table2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1-col1-row2" style:display-name="Table2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8-col4-row4" style:display-name="Table58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3-col1-row2" style:display-name="Table133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133-col1-row3" style:display-name="Table133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33-col1-row4" style:display-name="Table133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00-col4-row4" style:display-name="Table100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3-col1-row6" style:display-name="Table133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09-col7-row7" style:display-name="Table109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3-col7-row7" style:display-name="Table103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5-col6-row1" style:display-name="Table115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0-col4-row4" style:display-name="Table40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4-col3-row7" style:display-name="Table64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4-col2-row2" style:display-name="Table14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14-col2-row3" style:display-name="Table14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14-col2-row4" style:display-name="Table14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39-col1-row2" style:display-name="Table139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55-col6-row1" style:display-name="Table55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39-col1-row3" style:display-name="Table139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39-col1-row4" style:display-name="Table139_col1_row4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79-col5-row7" style:display-name="Table79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9-col1-row5" style:display-name="Table139_col1_row5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0-col2-row1" style:display-name="Table10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9-col1-row6" style:display-name="Table139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139-col1-row7" style:display-name="Table139_col1_row7">
      <style:table-cell-properties style:vertical-align="top" fo:border-left="2.25pt solid #000000" fo:border-right="0.72pt solid #000000" fo:border-top="0.5pt solid #000000" fo:border-bottom="2.25pt solid #000000"/>
    </style:style>
    <style:style style:family="table-cell" style:name="Table104-col1-row1" style:display-name="Table10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4-col1-row2" style:display-name="Table10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2-col1-row1" style:display-name="Table132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32-col1-row2" style:display-name="Table13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6-col1-row1" style:display-name="Table136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112-col1-row1" style:display-name="Table112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97-col4-row4" style:display-name="Table97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1-col5-row7" style:display-name="Table61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2-col8-row7" style:display-name="Table112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1-col4-row4" style:display-name="Table121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40-col1-row1" style:display-name="Table140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7-col1-row1" style:display-name="Table7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7-col1-row2" style:display-name="Table7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7-col1-row3" style:display-name="Table7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-col1-row4" style:display-name="Table7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-col1-row5" style:display-name="Table7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-col1-row6" style:display-name="Table7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36-col1-row6" style:display-name="Table136_col1_row6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82-col6-row1" style:display-name="Table82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37-col2-row1" style:display-name="Table37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89-col1-row2" style:display-name="Table8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37-col2-row3" style:display-name="Table37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7-col2-row4" style:display-name="Table37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37-col2-row5" style:display-name="Table37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7-col2-row6" style:display-name="Table37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7-col2-row7" style:display-name="Table37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5-col1-row1" style:display-name="Table1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5-col1-row2" style:display-name="Table1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3-col1-row1" style:display-name="Table43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43-col1-row2" style:display-name="Table43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43-col1-row3" style:display-name="Table43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3-col1-row4" style:display-name="Table43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3-col1-row5" style:display-name="Table43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9-col7-row6" style:display-name="Table19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6-col1-row1" style:display-name="Table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-col1-row2" style:display-name="Table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9-col2-row6" style:display-name="Table109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2-col2-row3" style:display-name="Table112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9-col6-row1" style:display-name="Table109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58-col3-row7" style:display-name="Table58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0-col3-row7" style:display-name="Table100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64-col2-row1" style:display-name="Table64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64-col2-row2" style:display-name="Table64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64-col2-row3" style:display-name="Table64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4-col2-row4" style:display-name="Table64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64-col2-row5" style:display-name="Table64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4-col2-row6" style:display-name="Table64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4-col2-row7" style:display-name="Table64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0-col3-row7" style:display-name="Table40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4-col1-row1" style:display-name="Table1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4-col1-row2" style:display-name="Table14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14-col1-row3" style:display-name="Table14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4-col1-row4" style:display-name="Table14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4-col1-row5" style:display-name="Table14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62-col1-row2" style:display-name="Table6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9-col4-row4" style:display-name="Table79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-col2-row3" style:display-name="Table10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7-col1-row1" style:display-name="Table2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5-col5-row7" style:display-name="Table55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8-col1-row1" style:display-name="Table138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06-col8-row7" style:display-name="Table106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7-col3-row7" style:display-name="Table127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3-col1-row1" style:display-name="Table8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27-col4-row4" style:display-name="Table127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8-col6-row1" style:display-name="Table58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61-col4-row4" style:display-name="Table61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2-col4-row6" style:display-name="Table22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2-col7-row7" style:display-name="Table112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-col3-row2" style:display-name="Table11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11-col3-row3" style:display-name="Table11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1-col3-row4" style:display-name="Table11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-col3-row5" style:display-name="Table11_col3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9-col4-row4" style:display-name="Table139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5-col1-row1" style:display-name="Table125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06-col2-row1" style:display-name="Table106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37-col1-row1" style:display-name="Table37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37-col1-row2" style:display-name="Table37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37-col1-row3" style:display-name="Table37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7-col1-row4" style:display-name="Table37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7-col1-row5" style:display-name="Table37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7-col1-row6" style:display-name="Table37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7-col1-row7" style:display-name="Table37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97-col7-row7" style:display-name="Table97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3-col8-row7" style:display-name="Table73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9-col6-row6" style:display-name="Table19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-col7-row6" style:display-name="Table4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77-col1-row1" style:display-name="Table7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3-col6-row1" style:display-name="Table103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77-col1-row2" style:display-name="Table7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8-col2-row2" style:display-name="Table58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5-col2-row3" style:display-name="Table25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8-col2-row4" style:display-name="Table58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49-col1-row6" style:display-name="Table49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8-col2-row6" style:display-name="Table58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5-col2-row5" style:display-name="Table25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0-col2-row4" style:display-name="Table100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00-col2-row5" style:display-name="Table100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0-col2-row6" style:display-name="Table100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0-col2-row7" style:display-name="Table100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6-col1-row1" style:display-name="Table3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6-col1-row2" style:display-name="Table3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4-col1-row1" style:display-name="Table64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64-col1-row2" style:display-name="Table64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64-col1-row3" style:display-name="Table64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4-col1-row4" style:display-name="Table64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4-col1-row5" style:display-name="Table64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4-col1-row6" style:display-name="Table64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4-col1-row7" style:display-name="Table64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40-col2-row6" style:display-name="Table40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0-col2-row7" style:display-name="Table40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-col3-row3" style:display-name="Table8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12-col1-row3" style:display-name="Table112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31-col1-row4" style:display-name="Table31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9-col3-row7" style:display-name="Table79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2-col7-row6" style:display-name="Table22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18-col8-row7" style:display-name="Table118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06-col7-row7" style:display-name="Table106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9-col1-row6" style:display-name="Table19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12-col6-row1" style:display-name="Table112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61-col3-row7" style:display-name="Table61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6-col2-row5" style:display-name="Table136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9-col1-row1" style:display-name="Table11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1-col2-row2" style:display-name="Table11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11-col2-row3" style:display-name="Table11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11-col2-row4" style:display-name="Table11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1-col2-row5" style:display-name="Table11_col2_row5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21-col2-row4" style:display-name="Table121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6-col5-row7" style:display-name="Table76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4-col7-row7" style:display-name="Table124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3-col3-row2" style:display-name="Table23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101-col1-row1" style:display-name="Table10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1-col1-row2" style:display-name="Table10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23-col3-row4" style:display-name="Table23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2-col4-row4" style:display-name="Table82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3-col7-row7" style:display-name="Table133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2-col2-row2" style:display-name="Table52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97-col6-row1" style:display-name="Table97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36-col2-row1" style:display-name="Table136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71-col1-row2" style:display-name="Table7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36-col2-row3" style:display-name="Table136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9-col5-row1" style:display-name="Table19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73-col7-row7" style:display-name="Table73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3-col1-row6" style:display-name="Table43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3-col4-row4" style:display-name="Table103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6-col2-row6" style:display-name="Table136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3-col1-row7" style:display-name="Table43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27-col2-row1" style:display-name="Table127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6-col4-row4" style:display-name="Table136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8-col1-row1" style:display-name="Table58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58-col1-row2" style:display-name="Table58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86-col1-row1" style:display-name="Table8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8-col1-row4" style:display-name="Table58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8-col1-row5" style:display-name="Table58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8-col1-row6" style:display-name="Table58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8-col1-row7" style:display-name="Table58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00-col1-row4" style:display-name="Table100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0-col1-row1" style:display-name="Table100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00-col1-row6" style:display-name="Table100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0-col1-row7" style:display-name="Table100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2-col1-row1" style:display-name="Table1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94-col8-row7" style:display-name="Table94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40-col1-row1" style:display-name="Table40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40-col1-row2" style:display-name="Table40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40-col1-row3" style:display-name="Table40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0-col1-row4" style:display-name="Table40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40-col1-row5" style:display-name="Table40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6-col7-row6" style:display-name="Table16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3-col1-row1" style:display-name="Table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-col1-row2" style:display-name="Table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9-col2-row1" style:display-name="Table79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79-col2-row2" style:display-name="Table79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79-col2-row3" style:display-name="Table79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9-col2-row4" style:display-name="Table79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9-col2-row5" style:display-name="Table79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9-col2-row6" style:display-name="Table79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9-col2-row7" style:display-name="Table79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5-col3-row7" style:display-name="Table55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9-col1-row1" style:display-name="Table2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9-col1-row2" style:display-name="Table2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7-col1-row1" style:display-name="Table5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7-col1-row2" style:display-name="Table5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0-col2-row3" style:display-name="Table100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1-col2-row1" style:display-name="Table61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61-col2-row2" style:display-name="Table61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61-col2-row3" style:display-name="Table61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1-col2-row4" style:display-name="Table61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61-col2-row5" style:display-name="Table61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1-col2-row6" style:display-name="Table61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1-col2-row7" style:display-name="Table61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-col1-row1" style:display-name="Table1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1-col1-row2" style:display-name="Table11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11-col1-row3" style:display-name="Table11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1-col1-row4" style:display-name="Table11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-col1-row5" style:display-name="Table11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-col1-row6" style:display-name="Table11_col1_row6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76-col4-row4" style:display-name="Table76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6-col2-row4" style:display-name="Table106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03-col8-row7" style:display-name="Table103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12-col2-row1" style:display-name="Table112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33-col6-row1" style:display-name="Table133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82-col3-row7" style:display-name="Table82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9-col1-row1" style:display-name="Table9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12-col2-row5" style:display-name="Table112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5-col5-row7" style:display-name="Table115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3-col6-row1" style:display-name="Table73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8-col1-row1" style:display-name="Table4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97-col5-row7" style:display-name="Table97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6-col1-row2" style:display-name="Table5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-col3-row6" style:display-name="Table7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6-col1-row2" style:display-name="Table76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98-col1-row2" style:display-name="Table9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9-col4-row6" style:display-name="Table19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2-col1-row2" style:display-name="Table12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6-col1-row4" style:display-name="Table76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26-col1-row2" style:display-name="Table12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76-col1-row5" style:display-name="Table76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0-col5-row7" style:display-name="Table70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8-col8-row7" style:display-name="Table88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53-col1-row1" style:display-name="Table5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3-col1-row2" style:display-name="Table5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20-col1-row1" style:display-name="Table12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81-col1-row1" style:display-name="Table8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4-col1-row2" style:display-name="Table13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1-col1-row2" style:display-name="Table8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9-col3-row7" style:display-name="Table109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4-col7-row7" style:display-name="Table94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0-col1-row1" style:display-name="Table3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15-col2-row1" style:display-name="Table115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15-col2-row2" style:display-name="Table115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15-col2-row3" style:display-name="Table115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5-col2-row4" style:display-name="Table115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6-col6-row6" style:display-name="Table16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5-col2-row6" style:display-name="Table115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15-col2-row7" style:display-name="Table115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9-col1-row1" style:display-name="Table79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79-col1-row2" style:display-name="Table79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55-col2-row1" style:display-name="Table55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55-col2-row2" style:display-name="Table55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55-col2-row3" style:display-name="Table55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5-col2-row4" style:display-name="Table55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55-col2-row5" style:display-name="Table55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5-col2-row6" style:display-name="Table55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5-col2-row7" style:display-name="Table55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6-col5-row7" style:display-name="Table106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3-col1-row1" style:display-name="Table3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3-col1-row2" style:display-name="Table3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61-col1-row1" style:display-name="Table61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61-col1-row2" style:display-name="Table61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61-col1-row3" style:display-name="Table61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1-col1-row4" style:display-name="Table61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1-col1-row5" style:display-name="Table61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1-col1-row6" style:display-name="Table61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1-col1-row7" style:display-name="Table61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24-col6-row1" style:display-name="Table124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7-col4-row6" style:display-name="Table7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-col3-row2" style:display-name="Table8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49-col2-row1" style:display-name="Table49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9-col1-row2" style:display-name="Table19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8-col3-row4" style:display-name="Table8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6-col3-row7" style:display-name="Table76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9-col2-row3" style:display-name="Table49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9-col2-row4" style:display-name="Table49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82-col2-row1" style:display-name="Table82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82-col2-row2" style:display-name="Table82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82-col2-row3" style:display-name="Table82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2-col2-row4" style:display-name="Table82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82-col2-row5" style:display-name="Table82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2-col2-row6" style:display-name="Table82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2-col2-row7" style:display-name="Table82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4-col1-row2" style:display-name="Table2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32-col1-row1" style:display-name="Table3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2-col1-row2" style:display-name="Table32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8-col1-row2" style:display-name="Table10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16-col1-row2" style:display-name="Table11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0-col1-row1" style:display-name="Table8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24-col4-row4" style:display-name="Table124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0-col1-row2" style:display-name="Table8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0-col1-row1" style:display-name="Table90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4-col1-row1" style:display-name="Table134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73-col5-row7" style:display-name="Table73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0-col1-row2" style:display-name="Table9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24-col8-row7" style:display-name="Table124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9-col3-row6" style:display-name="Table19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1-row5" style:display-name="Table118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8-col7-row7" style:display-name="Table88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9-col2-row1" style:display-name="Table109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7-col2-row4" style:display-name="Table17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09-col2-row3" style:display-name="Table109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9-col2-row4" style:display-name="Table109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09-col2-row5" style:display-name="Table109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4-col6-row1" style:display-name="Table94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09-col2-row7" style:display-name="Table109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3-col1-row1" style:display-name="Table123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97-col1-row5" style:display-name="Table97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6-col5-row1" style:display-name="Table16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97-col1-row6" style:display-name="Table97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5-col1-row2" style:display-name="Table115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15-col1-row3" style:display-name="Table115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7-col1-row7" style:display-name="Table97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15-col1-row5" style:display-name="Table115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5-col1-row6" style:display-name="Table115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5-col1-row7" style:display-name="Table115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8-col2-row3" style:display-name="Table8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27-col1-row2" style:display-name="Table27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5-col1-row1" style:display-name="Table55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55-col1-row2" style:display-name="Table55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55-col1-row3" style:display-name="Table55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5-col1-row4" style:display-name="Table55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5-col1-row5" style:display-name="Table55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5-col1-row6" style:display-name="Table55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55-col1-row7" style:display-name="Table55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22-col2-row1" style:display-name="Table22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00-col6-row1" style:display-name="Table100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91-col8-row7" style:display-name="Table91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06-col2-row2" style:display-name="Table106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06-col2-row3" style:display-name="Table106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-col7-row6" style:display-name="Table13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1-col1-row1" style:display-name="Table121_col1_row1">
      <style:table-cell-properties style:vertical-align="top" fo:border-left="2.25pt solid #000000" fo:border-right="0.72pt solid #000000" fo:border-top="2.25pt solid #000000" fo:border-bottom="1.5pt solid #000000"/>
    </style:style>
    <style:style style:family="table-cell" style:name="Table112-col3-row7" style:display-name="Table112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6-col2-row6" style:display-name="Table106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6-col2-row1" style:display-name="Table76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76-col2-row2" style:display-name="Table76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76-col2-row3" style:display-name="Table76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6-col2-row4" style:display-name="Table76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6-col2-row5" style:display-name="Table76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6-col2-row6" style:display-name="Table76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6-col2-row7" style:display-name="Table76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6-col1-row1" style:display-name="Table2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6-col1-row2" style:display-name="Table26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4-col1-row1" style:display-name="Table5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54-col1-row2" style:display-name="Table5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82-col1-row1" style:display-name="Table82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82-col1-row2" style:display-name="Table82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82-col1-row3" style:display-name="Table82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2-col1-row4" style:display-name="Table82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2-col1-row5" style:display-name="Table82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2-col1-row6" style:display-name="Table82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82-col1-row7" style:display-name="Table82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34-col8-row7" style:display-name="Table34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15-col8-row7" style:display-name="Table115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12-col1-row5" style:display-name="Table112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33-col2-row7" style:display-name="Table133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3-col4-row4" style:display-name="Table73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7-col3-row7" style:display-name="Table97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9-col2-row1" style:display-name="Table19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9-col2-row2" style:display-name="Table19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9-col2-row3" style:display-name="Table19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9-col2-row4" style:display-name="Table19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9-col2-row5" style:display-name="Table19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9-col2-row6" style:display-name="Table19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3-col3-row3" style:display-name="Table23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88-col6-row1" style:display-name="Table88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30-col6-row1" style:display-name="Table130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18-col2-row4" style:display-name="Table118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09-col1-row1" style:display-name="Table109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09-col1-row2" style:display-name="Table109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8-col7-row7" style:display-name="Table28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9-col1-row4" style:display-name="Table109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9-col1-row5" style:display-name="Table109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9-col1-row6" style:display-name="Table109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9-col1-row7" style:display-name="Table109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91-col5-row7" style:display-name="Table91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4-col5-row7" style:display-name="Table94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6-col4-row6" style:display-name="Table16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0-col2-row1" style:display-name="Table100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17-col1-row1" style:display-name="Table11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85-col8-row7" style:display-name="Table85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58-col2-row7" style:display-name="Table58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6-col5-row7" style:display-name="Table136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2-col3-row6" style:display-name="Table22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6-col3-row7" style:display-name="Table106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7-col2-row2" style:display-name="Table17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97-col8-row7" style:display-name="Table97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97-col1-row1" style:display-name="Table97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91-col7-row7" style:display-name="Table91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3-col2-row1" style:display-name="Table73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12-col2-row2" style:display-name="Table112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97-col1-row4" style:display-name="Table97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2-col2-row4" style:display-name="Table112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3-col6-row6" style:display-name="Table13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2-col2-row6" style:display-name="Table112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-col7-row6" style:display-name="Table1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4-col6-row1" style:display-name="Table4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8-col1-row2" style:display-name="Table4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46-col1-row3" style:display-name="Table46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3-col2-row6" style:display-name="Table73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6-col1-row4" style:display-name="Table46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3-col2-row7" style:display-name="Table73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0-col2-row1" style:display-name="Table40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76-col1-row6" style:display-name="Table76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6-col1-row7" style:display-name="Table76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40-col2-row2" style:display-name="Table40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8-col8-row7" style:display-name="Table28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4-col5-row7" style:display-name="Table124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8-col1-row2" style:display-name="Table138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3-col5-row7" style:display-name="Table103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51-col1-row1" style:display-name="Table51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0-col1-row2" style:display-name="Table30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1-col1-row2" style:display-name="Table5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15-col4-row4" style:display-name="Table115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4-col7-row7" style:display-name="Table34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8-col7-row7" style:display-name="Table118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7-col3-row2" style:display-name="Table17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97-col2-row1" style:display-name="Table97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97-col2-row2" style:display-name="Table97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97-col2-row3" style:display-name="Table97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7-col2-row4" style:display-name="Table97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97-col2-row5" style:display-name="Table97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7-col2-row6" style:display-name="Table97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7-col2-row7" style:display-name="Table97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9-col1-row1" style:display-name="Table19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73-col3-row7" style:display-name="Table73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9-col1-row3" style:display-name="Table19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9-col1-row4" style:display-name="Table19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9-col1-row5" style:display-name="Table19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3-col2-row2" style:display-name="Table23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23-col2-row3" style:display-name="Table23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23-col2-row4" style:display-name="Table23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30-col7-row7" style:display-name="Table130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88-col5-row7" style:display-name="Table88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9-col8-row7" style:display-name="Table139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30-col5-row7" style:display-name="Table130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13-col1-row1" style:display-name="Table11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13-col1-row2" style:display-name="Table11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41-col1-row1" style:display-name="Table141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141-col1-row2" style:display-name="Table141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4-col4-row4" style:display-name="Table94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0-col8-row7" style:display-name="Table130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21-col7-row7" style:display-name="Table121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6-col3-row6" style:display-name="Table16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0-col3-row2" style:display-name="Table20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85-col6-row1" style:display-name="Table85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85-col7-row7" style:display-name="Table85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2-col2-row2" style:display-name="Table22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2-col2-row3" style:display-name="Table22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2-col2-row4" style:display-name="Table22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2-col2-row5" style:display-name="Table22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2-col2-row6" style:display-name="Table22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6-col2-row5" style:display-name="Table106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91-col6-row1" style:display-name="Table91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06-col2-row7" style:display-name="Table106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8-col1-row1" style:display-name="Table10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96-col1-row1" style:display-name="Table96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-col5-row1" style:display-name="Table13_col5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06-col1-row2" style:display-name="Table106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12-col1-row2" style:display-name="Table112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06-col1-row3" style:display-name="Table106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2-col1-row4" style:display-name="Table112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6-col1-row4" style:display-name="Table106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2-col1-row6" style:display-name="Table112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12-col1-row7" style:display-name="Table112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18-col5-row7" style:display-name="Table118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6-col1-row2" style:display-name="Table136_col1_row2">
      <style:table-cell-properties style:vertical-align="top" fo:border-left="2.25pt solid #000000" fo:border-right="0.72pt solid #000000" fo:border-top="1.5pt solid #000000" fo:border-bottom="0.5pt solid #000000"/>
    </style:style>
    <style:style style:family="table-cell" style:name="Table4-col5-row6" style:display-name="Table4_col5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6-col1-row3" style:display-name="Table136_col1_row3">
      <style:table-cell-properties style:vertical-align="top" fo:border-left="2.25pt solid #000000" fo:border-right="0.72pt solid #000000" fo:border-top="0.5pt solid #000000" fo:border-bottom="0.5pt solid #000000"/>
    </style:style>
    <style:style style:family="table-cell" style:name="Table25-col2-row1" style:display-name="Table25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8-col1-row3" style:display-name="Table8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5-col2-row2" style:display-name="Table25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34-col6-row1" style:display-name="Table34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18-col6-row1" style:display-name="Table118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15-col2-row5" style:display-name="Table115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0-col7-row6" style:display-name="Table10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69-col1-row1" style:display-name="Table69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69-col1-row2" style:display-name="Table69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7-col2-row3" style:display-name="Table17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97-col1-row2" style:display-name="Table97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97-col1-row3" style:display-name="Table97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3-col2-row2" style:display-name="Table73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73-col2-row3" style:display-name="Table73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3-col2-row4" style:display-name="Table73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73-col2-row5" style:display-name="Table73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8-col2-row2" style:display-name="Table8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49-col8-row7" style:display-name="Table49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8-col2-row4" style:display-name="Table8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23-col1-row1" style:display-name="Table2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23-col1-row2" style:display-name="Table23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23-col1-row3" style:display-name="Table23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3-col1-row4" style:display-name="Table23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3-col1-row5" style:display-name="Table23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88-col4-row4" style:display-name="Table88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30-col4-row4" style:display-name="Table130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7-col2-row5" style:display-name="Table127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31-col8-row7" style:display-name="Table31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136-col3-row7" style:display-name="Table136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2-row7" style:display-name="Table127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4-col3-row7" style:display-name="Table94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6-col2-row1" style:display-name="Table16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16-col2-row2" style:display-name="Table16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6-col2-row3" style:display-name="Table16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6-col2-row4" style:display-name="Table16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6-col2-row5" style:display-name="Table16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6-col2-row6" style:display-name="Table16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0-col3-row3" style:display-name="Table20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0-col3-row4" style:display-name="Table20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9-col7-row7" style:display-name="Table49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2-col1-row1" style:display-name="Table22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22-col1-row2" style:display-name="Table22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22-col1-row3" style:display-name="Table22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2-col1-row4" style:display-name="Table22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2-col1-row5" style:display-name="Table22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2-col1-row6" style:display-name="Table22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06-col1-row5" style:display-name="Table106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6-col1-row6" style:display-name="Table106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06-col1-row7" style:display-name="Table106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02-col1-row1" style:display-name="Table10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5-col1-row1" style:display-name="Table4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45-col1-row2" style:display-name="Table4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06-col4-row4" style:display-name="Table106_col4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73-col1-row1" style:display-name="Table73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30-col3-row7" style:display-name="Table130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3-col4-row6" style:display-name="Table13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3-col1-row4" style:display-name="Table73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6-col8-row7" style:display-name="Table76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8-col1-row1" style:display-name="Table8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39-col6-row1" style:display-name="Table139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8-col1-row2" style:display-name="Table8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28-col6-row1" style:display-name="Table28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4-col4-row6" style:display-name="Table4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7-col2-row2" style:display-name="Table127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27-col2-row3" style:display-name="Table127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7-col2-row4" style:display-name="Table127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8-col1-row5" style:display-name="Table8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127-col2-row6" style:display-name="Table127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21-col6-row1" style:display-name="Table121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103-col3-row7" style:display-name="Table103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5-col1-row1" style:display-name="Table105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05-col1-row2" style:display-name="Table105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5-col3-row2" style:display-name="Table5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34-col5-row7" style:display-name="Table34_col5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0-col6-row6" style:display-name="Table10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7-col1-row1" style:display-name="Table17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17-col1-row2" style:display-name="Table17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17-col1-row3" style:display-name="Table17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7-col1-row4" style:display-name="Table17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7-col1-row5" style:display-name="Table17_col1_row5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73-col1-row2" style:display-name="Table73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73-col1-row3" style:display-name="Table73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6-row6" style:display-name="Table1_col6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73-col1-row5" style:display-name="Table73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3-col1-row6" style:display-name="Table73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3-col1-row7" style:display-name="Table73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8-col1-row4" style:display-name="Table8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5-col8-row7" style:display-name="Table25_col8_row7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94-col2-row3" style:display-name="Table94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5-col3-row4" style:display-name="Table5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44-col1-row1" style:display-name="Table44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94-col2-row1" style:display-name="Table94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5-col3-row3" style:display-name="Table5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94-col2-row7" style:display-name="Table94_col2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28-col1-row1" style:display-name="Table128_col1_row1">
      <style:table-cell-properties style:vertical-align="top" fo:border-left="2.25pt solid #000000" fo:border-right="2.25pt solid #000000" fo:border-top="2.25pt solid #000000" fo:border-bottom="1.5pt solid #000000" fo:background-color="#f2f2f2"/>
    </style:style>
    <style:style style:family="table-cell" style:name="Table88-col3-row7" style:display-name="Table88_col3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44-col1-row2" style:display-name="Table44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94-col2-row4" style:display-name="Table94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31-col7-row7" style:display-name="Table31_col7_row7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94-col2-row5" style:display-name="Table94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1-row3" style:display-name="Table67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4-col2-row6" style:display-name="Table94_col2_row6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67-col1-row4" style:display-name="Table67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94-col2-row2" style:display-name="Table94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67-col1-row5" style:display-name="Table67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76-col1-row1" style:display-name="Table76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67-col1-row6" style:display-name="Table67_col1_row6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6-col1-row5" style:display-name="Table16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67-col1-row7" style:display-name="Table67_col1_row7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16-col1-row1" style:display-name="Table16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16-col1-row2" style:display-name="Table16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6-col1-row3" style:display-name="Table16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6-col1-row4" style:display-name="Table16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  <style:page-layout style:name="Standard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body>
    <office:text>
      <text:section text:style-name="Sect1" text:name="Section1">
        <text:p text:style-name="P1"><text:span text:style-name="T1">Práctica 2</text:span> </text:p>
        <text:p text:style-name="P2">Ingeniería de requisitos: </text:p>
        <text:p text:style-name="P2">Modelo de casos de uso</text:p>
        <text:p text:style-name="P3"/>
        <text:p text:style-name="P4">Alba Aurora Moreno Peinado</text:p>
        <text:p text:style-name="P4">Manuel Ortiz Hita</text:p>
        <text:p text:style-name="P4">Pablo Zafra Jiménez</text:p>
        <text:p text:style-name="P4">Elena Cantero Molina</text:p>
        <text:p text:style-name="P4"/>
        <text:p text:style-name="P4">23 de Marzo de 2018</text:p>
        <text:p text:style-name="P5"/>
        <text:p text:style-name="P3"/>
        <text:p text:style-name="P6">Índice</text:p>
        <text:p text:style-name="P3"/>
        <text:p text:style-name="P3">1. Descripción de los actores</text:p>
        <text:p text:style-name="P3"><text:tab/>1.1. Actor Administrador</text:p>
        <text:p text:style-name="P3"><text:tab/>1.2. Actor Banco</text:p>
        <text:p text:style-name="P3"><text:tab/>1.3. Actor Cliente</text:p>
        <text:p text:style-name="P3"><text:tab/>1.4. Actor Empleado</text:p>
        <text:p text:style-name="P3"><text:tab/>1.5. Actor Encargado</text:p>
        <text:p text:style-name="P3"><text:tab/>1.6. Actor GPS</text:p>
        <text:p text:style-name="P3"><text:tab/>1.7. Actor Repartidor</text:p>
        <text:p text:style-name="P3"><text:tab/>1.8. Actor Temporizador</text:p>
        <text:p text:style-name="P3">2. Diagrama de paquetes</text:p>
        <text:p text:style-name="P3">3. Diagramas de Casos de Uso</text:p>
        <text:p text:style-name="P3"><text:tab/>3.1. Gestión Administrador</text:p>
        <text:p text:style-name="P3"><text:tab/>3.2. Gestión Clientes</text:p>
        <text:p text:style-name="P3"><text:tab/>3.3. Gestión Envíos</text:p>
        <text:p text:style-name="P3"><text:tab/>3.4. Gestión Transportes</text:p>
        <text:p text:style-name="P3"><text:tab/>3.5. Gestión Web</text:p>
        <text:p text:style-name="P3"><text:tab/>3.6.</text:p>
        <text:p text:style-name="P3">4. Descripción de Casos de Uso</text:p>
        <text:p text:style-name="P3"/>
        <text:p text:style-name="P5"/>
        <text:p text:style-name="P3"/>
        <text:p text:style-name="P3"/>
        <text:p text:style-name="P3"/>
        <text:p text:style-name="P3"/>
        <text:p text:style-name="P7"/>
        <text:p text:style-name="P7">1. <text:span text:style-name="T2">Descripción de los actores</text:span></text:p>
        <text:p text:style-name="P7"/>
        <text:p text:style-name="P3">1.1. Actor Administrador</text:p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column table:style-name="Table1.col6"/>
          <table:table-column table:style-name="Table1.col7"/>
          <table:table-row table:style-name="Table1.row1">
            <table:table-cell table:style-name="Table1_col1_row1">
              <text:h text:style-name="P8" text:outline-level="1">Actor</text:h>
            </table:table-cell>
            <table:table-cell table:style-name="Table1_col2_row1" table:number-columns-spanned="3">
              <text:h text:style-name="P9" text:outline-level="3">Administrador </text:h>
            </table:table-cell>
            <table:covered-table-cell/>
            <table:covered-table-cell/>
            <table:table-cell table:style-name="Table1_col5_row1" table:number-columns-spanned="3">
              <text:p text:style-name="P10">ACT_1</text:p>
            </table:table-cell>
            <table:covered-table-cell/>
            <table:covered-table-cell/>
          </table:table-row>
          <table:table-row table:style-name="Table1.row2">
            <table:table-cell table:style-name="Table1_col1_row2">
              <text:p text:style-name="P11">Descripción</text:p>
            </table:table-cell>
            <table:table-cell table:style-name="Table1_col2_row2" table:number-columns-spanned="6">
              <text:p text:style-name="P12">Persona que gestiona el sistem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3">
            <table:table-cell table:style-name="Table1_col1_row3">
              <text:p text:style-name="P11">Características</text:p>
            </table:table-cell>
            <table:table-cell table:style-name="Table1_col2_row3" table:number-columns-spanned="6">
              <text:p text:style-name="P12">Debe tener conocimientos avanzados sobre el funcionamiento de la empresa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4">
            <table:table-cell table:style-name="Table1_col1_row4">
              <text:p text:style-name="P11">Relaciones</text:p>
            </table:table-cell>
            <table:table-cell table:style-name="Table1_col2_row4" table:number-columns-spanned="6">
              <text:p text:style-name="P12">Banco: administra la gestión económica entre el banco y el cliente.</text:p>
              <text:p text:style-name="P12">Cliente: administra la información sobre el cliente.</text:p>
              <text:p text:style-name="P12">Empleado: administra los horarios y trabajos seguidos por el empleado.</text:p>
              <text:p text:style-name="P12">Encargado: administra los horarios y trabajos seguidos por el encargado.</text:p>
              <text:p text:style-name="P12">GPS: administra la ruta seguida por el GPS.</text:p>
              <text:p text:style-name="P12">Repartidor: administra el trayecto <text:s/>seguido e información sobre el repartidor.</text:p>
              <text:p text:style-name="P12">Temporizador: administra el tiempo de recogid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5">
            <table:table-cell table:style-name="Table1_col1_row5">
              <text:p text:style-name="P11">Referencias</text:p>
            </table:table-cell>
            <table:table-cell table:style-name="Table1_col2_row5" table:number-columns-spanned="6">
              <text:p text:style-name="P12">CU_1, CU_2, CU_3, CU_4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6">
            <table:table-cell table:style-name="Table1_col1_row6">
              <text:p text:style-name="P11">Autor</text:p>
            </table:table-cell>
            <table:table-cell table:style-name="Table1_col2_row6">
              <text:p text:style-name="P12">Alba Aurora Moreno Peinado</text:p>
            </table:table-cell>
            <table:table-cell table:style-name="Table1_col3_row6">
              <text:h text:style-name="P13" text:outline-level="2">Fecha</text:h>
            </table:table-cell>
            <table:table-cell table:style-name="Table1_col4_row6" table:number-columns-spanned="2">
              <text:p text:style-name="P14">12/03/2018</text:p>
            </table:table-cell>
            <table:covered-table-cell/>
            <table:table-cell table:style-name="Table1_col6_row6">
              <text:h text:style-name="P13" text:outline-level="2">Versión</text:h>
            </table:table-cell>
            <table:table-cell table:style-name="Table1_col7_row6">
              <text:p text:style-name="P14">1.0</text:p>
            </table:table-cell>
          </table:table-row>
        </table:table>
        <text:p text:style-name="P15"/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row table:style-name="Table2.row1">
            <table:table-cell table:style-name="Table2_col1_row1" table:number-columns-spanned="3">
              <text:h text:style-name="P16" text:outline-level="1">Atributos</text:h>
            </table:table-cell>
            <table:covered-table-cell/>
            <table:covered-table-cell/>
          </table:table-row>
          <table:table-row table:style-name="Table2.row2">
            <table:table-cell table:style-name="Table2_col1_row2">
              <text:p text:style-name="P17">Nombre</text:p>
            </table:table-cell>
            <table:table-cell table:style-name="Table2_col2_row2">
              <text:h text:style-name="P18" text:outline-level="1">Descripción</text:h>
            </table:table-cell>
            <table:table-cell table:style-name="Table2_col3_row2">
              <text:h text:style-name="P18" text:outline-level="1">Tipo</text:h>
            </table:table-cell>
          </table:table-row>
          <table:table-row table:style-name="Table2.row3">
            <table:table-cell table:style-name="Table2_col1_row3">
              <text:p text:style-name="P17">Datos personales</text:p>
            </table:table-cell>
            <table:table-cell table:style-name="Table2_col2_row3">
              <text:p text:style-name="P19">Código de administrador, DNI, nombre...</text:p>
            </table:table-cell>
            <table:table-cell table:style-name="Table2_col3_row3">
              <text:p text:style-name="P14">Lista de cadena de <text:s/>caracteres</text:p>
            </table:table-cell>
          </table:table-row>
          <table:table-row table:style-name="Table2.row4">
            <table:table-cell table:style-name="Table2_col1_row4">
              <text:p text:style-name="P11">Oficina</text:p>
            </table:table-cell>
            <table:table-cell table:style-name="Table2_col2_row4">
              <text:p text:style-name="P19">Oficina en la que realiza el software.</text:p>
            </table:table-cell>
            <table:table-cell table:style-name="Table2_col3_row4">
              <text:p text:style-name="P14">Cadena de caracteres</text:p>
            </table:table-cell>
          </table:table-row>
          <table:table-row table:style-name="Table2.row5">
            <table:table-cell table:style-name="Table2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3" table:style-name="Table3">
          <table:table-column table:style-name="Table3.col1"/>
          <table:table-row>
            <table:table-cell table:style-name="Table3_col1_row1">
              <text:p text:style-name="P20">Comentarios</text:p>
            </table:table-cell>
          </table:table-row>
          <table:table-row table:style-name="Table3.row1">
            <table:table-cell table:style-name="Table3_col1_row2">
              <text:p text:style-name="P21"/>
            </table:table-cell>
          </table:table-row>
        </table:table>
        <text:p text:style-name="P3"/>
        <text:p text:style-name="P3">1.2. Actor Banco</text:p>
        <table:table table:name="Table4" table:style-name="Table4">
          <table:table-column table:style-name="Table4.col1"/>
          <table:table-column table:style-name="Table4.col2"/>
          <table:table-column table:style-name="Table4.col3"/>
          <table:table-column table:style-name="Table4.col4"/>
          <table:table-column table:style-name="Table4.col5"/>
          <table:table-column table:style-name="Table4.col6"/>
          <table:table-column table:style-name="Table4.col7"/>
          <table:table-row table:style-name="Table4.row1">
            <table:table-cell table:style-name="Table4_col1_row1">
              <text:h text:style-name="P22" text:outline-level="1">Actor</text:h>
            </table:table-cell>
            <table:table-cell table:style-name="Table4_col2_row1" table:number-columns-spanned="4">
              <text:h text:style-name="P9" text:outline-level="3">Banco</text:h>
            </table:table-cell>
            <table:covered-table-cell/>
            <table:covered-table-cell/>
            <table:covered-table-cell/>
            <table:table-cell table:style-name="Table4_col6_row1" table:number-columns-spanned="2">
              <text:p text:style-name="P10">ACT_ 2</text:p>
            </table:table-cell>
            <table:covered-table-cell/>
          </table:table-row>
          <table:table-row table:style-name="Table4.row2">
            <table:table-cell table:style-name="Table4_col1_row2">
              <text:p text:style-name="P11">Descripción</text:p>
            </table:table-cell>
            <table:table-cell table:style-name="Table4_col2_row2" table:number-columns-spanned="6">
              <text:p text:style-name="P12">Establecimiento en el que se realizan los pagos de los servicios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row3">
            <table:table-cell table:style-name="Table4_col1_row3">
              <text:p text:style-name="P11">Características</text:p>
            </table:table-cell>
            <table:table-cell table:style-name="Table4_col2_row3" table:number-columns-spanned="6">
              <text:p text:style-name="P12">Puede ser tanto un banco nacional como internacional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row4">
            <table:table-cell table:style-name="Table4_col1_row4">
              <text:p text:style-name="P11">Relaciones</text:p>
            </table:table-cell>
            <table:table-cell table:style-name="Table4_col2_row4" table:number-columns-spanned="6">
              <text:p text:style-name="P12">Administrador: Se encarga de controlar y supervisar que las transacciones que se hacen con el banco asociado sean correctas.</text:p>
              <text:p text:style-name="P12">Cliente: Realiza una transacción económica con el fin de hacer el pago.</text:p>
              <text:p text:style-name="P12">Encargado: Se encarga de hacer presupuestos y de realizar los cobr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row5">
            <table:table-cell table:style-name="Table4_col1_row5">
              <text:p text:style-name="P11">Referencias</text:p>
            </table:table-cell>
            <table:table-cell table:style-name="Table4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row6">
            <table:table-cell table:style-name="Table4_col1_row6">
              <text:p text:style-name="P11">Autor</text:p>
            </table:table-cell>
            <table:table-cell table:style-name="Table4_col2_row6">
              <text:p text:style-name="P12">Manuel Ortiz Hita</text:p>
            </table:table-cell>
            <table:table-cell table:style-name="Table4_col3_row6">
              <text:h text:style-name="P18" text:outline-level="1">Fecha</text:h>
            </table:table-cell>
            <table:table-cell table:style-name="Table4_col4_row6">
              <text:p text:style-name="P14">19/03/2018</text:p>
            </table:table-cell>
            <table:table-cell table:style-name="Table4_col5_row6" table:number-columns-spanned="2">
              <text:h text:style-name="P18" text:outline-level="1">Versión</text:h>
            </table:table-cell>
            <table:covered-table-cell/>
            <table:table-cell table:style-name="Table4_col7_row6">
              <text:p text:style-name="P14">1.0</text:p>
            </table:table-cell>
          </table:table-row>
        </table:table>
        <text:p text:style-name="P15"/>
        <table:table table:name="Table5" table:style-name="Table5">
          <table:table-column table:style-name="Table5.col1"/>
          <table:table-column table:style-name="Table5.col2"/>
          <table:table-column table:style-name="Table5.col3"/>
          <table:table-row table:style-name="Table5.row1">
            <table:table-cell table:style-name="Table5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 table:style-name="Table5.row2">
            <table:table-cell table:style-name="Table5_col1_row2">
              <text:p text:style-name="P11">Nombre</text:p>
            </table:table-cell>
            <table:table-cell table:style-name="Table5_col2_row2">
              <text:h text:style-name="P18" text:outline-level="1">Descripción</text:h>
            </table:table-cell>
            <table:table-cell table:style-name="Table5_col3_row2">
              <text:h text:style-name="P18" text:outline-level="1">Tipo</text:h>
            </table:table-cell>
          </table:table-row>
          <table:table-row table:style-name="Table5.row3">
            <table:table-cell table:style-name="Table5_col1_row3">
              <text:p text:style-name="P11">Datos</text:p>
            </table:table-cell>
            <table:table-cell table:style-name="Table5_col2_row3">
              <text:p text:style-name="P19">Nombre, Id de cuenta,...</text:p>
            </table:table-cell>
            <table:table-cell table:style-name="Table5_col3_row3">
              <text:p text:style-name="P14">Lista de cadenas de caracteres</text:p>
            </table:table-cell>
          </table:table-row>
          <table:table-row table:style-name="Table5.row4">
            <table:table-cell table:style-name="Table5_col1_row4">
              <text:p text:style-name="P11">Oficina</text:p>
            </table:table-cell>
            <table:table-cell table:style-name="Table5_col2_row4">
              <text:p text:style-name="P19">Sede principal</text:p>
            </table:table-cell>
            <table:table-cell table:style-name="Table5_col3_row4">
              <text:p text:style-name="P14">Cadena de caracteres</text:p>
            </table:table-cell>
          </table:table-row>
          <table:table-row table:style-name="Table5.row5">
            <table:table-cell table:style-name="Table5_col1_row5" table:number-columns-spanned="3">
              <text:p text:style-name="P15"><text:span text:style-name="T3"> </text:span><text:span text:style-name="T4"> </text:span></text:p>
            </table:table-cell>
            <table:covered-table-cell/>
            <table:covered-table-cell/>
          </table:table-row>
        </table:table>
        <text:p text:style-name="P15"/>
        <table:table table:name="Table6" table:style-name="Table6">
          <table:table-column table:style-name="Table6.col1"/>
          <table:table-row>
            <table:table-cell table:style-name="Table6_col1_row1">
              <text:p text:style-name="P20">Comentarios</text:p>
            </table:table-cell>
          </table:table-row>
          <table:table-row table:style-name="Table6.row1">
            <table:table-cell table:style-name="Table6_col1_row2">
              <text:p text:style-name="P21"/>
            </table:table-cell>
          </table:table-row>
        </table:table>
        <text:p text:style-name="P15"/>
        <text:p text:style-name="P3">1.3. Actor Cliente</text:p>
        <table:table table:name="Table7" table:style-name="Table7">
          <table:table-column table:style-name="Table7.col1"/>
          <table:table-column table:style-name="Table7.col2"/>
          <table:table-column table:style-name="Table7.col3"/>
          <table:table-column table:style-name="Table7.col4"/>
          <table:table-column table:style-name="Table7.col5"/>
          <table:table-column table:style-name="Table7.col6"/>
          <table:table-column table:style-name="Table7.col7"/>
          <table:table-row table:style-name="Table7.row1">
            <table:table-cell table:style-name="Table7_col1_row1">
              <text:h text:style-name="P22" text:outline-level="1">Actor</text:h>
            </table:table-cell>
            <table:table-cell table:style-name="Table7_col2_row1" table:number-columns-spanned="3">
              <text:h text:style-name="P9" text:outline-level="3">Cliente</text:h>
            </table:table-cell>
            <table:covered-table-cell/>
            <table:covered-table-cell/>
            <table:table-cell table:style-name="Table7_col5_row1" table:number-columns-spanned="3">
              <text:p text:style-name="P24">ACT_3</text:p>
            </table:table-cell>
            <table:covered-table-cell/>
            <table:covered-table-cell/>
          </table:table-row>
          <table:table-row table:style-name="Table7.row2">
            <table:table-cell table:style-name="Table7_col1_row2">
              <text:p text:style-name="P11">Descripción</text:p>
            </table:table-cell>
            <table:table-cell table:style-name="Table7_col2_row2" table:number-columns-spanned="6">
              <text:p text:style-name="P12">Persona que hace uso de los servicios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row3">
            <table:table-cell table:style-name="Table7_col1_row3">
              <text:p text:style-name="P11">Características</text:p>
            </table:table-cell>
            <table:table-cell table:style-name="Table7_col2_row3" table:number-columns-spanned="6">
              <text:p text:style-name="P12">Puede ser cualquier persona que resida dentro de Españ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row4">
            <table:table-cell table:style-name="Table7_col1_row4">
              <text:p text:style-name="P11">Relaciones</text:p>
            </table:table-cell>
            <table:table-cell table:style-name="Table7_col2_row4" table:number-columns-spanned="6">
              <text:p text:style-name="P12">Banco: El cliente usa el banco para pagar a la empresa su envío.</text:p>
              <text:p text:style-name="P12">Empleado: Se relacionan a la hora de enviar o recoger un paquete.</text:p>
              <text:p text:style-name="P12">Repartidor: Se relacionan cuando va a recoger o entregar un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row5">
            <table:table-cell table:style-name="Table7_col1_row5">
              <text:p text:style-name="P11">Referencias</text:p>
            </table:table-cell>
            <table:table-cell table:style-name="Table7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row6">
            <table:table-cell table:style-name="Table7_col1_row6">
              <text:p text:style-name="P11">Autor</text:p>
            </table:table-cell>
            <table:table-cell table:style-name="Table7_col2_row6">
              <text:p text:style-name="P12">Elena Cantero Molina</text:p>
            </table:table-cell>
            <table:table-cell table:style-name="Table7_col3_row6">
              <text:h text:style-name="P18" text:outline-level="1">Fecha</text:h>
            </table:table-cell>
            <table:table-cell table:style-name="Table7_col4_row6" table:number-columns-spanned="2">
              <text:p text:style-name="P14">12/03/2018</text:p>
            </table:table-cell>
            <table:covered-table-cell/>
            <table:table-cell table:style-name="Table7_col6_row6">
              <text:h text:style-name="P18" text:outline-level="1">Versión</text:h>
            </table:table-cell>
            <table:table-cell table:style-name="Table7_col7_row6">
              <text:p text:style-name="P14">1.0</text:p>
            </table:table-cell>
          </table:table-row>
        </table:table>
        <text:p text:style-name="P15"/>
        <table:table table:name="Table8" table:style-name="Table8">
          <table:table-column table:style-name="Table8.col1"/>
          <table:table-column table:style-name="Table8.col2"/>
          <table:table-column table:style-name="Table8.col3"/>
          <table:table-row table:style-name="Table8.row1">
            <table:table-cell table:style-name="Table8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 table:style-name="Table8.row2">
            <table:table-cell table:style-name="Table8_col1_row2">
              <text:p text:style-name="P11">Nombre</text:p>
            </table:table-cell>
            <table:table-cell table:style-name="Table8_col2_row2">
              <text:h text:style-name="P25" text:outline-level="1">Descripción</text:h>
            </table:table-cell>
            <table:table-cell table:style-name="Table8_col3_row2">
              <text:h text:style-name="P18" text:outline-level="1">Tipo</text:h>
            </table:table-cell>
          </table:table-row>
          <table:table-row table:style-name="Table8.row3">
            <table:table-cell table:style-name="Table8_col1_row3">
              <text:p text:style-name="P11">Datos personales</text:p>
            </table:table-cell>
            <table:table-cell table:style-name="Table8_col2_row3">
              <text:p text:style-name="P19">DNI, nombre, correo,…</text:p>
            </table:table-cell>
            <table:table-cell table:style-name="Table8_col3_row3">
              <text:p text:style-name="P14">Lista de cadena de caracteres</text:p>
            </table:table-cell>
          </table:table-row>
          <table:table-row table:style-name="Table8.row4">
            <table:table-cell table:style-name="Table8_col1_row4">
              <text:p text:style-name="P11">Lista de paquetes</text:p>
            </table:table-cell>
            <table:table-cell table:style-name="Table8_col2_row4">
              <text:p text:style-name="P19">Lista de paquetes enviados y recibidos</text:p>
            </table:table-cell>
            <table:table-cell table:style-name="Table8_col3_row4">
              <text:p text:style-name="P14">Cadena de caracteres</text:p>
            </table:table-cell>
          </table:table-row>
          <table:table-row table:style-name="Table8.row5">
            <table:table-cell table:style-name="Table8_col1_row5" table:number-columns-spanned="3">
              <text:p text:style-name="P14"> </text:p>
            </table:table-cell>
            <table:covered-table-cell/>
            <table:covered-table-cell/>
          </table:table-row>
        </table:table>
        <text:p text:style-name="P15"/>
        <table:table table:name="Table9" table:style-name="Table9">
          <table:table-column table:style-name="Table9.col1"/>
          <table:table-row>
            <table:table-cell table:style-name="Table9_col1_row1">
              <text:p text:style-name="P20">Comentarios</text:p>
            </table:table-cell>
          </table:table-row>
          <table:table-row table:style-name="Table9.row1">
            <table:table-cell table:style-name="Table9_col1_row2">
              <text:p text:style-name="P21"/>
            </table:table-cell>
          </table:table-row>
        </table:table>
        <text:p text:style-name="P15"/>
        <text:p text:style-name="P3">1.4. Actor Empleado</text:p>
        <table:table table:name="Table10" table:style-name="Table10">
          <table:table-column table:style-name="Table10.col1"/>
          <table:table-column table:style-name="Table10.col2"/>
          <table:table-column table:style-name="Table10.col3"/>
          <table:table-column table:style-name="Table10.col4"/>
          <table:table-column table:style-name="Table10.col5"/>
          <table:table-column table:style-name="Table10.col6"/>
          <table:table-column table:style-name="Table10.col7"/>
          <table:table-row table:style-name="Table10.row1">
            <table:table-cell table:style-name="Table10_col1_row1">
              <text:h text:style-name="P22" text:outline-level="1">Actor</text:h>
            </table:table-cell>
            <table:table-cell table:style-name="Table10_col2_row1" table:number-columns-spanned="3">
              <text:h text:style-name="P9" text:outline-level="3">Empleado</text:h>
            </table:table-cell>
            <table:covered-table-cell/>
            <table:covered-table-cell/>
            <table:table-cell table:style-name="Table10_col5_row1" table:number-columns-spanned="3">
              <text:p text:style-name="P10">ACT_4</text:p>
            </table:table-cell>
            <table:covered-table-cell/>
            <table:covered-table-cell/>
          </table:table-row>
          <table:table-row table:style-name="Table10.row2">
            <table:table-cell table:style-name="Table10_col1_row2">
              <text:p text:style-name="P11">Descripción</text:p>
            </table:table-cell>
            <table:table-cell table:style-name="Table10_col2_row2" table:number-columns-spanned="6">
              <text:p text:style-name="P12">Persona que realiza el trabajo de atención al cliente y controla el almacén de paquetes así como otras funciones relacionadas con los mism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.row3">
            <table:table-cell table:style-name="Table10_col1_row3">
              <text:p text:style-name="P11">Características</text:p>
            </table:table-cell>
            <table:table-cell table:style-name="Table10_col2_row3" table:number-columns-spanned="6">
              <text:p text:style-name="P12">Conocimientos de administración de empre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.row4">
            <table:table-cell table:style-name="Table10_col1_row4">
              <text:p text:style-name="P11">Relaciones</text:p>
            </table:table-cell>
            <table:table-cell table:style-name="Table10_col2_row4" table:number-columns-spanned="6">
              <text:p text:style-name="P12">Administrador: Obtiene el horario de trabajo así como la llegada de paquetes.</text:p>
              <text:p text:style-name="P12">Cliente: Atiende a éste cuando envía o recibe un paquete en la oficina.</text:p>
              <text:p text:style-name="P12">Repartidor: Recibe del empleado los paquetes a enviar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.row5">
            <table:table-cell table:style-name="Table10_col1_row5">
              <text:p text:style-name="P11">Referencias</text:p>
            </table:table-cell>
            <table:table-cell table:style-name="Table10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.row6">
            <table:table-cell table:style-name="Table10_col1_row6">
              <text:p text:style-name="P11">Autor</text:p>
            </table:table-cell>
            <table:table-cell table:style-name="Table10_col2_row6">
              <text:p text:style-name="P12">Elena Cantero Molina</text:p>
            </table:table-cell>
            <table:table-cell table:style-name="Table10_col3_row6">
              <text:h text:style-name="P18" text:outline-level="1">Fecha</text:h>
            </table:table-cell>
            <table:table-cell table:style-name="Table10_col4_row6" table:number-columns-spanned="2">
              <text:p text:style-name="P14">19/03/2018</text:p>
            </table:table-cell>
            <table:covered-table-cell/>
            <table:table-cell table:style-name="Table10_col6_row6">
              <text:h text:style-name="P18" text:outline-level="1">Versión</text:h>
            </table:table-cell>
            <table:table-cell table:style-name="Table10_col7_row6">
              <text:p text:style-name="P14">1.0</text:p>
            </table:table-cell>
          </table:table-row>
        </table:table>
        <text:p text:style-name="P15"/>
        <table:table table:name="Table11" table:style-name="Table11">
          <table:table-column table:style-name="Table11.col1"/>
          <table:table-column table:style-name="Table11.col2"/>
          <table:table-column table:style-name="Table11.col3"/>
          <table:table-row table:style-name="Table11.row1">
            <table:table-cell table:style-name="Table11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 table:style-name="Table11.row2">
            <table:table-cell table:style-name="Table11_col1_row2">
              <text:p text:style-name="P11">Nombre</text:p>
            </table:table-cell>
            <table:table-cell table:style-name="Table11_col2_row2">
              <text:h text:style-name="P18" text:outline-level="1">Descripción</text:h>
            </table:table-cell>
            <table:table-cell table:style-name="Table11_col3_row2">
              <text:h text:style-name="P18" text:outline-level="1">Tipo</text:h>
            </table:table-cell>
          </table:table-row>
          <table:table-row table:style-name="Table11.row3">
            <table:table-cell table:style-name="Table11_col1_row3">
              <text:p text:style-name="P11">Datos personales</text:p>
            </table:table-cell>
            <table:table-cell table:style-name="Table11_col2_row3">
              <text:p text:style-name="P19">DNI, nombre, correo, …</text:p>
            </table:table-cell>
            <table:table-cell table:style-name="Table11_col3_row3">
              <text:p text:style-name="P14">Lista de cadenas de caracteres</text:p>
            </table:table-cell>
          </table:table-row>
          <table:table-row table:style-name="Table11.row4">
            <table:table-cell table:style-name="Table11_col1_row4">
              <text:p text:style-name="P11">Departamento</text:p>
            </table:table-cell>
            <table:table-cell table:style-name="Table11_col2_row4">
              <text:p text:style-name="P19">Tipo de departamento al que pertenece (almacén, mostrador, …)</text:p>
            </table:table-cell>
            <table:table-cell table:style-name="Table11_col3_row4">
              <text:p text:style-name="P14">Cadena de caracteres</text:p>
            </table:table-cell>
          </table:table-row>
          <table:table-row table:style-name="Table11.row5">
            <table:table-cell table:style-name="Table11_col1_row5">
              <text:p text:style-name="P11">Oficina</text:p>
            </table:table-cell>
            <table:table-cell table:style-name="Table11_col2_row5">
              <text:p text:style-name="P19">Oficina de la provincia en la que trabaja</text:p>
            </table:table-cell>
            <table:table-cell table:style-name="Table11_col3_row5">
              <text:p text:style-name="P14">Cadena de caracteres</text:p>
            </table:table-cell>
          </table:table-row>
          <table:table-row table:style-name="Table11.row6">
            <table:table-cell table:style-name="Table11_col1_row6" table:number-columns-spanned="3">
              <text:p text:style-name="P14"/>
            </table:table-cell>
            <table:covered-table-cell/>
            <table:covered-table-cell/>
          </table:table-row>
        </table:table>
        <text:p text:style-name="P15"/>
        <table:table table:name="Table12" table:style-name="Table12">
          <table:table-column table:style-name="Table12.col1"/>
          <table:table-row>
            <table:table-cell table:style-name="Table12_col1_row1">
              <text:p text:style-name="P20">Comentarios</text:p>
            </table:table-cell>
          </table:table-row>
          <table:table-row table:style-name="Table12.row1">
            <table:table-cell table:style-name="Table12_col1_row2">
              <text:p text:style-name="P21"/>
            </table:table-cell>
          </table:table-row>
        </table:table>
        <text:p text:style-name="P3"><text:tab/></text:p>
        <text:p text:style-name="P3">1.5. Actor Encargado</text:p>
        <table:table table:name="Table13" table:style-name="Table13">
          <table:table-column table:style-name="Table13.col1"/>
          <table:table-column table:style-name="Table13.col2"/>
          <table:table-column table:style-name="Table13.col3"/>
          <table:table-column table:style-name="Table13.col4"/>
          <table:table-column table:style-name="Table13.col5"/>
          <table:table-column table:style-name="Table13.col6"/>
          <table:table-column table:style-name="Table13.col7"/>
          <table:table-row table:style-name="Table13.row1">
            <table:table-cell table:style-name="Table13_col1_row1">
              <text:h text:style-name="P22" text:outline-level="1">Actor</text:h>
            </table:table-cell>
            <table:table-cell table:style-name="Table13_col2_row1" table:number-columns-spanned="3">
              <text:h text:style-name="P9" text:outline-level="3">Encargado</text:h>
            </table:table-cell>
            <table:covered-table-cell/>
            <table:covered-table-cell/>
            <table:table-cell table:style-name="Table13_col5_row1" table:number-columns-spanned="3">
              <text:p text:style-name="P10">ACT_5</text:p>
            </table:table-cell>
            <table:covered-table-cell/>
            <table:covered-table-cell/>
          </table:table-row>
          <table:table-row table:style-name="Table13.row2">
            <table:table-cell table:style-name="Table13_col1_row2">
              <text:p text:style-name="P11">Descripción</text:p>
            </table:table-cell>
            <table:table-cell table:style-name="Table13_col2_row2" table:number-columns-spanned="6">
              <text:p text:style-name="P12">Persona que representa al dueño o encargado de la empre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.row3">
            <table:table-cell table:style-name="Table13_col1_row3">
              <text:p text:style-name="P11">Características</text:p>
            </table:table-cell>
            <table:table-cell table:style-name="Table13_col2_row3" table:number-columns-spanned="6">
              <text:p text:style-name="P12">Realiza actividades de gestión y económicas de la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.row4">
            <table:table-cell table:style-name="Table13_col1_row4">
              <text:p text:style-name="P11">Relaciones</text:p>
            </table:table-cell>
            <table:table-cell table:style-name="Table13_col2_row4" table:number-columns-spanned="6">
              <text:p text:style-name="P12">Administrador:Negocia y tramita temas de gestión de horarios y logística.</text:p>
              <text:p text:style-name="P12">Banco:Resuelve posibles problemas relacionados con el pago de los servicios <text:s/>por parte de los clientes.</text:p>
              <text:p text:style-name="P12">Cliente:Resuelve posibles problemas y ayuda al cliente cuando el empleado no pudiese resolver alguna cuestión.</text:p>
              <text:p text:style-name="P12">Empleado:Supervisa el trabajo del empleado.</text:p>
              <text:p text:style-name="P12">Repartidor:Supervisa que la comunicación entre empleado/repartidor sea correcta y que las entregas se hagan en el plazo previsto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.row5">
            <table:table-cell table:style-name="Table13_col1_row5">
              <text:p text:style-name="P11">Referencias</text:p>
            </table:table-cell>
            <table:table-cell table:style-name="Table13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.row6">
            <table:table-cell table:style-name="Table13_col1_row6">
              <text:p text:style-name="P11">Autor</text:p>
            </table:table-cell>
            <table:table-cell table:style-name="Table13_col2_row6">
              <text:p text:style-name="P12">Pablo Zafra Jiménez</text:p>
            </table:table-cell>
            <table:table-cell table:style-name="Table13_col3_row6">
              <text:h text:style-name="P18" text:outline-level="1">Fecha</text:h>
            </table:table-cell>
            <table:table-cell table:style-name="Table13_col4_row6" table:number-columns-spanned="2">
              <text:p text:style-name="P14">19/03/2018</text:p>
            </table:table-cell>
            <table:covered-table-cell/>
            <table:table-cell table:style-name="Table13_col6_row6">
              <text:h text:style-name="P18" text:outline-level="1">Versión</text:h>
            </table:table-cell>
            <table:table-cell table:style-name="Table13_col7_row6">
              <text:p text:style-name="P14">1.0</text:p>
            </table:table-cell>
          </table:table-row>
        </table:table>
        <text:p text:style-name="P15"/>
        <table:table table:name="Table14" table:style-name="Table14">
          <table:table-column table:style-name="Table14.col1"/>
          <table:table-column table:style-name="Table14.col2"/>
          <table:table-column table:style-name="Table14.col3"/>
          <table:table-row table:style-name="Table14.row1">
            <table:table-cell table:style-name="Table14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 table:style-name="Table14.row2">
            <table:table-cell table:style-name="Table14_col1_row2">
              <text:p text:style-name="P11">Nombre</text:p>
            </table:table-cell>
            <table:table-cell table:style-name="Table14_col2_row2">
              <text:h text:style-name="P18" text:outline-level="1">Descripción</text:h>
            </table:table-cell>
            <table:table-cell table:style-name="Table14_col3_row2">
              <text:h text:style-name="P18" text:outline-level="1">Tipo</text:h>
            </table:table-cell>
          </table:table-row>
          <table:table-row table:style-name="Table14.row3">
            <table:table-cell table:style-name="Table14_col1_row3">
              <text:p text:style-name="P11"/>
            </table:table-cell>
            <table:table-cell table:style-name="Table14_col2_row3">
              <text:p text:style-name="P11"/>
            </table:table-cell>
            <table:table-cell table:style-name="Table14_col3_row3">
              <text:p text:style-name="P14"/>
            </table:table-cell>
          </table:table-row>
          <table:table-row table:style-name="Table14.row4">
            <table:table-cell table:style-name="Table14_col1_row4">
              <text:p text:style-name="P11"/>
            </table:table-cell>
            <table:table-cell table:style-name="Table14_col2_row4">
              <text:p text:style-name="P11"/>
            </table:table-cell>
            <table:table-cell table:style-name="Table14_col3_row4">
              <text:p text:style-name="P14"/>
            </table:table-cell>
          </table:table-row>
          <table:table-row table:style-name="Table14.row5">
            <table:table-cell table:style-name="Table14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15" table:style-name="Table15">
          <table:table-column table:style-name="Table15.col1"/>
          <table:table-row>
            <table:table-cell table:style-name="Table15_col1_row1">
              <text:p text:style-name="P20">Comentarios</text:p>
            </table:table-cell>
          </table:table-row>
          <table:table-row table:style-name="Table15.row1">
            <table:table-cell table:style-name="Table15_col1_row2">
              <text:p text:style-name="P21"/>
            </table:table-cell>
          </table:table-row>
        </table:table>
        <text:p text:style-name="P3"><text:tab/></text:p>
        <text:p text:style-name="P3">1.6. Actor GPS</text:p>
        <table:table table:name="Table16" table:style-name="Table16">
          <table:table-column table:style-name="Table16.col1"/>
          <table:table-column table:style-name="Table16.col2"/>
          <table:table-column table:style-name="Table16.col3"/>
          <table:table-column table:style-name="Table16.col4"/>
          <table:table-column table:style-name="Table16.col5"/>
          <table:table-column table:style-name="Table16.col6"/>
          <table:table-column table:style-name="Table16.col7"/>
          <table:table-row table:style-name="Table16.row1">
            <table:table-cell table:style-name="Table16_col1_row1">
              <text:h text:style-name="P22" text:outline-level="1">Actor</text:h>
            </table:table-cell>
            <table:table-cell table:style-name="Table16_col2_row1" table:number-columns-spanned="3">
              <text:h text:style-name="P9" text:outline-level="3">GPS</text:h>
            </table:table-cell>
            <table:covered-table-cell/>
            <table:covered-table-cell/>
            <table:table-cell table:style-name="Table16_col5_row1" table:number-columns-spanned="3">
              <text:p text:style-name="P10">ACT_6</text:p>
            </table:table-cell>
            <table:covered-table-cell/>
            <table:covered-table-cell/>
          </table:table-row>
          <table:table-row table:style-name="Table16.row2">
            <table:table-cell table:style-name="Table16_col1_row2">
              <text:p text:style-name="P11">Descripción</text:p>
            </table:table-cell>
            <table:table-cell table:style-name="Table16_col2_row2" table:number-columns-spanned="6">
              <text:p text:style-name="P12">Dispositivo que calcula la rut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row3">
            <table:table-cell table:style-name="Table16_col1_row3">
              <text:p text:style-name="P11">Características</text:p>
            </table:table-cell>
            <table:table-cell table:style-name="Table16_col2_row3" table:number-columns-spanned="6">
              <text:p text:style-name="P12">Tiene que conocer la rut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row4">
            <table:table-cell table:style-name="Table16_col1_row4">
              <text:p text:style-name="P11">Relaciones</text:p>
            </table:table-cell>
            <table:table-cell table:style-name="Table16_col2_row4" table:number-columns-spanned="6">
              <text:p text:style-name="P12">Administrador:Informa al administrador de posibles errores en la ruta o de contratiempos.</text:p>
              <text:p text:style-name="P12">Repartidor:Informa de la ruta óptima dada una lista de entregas y recogidas, así como el tráfico en vivo, tiempo estimado de llegada y posibles contratiempos (imprevistos meteorológicos, accidentes de tráfico…, etc.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row5">
            <table:table-cell table:style-name="Table16_col1_row5">
              <text:p text:style-name="P11">Referencias</text:p>
            </table:table-cell>
            <table:table-cell table:style-name="Table16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row6">
            <table:table-cell table:style-name="Table16_col1_row6">
              <text:p text:style-name="P11">Autor</text:p>
            </table:table-cell>
            <table:table-cell table:style-name="Table16_col2_row6">
              <text:p text:style-name="P12">Pablo Zafra Jiménez</text:p>
            </table:table-cell>
            <table:table-cell table:style-name="Table16_col3_row6">
              <text:h text:style-name="P18" text:outline-level="1">Fecha</text:h>
            </table:table-cell>
            <table:table-cell table:style-name="Table16_col4_row6" table:number-columns-spanned="2">
              <text:p text:style-name="P14">19/03/2018</text:p>
            </table:table-cell>
            <table:covered-table-cell/>
            <table:table-cell table:style-name="Table16_col6_row6">
              <text:h text:style-name="P18" text:outline-level="1">Versión</text:h>
            </table:table-cell>
            <table:table-cell table:style-name="Table16_col7_row6">
              <text:p text:style-name="P14">1.0</text:p>
            </table:table-cell>
          </table:table-row>
        </table:table>
        <text:p text:style-name="P15"/>
        <table:table table:name="Table17" table:style-name="Table17">
          <table:table-column table:style-name="Table17.col1"/>
          <table:table-column table:style-name="Table17.col2"/>
          <table:table-column table:style-name="Table17.col3"/>
          <table:table-row table:style-name="Table17.row1">
            <table:table-cell table:style-name="Table17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 table:style-name="Table17.row2">
            <table:table-cell table:style-name="Table17_col1_row2">
              <text:p text:style-name="P11">Nombre</text:p>
            </table:table-cell>
            <table:table-cell table:style-name="Table17_col2_row2">
              <text:h text:style-name="P18" text:outline-level="1">Descripción</text:h>
            </table:table-cell>
            <table:table-cell table:style-name="Table17_col3_row2">
              <text:h text:style-name="P18" text:outline-level="1">Tipo</text:h>
            </table:table-cell>
          </table:table-row>
          <table:table-row table:style-name="Table17.row3">
            <table:table-cell table:style-name="Table17_col1_row3">
              <text:p text:style-name="P11"/>
            </table:table-cell>
            <table:table-cell table:style-name="Table17_col2_row3">
              <text:p text:style-name="P11"/>
            </table:table-cell>
            <table:table-cell table:style-name="Table17_col3_row3">
              <text:p text:style-name="P14"/>
            </table:table-cell>
          </table:table-row>
          <table:table-row table:style-name="Table17.row4">
            <table:table-cell table:style-name="Table17_col1_row4">
              <text:p text:style-name="P11"/>
            </table:table-cell>
            <table:table-cell table:style-name="Table17_col2_row4">
              <text:p text:style-name="P11"/>
            </table:table-cell>
            <table:table-cell table:style-name="Table17_col3_row4">
              <text:p text:style-name="P14"/>
            </table:table-cell>
          </table:table-row>
          <table:table-row table:style-name="Table17.row5">
            <table:table-cell table:style-name="Table17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18" table:style-name="Table18">
          <table:table-column table:style-name="Table18.col1"/>
          <table:table-row>
            <table:table-cell table:style-name="Table18_col1_row1">
              <text:p text:style-name="P20">Comentarios</text:p>
            </table:table-cell>
          </table:table-row>
          <table:table-row table:style-name="Table18.row1">
            <table:table-cell table:style-name="Table18_col1_row2">
              <text:p text:style-name="P21"/>
            </table:table-cell>
          </table:table-row>
        </table:table>
        <text:p text:style-name="P3"><text:tab/></text:p>
        <text:p text:style-name="P3">1.7. Actor Repartidor</text:p>
        <table:table table:name="Table19" table:style-name="Table19">
          <table:table-column table:style-name="Table19.col1"/>
          <table:table-column table:style-name="Table19.col2"/>
          <table:table-column table:style-name="Table19.col3"/>
          <table:table-column table:style-name="Table19.col4"/>
          <table:table-column table:style-name="Table19.col5"/>
          <table:table-column table:style-name="Table19.col6"/>
          <table:table-column table:style-name="Table19.col7"/>
          <table:table-row table:style-name="Table19.row1">
            <table:table-cell table:style-name="Table19_col1_row1">
              <text:h text:style-name="P22" text:outline-level="1">Actor</text:h>
            </table:table-cell>
            <table:table-cell table:style-name="Table19_col2_row1" table:number-columns-spanned="3">
              <text:h text:style-name="P9" text:outline-level="3">Repartidor</text:h>
            </table:table-cell>
            <table:covered-table-cell/>
            <table:covered-table-cell/>
            <table:table-cell table:style-name="Table19_col5_row1" table:number-columns-spanned="3">
              <text:p text:style-name="P10">ACT_7</text:p>
            </table:table-cell>
            <table:covered-table-cell/>
            <table:covered-table-cell/>
          </table:table-row>
          <table:table-row table:style-name="Table19.row2">
            <table:table-cell table:style-name="Table19_col1_row2">
              <text:p text:style-name="P11">Descripción</text:p>
            </table:table-cell>
            <table:table-cell table:style-name="Table19_col2_row2" table:number-columns-spanned="6">
              <text:p text:style-name="P12">Persona que se encarga del transporte de paquete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9.row3">
            <table:table-cell table:style-name="Table19_col1_row3">
              <text:p text:style-name="P11">Características</text:p>
            </table:table-cell>
            <table:table-cell table:style-name="Table19_col2_row3" table:number-columns-spanned="6">
              <text:p text:style-name="P12">Tener carnet de conducir y saber usar el GP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9.row4">
            <table:table-cell table:style-name="Table19_col1_row4">
              <text:p text:style-name="P11">Relaciones</text:p>
            </table:table-cell>
            <table:table-cell table:style-name="Table19_col2_row4" table:number-columns-spanned="6">
              <text:p text:style-name="P12">Empleado: recoge el paquete que le entrega dicho empleado.</text:p>
              <text:p text:style-name="P12">Cliente: entrega el paquete a dicho cliente.</text:p>
              <text:p text:style-name="P12">GPS: obtiene la ruta a seguir a través del GP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9.row5">
            <table:table-cell table:style-name="Table19_col1_row5">
              <text:p text:style-name="P11">Referencias</text:p>
            </table:table-cell>
            <table:table-cell table:style-name="Table19_col2_row5" table:number-columns-spanned="6">
              <text:p text:style-name="P12">CU_17, CU_18, CU_25, CU_26, CU_31, CU_41-CU_48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9.row6">
            <table:table-cell table:style-name="Table19_col1_row6">
              <text:p text:style-name="P11">Autor</text:p>
            </table:table-cell>
            <table:table-cell table:style-name="Table19_col2_row6">
              <text:p text:style-name="P12">Alba Aurora Moreno Peinado</text:p>
            </table:table-cell>
            <table:table-cell table:style-name="Table19_col3_row6">
              <text:h text:style-name="P18" text:outline-level="1">Fecha</text:h>
            </table:table-cell>
            <table:table-cell table:style-name="Table19_col4_row6" table:number-columns-spanned="2">
              <text:p text:style-name="P14">19/03/2018</text:p>
            </table:table-cell>
            <table:covered-table-cell/>
            <table:table-cell table:style-name="Table19_col6_row6">
              <text:h text:style-name="P18" text:outline-level="1">Versión</text:h>
            </table:table-cell>
            <table:table-cell table:style-name="Table19_col7_row6">
              <text:p text:style-name="P14">1.0</text:p>
            </table:table-cell>
          </table:table-row>
        </table:table>
        <text:p text:style-name="P15"/>
        <table:table table:name="Table20" table:style-name="Table20">
          <table:table-column table:style-name="Table20.col1"/>
          <table:table-column table:style-name="Table20.col2"/>
          <table:table-column table:style-name="Table20.col3"/>
          <table:table-row table:style-name="Table20.row1">
            <table:table-cell table:style-name="Table20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 table:style-name="Table20.row2">
            <table:table-cell table:style-name="Table20_col1_row2">
              <text:p text:style-name="P11">Nombre</text:p>
            </table:table-cell>
            <table:table-cell table:style-name="Table20_col2_row2">
              <text:h text:style-name="P18" text:outline-level="1">Descripción</text:h>
            </table:table-cell>
            <table:table-cell table:style-name="Table20_col3_row2">
              <text:h text:style-name="P18" text:outline-level="1">Tipo</text:h>
            </table:table-cell>
          </table:table-row>
          <table:table-row table:style-name="Table20.row3">
            <table:table-cell table:style-name="Table20_col1_row3">
              <text:p text:style-name="P11">Datos personales</text:p>
            </table:table-cell>
            <table:table-cell table:style-name="Table20_col2_row3">
              <text:p text:style-name="P19">Dni, carnet de conducir,....</text:p>
            </table:table-cell>
            <table:table-cell table:style-name="Table20_col3_row3">
              <text:p text:style-name="P14">Lista de cadena de caracteres</text:p>
            </table:table-cell>
          </table:table-row>
          <table:table-row table:style-name="Table20.row4">
            <table:table-cell table:style-name="Table20_col1_row4">
              <text:p text:style-name="P11">Tipo de vehículo</text:p>
            </table:table-cell>
            <table:table-cell table:style-name="Table20_col2_row4">
              <text:p text:style-name="P19">Furgoneta, camión, moto...</text:p>
            </table:table-cell>
            <table:table-cell table:style-name="Table20_col3_row4">
              <text:p text:style-name="P14">Cadena de caracteres</text:p>
            </table:table-cell>
          </table:table-row>
          <table:table-row table:style-name="Table20.row5">
            <table:table-cell table:style-name="Table20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21" table:style-name="Table21">
          <table:table-column table:style-name="Table21.col1"/>
          <table:table-row>
            <table:table-cell table:style-name="Table21_col1_row1">
              <text:p text:style-name="P20">Comentarios</text:p>
            </table:table-cell>
          </table:table-row>
          <table:table-row table:style-name="Table21.row1">
            <table:table-cell table:style-name="Table21_col1_row2">
              <text:p text:style-name="P21"/>
            </table:table-cell>
          </table:table-row>
        </table:table>
        <text:p text:style-name="P3"><text:tab/></text:p>
        <text:p text:style-name="P3">1.8. Actor Temporizador</text:p>
        <table:table table:name="Table22" table:style-name="Table22">
          <table:table-column table:style-name="Table22.col1"/>
          <table:table-column table:style-name="Table22.col2"/>
          <table:table-column table:style-name="Table22.col3"/>
          <table:table-column table:style-name="Table22.col4"/>
          <table:table-column table:style-name="Table22.col5"/>
          <table:table-column table:style-name="Table22.col6"/>
          <table:table-column table:style-name="Table22.col7"/>
          <table:table-row table:style-name="Table22.row1">
            <table:table-cell table:style-name="Table22_col1_row1">
              <text:h text:style-name="P26" text:outline-level="1">Actor</text:h>
            </table:table-cell>
            <table:table-cell table:style-name="Table22_col2_row1" table:number-columns-spanned="3">
              <text:h text:style-name="P27" text:outline-level="3">Temporizador </text:h>
            </table:table-cell>
            <table:covered-table-cell/>
            <table:covered-table-cell/>
            <table:table-cell table:style-name="Table22_col5_row1" table:number-columns-spanned="3">
              <text:p text:style-name="P10">&lt;&lt; ACT_8 &gt;&gt;</text:p>
            </table:table-cell>
            <table:covered-table-cell/>
            <table:covered-table-cell/>
          </table:table-row>
          <table:table-row table:style-name="Table22.row2">
            <table:table-cell table:style-name="Table22_col1_row2">
              <text:p text:style-name="P11">Descripción</text:p>
            </table:table-cell>
            <table:table-cell table:style-name="Table22_col2_row2" table:number-columns-spanned="6">
              <text:p text:style-name="P12">Dispositivo encargado que comprueba el tiempo de recepción del paquete en un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2.row3">
            <table:table-cell table:style-name="Table22_col1_row3">
              <text:p text:style-name="P11">Características</text:p>
            </table:table-cell>
            <table:table-cell table:style-name="Table22_col2_row3" table:number-columns-spanned="6">
              <text:p text:style-name="P12">Mide el tiempo en minut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2.row4">
            <table:table-cell table:style-name="Table22_col1_row4">
              <text:p text:style-name="P11">Relaciones</text:p>
            </table:table-cell>
            <table:table-cell table:style-name="Table22_col2_row4" table:number-columns-spanned="6">
              <text:p text:style-name="P12">Administrador:Se encarga del correcto funcionamiento del dispositivo.</text:p>
              <text:p text:style-name="P12">Encargado: Se encarga de redistribuir los paquetes cuyo tiempo de espera del paquete en l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2.row5">
            <table:table-cell table:style-name="Table22_col1_row5">
              <text:p text:style-name="P11">Referencias</text:p>
            </table:table-cell>
            <table:table-cell table:style-name="Table22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2.row6">
            <table:table-cell table:style-name="Table22_col1_row6">
              <text:p text:style-name="P11">Autor</text:p>
            </table:table-cell>
            <table:table-cell table:style-name="Table22_col2_row6">
              <text:p text:style-name="P12">Manuel Ortiz Hita</text:p>
            </table:table-cell>
            <table:table-cell table:style-name="Table22_col3_row6">
              <text:h text:style-name="P28" text:outline-level="1">Fecha</text:h>
            </table:table-cell>
            <table:table-cell table:style-name="Table22_col4_row6" table:number-columns-spanned="2">
              <text:p text:style-name="P14">22/03/2018</text:p>
            </table:table-cell>
            <table:covered-table-cell/>
            <table:table-cell table:style-name="Table22_col6_row6">
              <text:h text:style-name="P28" text:outline-level="1">Versión</text:h>
            </table:table-cell>
            <table:table-cell table:style-name="Table22_col7_row6">
              <text:p text:style-name="P14">1.0</text:p>
            </table:table-cell>
          </table:table-row>
        </table:table>
        <text:p text:style-name="P15"/>
        <table:table table:name="Table23" table:style-name="Table23">
          <table:table-column table:style-name="Table23.col1"/>
          <table:table-column table:style-name="Table23.col2"/>
          <table:table-column table:style-name="Table23.col3"/>
          <table:table-row table:style-name="Table23.row1">
            <table:table-cell table:style-name="Table23_col1_row1" table:number-columns-spanned="3">
              <text:h text:style-name="P29" text:outline-level="1">Atributos</text:h>
            </table:table-cell>
            <table:covered-table-cell/>
            <table:covered-table-cell/>
          </table:table-row>
          <table:table-row table:style-name="Table23.row2">
            <table:table-cell table:style-name="Table23_col1_row2">
              <text:p text:style-name="P11">Nombre</text:p>
            </table:table-cell>
            <table:table-cell table:style-name="Table23_col2_row2">
              <text:h text:style-name="P28" text:outline-level="1">Descripción</text:h>
            </table:table-cell>
            <table:table-cell table:style-name="Table23_col3_row2">
              <text:h text:style-name="P28" text:outline-level="1">Tipo</text:h>
            </table:table-cell>
          </table:table-row>
          <table:table-row table:style-name="Table23.row3">
            <table:table-cell table:style-name="Table23_col1_row3">
              <text:p text:style-name="P11">Datos</text:p>
            </table:table-cell>
            <table:table-cell table:style-name="Table23_col2_row3">
              <text:p text:style-name="P19">Codigo del temporizador</text:p>
            </table:table-cell>
            <table:table-cell table:style-name="Table23_col3_row3">
              <text:p text:style-name="P14">Cadena de caracteres</text:p>
            </table:table-cell>
          </table:table-row>
          <table:table-row table:style-name="Table23.row4">
            <table:table-cell table:style-name="Table23_col1_row4">
              <text:p text:style-name="P11">Magnitud</text:p>
            </table:table-cell>
            <table:table-cell table:style-name="Table23_col2_row4">
              <text:p text:style-name="P19">Medida de minutos de estancia del paquete</text:p>
            </table:table-cell>
            <table:table-cell table:style-name="Table23_col3_row4">
              <text:p text:style-name="P14">Fecha y tiempo</text:p>
            </table:table-cell>
          </table:table-row>
          <table:table-row table:style-name="Table23.row5">
            <table:table-cell table:style-name="Table23_col1_row5" table:number-columns-spanned="3">
              <text:p text:style-name="P14"/>
            </table:table-cell>
            <table:covered-table-cell/>
            <table:covered-table-cell/>
          </table:table-row>
        </table:table>
        <text:p text:style-name="P15"/>
        <table:table table:name="Table24" table:style-name="Table24">
          <table:table-column table:style-name="Table24.col1"/>
          <table:table-row>
            <table:table-cell table:style-name="Table24_col1_row1">
              <text:p text:style-name="P20">Comentarios</text:p>
            </table:table-cell>
          </table:table-row>
          <table:table-row table:style-name="Table24.row1">
            <table:table-cell table:style-name="Table24_col1_row2">
              <text:p text:style-name="P21"/>
            </table:table-cell>
          </table:table-row>
        </table:table>
        <text:p text:style-name="P15"/>
        <text:p text:style-name="P15"/>
        <text:p text:style-name="P7">2. Diagrama de paquetes</text:p>
        <text:p text:style-name="P3"/>
        <text:p text:style-name="P3"/>
        <text:p text:style-name="P7">3. Diagramas de Casos de Uso</text:p>
        <text:p text:style-name="P30">3.1. Gestión de administrador</text:p>
        <text:p text:style-name="P30"><text:p><draw:frame text:anchor-type="paragraph" svg:x="2.499cm" svg:y="0.27cm" draw:z-index="0" draw:style-name="graphic1" svg:width="8.117cm" svg:height="7.191cm"><draw:image xlink:href="Pictures/0" xlink:type="simple" xlink:show="embed" xlink:actuate="onLoad"/></draw:frame></text:p></text:p>
        <text:p text:style-name="P3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30">3.2. Gestión Clientes</text:p>
        <text:p text:style-name="P30"><text:p><draw:frame text:anchor-type="paragraph" draw:z-index="0" draw:style-name="graphic1" svg:width="13.411cm" svg:height="12.647cm"><draw:image xlink:href="Pictures/1" xlink:type="simple" xlink:show="embed" xlink:actuate="onLoad"/></draw:frame></text:p></text:p>
        <text:p text:style-name="P30">3.3. Gestión Envíos<text:p><draw:frame text:anchor-type="paragraph" svg:x="-0.43cm" svg:y="1.485cm" draw:z-index="0" draw:style-name="graphic1" svg:width="17cm" svg:height="12.552cm"><draw:image xlink:href="Pictures/2" xlink:type="simple" xlink:show="embed" xlink:actuate="onLoad"/></draw:frame></text:p></text:p>
        <text:p text:style-name="P30"/>
        <text:p text:style-name="P30"/>
        <text:p text:style-name="P30">3.4. Gestión Transportes</text:p>
        <text:p text:style-name="P30"><text:p><draw:frame text:anchor-type="paragraph" draw:z-index="0" draw:style-name="graphic1" svg:width="17cm" svg:height="13.538cm"><draw:image xlink:href="Pictures/3" xlink:type="simple" xlink:show="embed" xlink:actuate="onLoad"/></draw:frame></text:p></text:p>
        <text:p text:style-name="P30"/>
        <text:p text:style-name="P30">3.5. Gestión Web<text:p><draw:frame text:anchor-type="paragraph" svg:x="-0.596cm" svg:y="1.348cm" draw:z-index="0" draw:style-name="graphic1" svg:width="17cm" svg:height="10.832cm"><draw:image xlink:href="Pictures/4" xlink:type="simple" xlink:show="embed" xlink:actuate="onLoad"/></draw:frame></text:p></text:p>
        <text:p text:style-name="P30"/>
        <text:p text:style-name="P30"/>
        <text:p text:style-name="P7"/>
        <text:p text:style-name="P7">4. Descripción de Casos de Uso</text:p>
        <text:p text:style-name="P31">4.1 Gestión de administrador</text:p>
        <table:table table:name="Table25" table:style-name="Table25">
          <table:table-column table:style-name="Table25.col1"/>
          <table:table-column table:style-name="Table25.col2"/>
          <table:table-column table:style-name="Table25.col3"/>
          <table:table-column table:style-name="Table25.col4"/>
          <table:table-column table:style-name="Table25.col5"/>
          <table:table-column table:style-name="Table25.col6"/>
          <table:table-column table:style-name="Table25.col7"/>
          <table:table-column table:style-name="Table25.col8"/>
          <table:table-row table:style-name="Table25.row1">
            <table:table-cell table:style-name="Table25_col1_row1">
              <text:h text:style-name="P18" text:outline-level="1">Caso de Uso</text:h>
            </table:table-cell>
            <table:table-cell table:style-name="Table25_col2_row1" table:number-columns-spanned="4">
              <text:p text:style-name="P14">Dar de Alta</text:p>
            </table:table-cell>
            <table:covered-table-cell/>
            <table:covered-table-cell/>
            <table:covered-table-cell/>
            <table:table-cell table:style-name="Table25_col6_row1" table:number-columns-spanned="3">
              <text:p text:style-name="P14">CU_1</text:p>
            </table:table-cell>
            <table:covered-table-cell/>
            <table:covered-table-cell/>
          </table:table-row>
          <table:table-row table:style-name="Table25.row2">
            <table:table-cell table:style-name="Table25_col1_row2">
              <text:p text:style-name="P11">Actores</text:p>
            </table:table-cell>
            <table:table-cell table:style-name="Table25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5.row3">
            <table:table-cell table:style-name="Table25_col1_row3">
              <text:p text:style-name="P11">Tipo</text:p>
            </table:table-cell>
            <table:table-cell table:style-name="Table25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5.row4">
            <table:table-cell table:style-name="Table25_col1_row4">
              <text:p text:style-name="P11">Referencias</text:p>
            </table:table-cell>
            <table:table-cell table:style-name="Table25_col2_row4" table:number-columns-spanned="2">
              <text:p text:style-name="P11"/>
            </table:table-cell>
            <table:covered-table-cell/>
            <table:table-cell table:style-name="Table25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25.row5">
            <table:table-cell table:style-name="Table25_col1_row5">
              <text:p text:style-name="P11">Precondición</text:p>
            </table:table-cell>
            <table:table-cell table:style-name="Table25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5.row6">
            <table:table-cell table:style-name="Table25_col1_row6">
              <text:p text:style-name="P11">Postcondición</text:p>
            </table:table-cell>
            <table:table-cell table:style-name="Table25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5.row7">
            <table:table-cell table:style-name="Table25_col1_row7">
              <text:p text:style-name="P11">Autor</text:p>
            </table:table-cell>
            <table:table-cell table:style-name="Table25_col2_row7">
              <text:p text:style-name="P11"/>
            </table:table-cell>
            <table:table-cell table:style-name="Table25_col3_row7" table:number-columns-spanned="2">
              <text:h text:style-name="P18" text:outline-level="1">Fecha</text:h>
            </table:table-cell>
            <table:covered-table-cell/>
            <table:table-cell table:style-name="Table25_col5_row7" table:number-columns-spanned="2">
              <text:p text:style-name="P14">25/03/2018</text:p>
            </table:table-cell>
            <table:covered-table-cell/>
            <table:table-cell table:style-name="Table25_col7_row7">
              <text:h text:style-name="P18" text:outline-level="1">Versión</text:h>
            </table:table-cell>
            <table:table-cell table:style-name="Table25_col8_row7">
              <text:p text:style-name="P14"/>
            </table:table-cell>
          </table:table-row>
        </table:table>
        <text:p text:style-name="P15"/>
        <table:table table:name="Table26" table:style-name="Table26">
          <table:table-column table:style-name="Table26.col1"/>
          <table:table-row>
            <table:table-cell table:style-name="Table26_col1_row1">
              <text:p text:style-name="P20">Propósito</text:p>
            </table:table-cell>
          </table:table-row>
          <table:table-row>
            <table:table-cell table:style-name="Table26_col1_row2">
              <text:p text:style-name="P32"/>
            </table:table-cell>
          </table:table-row>
        </table:table>
        <text:p text:style-name="P15"/>
        <table:table table:name="Table27" table:style-name="Table27">
          <table:table-column table:style-name="Table27.col1"/>
          <table:table-row>
            <table:table-cell table:style-name="Table27_col1_row1">
              <text:p text:style-name="P20">Resumen</text:p>
            </table:table-cell>
          </table:table-row>
          <table:table-row>
            <table:table-cell table:style-name="Table27_col1_row2">
              <text:p text:style-name="P32"/>
            </table:table-cell>
          </table:table-row>
        </table:table>
        <text:p text:style-name="P15"/>
        <table:table table:name="Table28" table:style-name="Table28">
          <table:table-column table:style-name="Table28.col1"/>
          <table:table-column table:style-name="Table28.col2"/>
          <table:table-column table:style-name="Table28.col3"/>
          <table:table-column table:style-name="Table28.col4"/>
          <table:table-column table:style-name="Table28.col5"/>
          <table:table-column table:style-name="Table28.col6"/>
          <table:table-column table:style-name="Table28.col7"/>
          <table:table-column table:style-name="Table28.col8"/>
          <table:table-row table:style-name="Table28.row1">
            <table:table-cell table:style-name="Table28_col1_row1">
              <text:h text:style-name="P18" text:outline-level="1">Caso de Uso</text:h>
            </table:table-cell>
            <table:table-cell table:style-name="Table28_col2_row1" table:number-columns-spanned="4">
              <text:p text:style-name="P14">Dar de Baja</text:p>
            </table:table-cell>
            <table:covered-table-cell/>
            <table:covered-table-cell/>
            <table:covered-table-cell/>
            <table:table-cell table:style-name="Table28_col6_row1" table:number-columns-spanned="3">
              <text:p text:style-name="P14">CU_2</text:p>
            </table:table-cell>
            <table:covered-table-cell/>
            <table:covered-table-cell/>
          </table:table-row>
          <table:table-row table:style-name="Table28.row2">
            <table:table-cell table:style-name="Table28_col1_row2">
              <text:p text:style-name="P11">Actores</text:p>
            </table:table-cell>
            <table:table-cell table:style-name="Table28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8.row3">
            <table:table-cell table:style-name="Table28_col1_row3">
              <text:p text:style-name="P11">Tipo</text:p>
            </table:table-cell>
            <table:table-cell table:style-name="Table28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8.row4">
            <table:table-cell table:style-name="Table28_col1_row4">
              <text:p text:style-name="P11">Referencias</text:p>
            </table:table-cell>
            <table:table-cell table:style-name="Table28_col2_row4" table:number-columns-spanned="2">
              <text:p text:style-name="P11"/>
            </table:table-cell>
            <table:covered-table-cell/>
            <table:table-cell table:style-name="Table28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28.row5">
            <table:table-cell table:style-name="Table28_col1_row5">
              <text:p text:style-name="P11">Precondición</text:p>
            </table:table-cell>
            <table:table-cell table:style-name="Table28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8.row6">
            <table:table-cell table:style-name="Table28_col1_row6">
              <text:p text:style-name="P11">Postcondición</text:p>
            </table:table-cell>
            <table:table-cell table:style-name="Table28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8.row7">
            <table:table-cell table:style-name="Table28_col1_row7">
              <text:p text:style-name="P11">Autor</text:p>
            </table:table-cell>
            <table:table-cell table:style-name="Table28_col2_row7">
              <text:p text:style-name="P11"/>
            </table:table-cell>
            <table:table-cell table:style-name="Table28_col3_row7" table:number-columns-spanned="2">
              <text:h text:style-name="P18" text:outline-level="1">Fecha</text:h>
            </table:table-cell>
            <table:covered-table-cell/>
            <table:table-cell table:style-name="Table28_col5_row7" table:number-columns-spanned="2">
              <text:p text:style-name="P14">25/03/2018</text:p>
            </table:table-cell>
            <table:covered-table-cell/>
            <table:table-cell table:style-name="Table28_col7_row7">
              <text:h text:style-name="P18" text:outline-level="1">Versión</text:h>
            </table:table-cell>
            <table:table-cell table:style-name="Table28_col8_row7">
              <text:p text:style-name="P14"/>
            </table:table-cell>
          </table:table-row>
        </table:table>
        <text:p text:style-name="P15"/>
        <table:table table:name="Table29" table:style-name="Table29">
          <table:table-column table:style-name="Table29.col1"/>
          <table:table-row>
            <table:table-cell table:style-name="Table29_col1_row1">
              <text:p text:style-name="P20">Propósito</text:p>
            </table:table-cell>
          </table:table-row>
          <table:table-row>
            <table:table-cell table:style-name="Table29_col1_row2">
              <text:p text:style-name="P32"/>
            </table:table-cell>
          </table:table-row>
        </table:table>
        <text:p text:style-name="P15"/>
        <table:table table:name="Table30" table:style-name="Table30">
          <table:table-column table:style-name="Table30.col1"/>
          <table:table-row>
            <table:table-cell table:style-name="Table30_col1_row1">
              <text:p text:style-name="P20">Resumen</text:p>
            </table:table-cell>
          </table:table-row>
          <table:table-row>
            <table:table-cell table:style-name="Table30_col1_row2">
              <text:p text:style-name="P32"/>
            </table:table-cell>
          </table:table-row>
        </table:table>
        <text:p text:style-name="P15"/>
        <table:table table:name="Table31" table:style-name="Table31">
          <table:table-column table:style-name="Table31.col1"/>
          <table:table-column table:style-name="Table31.col2"/>
          <table:table-column table:style-name="Table31.col3"/>
          <table:table-column table:style-name="Table31.col4"/>
          <table:table-column table:style-name="Table31.col5"/>
          <table:table-column table:style-name="Table31.col6"/>
          <table:table-column table:style-name="Table31.col7"/>
          <table:table-column table:style-name="Table31.col8"/>
          <table:table-row table:style-name="Table31.row1">
            <table:table-cell table:style-name="Table31_col1_row1">
              <text:h text:style-name="P18" text:outline-level="1">Caso de Uso</text:h>
            </table:table-cell>
            <table:table-cell table:style-name="Table31_col2_row1" table:number-columns-spanned="4">
              <text:p text:style-name="P14">Consultar Datos</text:p>
            </table:table-cell>
            <table:covered-table-cell/>
            <table:covered-table-cell/>
            <table:covered-table-cell/>
            <table:table-cell table:style-name="Table31_col6_row1" table:number-columns-spanned="3">
              <text:p text:style-name="P14">CU_3</text:p>
            </table:table-cell>
            <table:covered-table-cell/>
            <table:covered-table-cell/>
          </table:table-row>
          <table:table-row table:style-name="Table31.row2">
            <table:table-cell table:style-name="Table31_col1_row2">
              <text:p text:style-name="P11">Actores</text:p>
            </table:table-cell>
            <table:table-cell table:style-name="Table31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1.row3">
            <table:table-cell table:style-name="Table31_col1_row3">
              <text:p text:style-name="P11">Tipo</text:p>
            </table:table-cell>
            <table:table-cell table:style-name="Table31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1.row4">
            <table:table-cell table:style-name="Table31_col1_row4">
              <text:p text:style-name="P11">Referencias</text:p>
            </table:table-cell>
            <table:table-cell table:style-name="Table31_col2_row4" table:number-columns-spanned="2">
              <text:p text:style-name="P11"/>
            </table:table-cell>
            <table:covered-table-cell/>
            <table:table-cell table:style-name="Table31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31.row5">
            <table:table-cell table:style-name="Table31_col1_row5">
              <text:p text:style-name="P11">Precondición</text:p>
            </table:table-cell>
            <table:table-cell table:style-name="Table31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1.row6">
            <table:table-cell table:style-name="Table31_col1_row6">
              <text:p text:style-name="P11">Postcondición</text:p>
            </table:table-cell>
            <table:table-cell table:style-name="Table31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1.row7">
            <table:table-cell table:style-name="Table31_col1_row7">
              <text:p text:style-name="P11">Autor</text:p>
            </table:table-cell>
            <table:table-cell table:style-name="Table31_col2_row7">
              <text:p text:style-name="P11"/>
            </table:table-cell>
            <table:table-cell table:style-name="Table31_col3_row7" table:number-columns-spanned="2">
              <text:h text:style-name="P18" text:outline-level="1">Fecha</text:h>
            </table:table-cell>
            <table:covered-table-cell/>
            <table:table-cell table:style-name="Table31_col5_row7" table:number-columns-spanned="2">
              <text:p text:style-name="P14">25/03/2018</text:p>
            </table:table-cell>
            <table:covered-table-cell/>
            <table:table-cell table:style-name="Table31_col7_row7">
              <text:h text:style-name="P18" text:outline-level="1">Versión</text:h>
            </table:table-cell>
            <table:table-cell table:style-name="Table31_col8_row7">
              <text:p text:style-name="P14"/>
            </table:table-cell>
          </table:table-row>
        </table:table>
        <text:p text:style-name="P15"/>
        <table:table table:name="Table32" table:style-name="Table32">
          <table:table-column table:style-name="Table32.col1"/>
          <table:table-row>
            <table:table-cell table:style-name="Table32_col1_row1">
              <text:p text:style-name="P20">Propósito</text:p>
            </table:table-cell>
          </table:table-row>
          <table:table-row>
            <table:table-cell table:style-name="Table32_col1_row2">
              <text:p text:style-name="P32"/>
            </table:table-cell>
          </table:table-row>
        </table:table>
        <text:p text:style-name="P15"/>
        <table:table table:name="Table33" table:style-name="Table33">
          <table:table-column table:style-name="Table33.col1"/>
          <table:table-row>
            <table:table-cell table:style-name="Table33_col1_row1">
              <text:p text:style-name="P20">Resumen</text:p>
            </table:table-cell>
          </table:table-row>
          <table:table-row>
            <table:table-cell table:style-name="Table33_col1_row2">
              <text:p text:style-name="P32"/>
            </table:table-cell>
          </table:table-row>
        </table:table>
        <text:p text:style-name="P15"/>
        <table:table table:name="Table34" table:style-name="Table34">
          <table:table-column table:style-name="Table34.col1"/>
          <table:table-column table:style-name="Table34.col2"/>
          <table:table-column table:style-name="Table34.col3"/>
          <table:table-column table:style-name="Table34.col4"/>
          <table:table-column table:style-name="Table34.col5"/>
          <table:table-column table:style-name="Table34.col6"/>
          <table:table-column table:style-name="Table34.col7"/>
          <table:table-column table:style-name="Table34.col8"/>
          <table:table-row table:style-name="Table34.row1">
            <table:table-cell table:style-name="Table34_col1_row1">
              <text:h text:style-name="P18" text:outline-level="1">Caso de Uso</text:h>
            </table:table-cell>
            <table:table-cell table:style-name="Table34_col2_row1" table:number-columns-spanned="4">
              <text:p text:style-name="P14">Modificar Datos</text:p>
            </table:table-cell>
            <table:covered-table-cell/>
            <table:covered-table-cell/>
            <table:covered-table-cell/>
            <table:table-cell table:style-name="Table34_col6_row1" table:number-columns-spanned="3">
              <text:p text:style-name="P14">CU_4</text:p>
            </table:table-cell>
            <table:covered-table-cell/>
            <table:covered-table-cell/>
          </table:table-row>
          <table:table-row table:style-name="Table34.row2">
            <table:table-cell table:style-name="Table34_col1_row2">
              <text:p text:style-name="P11">Actores</text:p>
            </table:table-cell>
            <table:table-cell table:style-name="Table34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4.row3">
            <table:table-cell table:style-name="Table34_col1_row3">
              <text:p text:style-name="P11">Tipo</text:p>
            </table:table-cell>
            <table:table-cell table:style-name="Table34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4.row4">
            <table:table-cell table:style-name="Table34_col1_row4">
              <text:p text:style-name="P11">Referencias</text:p>
            </table:table-cell>
            <table:table-cell table:style-name="Table34_col2_row4" table:number-columns-spanned="2">
              <text:p text:style-name="P11"/>
            </table:table-cell>
            <table:covered-table-cell/>
            <table:table-cell table:style-name="Table34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34.row5">
            <table:table-cell table:style-name="Table34_col1_row5">
              <text:p text:style-name="P11">Precondición</text:p>
            </table:table-cell>
            <table:table-cell table:style-name="Table34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4.row6">
            <table:table-cell table:style-name="Table34_col1_row6">
              <text:p text:style-name="P11">Postcondición</text:p>
            </table:table-cell>
            <table:table-cell table:style-name="Table34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4.row7">
            <table:table-cell table:style-name="Table34_col1_row7">
              <text:p text:style-name="P11">Autor</text:p>
            </table:table-cell>
            <table:table-cell table:style-name="Table34_col2_row7">
              <text:p text:style-name="P11"/>
            </table:table-cell>
            <table:table-cell table:style-name="Table34_col3_row7" table:number-columns-spanned="2">
              <text:h text:style-name="P18" text:outline-level="1">Fecha</text:h>
            </table:table-cell>
            <table:covered-table-cell/>
            <table:table-cell table:style-name="Table34_col5_row7" table:number-columns-spanned="2">
              <text:p text:style-name="P14">25/03/2018</text:p>
            </table:table-cell>
            <table:covered-table-cell/>
            <table:table-cell table:style-name="Table34_col7_row7">
              <text:h text:style-name="P18" text:outline-level="1">Versión</text:h>
            </table:table-cell>
            <table:table-cell table:style-name="Table34_col8_row7">
              <text:p text:style-name="P14"/>
            </table:table-cell>
          </table:table-row>
        </table:table>
        <text:p text:style-name="P15"/>
        <table:table table:name="Table35" table:style-name="Table35">
          <table:table-column table:style-name="Table35.col1"/>
          <table:table-row>
            <table:table-cell table:style-name="Table35_col1_row1">
              <text:p text:style-name="P20">Propósito</text:p>
            </table:table-cell>
          </table:table-row>
          <table:table-row>
            <table:table-cell table:style-name="Table35_col1_row2">
              <text:p text:style-name="P32"/>
            </table:table-cell>
          </table:table-row>
        </table:table>
        <text:p text:style-name="P15"/>
        <table:table table:name="Table36" table:style-name="Table36">
          <table:table-column table:style-name="Table36.col1"/>
          <table:table-row>
            <table:table-cell table:style-name="Table36_col1_row1">
              <text:p text:style-name="P20">Resumen</text:p>
            </table:table-cell>
          </table:table-row>
          <table:table-row>
            <table:table-cell table:style-name="Table36_col1_row2">
              <text:p text:style-name="P32"/>
            </table:table-cell>
          </table:table-row>
        </table:table>
        <text:p text:style-name="P31"/>
        <text:p text:style-name="P31">4.2 Gestión de clientes</text:p>
        <table:table table:name="Table37" table:style-name="Table37">
          <table:table-column table:style-name="Table37.col1"/>
          <table:table-column table:style-name="Table37.col2"/>
          <table:table-column table:style-name="Table37.col3"/>
          <table:table-column table:style-name="Table37.col4"/>
          <table:table-column table:style-name="Table37.col5"/>
          <table:table-column table:style-name="Table37.col6"/>
          <table:table-column table:style-name="Table37.col7"/>
          <table:table-column table:style-name="Table37.col8"/>
          <table:table-row table:style-name="Table37.row1">
            <table:table-cell table:style-name="Table37_col1_row1">
              <text:h text:style-name="P18" text:outline-level="1">Caso de Uso</text:h>
            </table:table-cell>
            <table:table-cell table:style-name="Table37_col2_row1" table:number-columns-spanned="4">
              <text:p text:style-name="P14">Dar de Alta</text:p>
            </table:table-cell>
            <table:covered-table-cell/>
            <table:covered-table-cell/>
            <table:covered-table-cell/>
            <table:table-cell table:style-name="Table37_col6_row1" table:number-columns-spanned="3">
              <text:p text:style-name="P14">CU_5</text:p>
            </table:table-cell>
            <table:covered-table-cell/>
            <table:covered-table-cell/>
          </table:table-row>
          <table:table-row table:style-name="Table37.row2">
            <table:table-cell table:style-name="Table37_col1_row2">
              <text:p text:style-name="P11">Actores</text:p>
            </table:table-cell>
            <table:table-cell table:style-name="Table37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7.row3">
            <table:table-cell table:style-name="Table37_col1_row3">
              <text:p text:style-name="P11">Tipo</text:p>
            </table:table-cell>
            <table:table-cell table:style-name="Table37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7.row4">
            <table:table-cell table:style-name="Table37_col1_row4">
              <text:p text:style-name="P11">Referencias</text:p>
            </table:table-cell>
            <table:table-cell table:style-name="Table37_col2_row4" table:number-columns-spanned="2">
              <text:p text:style-name="P11"/>
            </table:table-cell>
            <table:covered-table-cell/>
            <table:table-cell table:style-name="Table37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37.row5">
            <table:table-cell table:style-name="Table37_col1_row5">
              <text:p text:style-name="P11">Precondición</text:p>
            </table:table-cell>
            <table:table-cell table:style-name="Table37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7.row6">
            <table:table-cell table:style-name="Table37_col1_row6">
              <text:p text:style-name="P11">Postcondición</text:p>
            </table:table-cell>
            <table:table-cell table:style-name="Table37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7.row7">
            <table:table-cell table:style-name="Table37_col1_row7">
              <text:p text:style-name="P11">Autor</text:p>
            </table:table-cell>
            <table:table-cell table:style-name="Table37_col2_row7">
              <text:p text:style-name="P11"/>
            </table:table-cell>
            <table:table-cell table:style-name="Table37_col3_row7" table:number-columns-spanned="2">
              <text:h text:style-name="P18" text:outline-level="1">Fecha</text:h>
            </table:table-cell>
            <table:covered-table-cell/>
            <table:table-cell table:style-name="Table37_col5_row7" table:number-columns-spanned="2">
              <text:p text:style-name="P14">25/03/2018</text:p>
            </table:table-cell>
            <table:covered-table-cell/>
            <table:table-cell table:style-name="Table37_col7_row7">
              <text:h text:style-name="P18" text:outline-level="1">Versión</text:h>
            </table:table-cell>
            <table:table-cell table:style-name="Table37_col8_row7">
              <text:p text:style-name="P14"/>
            </table:table-cell>
          </table:table-row>
        </table:table>
        <text:p text:style-name="P15"/>
        <table:table table:name="Table38" table:style-name="Table38">
          <table:table-column table:style-name="Table38.col1"/>
          <table:table-row>
            <table:table-cell table:style-name="Table38_col1_row1">
              <text:p text:style-name="P20">Propósito</text:p>
            </table:table-cell>
          </table:table-row>
          <table:table-row>
            <table:table-cell table:style-name="Table38_col1_row2">
              <text:p text:style-name="P32"/>
            </table:table-cell>
          </table:table-row>
        </table:table>
        <text:p text:style-name="P15"/>
        <table:table table:name="Table39" table:style-name="Table39">
          <table:table-column table:style-name="Table39.col1"/>
          <table:table-row>
            <table:table-cell table:style-name="Table39_col1_row1">
              <text:p text:style-name="P20">Resumen</text:p>
            </table:table-cell>
          </table:table-row>
          <table:table-row>
            <table:table-cell table:style-name="Table39_col1_row2">
              <text:p text:style-name="P32"/>
            </table:table-cell>
          </table:table-row>
        </table:table>
        <text:p text:style-name="P15"/>
        <table:table table:name="Table40" table:style-name="Table40">
          <table:table-column table:style-name="Table40.col1"/>
          <table:table-column table:style-name="Table40.col2"/>
          <table:table-column table:style-name="Table40.col3"/>
          <table:table-column table:style-name="Table40.col4"/>
          <table:table-column table:style-name="Table40.col5"/>
          <table:table-column table:style-name="Table40.col6"/>
          <table:table-column table:style-name="Table40.col7"/>
          <table:table-column table:style-name="Table40.col8"/>
          <table:table-row table:style-name="Table40.row1">
            <table:table-cell table:style-name="Table40_col1_row1">
              <text:h text:style-name="P18" text:outline-level="1">Caso de Uso</text:h>
            </table:table-cell>
            <table:table-cell table:style-name="Table40_col2_row1" table:number-columns-spanned="4">
              <text:p text:style-name="P14">Dar de Baja</text:p>
            </table:table-cell>
            <table:covered-table-cell/>
            <table:covered-table-cell/>
            <table:covered-table-cell/>
            <table:table-cell table:style-name="Table40_col6_row1" table:number-columns-spanned="3">
              <text:p text:style-name="P14">CU_6</text:p>
            </table:table-cell>
            <table:covered-table-cell/>
            <table:covered-table-cell/>
          </table:table-row>
          <table:table-row table:style-name="Table40.row2">
            <table:table-cell table:style-name="Table40_col1_row2">
              <text:p text:style-name="P11">Actores</text:p>
            </table:table-cell>
            <table:table-cell table:style-name="Table40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0.row3">
            <table:table-cell table:style-name="Table40_col1_row3">
              <text:p text:style-name="P11">Tipo</text:p>
            </table:table-cell>
            <table:table-cell table:style-name="Table40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0.row4">
            <table:table-cell table:style-name="Table40_col1_row4">
              <text:p text:style-name="P11">Referencias</text:p>
            </table:table-cell>
            <table:table-cell table:style-name="Table40_col2_row4" table:number-columns-spanned="2">
              <text:p text:style-name="P11"/>
            </table:table-cell>
            <table:covered-table-cell/>
            <table:table-cell table:style-name="Table40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40.row5">
            <table:table-cell table:style-name="Table40_col1_row5">
              <text:p text:style-name="P11">Precondición</text:p>
            </table:table-cell>
            <table:table-cell table:style-name="Table40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0.row6">
            <table:table-cell table:style-name="Table40_col1_row6">
              <text:p text:style-name="P11">Postcondición</text:p>
            </table:table-cell>
            <table:table-cell table:style-name="Table40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0.row7">
            <table:table-cell table:style-name="Table40_col1_row7">
              <text:p text:style-name="P11">Autor</text:p>
            </table:table-cell>
            <table:table-cell table:style-name="Table40_col2_row7">
              <text:p text:style-name="P11"/>
            </table:table-cell>
            <table:table-cell table:style-name="Table40_col3_row7" table:number-columns-spanned="2">
              <text:h text:style-name="P18" text:outline-level="1">Fecha</text:h>
            </table:table-cell>
            <table:covered-table-cell/>
            <table:table-cell table:style-name="Table40_col5_row7" table:number-columns-spanned="2">
              <text:p text:style-name="P14">25/03/2018</text:p>
            </table:table-cell>
            <table:covered-table-cell/>
            <table:table-cell table:style-name="Table40_col7_row7">
              <text:h text:style-name="P18" text:outline-level="1">Versión</text:h>
            </table:table-cell>
            <table:table-cell table:style-name="Table40_col8_row7">
              <text:p text:style-name="P14"/>
            </table:table-cell>
          </table:table-row>
        </table:table>
        <text:p text:style-name="P15"/>
        <table:table table:name="Table41" table:style-name="Table41">
          <table:table-column table:style-name="Table41.col1"/>
          <table:table-row>
            <table:table-cell table:style-name="Table41_col1_row1">
              <text:p text:style-name="P20">Propósito</text:p>
            </table:table-cell>
          </table:table-row>
          <table:table-row>
            <table:table-cell table:style-name="Table41_col1_row2">
              <text:p text:style-name="P32"/>
            </table:table-cell>
          </table:table-row>
        </table:table>
        <text:p text:style-name="P15"/>
        <table:table table:name="Table42" table:style-name="Table42">
          <table:table-column table:style-name="Table42.col1"/>
          <table:table-row>
            <table:table-cell table:style-name="Table42_col1_row1">
              <text:p text:style-name="P20">Resumen</text:p>
            </table:table-cell>
          </table:table-row>
          <table:table-row>
            <table:table-cell table:style-name="Table42_col1_row2">
              <text:p text:style-name="P32"/>
            </table:table-cell>
          </table:table-row>
        </table:table>
        <text:p text:style-name="P15"/>
        <table:table table:name="Table43" table:style-name="Table43">
          <table:table-column table:style-name="Table43.col1"/>
          <table:table-column table:style-name="Table43.col2"/>
          <table:table-column table:style-name="Table43.col3"/>
          <table:table-column table:style-name="Table43.col4"/>
          <table:table-column table:style-name="Table43.col5"/>
          <table:table-column table:style-name="Table43.col6"/>
          <table:table-column table:style-name="Table43.col7"/>
          <table:table-column table:style-name="Table43.col8"/>
          <table:table-row table:style-name="Table43.row1">
            <table:table-cell table:style-name="Table43_col1_row1">
              <text:h text:style-name="P18" text:outline-level="1">Caso de Uso</text:h>
            </table:table-cell>
            <table:table-cell table:style-name="Table43_col2_row1" table:number-columns-spanned="4">
              <text:p text:style-name="P14">Consultar Datos</text:p>
            </table:table-cell>
            <table:covered-table-cell/>
            <table:covered-table-cell/>
            <table:covered-table-cell/>
            <table:table-cell table:style-name="Table43_col6_row1" table:number-columns-spanned="3">
              <text:p text:style-name="P14">CU_7</text:p>
            </table:table-cell>
            <table:covered-table-cell/>
            <table:covered-table-cell/>
          </table:table-row>
          <table:table-row table:style-name="Table43.row2">
            <table:table-cell table:style-name="Table43_col1_row2">
              <text:p text:style-name="P11">Actores</text:p>
            </table:table-cell>
            <table:table-cell table:style-name="Table43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3.row3">
            <table:table-cell table:style-name="Table43_col1_row3">
              <text:p text:style-name="P11">Tipo</text:p>
            </table:table-cell>
            <table:table-cell table:style-name="Table43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3.row4">
            <table:table-cell table:style-name="Table43_col1_row4">
              <text:p text:style-name="P11">Referencias</text:p>
            </table:table-cell>
            <table:table-cell table:style-name="Table43_col2_row4" table:number-columns-spanned="2">
              <text:p text:style-name="P11"/>
            </table:table-cell>
            <table:covered-table-cell/>
            <table:table-cell table:style-name="Table43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43.row5">
            <table:table-cell table:style-name="Table43_col1_row5">
              <text:p text:style-name="P11">Precondición</text:p>
            </table:table-cell>
            <table:table-cell table:style-name="Table43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3.row6">
            <table:table-cell table:style-name="Table43_col1_row6">
              <text:p text:style-name="P11">Postcondición</text:p>
            </table:table-cell>
            <table:table-cell table:style-name="Table43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3.row7">
            <table:table-cell table:style-name="Table43_col1_row7">
              <text:p text:style-name="P11">Autor</text:p>
            </table:table-cell>
            <table:table-cell table:style-name="Table43_col2_row7">
              <text:p text:style-name="P11"/>
            </table:table-cell>
            <table:table-cell table:style-name="Table43_col3_row7" table:number-columns-spanned="2">
              <text:h text:style-name="P18" text:outline-level="1">Fecha</text:h>
            </table:table-cell>
            <table:covered-table-cell/>
            <table:table-cell table:style-name="Table43_col5_row7" table:number-columns-spanned="2">
              <text:p text:style-name="P14">25/03/2018</text:p>
            </table:table-cell>
            <table:covered-table-cell/>
            <table:table-cell table:style-name="Table43_col7_row7">
              <text:h text:style-name="P18" text:outline-level="1">Versión</text:h>
            </table:table-cell>
            <table:table-cell table:style-name="Table43_col8_row7">
              <text:p text:style-name="P14"/>
            </table:table-cell>
          </table:table-row>
        </table:table>
        <text:p text:style-name="P15"/>
        <table:table table:name="Table44" table:style-name="Table44">
          <table:table-column table:style-name="Table44.col1"/>
          <table:table-row>
            <table:table-cell table:style-name="Table44_col1_row1">
              <text:p text:style-name="P20">Propósito</text:p>
            </table:table-cell>
          </table:table-row>
          <table:table-row>
            <table:table-cell table:style-name="Table44_col1_row2">
              <text:p text:style-name="P32"/>
            </table:table-cell>
          </table:table-row>
        </table:table>
        <text:p text:style-name="P15"/>
        <table:table table:name="Table45" table:style-name="Table45">
          <table:table-column table:style-name="Table45.col1"/>
          <table:table-row>
            <table:table-cell table:style-name="Table45_col1_row1">
              <text:p text:style-name="P20">Resumen</text:p>
            </table:table-cell>
          </table:table-row>
          <table:table-row>
            <table:table-cell table:style-name="Table45_col1_row2">
              <text:p text:style-name="P32"/>
            </table:table-cell>
          </table:table-row>
        </table:table>
        <text:p text:style-name="P15"/>
        <table:table table:name="Table46" table:style-name="Table46">
          <table:table-column table:style-name="Table46.col1"/>
          <table:table-column table:style-name="Table46.col2"/>
          <table:table-column table:style-name="Table46.col3"/>
          <table:table-column table:style-name="Table46.col4"/>
          <table:table-column table:style-name="Table46.col5"/>
          <table:table-column table:style-name="Table46.col6"/>
          <table:table-column table:style-name="Table46.col7"/>
          <table:table-column table:style-name="Table46.col8"/>
          <table:table-row table:style-name="Table46.row1">
            <table:table-cell table:style-name="Table46_col1_row1">
              <text:h text:style-name="P18" text:outline-level="1">Caso de Uso</text:h>
            </table:table-cell>
            <table:table-cell table:style-name="Table46_col2_row1" table:number-columns-spanned="4">
              <text:p text:style-name="P14">Modificar Datos</text:p>
            </table:table-cell>
            <table:covered-table-cell/>
            <table:covered-table-cell/>
            <table:covered-table-cell/>
            <table:table-cell table:style-name="Table46_col6_row1" table:number-columns-spanned="3">
              <text:p text:style-name="P14">CU_8</text:p>
            </table:table-cell>
            <table:covered-table-cell/>
            <table:covered-table-cell/>
          </table:table-row>
          <table:table-row table:style-name="Table46.row2">
            <table:table-cell table:style-name="Table46_col1_row2">
              <text:p text:style-name="P11">Actores</text:p>
            </table:table-cell>
            <table:table-cell table:style-name="Table46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6.row3">
            <table:table-cell table:style-name="Table46_col1_row3">
              <text:p text:style-name="P11">Tipo</text:p>
            </table:table-cell>
            <table:table-cell table:style-name="Table46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6.row4">
            <table:table-cell table:style-name="Table46_col1_row4">
              <text:p text:style-name="P11">Referencias</text:p>
            </table:table-cell>
            <table:table-cell table:style-name="Table46_col2_row4" table:number-columns-spanned="2">
              <text:p text:style-name="P11"/>
            </table:table-cell>
            <table:covered-table-cell/>
            <table:table-cell table:style-name="Table46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46.row5">
            <table:table-cell table:style-name="Table46_col1_row5">
              <text:p text:style-name="P11">Precondición</text:p>
            </table:table-cell>
            <table:table-cell table:style-name="Table46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6.row6">
            <table:table-cell table:style-name="Table46_col1_row6">
              <text:p text:style-name="P11">Postcondición</text:p>
            </table:table-cell>
            <table:table-cell table:style-name="Table46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6.row7">
            <table:table-cell table:style-name="Table46_col1_row7">
              <text:p text:style-name="P11">Autor</text:p>
            </table:table-cell>
            <table:table-cell table:style-name="Table46_col2_row7">
              <text:p text:style-name="P11"/>
            </table:table-cell>
            <table:table-cell table:style-name="Table46_col3_row7" table:number-columns-spanned="2">
              <text:h text:style-name="P18" text:outline-level="1">Fecha</text:h>
            </table:table-cell>
            <table:covered-table-cell/>
            <table:table-cell table:style-name="Table46_col5_row7" table:number-columns-spanned="2">
              <text:p text:style-name="P14">25/03/2018</text:p>
            </table:table-cell>
            <table:covered-table-cell/>
            <table:table-cell table:style-name="Table46_col7_row7">
              <text:h text:style-name="P18" text:outline-level="1">Versión</text:h>
            </table:table-cell>
            <table:table-cell table:style-name="Table46_col8_row7">
              <text:p text:style-name="P14"/>
            </table:table-cell>
          </table:table-row>
        </table:table>
        <text:p text:style-name="P15"/>
        <table:table table:name="Table47" table:style-name="Table47">
          <table:table-column table:style-name="Table47.col1"/>
          <table:table-row>
            <table:table-cell table:style-name="Table47_col1_row1">
              <text:p text:style-name="P20">Propósito</text:p>
            </table:table-cell>
          </table:table-row>
          <table:table-row>
            <table:table-cell table:style-name="Table47_col1_row2">
              <text:p text:style-name="P32"/>
            </table:table-cell>
          </table:table-row>
        </table:table>
        <text:p text:style-name="P15"/>
        <table:table table:name="Table48" table:style-name="Table48">
          <table:table-column table:style-name="Table48.col1"/>
          <table:table-row>
            <table:table-cell table:style-name="Table48_col1_row1">
              <text:p text:style-name="P20">Resumen</text:p>
            </table:table-cell>
          </table:table-row>
          <table:table-row>
            <table:table-cell table:style-name="Table48_col1_row2">
              <text:p text:style-name="P32"/>
            </table:table-cell>
          </table:table-row>
        </table:table>
        <text:p text:style-name="P15"/>
        <table:table table:name="Table49" table:style-name="Table49">
          <table:table-column table:style-name="Table49.col1"/>
          <table:table-column table:style-name="Table49.col2"/>
          <table:table-column table:style-name="Table49.col3"/>
          <table:table-column table:style-name="Table49.col4"/>
          <table:table-column table:style-name="Table49.col5"/>
          <table:table-column table:style-name="Table49.col6"/>
          <table:table-column table:style-name="Table49.col7"/>
          <table:table-column table:style-name="Table49.col8"/>
          <table:table-row table:style-name="Table49.row1">
            <table:table-cell table:style-name="Table49_col1_row1">
              <text:h text:style-name="P18" text:outline-level="1">Caso de Uso</text:h>
            </table:table-cell>
            <table:table-cell table:style-name="Table49_col2_row1" table:number-columns-spanned="4">
              <text:p text:style-name="P14">Enviar Paquete</text:p>
            </table:table-cell>
            <table:covered-table-cell/>
            <table:covered-table-cell/>
            <table:covered-table-cell/>
            <table:table-cell table:style-name="Table49_col6_row1" table:number-columns-spanned="3">
              <text:p text:style-name="P14">CU_9</text:p>
            </table:table-cell>
            <table:covered-table-cell/>
            <table:covered-table-cell/>
          </table:table-row>
          <table:table-row table:style-name="Table49.row2">
            <table:table-cell table:style-name="Table49_col1_row2">
              <text:p text:style-name="P11">Actores</text:p>
            </table:table-cell>
            <table:table-cell table:style-name="Table49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9.row3">
            <table:table-cell table:style-name="Table49_col1_row3">
              <text:p text:style-name="P11">Tipo</text:p>
            </table:table-cell>
            <table:table-cell table:style-name="Table49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9.row4">
            <table:table-cell table:style-name="Table49_col1_row4">
              <text:p text:style-name="P11">Referencias</text:p>
            </table:table-cell>
            <table:table-cell table:style-name="Table49_col2_row4" table:number-columns-spanned="2">
              <text:p text:style-name="P11"/>
            </table:table-cell>
            <table:covered-table-cell/>
            <table:table-cell table:style-name="Table49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49.row5">
            <table:table-cell table:style-name="Table49_col1_row5">
              <text:p text:style-name="P11">Precondición</text:p>
            </table:table-cell>
            <table:table-cell table:style-name="Table49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9.row6">
            <table:table-cell table:style-name="Table49_col1_row6">
              <text:p text:style-name="P11">Postcondición</text:p>
            </table:table-cell>
            <table:table-cell table:style-name="Table49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9.row7">
            <table:table-cell table:style-name="Table49_col1_row7">
              <text:p text:style-name="P11">Autor</text:p>
            </table:table-cell>
            <table:table-cell table:style-name="Table49_col2_row7">
              <text:p text:style-name="P11"/>
            </table:table-cell>
            <table:table-cell table:style-name="Table49_col3_row7" table:number-columns-spanned="2">
              <text:h text:style-name="P18" text:outline-level="1">Fecha</text:h>
            </table:table-cell>
            <table:covered-table-cell/>
            <table:table-cell table:style-name="Table49_col5_row7" table:number-columns-spanned="2">
              <text:p text:style-name="P14">25/03/2018</text:p>
            </table:table-cell>
            <table:covered-table-cell/>
            <table:table-cell table:style-name="Table49_col7_row7">
              <text:h text:style-name="P18" text:outline-level="1">Versión</text:h>
            </table:table-cell>
            <table:table-cell table:style-name="Table49_col8_row7">
              <text:p text:style-name="P14"/>
            </table:table-cell>
          </table:table-row>
        </table:table>
        <text:p text:style-name="P15"/>
        <table:table table:name="Table50" table:style-name="Table50">
          <table:table-column table:style-name="Table50.col1"/>
          <table:table-row>
            <table:table-cell table:style-name="Table50_col1_row1">
              <text:p text:style-name="P20">Propósito</text:p>
            </table:table-cell>
          </table:table-row>
          <table:table-row>
            <table:table-cell table:style-name="Table50_col1_row2">
              <text:p text:style-name="P32"/>
            </table:table-cell>
          </table:table-row>
        </table:table>
        <text:p text:style-name="P15"/>
        <table:table table:name="Table51" table:style-name="Table51">
          <table:table-column table:style-name="Table51.col1"/>
          <table:table-row>
            <table:table-cell table:style-name="Table51_col1_row1">
              <text:p text:style-name="P20">Resumen</text:p>
            </table:table-cell>
          </table:table-row>
          <table:table-row>
            <table:table-cell table:style-name="Table51_col1_row2">
              <text:p text:style-name="P32"/>
            </table:table-cell>
          </table:table-row>
        </table:table>
        <text:p text:style-name="P15"/>
        <table:table table:name="Table52" table:style-name="Table52">
          <table:table-column table:style-name="Table52.col1"/>
          <table:table-column table:style-name="Table52.col2"/>
          <table:table-column table:style-name="Table52.col3"/>
          <table:table-column table:style-name="Table52.col4"/>
          <table:table-column table:style-name="Table52.col5"/>
          <table:table-column table:style-name="Table52.col6"/>
          <table:table-column table:style-name="Table52.col7"/>
          <table:table-column table:style-name="Table52.col8"/>
          <table:table-row table:style-name="Table52.row1">
            <table:table-cell table:style-name="Table52_col1_row1">
              <text:h text:style-name="P18" text:outline-level="1">Caso de Uso</text:h>
            </table:table-cell>
            <table:table-cell table:style-name="Table52_col2_row1" table:number-columns-spanned="4">
              <text:p text:style-name="P14">Registrar</text:p>
            </table:table-cell>
            <table:covered-table-cell/>
            <table:covered-table-cell/>
            <table:covered-table-cell/>
            <table:table-cell table:style-name="Table52_col6_row1" table:number-columns-spanned="3">
              <text:p text:style-name="P14">CU_10</text:p>
            </table:table-cell>
            <table:covered-table-cell/>
            <table:covered-table-cell/>
          </table:table-row>
          <table:table-row table:style-name="Table52.row2">
            <table:table-cell table:style-name="Table52_col1_row2">
              <text:p text:style-name="P11">Actores</text:p>
            </table:table-cell>
            <table:table-cell table:style-name="Table52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2.row3">
            <table:table-cell table:style-name="Table52_col1_row3">
              <text:p text:style-name="P11">Tipo</text:p>
            </table:table-cell>
            <table:table-cell table:style-name="Table52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2.row4">
            <table:table-cell table:style-name="Table52_col1_row4">
              <text:p text:style-name="P11">Referencias</text:p>
            </table:table-cell>
            <table:table-cell table:style-name="Table52_col2_row4" table:number-columns-spanned="2">
              <text:p text:style-name="P11"/>
            </table:table-cell>
            <table:covered-table-cell/>
            <table:table-cell table:style-name="Table52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52.row5">
            <table:table-cell table:style-name="Table52_col1_row5">
              <text:p text:style-name="P11">Precondición</text:p>
            </table:table-cell>
            <table:table-cell table:style-name="Table52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2.row6">
            <table:table-cell table:style-name="Table52_col1_row6">
              <text:p text:style-name="P11">Postcondición</text:p>
            </table:table-cell>
            <table:table-cell table:style-name="Table52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2.row7">
            <table:table-cell table:style-name="Table52_col1_row7">
              <text:p text:style-name="P11">Autor</text:p>
            </table:table-cell>
            <table:table-cell table:style-name="Table52_col2_row7">
              <text:p text:style-name="P11"/>
            </table:table-cell>
            <table:table-cell table:style-name="Table52_col3_row7" table:number-columns-spanned="2">
              <text:h text:style-name="P18" text:outline-level="1">Fecha</text:h>
            </table:table-cell>
            <table:covered-table-cell/>
            <table:table-cell table:style-name="Table52_col5_row7" table:number-columns-spanned="2">
              <text:p text:style-name="P14">25/03/2018</text:p>
            </table:table-cell>
            <table:covered-table-cell/>
            <table:table-cell table:style-name="Table52_col7_row7">
              <text:h text:style-name="P18" text:outline-level="1">Versión</text:h>
            </table:table-cell>
            <table:table-cell table:style-name="Table52_col8_row7">
              <text:p text:style-name="P14"/>
            </table:table-cell>
          </table:table-row>
        </table:table>
        <text:p text:style-name="P15"/>
        <table:table table:name="Table53" table:style-name="Table53">
          <table:table-column table:style-name="Table53.col1"/>
          <table:table-row>
            <table:table-cell table:style-name="Table53_col1_row1">
              <text:p text:style-name="P20">Propósito</text:p>
            </table:table-cell>
          </table:table-row>
          <table:table-row>
            <table:table-cell table:style-name="Table53_col1_row2">
              <text:p text:style-name="P32"/>
            </table:table-cell>
          </table:table-row>
        </table:table>
        <text:p text:style-name="P15"/>
        <table:table table:name="Table54" table:style-name="Table54">
          <table:table-column table:style-name="Table54.col1"/>
          <table:table-row>
            <table:table-cell table:style-name="Table54_col1_row1">
              <text:p text:style-name="P20">Resumen</text:p>
            </table:table-cell>
          </table:table-row>
          <table:table-row>
            <table:table-cell table:style-name="Table54_col1_row2">
              <text:p text:style-name="P32"/>
            </table:table-cell>
          </table:table-row>
        </table:table>
        <text:p text:style-name="P15"/>
        <table:table table:name="Table55" table:style-name="Table55">
          <table:table-column table:style-name="Table55.col1"/>
          <table:table-column table:style-name="Table55.col2"/>
          <table:table-column table:style-name="Table55.col3"/>
          <table:table-column table:style-name="Table55.col4"/>
          <table:table-column table:style-name="Table55.col5"/>
          <table:table-column table:style-name="Table55.col6"/>
          <table:table-column table:style-name="Table55.col7"/>
          <table:table-column table:style-name="Table55.col8"/>
          <table:table-row table:style-name="Table55.row1">
            <table:table-cell table:style-name="Table55_col1_row1">
              <text:h text:style-name="P18" text:outline-level="1">Caso de Uso</text:h>
            </table:table-cell>
            <table:table-cell table:style-name="Table55_col2_row1" table:number-columns-spanned="4">
              <text:p text:style-name="P14">Por Web</text:p>
            </table:table-cell>
            <table:covered-table-cell/>
            <table:covered-table-cell/>
            <table:covered-table-cell/>
            <table:table-cell table:style-name="Table55_col6_row1" table:number-columns-spanned="3">
              <text:p text:style-name="P14">CU_11</text:p>
            </table:table-cell>
            <table:covered-table-cell/>
            <table:covered-table-cell/>
          </table:table-row>
          <table:table-row table:style-name="Table55.row2">
            <table:table-cell table:style-name="Table55_col1_row2">
              <text:p text:style-name="P11">Actores</text:p>
            </table:table-cell>
            <table:table-cell table:style-name="Table55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5.row3">
            <table:table-cell table:style-name="Table55_col1_row3">
              <text:p text:style-name="P11">Tipo</text:p>
            </table:table-cell>
            <table:table-cell table:style-name="Table55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5.row4">
            <table:table-cell table:style-name="Table55_col1_row4">
              <text:p text:style-name="P11">Referencias</text:p>
            </table:table-cell>
            <table:table-cell table:style-name="Table55_col2_row4" table:number-columns-spanned="2">
              <text:p text:style-name="P11"/>
            </table:table-cell>
            <table:covered-table-cell/>
            <table:table-cell table:style-name="Table55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55.row5">
            <table:table-cell table:style-name="Table55_col1_row5">
              <text:p text:style-name="P11">Precondición</text:p>
            </table:table-cell>
            <table:table-cell table:style-name="Table55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5.row6">
            <table:table-cell table:style-name="Table55_col1_row6">
              <text:p text:style-name="P11">Postcondición</text:p>
            </table:table-cell>
            <table:table-cell table:style-name="Table55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5.row7">
            <table:table-cell table:style-name="Table55_col1_row7">
              <text:p text:style-name="P11">Autor</text:p>
            </table:table-cell>
            <table:table-cell table:style-name="Table55_col2_row7">
              <text:p text:style-name="P11"/>
            </table:table-cell>
            <table:table-cell table:style-name="Table55_col3_row7" table:number-columns-spanned="2">
              <text:h text:style-name="P18" text:outline-level="1">Fecha</text:h>
            </table:table-cell>
            <table:covered-table-cell/>
            <table:table-cell table:style-name="Table55_col5_row7" table:number-columns-spanned="2">
              <text:p text:style-name="P14">25/03/2018</text:p>
            </table:table-cell>
            <table:covered-table-cell/>
            <table:table-cell table:style-name="Table55_col7_row7">
              <text:h text:style-name="P18" text:outline-level="1">Versión</text:h>
            </table:table-cell>
            <table:table-cell table:style-name="Table55_col8_row7">
              <text:p text:style-name="P14"/>
            </table:table-cell>
          </table:table-row>
        </table:table>
        <text:p text:style-name="P15"/>
        <table:table table:name="Table56" table:style-name="Table56">
          <table:table-column table:style-name="Table56.col1"/>
          <table:table-row>
            <table:table-cell table:style-name="Table56_col1_row1">
              <text:p text:style-name="P20">Propósito</text:p>
            </table:table-cell>
          </table:table-row>
          <table:table-row>
            <table:table-cell table:style-name="Table56_col1_row2">
              <text:p text:style-name="P32"/>
            </table:table-cell>
          </table:table-row>
        </table:table>
        <text:p text:style-name="P15"/>
        <table:table table:name="Table57" table:style-name="Table57">
          <table:table-column table:style-name="Table57.col1"/>
          <table:table-row>
            <table:table-cell table:style-name="Table57_col1_row1">
              <text:p text:style-name="P20">Resumen</text:p>
            </table:table-cell>
          </table:table-row>
          <table:table-row>
            <table:table-cell table:style-name="Table57_col1_row2">
              <text:p text:style-name="P32"/>
            </table:table-cell>
          </table:table-row>
        </table:table>
        <text:p text:style-name="P15"/>
        <table:table table:name="Table58" table:style-name="Table58">
          <table:table-column table:style-name="Table58.col1"/>
          <table:table-column table:style-name="Table58.col2"/>
          <table:table-column table:style-name="Table58.col3"/>
          <table:table-column table:style-name="Table58.col4"/>
          <table:table-column table:style-name="Table58.col5"/>
          <table:table-column table:style-name="Table58.col6"/>
          <table:table-column table:style-name="Table58.col7"/>
          <table:table-column table:style-name="Table58.col8"/>
          <table:table-row table:style-name="Table58.row1">
            <table:table-cell table:style-name="Table58_col1_row1">
              <text:h text:style-name="P18" text:outline-level="1">Caso de Uso</text:h>
            </table:table-cell>
            <table:table-cell table:style-name="Table58_col2_row1" table:number-columns-spanned="4">
              <text:p text:style-name="P14">Por Mostrador</text:p>
            </table:table-cell>
            <table:covered-table-cell/>
            <table:covered-table-cell/>
            <table:covered-table-cell/>
            <table:table-cell table:style-name="Table58_col6_row1" table:number-columns-spanned="3">
              <text:p text:style-name="P14">CU_12</text:p>
            </table:table-cell>
            <table:covered-table-cell/>
            <table:covered-table-cell/>
          </table:table-row>
          <table:table-row table:style-name="Table58.row2">
            <table:table-cell table:style-name="Table58_col1_row2">
              <text:p text:style-name="P11">Actores</text:p>
            </table:table-cell>
            <table:table-cell table:style-name="Table58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8.row3">
            <table:table-cell table:style-name="Table58_col1_row3">
              <text:p text:style-name="P11">Tipo</text:p>
            </table:table-cell>
            <table:table-cell table:style-name="Table58_col2_row3" table:number-columns-spanned="7"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8.row4">
            <table:table-cell table:style-name="Table58_col1_row4">
              <text:p text:style-name="P11">Referencias</text:p>
            </table:table-cell>
            <table:table-cell table:style-name="Table58_col2_row4" table:number-columns-spanned="2">
              <text:p text:style-name="P11"/>
            </table:table-cell>
            <table:covered-table-cell/>
            <table:table-cell table:style-name="Table58_col4_row4" table:number-columns-spanned="5">
              <text:p text:style-name="P33"/>
            </table:table-cell>
            <table:covered-table-cell/>
            <table:covered-table-cell/>
            <table:covered-table-cell/>
            <table:covered-table-cell/>
          </table:table-row>
          <table:table-row table:style-name="Table58.row5">
            <table:table-cell table:style-name="Table58_col1_row5">
              <text:p text:style-name="P17">Precondición</text:p>
            </table:table-cell>
            <table:table-cell table:style-name="Table58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8.row6">
            <table:table-cell table:style-name="Table58_col1_row6">
              <text:p text:style-name="P17">Postcondición</text:p>
            </table:table-cell>
            <table:table-cell table:style-name="Table58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8.row7">
            <table:table-cell table:style-name="Table58_col1_row7">
              <text:p text:style-name="P11">Autor</text:p>
            </table:table-cell>
            <table:table-cell table:style-name="Table58_col2_row7">
              <text:p text:style-name="P17"/>
            </table:table-cell>
            <table:table-cell table:style-name="Table58_col3_row7" table:number-columns-spanned="2">
              <text:h text:style-name="P34" text:outline-level="1">Fecha</text:h>
            </table:table-cell>
            <table:covered-table-cell/>
            <table:table-cell table:style-name="Table58_col5_row7" table:number-columns-spanned="2">
              <text:p text:style-name="P14">25/03/2018</text:p>
            </table:table-cell>
            <table:covered-table-cell/>
            <table:table-cell table:style-name="Table58_col7_row7">
              <text:h text:style-name="P18" text:outline-level="1">Versión</text:h>
            </table:table-cell>
            <table:table-cell table:style-name="Table58_col8_row7">
              <text:p text:style-name="P14"/>
            </table:table-cell>
          </table:table-row>
        </table:table>
        <text:p text:style-name="P15"/>
        <table:table table:name="Table59" table:style-name="Table59">
          <table:table-column table:style-name="Table59.col1"/>
          <table:table-row>
            <table:table-cell table:style-name="Table59_col1_row1">
              <text:p text:style-name="P20">Propósito</text:p>
            </table:table-cell>
          </table:table-row>
          <table:table-row>
            <table:table-cell table:style-name="Table59_col1_row2">
              <text:p text:style-name="P32"/>
            </table:table-cell>
          </table:table-row>
        </table:table>
        <text:p text:style-name="P15"/>
        <table:table table:name="Table60" table:style-name="Table60">
          <table:table-column table:style-name="Table60.col1"/>
          <table:table-row>
            <table:table-cell table:style-name="Table60_col1_row1">
              <text:p text:style-name="P20">Resumen</text:p>
            </table:table-cell>
          </table:table-row>
          <table:table-row>
            <table:table-cell table:style-name="Table60_col1_row2">
              <text:p text:style-name="P32"/>
            </table:table-cell>
          </table:table-row>
        </table:table>
        <text:p text:style-name="P15"/>
        <table:table table:name="Table61" table:style-name="Table61">
          <table:table-column table:style-name="Table61.col1"/>
          <table:table-column table:style-name="Table61.col2"/>
          <table:table-column table:style-name="Table61.col3"/>
          <table:table-column table:style-name="Table61.col4"/>
          <table:table-column table:style-name="Table61.col5"/>
          <table:table-column table:style-name="Table61.col6"/>
          <table:table-column table:style-name="Table61.col7"/>
          <table:table-column table:style-name="Table61.col8"/>
          <table:table-row table:style-name="Table61.row1">
            <table:table-cell table:style-name="Table61_col1_row1">
              <text:h text:style-name="P18" text:outline-level="1">Caso de Uso</text:h>
            </table:table-cell>
            <table:table-cell table:style-name="Table61_col2_row1" table:number-columns-spanned="4">
              <text:p text:style-name="P14">Pago</text:p>
            </table:table-cell>
            <table:covered-table-cell/>
            <table:covered-table-cell/>
            <table:covered-table-cell/>
            <table:table-cell table:style-name="Table61_col6_row1" table:number-columns-spanned="3">
              <text:p text:style-name="P14">CU_13</text:p>
            </table:table-cell>
            <table:covered-table-cell/>
            <table:covered-table-cell/>
          </table:table-row>
          <table:table-row table:style-name="Table61.row2">
            <table:table-cell table:style-name="Table61_col1_row2">
              <text:p text:style-name="P11">Actores</text:p>
            </table:table-cell>
            <table:table-cell table:style-name="Table61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1.row3">
            <table:table-cell table:style-name="Table61_col1_row3">
              <text:p text:style-name="P11">Tipo</text:p>
            </table:table-cell>
            <table:table-cell table:style-name="Table61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1.row4">
            <table:table-cell table:style-name="Table61_col1_row4">
              <text:p text:style-name="P11">Referencias</text:p>
            </table:table-cell>
            <table:table-cell table:style-name="Table61_col2_row4" table:number-columns-spanned="2">
              <text:p text:style-name="P11"/>
            </table:table-cell>
            <table:covered-table-cell/>
            <table:table-cell table:style-name="Table61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61.row5">
            <table:table-cell table:style-name="Table61_col1_row5">
              <text:p text:style-name="P11">Precondición</text:p>
            </table:table-cell>
            <table:table-cell table:style-name="Table61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1.row6">
            <table:table-cell table:style-name="Table61_col1_row6">
              <text:p text:style-name="P11">Postcondición</text:p>
            </table:table-cell>
            <table:table-cell table:style-name="Table61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1.row7">
            <table:table-cell table:style-name="Table61_col1_row7">
              <text:p text:style-name="P11">Autor</text:p>
            </table:table-cell>
            <table:table-cell table:style-name="Table61_col2_row7">
              <text:p text:style-name="P11"/>
            </table:table-cell>
            <table:table-cell table:style-name="Table61_col3_row7" table:number-columns-spanned="2">
              <text:h text:style-name="P18" text:outline-level="1">Fecha</text:h>
            </table:table-cell>
            <table:covered-table-cell/>
            <table:table-cell table:style-name="Table61_col5_row7" table:number-columns-spanned="2">
              <text:p text:style-name="P14">25/03/2018</text:p>
            </table:table-cell>
            <table:covered-table-cell/>
            <table:table-cell table:style-name="Table61_col7_row7">
              <text:h text:style-name="P18" text:outline-level="1">Versión</text:h>
            </table:table-cell>
            <table:table-cell table:style-name="Table61_col8_row7">
              <text:p text:style-name="P14"/>
            </table:table-cell>
          </table:table-row>
        </table:table>
        <text:p text:style-name="P15"/>
        <table:table table:name="Table62" table:style-name="Table62">
          <table:table-column table:style-name="Table62.col1"/>
          <table:table-row>
            <table:table-cell table:style-name="Table62_col1_row1">
              <text:p text:style-name="P20">Propósito</text:p>
            </table:table-cell>
          </table:table-row>
          <table:table-row>
            <table:table-cell table:style-name="Table62_col1_row2">
              <text:p text:style-name="P32"/>
            </table:table-cell>
          </table:table-row>
        </table:table>
        <text:p text:style-name="P15"/>
        <table:table table:name="Table63" table:style-name="Table63">
          <table:table-column table:style-name="Table63.col1"/>
          <table:table-row>
            <table:table-cell table:style-name="Table63_col1_row1">
              <text:p text:style-name="P20">Resumen</text:p>
            </table:table-cell>
          </table:table-row>
          <table:table-row>
            <table:table-cell table:style-name="Table63_col1_row2">
              <text:p text:style-name="P32"/>
            </table:table-cell>
          </table:table-row>
        </table:table>
        <text:p text:style-name="P15"/>
        <table:table table:name="Table64" table:style-name="Table64">
          <table:table-column table:style-name="Table64.col1"/>
          <table:table-column table:style-name="Table64.col2"/>
          <table:table-column table:style-name="Table64.col3"/>
          <table:table-column table:style-name="Table64.col4"/>
          <table:table-column table:style-name="Table64.col5"/>
          <table:table-column table:style-name="Table64.col6"/>
          <table:table-column table:style-name="Table64.col7"/>
          <table:table-column table:style-name="Table64.col8"/>
          <table:table-row table:style-name="Table64.row1">
            <table:table-cell table:style-name="Table64_col1_row1">
              <text:h text:style-name="P34" text:outline-level="1">Caso de Uso</text:h>
            </table:table-cell>
            <table:table-cell table:style-name="Table64_col2_row1" table:number-columns-spanned="4">
              <text:p text:style-name="P14">Tarjeta</text:p>
            </table:table-cell>
            <table:covered-table-cell/>
            <table:covered-table-cell/>
            <table:covered-table-cell/>
            <table:table-cell table:style-name="Table64_col6_row1" table:number-columns-spanned="3">
              <text:p text:style-name="P14">CU_14</text:p>
            </table:table-cell>
            <table:covered-table-cell/>
            <table:covered-table-cell/>
          </table:table-row>
          <table:table-row table:style-name="Table64.row2">
            <table:table-cell table:style-name="Table64_col1_row2">
              <text:p text:style-name="P11">Actores</text:p>
            </table:table-cell>
            <table:table-cell table:style-name="Table64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4.row3">
            <table:table-cell table:style-name="Table64_col1_row3">
              <text:p text:style-name="P11">Tipo</text:p>
            </table:table-cell>
            <table:table-cell table:style-name="Table64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4.row4">
            <table:table-cell table:style-name="Table64_col1_row4">
              <text:p text:style-name="P11">Referencias</text:p>
            </table:table-cell>
            <table:table-cell table:style-name="Table64_col2_row4" table:number-columns-spanned="2">
              <text:p text:style-name="P11"/>
            </table:table-cell>
            <table:covered-table-cell/>
            <table:table-cell table:style-name="Table64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64.row5">
            <table:table-cell table:style-name="Table64_col1_row5">
              <text:p text:style-name="P11">Precondición</text:p>
            </table:table-cell>
            <table:table-cell table:style-name="Table64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4.row6">
            <table:table-cell table:style-name="Table64_col1_row6">
              <text:p text:style-name="P11">Postcondición</text:p>
            </table:table-cell>
            <table:table-cell table:style-name="Table64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4.row7">
            <table:table-cell table:style-name="Table64_col1_row7">
              <text:p text:style-name="P11">Autor</text:p>
            </table:table-cell>
            <table:table-cell table:style-name="Table64_col2_row7">
              <text:p text:style-name="P11"/>
            </table:table-cell>
            <table:table-cell table:style-name="Table64_col3_row7" table:number-columns-spanned="2">
              <text:h text:style-name="P18" text:outline-level="1">Fecha</text:h>
            </table:table-cell>
            <table:covered-table-cell/>
            <table:table-cell table:style-name="Table64_col5_row7" table:number-columns-spanned="2">
              <text:p text:style-name="P14">25/03/2018</text:p>
            </table:table-cell>
            <table:covered-table-cell/>
            <table:table-cell table:style-name="Table64_col7_row7">
              <text:h text:style-name="P18" text:outline-level="1">Versión</text:h>
            </table:table-cell>
            <table:table-cell table:style-name="Table64_col8_row7">
              <text:p text:style-name="P14"/>
            </table:table-cell>
          </table:table-row>
        </table:table>
        <text:p text:style-name="P15"/>
        <table:table table:name="Table65" table:style-name="Table65">
          <table:table-column table:style-name="Table65.col1"/>
          <table:table-row>
            <table:table-cell table:style-name="Table65_col1_row1">
              <text:p text:style-name="P20">Propósito</text:p>
            </table:table-cell>
          </table:table-row>
          <table:table-row>
            <table:table-cell table:style-name="Table65_col1_row2">
              <text:p text:style-name="P32"/>
            </table:table-cell>
          </table:table-row>
        </table:table>
        <text:p text:style-name="P15"/>
        <table:table table:name="Table66" table:style-name="Table66">
          <table:table-column table:style-name="Table66.col1"/>
          <table:table-row>
            <table:table-cell table:style-name="Table66_col1_row1">
              <text:p text:style-name="P20">Resumen</text:p>
            </table:table-cell>
          </table:table-row>
          <table:table-row>
            <table:table-cell table:style-name="Table66_col1_row2">
              <text:p text:style-name="P32"/>
            </table:table-cell>
          </table:table-row>
        </table:table>
        <text:p text:style-name="P15"/>
        <table:table table:name="Table67" table:style-name="Table67">
          <table:table-column table:style-name="Table67.col1"/>
          <table:table-column table:style-name="Table67.col2"/>
          <table:table-column table:style-name="Table67.col3"/>
          <table:table-column table:style-name="Table67.col4"/>
          <table:table-column table:style-name="Table67.col5"/>
          <table:table-column table:style-name="Table67.col6"/>
          <table:table-column table:style-name="Table67.col7"/>
          <table:table-column table:style-name="Table67.col8"/>
          <table:table-row table:style-name="Table67.row1">
            <table:table-cell table:style-name="Table67_col1_row1">
              <text:h text:style-name="P18" text:outline-level="1">Caso de Uso</text:h>
            </table:table-cell>
            <table:table-cell table:style-name="Table67_col2_row1" table:number-columns-spanned="4">
              <text:p text:style-name="P14">Efectivo</text:p>
            </table:table-cell>
            <table:covered-table-cell/>
            <table:covered-table-cell/>
            <table:covered-table-cell/>
            <table:table-cell table:style-name="Table67_col6_row1" table:number-columns-spanned="3">
              <text:p text:style-name="P14">CU_15</text:p>
            </table:table-cell>
            <table:covered-table-cell/>
            <table:covered-table-cell/>
          </table:table-row>
          <table:table-row table:style-name="Table67.row2">
            <table:table-cell table:style-name="Table67_col1_row2">
              <text:p text:style-name="P11">Actores</text:p>
            </table:table-cell>
            <table:table-cell table:style-name="Table67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7.row3">
            <table:table-cell table:style-name="Table67_col1_row3">
              <text:p text:style-name="P11">Tipo</text:p>
            </table:table-cell>
            <table:table-cell table:style-name="Table67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7.row4">
            <table:table-cell table:style-name="Table67_col1_row4">
              <text:p text:style-name="P11">Referencias</text:p>
            </table:table-cell>
            <table:table-cell table:style-name="Table67_col2_row4" table:number-columns-spanned="2">
              <text:p text:style-name="P11"/>
            </table:table-cell>
            <table:covered-table-cell/>
            <table:table-cell table:style-name="Table67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67.row5">
            <table:table-cell table:style-name="Table67_col1_row5">
              <text:p text:style-name="P11">Precondición</text:p>
            </table:table-cell>
            <table:table-cell table:style-name="Table67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7.row6">
            <table:table-cell table:style-name="Table67_col1_row6">
              <text:p text:style-name="P11">Postcondición</text:p>
            </table:table-cell>
            <table:table-cell table:style-name="Table67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7.row7">
            <table:table-cell table:style-name="Table67_col1_row7">
              <text:p text:style-name="P11">Autor</text:p>
            </table:table-cell>
            <table:table-cell table:style-name="Table67_col2_row7">
              <text:p text:style-name="P11"/>
            </table:table-cell>
            <table:table-cell table:style-name="Table67_col3_row7" table:number-columns-spanned="2">
              <text:h text:style-name="P18" text:outline-level="1">Fecha</text:h>
            </table:table-cell>
            <table:covered-table-cell/>
            <table:table-cell table:style-name="Table67_col5_row7" table:number-columns-spanned="2">
              <text:p text:style-name="P14">25/03/2018</text:p>
            </table:table-cell>
            <table:covered-table-cell/>
            <table:table-cell table:style-name="Table67_col7_row7">
              <text:h text:style-name="P18" text:outline-level="1">Versión</text:h>
            </table:table-cell>
            <table:table-cell table:style-name="Table67_col8_row7">
              <text:p text:style-name="P14"/>
            </table:table-cell>
          </table:table-row>
        </table:table>
        <text:p text:style-name="P15"/>
        <table:table table:name="Table68" table:style-name="Table68">
          <table:table-column table:style-name="Table68.col1"/>
          <table:table-row>
            <table:table-cell table:style-name="Table68_col1_row1">
              <text:p text:style-name="P20">Propósito</text:p>
            </table:table-cell>
          </table:table-row>
          <table:table-row>
            <table:table-cell table:style-name="Table68_col1_row2">
              <text:p text:style-name="P32"/>
            </table:table-cell>
          </table:table-row>
        </table:table>
        <text:p text:style-name="P15"/>
        <table:table table:name="Table69" table:style-name="Table69">
          <table:table-column table:style-name="Table69.col1"/>
          <table:table-row>
            <table:table-cell table:style-name="Table69_col1_row1">
              <text:p text:style-name="P20">Resumen</text:p>
            </table:table-cell>
          </table:table-row>
          <table:table-row>
            <table:table-cell table:style-name="Table69_col1_row2">
              <text:p text:style-name="P32"/>
            </table:table-cell>
          </table:table-row>
        </table:table>
        <text:p text:style-name="P15"/>
        <table:table table:name="Table70" table:style-name="Table70">
          <table:table-column table:style-name="Table70.col1"/>
          <table:table-column table:style-name="Table70.col2"/>
          <table:table-column table:style-name="Table70.col3"/>
          <table:table-column table:style-name="Table70.col4"/>
          <table:table-column table:style-name="Table70.col5"/>
          <table:table-column table:style-name="Table70.col6"/>
          <table:table-column table:style-name="Table70.col7"/>
          <table:table-column table:style-name="Table70.col8"/>
          <table:table-row table:style-name="Table70.row1">
            <table:table-cell table:style-name="Table70_col1_row1">
              <text:h text:style-name="P18" text:outline-level="1">Caso de Uso</text:h>
            </table:table-cell>
            <table:table-cell table:style-name="Table70_col2_row1" table:number-columns-spanned="4">
              <text:p text:style-name="P14">Enviar Paquetes</text:p>
            </table:table-cell>
            <table:covered-table-cell/>
            <table:covered-table-cell/>
            <table:covered-table-cell/>
            <table:table-cell table:style-name="Table70_col6_row1" table:number-columns-spanned="3">
              <text:p text:style-name="P14">CU_16</text:p>
            </table:table-cell>
            <table:covered-table-cell/>
            <table:covered-table-cell/>
          </table:table-row>
          <table:table-row table:style-name="Table70.row2">
            <table:table-cell table:style-name="Table70_col1_row2">
              <text:p text:style-name="P11">Actores</text:p>
            </table:table-cell>
            <table:table-cell table:style-name="Table70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0.row3">
            <table:table-cell table:style-name="Table70_col1_row3">
              <text:p text:style-name="P11">Tipo</text:p>
            </table:table-cell>
            <table:table-cell table:style-name="Table70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0.row4">
            <table:table-cell table:style-name="Table70_col1_row4">
              <text:p text:style-name="P11">Referencias</text:p>
            </table:table-cell>
            <table:table-cell table:style-name="Table70_col2_row4" table:number-columns-spanned="2">
              <text:p text:style-name="P11"/>
            </table:table-cell>
            <table:covered-table-cell/>
            <table:table-cell table:style-name="Table70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70.row5">
            <table:table-cell table:style-name="Table70_col1_row5">
              <text:p text:style-name="P11">Precondición</text:p>
            </table:table-cell>
            <table:table-cell table:style-name="Table70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0.row6">
            <table:table-cell table:style-name="Table70_col1_row6">
              <text:p text:style-name="P11">Postcondición</text:p>
            </table:table-cell>
            <table:table-cell table:style-name="Table70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0.row7">
            <table:table-cell table:style-name="Table70_col1_row7">
              <text:p text:style-name="P11">Autor</text:p>
            </table:table-cell>
            <table:table-cell table:style-name="Table70_col2_row7">
              <text:p text:style-name="P11"/>
            </table:table-cell>
            <table:table-cell table:style-name="Table70_col3_row7" table:number-columns-spanned="2">
              <text:h text:style-name="P18" text:outline-level="1">Fecha</text:h>
            </table:table-cell>
            <table:covered-table-cell/>
            <table:table-cell table:style-name="Table70_col5_row7" table:number-columns-spanned="2">
              <text:p text:style-name="P14">25/03/2018</text:p>
            </table:table-cell>
            <table:covered-table-cell/>
            <table:table-cell table:style-name="Table70_col7_row7">
              <text:h text:style-name="P18" text:outline-level="1">Versión</text:h>
            </table:table-cell>
            <table:table-cell table:style-name="Table70_col8_row7">
              <text:p text:style-name="P14"/>
            </table:table-cell>
          </table:table-row>
        </table:table>
        <text:p text:style-name="P15"/>
        <table:table table:name="Table71" table:style-name="Table71">
          <table:table-column table:style-name="Table71.col1"/>
          <table:table-row>
            <table:table-cell table:style-name="Table71_col1_row1">
              <text:p text:style-name="P20">Propósito</text:p>
            </table:table-cell>
          </table:table-row>
          <table:table-row>
            <table:table-cell table:style-name="Table71_col1_row2">
              <text:p text:style-name="P32"/>
            </table:table-cell>
          </table:table-row>
        </table:table>
        <text:p text:style-name="P15"/>
        <table:table table:name="Table72" table:style-name="Table72">
          <table:table-column table:style-name="Table72.col1"/>
          <table:table-row>
            <table:table-cell table:style-name="Table72_col1_row1">
              <text:p text:style-name="P20">Resumen</text:p>
            </table:table-cell>
          </table:table-row>
          <table:table-row>
            <table:table-cell table:style-name="Table72_col1_row2">
              <text:p text:style-name="P32"/>
            </table:table-cell>
          </table:table-row>
        </table:table>
        <text:p text:style-name="P15"/>
        <text:p text:style-name="P31">4.3 Gestión de envíos</text:p>
        <table:table table:name="Table73" table:style-name="Table73">
          <table:table-column table:style-name="Table73.col1"/>
          <table:table-column table:style-name="Table73.col2"/>
          <table:table-column table:style-name="Table73.col3"/>
          <table:table-column table:style-name="Table73.col4"/>
          <table:table-column table:style-name="Table73.col5"/>
          <table:table-column table:style-name="Table73.col6"/>
          <table:table-column table:style-name="Table73.col7"/>
          <table:table-column table:style-name="Table73.col8"/>
          <table:table-row table:style-name="Table73.row1">
            <table:table-cell table:style-name="Table73_col1_row1">
              <text:h text:style-name="P18" text:outline-level="1">Caso de Uso</text:h>
            </table:table-cell>
            <table:table-cell table:style-name="Table73_col2_row1" table:number-columns-spanned="4">
              <text:p text:style-name="P14">Enviar paquete</text:p>
            </table:table-cell>
            <table:covered-table-cell/>
            <table:covered-table-cell/>
            <table:covered-table-cell/>
            <table:table-cell table:style-name="Table73_col6_row1" table:number-columns-spanned="3">
              <text:p text:style-name="P14">CU_17</text:p>
            </table:table-cell>
            <table:covered-table-cell/>
            <table:covered-table-cell/>
          </table:table-row>
          <table:table-row table:style-name="Table73.row2">
            <table:table-cell table:style-name="Table73_col1_row2">
              <text:p text:style-name="P11">Actores</text:p>
            </table:table-cell>
            <table:table-cell table:style-name="Table73_col2_row2" table:number-columns-spanned="7">
              <text:p text:style-name="P19">Repartidor, Empleado, Encargado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3.row3">
            <table:table-cell table:style-name="Table73_col1_row3">
              <text:p text:style-name="P11">Tipo</text:p>
            </table:table-cell>
            <table:table-cell table:style-name="Table73_col2_row3" table:number-columns-spanned="7">
              <text:p text:style-name="P1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3.row4">
            <table:table-cell table:style-name="Table73_col1_row4">
              <text:p text:style-name="P11">Referencias</text:p>
            </table:table-cell>
            <table:table-cell table:style-name="Table73_col2_row4" table:number-columns-spanned="2">
              <text:p text:style-name="P19">RF_2.1</text:p>
            </table:table-cell>
            <table:covered-table-cell/>
            <table:table-cell table:style-name="Table73_col4_row4" table:number-columns-spanned="5">
              <text:p text:style-name="P14">CU_18, CU_19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73.row5">
            <table:table-cell table:style-name="Table73_col1_row5">
              <text:p text:style-name="P11">Precondición</text:p>
            </table:table-cell>
            <table:table-cell table:style-name="Table73_col2_row5" table:number-columns-spanned="7">
              <text:p text:style-name="P19">El cliente debe estar registrad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3.row6">
            <table:table-cell table:style-name="Table73_col1_row6">
              <text:p text:style-name="P11">Postcondición</text:p>
            </table:table-cell>
            <table:table-cell table:style-name="Table73_col2_row6" table:number-columns-spanned="7">
              <text:p text:style-name="P19">El cliente tendrá un paquete en estado de envío en su información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3.row7">
            <table:table-cell table:style-name="Table73_col1_row7">
              <text:p text:style-name="P11">Autor</text:p>
            </table:table-cell>
            <table:table-cell table:style-name="Table73_col2_row7">
              <text:p text:style-name="P19">Alba Aurora Moreno Peinado</text:p>
            </table:table-cell>
            <table:table-cell table:style-name="Table73_col3_row7" table:number-columns-spanned="2">
              <text:h text:style-name="P18" text:outline-level="1">Fecha</text:h>
            </table:table-cell>
            <table:covered-table-cell/>
            <table:table-cell table:style-name="Table73_col5_row7" table:number-columns-spanned="2">
              <text:p text:style-name="P14">25/03/2018</text:p>
            </table:table-cell>
            <table:covered-table-cell/>
            <table:table-cell table:style-name="Table73_col7_row7">
              <text:h text:style-name="P18" text:outline-level="1">Versión</text:h>
            </table:table-cell>
            <table:table-cell table:style-name="Table73_col8_row7">
              <text:p text:style-name="P14">1.0</text:p>
            </table:table-cell>
          </table:table-row>
        </table:table>
        <text:p text:style-name="P35"/>
        <table:table table:name="Table74" table:style-name="Table74">
          <table:table-column table:style-name="Table74.col1"/>
          <table:table-row>
            <table:table-cell table:style-name="Table74_col1_row1">
              <text:p text:style-name="P20">Propósito</text:p>
            </table:table-cell>
          </table:table-row>
          <table:table-row>
            <table:table-cell table:style-name="Table74_col1_row2">
              <text:p text:style-name="P32">Permitir que el cliente pueda enviar un paquete desde la web o desde el mostrador.</text:p>
            </table:table-cell>
          </table:table-row>
        </table:table>
        <text:p text:style-name="P35"/>
        <table:table table:name="Table75" table:style-name="Table75">
          <table:table-column table:style-name="Table75.col1"/>
          <table:table-row>
            <table:table-cell table:style-name="Table75_col1_row1">
              <text:p text:style-name="P20">Resumen</text:p>
            </table:table-cell>
          </table:table-row>
          <table:table-row>
            <table:table-cell table:style-name="Table75_col1_row2">
              <text:p text:style-name="P32">El cliente quiere enviar un paquete, indica la prioridad de urgencia y así obtendrá un nuevo envío en su lista de registro.</text:p>
            </table:table-cell>
          </table:table-row>
        </table:table>
        <text:p text:style-name="P15"/>
        <table:table table:name="Table76" table:style-name="Table76">
          <table:table-column table:style-name="Table76.col1"/>
          <table:table-column table:style-name="Table76.col2"/>
          <table:table-column table:style-name="Table76.col3"/>
          <table:table-column table:style-name="Table76.col4"/>
          <table:table-column table:style-name="Table76.col5"/>
          <table:table-column table:style-name="Table76.col6"/>
          <table:table-column table:style-name="Table76.col7"/>
          <table:table-column table:style-name="Table76.col8"/>
          <table:table-row table:style-name="Table76.row1">
            <table:table-cell table:style-name="Table76_col1_row1">
              <text:h text:style-name="P18" text:outline-level="1">Caso de Uso</text:h>
            </table:table-cell>
            <table:table-cell table:style-name="Table76_col2_row1" table:number-columns-spanned="4">
              <text:p text:style-name="P14">Almacenar información</text:p>
            </table:table-cell>
            <table:covered-table-cell/>
            <table:covered-table-cell/>
            <table:covered-table-cell/>
            <table:table-cell table:style-name="Table76_col6_row1" table:number-columns-spanned="3">
              <text:p text:style-name="P14">CU_18</text:p>
            </table:table-cell>
            <table:covered-table-cell/>
            <table:covered-table-cell/>
          </table:table-row>
          <table:table-row table:style-name="Table76.row2">
            <table:table-cell table:style-name="Table76_col1_row2">
              <text:p text:style-name="P11">Actores</text:p>
            </table:table-cell>
            <table:table-cell table:style-name="Table76_col2_row2" table:number-columns-spanned="7">
              <text:p text:style-name="P19">Repartidor, Empleado, Encargado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6.row3">
            <table:table-cell table:style-name="Table76_col1_row3">
              <text:p text:style-name="P11">Tipo</text:p>
            </table:table-cell>
            <table:table-cell table:style-name="Table76_col2_row3" table:number-columns-spanned="7">
              <text:p text:style-name="P19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6.row4">
            <table:table-cell table:style-name="Table76_col1_row4">
              <text:p text:style-name="P11">Referencias</text:p>
            </table:table-cell>
            <table:table-cell table:style-name="Table76_col2_row4" table:number-columns-spanned="2">
              <text:p text:style-name="P19">RF_2.1</text:p>
            </table:table-cell>
            <table:covered-table-cell/>
            <table:table-cell table:style-name="Table76_col4_row4" table:number-columns-spanned="5">
              <text:p text:style-name="P14">CU_17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76.row5">
            <table:table-cell table:style-name="Table76_col1_row5">
              <text:p text:style-name="P11">Precondición</text:p>
            </table:table-cell>
            <table:table-cell table:style-name="Table76_col2_row5" table:number-columns-spanned="7">
              <text:p text:style-name="P19">El cliente debe proporcionar los datos referentes a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6.row6">
            <table:table-cell table:style-name="Table76_col1_row6">
              <text:p text:style-name="P11">Postcondición</text:p>
            </table:table-cell>
            <table:table-cell table:style-name="Table76_col2_row6" table:number-columns-spanned="7">
              <text:p text:style-name="P19">Los datos quedarán almacenados en el sistem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6.row7">
            <table:table-cell table:style-name="Table76_col1_row7">
              <text:p text:style-name="P11">Autor</text:p>
            </table:table-cell>
            <table:table-cell table:style-name="Table76_col2_row7">
              <text:p text:style-name="P19">Alba Aurora Moreno Peinado</text:p>
            </table:table-cell>
            <table:table-cell table:style-name="Table76_col3_row7" table:number-columns-spanned="2">
              <text:h text:style-name="P18" text:outline-level="1">Fecha</text:h>
            </table:table-cell>
            <table:covered-table-cell/>
            <table:table-cell table:style-name="Table76_col5_row7" table:number-columns-spanned="2">
              <text:p text:style-name="P14">25/03/2018</text:p>
            </table:table-cell>
            <table:covered-table-cell/>
            <table:table-cell table:style-name="Table76_col7_row7">
              <text:h text:style-name="P18" text:outline-level="1">Versión</text:h>
            </table:table-cell>
            <table:table-cell table:style-name="Table76_col8_row7">
              <text:p text:style-name="P14">1.0</text:p>
            </table:table-cell>
          </table:table-row>
        </table:table>
        <text:p text:style-name="P35"/>
        <table:table table:name="Table77" table:style-name="Table77">
          <table:table-column table:style-name="Table77.col1"/>
          <table:table-row>
            <table:table-cell table:style-name="Table77_col1_row1">
              <text:p text:style-name="P20">Propósito</text:p>
            </table:table-cell>
          </table:table-row>
          <table:table-row>
            <table:table-cell table:style-name="Table77_col1_row2">
              <text:p text:style-name="P32">Registrar los datos referentes al envío que se desea realizar.</text:p>
            </table:table-cell>
          </table:table-row>
        </table:table>
        <text:p text:style-name="P35"/>
        <table:table table:name="Table78" table:style-name="Table78">
          <table:table-column table:style-name="Table78.col1"/>
          <table:table-row>
            <table:table-cell table:style-name="Table78_col1_row1">
              <text:p text:style-name="P20">Resumen</text:p>
            </table:table-cell>
          </table:table-row>
          <table:table-row>
            <table:table-cell table:style-name="Table78_col1_row2">
              <text:p text:style-name="P32">El cliente proporciona los datos del paquete que desea enviar para que se tenga constancia de su urgencia, dirección, coste...</text:p>
            </table:table-cell>
          </table:table-row>
        </table:table>
        <text:p text:style-name="P15"/>
        <table:table table:name="Table79" table:style-name="Table79">
          <table:table-column table:style-name="Table79.col1"/>
          <table:table-column table:style-name="Table79.col2"/>
          <table:table-column table:style-name="Table79.col3"/>
          <table:table-column table:style-name="Table79.col4"/>
          <table:table-column table:style-name="Table79.col5"/>
          <table:table-column table:style-name="Table79.col6"/>
          <table:table-column table:style-name="Table79.col7"/>
          <table:table-column table:style-name="Table79.col8"/>
          <table:table-row table:style-name="Table79.row1">
            <table:table-cell table:style-name="Table79_col1_row1">
              <text:h text:style-name="P18" text:outline-level="1">Caso de Uso</text:h>
            </table:table-cell>
            <table:table-cell table:style-name="Table79_col2_row1" table:number-columns-spanned="4">
              <text:p text:style-name="P14">Pagar</text:p>
            </table:table-cell>
            <table:covered-table-cell/>
            <table:covered-table-cell/>
            <table:covered-table-cell/>
            <table:table-cell table:style-name="Table79_col6_row1" table:number-columns-spanned="3">
              <text:p text:style-name="P14">CU_19</text:p>
            </table:table-cell>
            <table:covered-table-cell/>
            <table:covered-table-cell/>
          </table:table-row>
          <table:table-row table:style-name="Table79.row2">
            <table:table-cell table:style-name="Table79_col1_row2">
              <text:p text:style-name="P11">Actores</text:p>
            </table:table-cell>
            <table:table-cell table:style-name="Table79_col2_row2" table:number-columns-spanned="7">
              <text:p text:style-name="P19">Empleado, Encargado, Cliente, Banc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9.row3">
            <table:table-cell table:style-name="Table79_col1_row3">
              <text:p text:style-name="P11">Tipo</text:p>
            </table:table-cell>
            <table:table-cell table:style-name="Table79_col2_row3" table:number-columns-spanned="7">
              <text:p text:style-name="P19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9.row4">
            <table:table-cell table:style-name="Table79_col1_row4">
              <text:p text:style-name="P11">Referencias</text:p>
            </table:table-cell>
            <table:table-cell table:style-name="Table79_col2_row4" table:number-columns-spanned="2">
              <text:p text:style-name="P19">RF_2.1</text:p>
            </table:table-cell>
            <table:covered-table-cell/>
            <table:table-cell table:style-name="Table79_col4_row4" table:number-columns-spanned="5">
              <text:p text:style-name="P14">CU_17, CU_20(hijo), CU_21(hijo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79.row5">
            <table:table-cell table:style-name="Table79_col1_row5">
              <text:p text:style-name="P11">Precondición</text:p>
            </table:table-cell>
            <table:table-cell table:style-name="Table79_col2_row5" table:number-columns-spanned="7">
              <text:p text:style-name="P19">La información del envío debe estar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9.row6">
            <table:table-cell table:style-name="Table79_col1_row6">
              <text:p text:style-name="P11">Postcondición</text:p>
            </table:table-cell>
            <table:table-cell table:style-name="Table79_col2_row6" table:number-columns-spanned="7">
              <text:p text:style-name="P36">El cliente recibirá un código para poder realizar el seguimiento del paque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9.row7">
            <table:table-cell table:style-name="Table79_col1_row7">
              <text:p text:style-name="P11">Autor</text:p>
            </table:table-cell>
            <table:table-cell table:style-name="Table79_col2_row7">
              <text:p text:style-name="P19">Alba Aurora Moreno Peinado</text:p>
            </table:table-cell>
            <table:table-cell table:style-name="Table79_col3_row7" table:number-columns-spanned="2">
              <text:h text:style-name="P18" text:outline-level="1">Fecha</text:h>
            </table:table-cell>
            <table:covered-table-cell/>
            <table:table-cell table:style-name="Table79_col5_row7" table:number-columns-spanned="2">
              <text:p text:style-name="P14">25/03/2018</text:p>
            </table:table-cell>
            <table:covered-table-cell/>
            <table:table-cell table:style-name="Table79_col7_row7">
              <text:h text:style-name="P18" text:outline-level="1">Versión</text:h>
            </table:table-cell>
            <table:table-cell table:style-name="Table79_col8_row7">
              <text:p text:style-name="P14">1.0</text:p>
            </table:table-cell>
          </table:table-row>
        </table:table>
        <text:p text:style-name="P35"/>
        <table:table table:name="Table80" table:style-name="Table80">
          <table:table-column table:style-name="Table80.col1"/>
          <table:table-row>
            <table:table-cell table:style-name="Table80_col1_row1">
              <text:p text:style-name="P20">Propósito</text:p>
            </table:table-cell>
          </table:table-row>
          <table:table-row>
            <table:table-cell table:style-name="Table80_col1_row2">
              <text:p text:style-name="P32">Realización de los trámites de envío.</text:p>
            </table:table-cell>
          </table:table-row>
        </table:table>
        <text:p text:style-name="P35"/>
        <table:table table:name="Table81" table:style-name="Table81">
          <table:table-column table:style-name="Table81.col1"/>
          <table:table-row>
            <table:table-cell table:style-name="Table81_col1_row1">
              <text:p text:style-name="P20">Resumen</text:p>
            </table:table-cell>
          </table:table-row>
          <table:table-row>
            <table:table-cell table:style-name="Table81_col1_row2">
              <text:p text:style-name="P32">El cliente realiza el pago del envío para poder obtener el código de seguimiento y que comience el así el desplazamiento del paquete al lugar objetivo.</text:p>
            </table:table-cell>
          </table:table-row>
        </table:table>
        <text:p text:style-name="P15"/>
        <table:table table:name="Table82" table:style-name="Table82">
          <table:table-column table:style-name="Table82.col1"/>
          <table:table-column table:style-name="Table82.col2"/>
          <table:table-column table:style-name="Table82.col3"/>
          <table:table-column table:style-name="Table82.col4"/>
          <table:table-column table:style-name="Table82.col5"/>
          <table:table-column table:style-name="Table82.col6"/>
          <table:table-column table:style-name="Table82.col7"/>
          <table:table-column table:style-name="Table82.col8"/>
          <table:table-row table:style-name="Table82.row1">
            <table:table-cell table:style-name="Table82_col1_row1">
              <text:h text:style-name="P18" text:outline-level="1">Caso de Uso</text:h>
            </table:table-cell>
            <table:table-cell table:style-name="Table82_col2_row1" table:number-columns-spanned="4">
              <text:p text:style-name="P14">Tarjeta</text:p>
            </table:table-cell>
            <table:covered-table-cell/>
            <table:covered-table-cell/>
            <table:covered-table-cell/>
            <table:table-cell table:style-name="Table82_col6_row1" table:number-columns-spanned="3">
              <text:p text:style-name="P14">CU_21</text:p>
            </table:table-cell>
            <table:covered-table-cell/>
            <table:covered-table-cell/>
          </table:table-row>
          <table:table-row table:style-name="Table82.row2">
            <table:table-cell table:style-name="Table82_col1_row2">
              <text:p text:style-name="P11">Actores</text:p>
            </table:table-cell>
            <table:table-cell table:style-name="Table82_col2_row2" table:number-columns-spanned="7">
              <text:p text:style-name="P19">Empleado, Encargado, Cliente, Banc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2.row3">
            <table:table-cell table:style-name="Table82_col1_row3">
              <text:p text:style-name="P11">Tipo</text:p>
            </table:table-cell>
            <table:table-cell table:style-name="Table82_col2_row3" table:number-columns-spanned="7">
              <text:p text:style-name="P19">Opcional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2.row4">
            <table:table-cell table:style-name="Table82_col1_row4">
              <text:p text:style-name="P11">Referencias</text:p>
            </table:table-cell>
            <table:table-cell table:style-name="Table82_col2_row4" table:number-columns-spanned="2">
              <text:p text:style-name="P19">RF_2.1</text:p>
            </table:table-cell>
            <table:covered-table-cell/>
            <table:table-cell table:style-name="Table82_col4_row4" table:number-columns-spanned="5">
              <text:p text:style-name="P14">CU_17, CU_19(padre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82.row5">
            <table:table-cell table:style-name="Table82_col1_row5">
              <text:p text:style-name="P11">Precondición</text:p>
            </table:table-cell>
            <table:table-cell table:style-name="Table82_col2_row5" table:number-columns-spanned="7">
              <text:p text:style-name="P19">La información del envío debe estar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2.row6">
            <table:table-cell table:style-name="Table82_col1_row6">
              <text:p text:style-name="P11">Postcondición</text:p>
            </table:table-cell>
            <table:table-cell table:style-name="Table82_col2_row6" table:number-columns-spanned="7">
              <text:p text:style-name="P36">El cliente recibirá un código para poder realizar el seguimiento del paque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2.row7">
            <table:table-cell table:style-name="Table82_col1_row7">
              <text:p text:style-name="P11">Autor</text:p>
            </table:table-cell>
            <table:table-cell table:style-name="Table82_col2_row7">
              <text:p text:style-name="P19">Alba Aurora Moreno Peinado</text:p>
            </table:table-cell>
            <table:table-cell table:style-name="Table82_col3_row7" table:number-columns-spanned="2">
              <text:h text:style-name="P18" text:outline-level="1">Fecha</text:h>
            </table:table-cell>
            <table:covered-table-cell/>
            <table:table-cell table:style-name="Table82_col5_row7" table:number-columns-spanned="2">
              <text:p text:style-name="P14">25/03/2018</text:p>
            </table:table-cell>
            <table:covered-table-cell/>
            <table:table-cell table:style-name="Table82_col7_row7">
              <text:h text:style-name="P18" text:outline-level="1">Versión</text:h>
            </table:table-cell>
            <table:table-cell table:style-name="Table82_col8_row7">
              <text:p text:style-name="P14">1.0</text:p>
            </table:table-cell>
          </table:table-row>
        </table:table>
        <text:p text:style-name="P35"/>
        <table:table table:name="Table83" table:style-name="Table83">
          <table:table-column table:style-name="Table83.col1"/>
          <table:table-row>
            <table:table-cell table:style-name="Table83_col1_row1">
              <text:p text:style-name="P20">Propósito</text:p>
            </table:table-cell>
          </table:table-row>
          <table:table-row>
            <table:table-cell table:style-name="Table83_col1_row2">
              <text:p text:style-name="P32">Realización de los trámites de envío.</text:p>
            </table:table-cell>
          </table:table-row>
        </table:table>
        <text:p text:style-name="P35"/>
        <table:table table:name="Table84" table:style-name="Table84">
          <table:table-column table:style-name="Table84.col1"/>
          <table:table-row>
            <table:table-cell table:style-name="Table84_col1_row1">
              <text:p text:style-name="P20">Resumen</text:p>
            </table:table-cell>
          </table:table-row>
          <table:table-row>
            <table:table-cell table:style-name="Table84_col1_row2">
              <text:p text:style-name="P32">El cliente realiza el pago (en la web) del envío para poder obtener el código de seguimiento y que comience el así el desplazamiento del paquete al lugar objetivo.</text:p>
            </table:table-cell>
          </table:table-row>
        </table:table>
        <text:p text:style-name="P15"/>
        <table:table table:name="Table85" table:style-name="Table85">
          <table:table-column table:style-name="Table85.col1"/>
          <table:table-column table:style-name="Table85.col2"/>
          <table:table-column table:style-name="Table85.col3"/>
          <table:table-column table:style-name="Table85.col4"/>
          <table:table-column table:style-name="Table85.col5"/>
          <table:table-column table:style-name="Table85.col6"/>
          <table:table-column table:style-name="Table85.col7"/>
          <table:table-column table:style-name="Table85.col8"/>
          <table:table-row table:style-name="Table85.row1">
            <table:table-cell table:style-name="Table85_col1_row1">
              <text:h text:style-name="P18" text:outline-level="1">Caso de Uso</text:h>
            </table:table-cell>
            <table:table-cell table:style-name="Table85_col2_row1" table:number-columns-spanned="4">
              <text:p text:style-name="P14">Consultar datos</text:p>
            </table:table-cell>
            <table:covered-table-cell/>
            <table:covered-table-cell/>
            <table:covered-table-cell/>
            <table:table-cell table:style-name="Table85_col6_row1" table:number-columns-spanned="3">
              <text:p text:style-name="P14">CU_22</text:p>
            </table:table-cell>
            <table:covered-table-cell/>
            <table:covered-table-cell/>
          </table:table-row>
          <table:table-row table:style-name="Table85.row2">
            <table:table-cell table:style-name="Table85_col1_row2">
              <text:p text:style-name="P11">Actores</text:p>
            </table:table-cell>
            <table:table-cell table:style-name="Table85_col2_row2" table:number-columns-spanned="7">
              <text:p text:style-name="P19">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5.row3">
            <table:table-cell table:style-name="Table85_col1_row3">
              <text:p text:style-name="P11">Tipo</text:p>
            </table:table-cell>
            <table:table-cell table:style-name="Table85_col2_row3" table:number-columns-spanned="7">
              <text:p text:style-name="P19">Prim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5.row4">
            <table:table-cell table:style-name="Table85_col1_row4">
              <text:p text:style-name="P11">Referencias</text:p>
            </table:table-cell>
            <table:table-cell table:style-name="Table85_col2_row4" table:number-columns-spanned="2">
              <text:p text:style-name="P19">RF_2.2</text:p>
            </table:table-cell>
            <table:covered-table-cell/>
            <table:table-cell table:style-name="Table85_col4_row4" table:number-columns-spanned="5">
              <text:p text:style-name="P14">CU_18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85.row5">
            <table:table-cell table:style-name="Table85_col1_row5">
              <text:p text:style-name="P11">Precondición</text:p>
            </table:table-cell>
            <table:table-cell table:style-name="Table85_col2_row5" table:number-columns-spanned="7">
              <text:p text:style-name="P19">Haber realiz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5.row6">
            <table:table-cell table:style-name="Table85_col1_row6">
              <text:p text:style-name="P11">Postcondición</text:p>
            </table:table-cell>
            <table:table-cell table:style-name="Table85_col2_row6" table:number-columns-spanned="7">
              <text:p text:style-name="P19">Ver los datos proporcionados para realizar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5.row7">
            <table:table-cell table:style-name="Table85_col1_row7">
              <text:p text:style-name="P11">Autor</text:p>
            </table:table-cell>
            <table:table-cell table:style-name="Table85_col2_row7">
              <text:p text:style-name="P19">Alba Aurora Moreno Peinado</text:p>
            </table:table-cell>
            <table:table-cell table:style-name="Table85_col3_row7" table:number-columns-spanned="2">
              <text:h text:style-name="P18" text:outline-level="1">Fecha</text:h>
            </table:table-cell>
            <table:covered-table-cell/>
            <table:table-cell table:style-name="Table85_col5_row7" table:number-columns-spanned="2">
              <text:p text:style-name="P14">25/03/2018</text:p>
            </table:table-cell>
            <table:covered-table-cell/>
            <table:table-cell table:style-name="Table85_col7_row7">
              <text:h text:style-name="P18" text:outline-level="1">Versión</text:h>
            </table:table-cell>
            <table:table-cell table:style-name="Table85_col8_row7">
              <text:p text:style-name="P14">1.0</text:p>
            </table:table-cell>
          </table:table-row>
        </table:table>
        <text:p text:style-name="P35"/>
        <table:table table:name="Table86" table:style-name="Table86">
          <table:table-column table:style-name="Table86.col1"/>
          <table:table-row>
            <table:table-cell table:style-name="Table86_col1_row1">
              <text:p text:style-name="P20">Propósito</text:p>
            </table:table-cell>
          </table:table-row>
          <table:table-row>
            <table:table-cell table:style-name="Table86_col1_row2">
              <text:p text:style-name="P32">Realización de los trámites de envío.</text:p>
            </table:table-cell>
          </table:table-row>
        </table:table>
        <text:p text:style-name="P35"/>
        <table:table table:name="Table87" table:style-name="Table87">
          <table:table-column table:style-name="Table87.col1"/>
          <table:table-row>
            <table:table-cell table:style-name="Table87_col1_row1">
              <text:p text:style-name="P20">Resumen</text:p>
            </table:table-cell>
          </table:table-row>
          <table:table-row>
            <table:table-cell table:style-name="Table87_col1_row2">
              <text:p text:style-name="P32">El cliente podrá ver el seguimiento del paquete y los datos proporcionados.</text:p>
            </table:table-cell>
          </table:table-row>
        </table:table>
        <text:p text:style-name="P15"/>
        <table:table table:name="Table88" table:style-name="Table88">
          <table:table-column table:style-name="Table88.col1"/>
          <table:table-column table:style-name="Table88.col2"/>
          <table:table-column table:style-name="Table88.col3"/>
          <table:table-column table:style-name="Table88.col4"/>
          <table:table-column table:style-name="Table88.col5"/>
          <table:table-column table:style-name="Table88.col6"/>
          <table:table-column table:style-name="Table88.col7"/>
          <table:table-column table:style-name="Table88.col8"/>
          <table:table-row table:style-name="Table88.row1">
            <table:table-cell table:style-name="Table88_col1_row1">
              <text:h text:style-name="P18" text:outline-level="1">Caso de Uso</text:h>
            </table:table-cell>
            <table:table-cell table:style-name="Table88_col2_row1" table:number-columns-spanned="4">
              <text:p text:style-name="P14">Modificar envíos</text:p>
            </table:table-cell>
            <table:covered-table-cell/>
            <table:covered-table-cell/>
            <table:covered-table-cell/>
            <table:table-cell table:style-name="Table88_col6_row1" table:number-columns-spanned="3">
              <text:p text:style-name="P14">CU_23</text:p>
            </table:table-cell>
            <table:covered-table-cell/>
            <table:covered-table-cell/>
          </table:table-row>
          <table:table-row table:style-name="Table88.row2">
            <table:table-cell table:style-name="Table88_col1_row2">
              <text:p text:style-name="P11">Actores</text:p>
            </table:table-cell>
            <table:table-cell table:style-name="Table88_col2_row2" table:number-columns-spanned="7">
              <text:p text:style-name="P19">Administrador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8.row3">
            <table:table-cell table:style-name="Table88_col1_row3">
              <text:p text:style-name="P11">Tipo</text:p>
            </table:table-cell>
            <table:table-cell table:style-name="Table88_col2_row3" table:number-columns-spanned="7">
              <text:p text:style-name="P19">Prim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8.row4">
            <table:table-cell table:style-name="Table88_col1_row4">
              <text:p text:style-name="P11">Referencias</text:p>
            </table:table-cell>
            <table:table-cell table:style-name="Table88_col2_row4" table:number-columns-spanned="2">
              <text:p text:style-name="P19">RF_2.3</text:p>
            </table:table-cell>
            <table:covered-table-cell/>
            <table:table-cell table:style-name="Table88_col4_row4" table:number-columns-spanned="5">
              <text:p text:style-name="P14">CU_24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88.row5">
            <table:table-cell table:style-name="Table88_col1_row5">
              <text:p text:style-name="P11">Precondición</text:p>
            </table:table-cell>
            <table:table-cell table:style-name="Table88_col2_row5" table:number-columns-spanned="7">
              <text:p text:style-name="P19">Haber realiz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8.row6">
            <table:table-cell table:style-name="Table88_col1_row6">
              <text:p text:style-name="P11">Postcondición</text:p>
            </table:table-cell>
            <table:table-cell table:style-name="Table88_col2_row6" table:number-columns-spanned="7">
              <text:p text:style-name="P19">Los datos proporcionados serán modificados, se añadirá otro envío o se eliminará algún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8.row7">
            <table:table-cell table:style-name="Table88_col1_row7">
              <text:p text:style-name="P11">Autor</text:p>
            </table:table-cell>
            <table:table-cell table:style-name="Table88_col2_row7">
              <text:p text:style-name="P19">Alba Aurora Moreno Peinado</text:p>
            </table:table-cell>
            <table:table-cell table:style-name="Table88_col3_row7" table:number-columns-spanned="2">
              <text:h text:style-name="P18" text:outline-level="1">Fecha</text:h>
            </table:table-cell>
            <table:covered-table-cell/>
            <table:table-cell table:style-name="Table88_col5_row7" table:number-columns-spanned="2">
              <text:p text:style-name="P14">25/03/2018</text:p>
            </table:table-cell>
            <table:covered-table-cell/>
            <table:table-cell table:style-name="Table88_col7_row7">
              <text:h text:style-name="P18" text:outline-level="1">Versión</text:h>
            </table:table-cell>
            <table:table-cell table:style-name="Table88_col8_row7">
              <text:p text:style-name="P14">1.0</text:p>
            </table:table-cell>
          </table:table-row>
        </table:table>
        <text:p text:style-name="P35"/>
        <table:table table:name="Table89" table:style-name="Table89">
          <table:table-column table:style-name="Table89.col1"/>
          <table:table-row>
            <table:table-cell table:style-name="Table89_col1_row1">
              <text:p text:style-name="P20">Propósito</text:p>
            </table:table-cell>
          </table:table-row>
          <table:table-row>
            <table:table-cell table:style-name="Table89_col1_row2">
              <text:p text:style-name="P37">Modificar datos y/o añadir/eliminar envío.</text:p>
            </table:table-cell>
          </table:table-row>
        </table:table>
        <text:p text:style-name="P35"/>
        <table:table table:name="Table90" table:style-name="Table90">
          <table:table-column table:style-name="Table90.col1"/>
          <table:table-row>
            <table:table-cell table:style-name="Table90_col1_row1">
              <text:p text:style-name="P20">Resumen</text:p>
            </table:table-cell>
          </table:table-row>
          <table:table-row>
            <table:table-cell table:style-name="Table90_col1_row2">
              <text:p text:style-name="P32">El cliente podrá modificar los datos de un envío ya realizado o incluir/borrar otro.</text:p>
            </table:table-cell>
          </table:table-row>
        </table:table>
        <text:p text:style-name="P15"/>
        <table:table table:name="Table91" table:style-name="Table91">
          <table:table-column table:style-name="Table91.col1"/>
          <table:table-column table:style-name="Table91.col2"/>
          <table:table-column table:style-name="Table91.col3"/>
          <table:table-column table:style-name="Table91.col4"/>
          <table:table-column table:style-name="Table91.col5"/>
          <table:table-column table:style-name="Table91.col6"/>
          <table:table-column table:style-name="Table91.col7"/>
          <table:table-column table:style-name="Table91.col8"/>
          <table:table-row table:style-name="Table91.row1">
            <table:table-cell table:style-name="Table91_col1_row1">
              <text:h text:style-name="P18" text:outline-level="1">Caso de Uso</text:h>
            </table:table-cell>
            <table:table-cell table:style-name="Table91_col2_row1" table:number-columns-spanned="4">
              <text:p text:style-name="P14">Ingresar coste adicional</text:p>
            </table:table-cell>
            <table:covered-table-cell/>
            <table:covered-table-cell/>
            <table:covered-table-cell/>
            <table:table-cell table:style-name="Table91_col6_row1" table:number-columns-spanned="3">
              <text:p text:style-name="P14">CU_24</text:p>
            </table:table-cell>
            <table:covered-table-cell/>
            <table:covered-table-cell/>
          </table:table-row>
          <table:table-row table:style-name="Table91.row2">
            <table:table-cell table:style-name="Table91_col1_row2">
              <text:p text:style-name="P11">Actores</text:p>
            </table:table-cell>
            <table:table-cell table:style-name="Table91_col2_row2" table:number-columns-spanned="7">
              <text:p text:style-name="P19">Administrador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1.row3">
            <table:table-cell table:style-name="Table91_col1_row3">
              <text:p text:style-name="P11">Tipo</text:p>
            </table:table-cell>
            <table:table-cell table:style-name="Table91_col2_row3" table:number-columns-spanned="7">
              <text:p text:style-name="P19">Opcional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1.row4">
            <table:table-cell table:style-name="Table91_col1_row4">
              <text:p text:style-name="P11">Referencias</text:p>
            </table:table-cell>
            <table:table-cell table:style-name="Table91_col2_row4" table:number-columns-spanned="2">
              <text:p text:style-name="P19">RF_2.3</text:p>
            </table:table-cell>
            <table:covered-table-cell/>
            <table:table-cell table:style-name="Table91_col4_row4" table:number-columns-spanned="5">
              <text:p text:style-name="P14">CU_23, CU_19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91.row5">
            <table:table-cell table:style-name="Table91_col1_row5">
              <text:p text:style-name="P11">Precondición</text:p>
            </table:table-cell>
            <table:table-cell table:style-name="Table91_col2_row5" table:number-columns-spanned="7">
              <text:p text:style-name="P19">Haber modific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1.row6">
            <table:table-cell table:style-name="Table91_col1_row6">
              <text:p text:style-name="P11">Postcondición</text:p>
            </table:table-cell>
            <table:table-cell table:style-name="Table91_col2_row6" table:number-columns-spanned="7">
              <text:p text:style-name="P19">El cliente habrá modificado su primer envío para realizar una nueva entreg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1.row7">
            <table:table-cell table:style-name="Table91_col1_row7">
              <text:p text:style-name="P11">Autor</text:p>
            </table:table-cell>
            <table:table-cell table:style-name="Table91_col2_row7">
              <text:p text:style-name="P19">Alba Aurora Moreno Peinado</text:p>
            </table:table-cell>
            <table:table-cell table:style-name="Table91_col3_row7" table:number-columns-spanned="2">
              <text:h text:style-name="P18" text:outline-level="1">Fecha</text:h>
            </table:table-cell>
            <table:covered-table-cell/>
            <table:table-cell table:style-name="Table91_col5_row7" table:number-columns-spanned="2">
              <text:p text:style-name="P14">25/03/2018</text:p>
            </table:table-cell>
            <table:covered-table-cell/>
            <table:table-cell table:style-name="Table91_col7_row7">
              <text:h text:style-name="P18" text:outline-level="1">Versión</text:h>
            </table:table-cell>
            <table:table-cell table:style-name="Table91_col8_row7">
              <text:p text:style-name="P14">1.0</text:p>
            </table:table-cell>
          </table:table-row>
        </table:table>
        <text:p text:style-name="P35"/>
        <table:table table:name="Table92" table:style-name="Table92">
          <table:table-column table:style-name="Table92.col1"/>
          <table:table-row>
            <table:table-cell table:style-name="Table92_col1_row1">
              <text:p text:style-name="P20">Propósito</text:p>
            </table:table-cell>
          </table:table-row>
          <table:table-row>
            <table:table-cell table:style-name="Table92_col1_row2">
              <text:p text:style-name="P32">Realizar una nueva entrega.</text:p>
            </table:table-cell>
          </table:table-row>
        </table:table>
        <text:p text:style-name="P35"/>
        <table:table table:name="Table93" table:style-name="Table93">
          <table:table-column table:style-name="Table93.col1"/>
          <table:table-row>
            <table:table-cell table:style-name="Table93_col1_row1">
              <text:p text:style-name="P20">Resumen</text:p>
            </table:table-cell>
          </table:table-row>
          <table:table-row>
            <table:table-cell table:style-name="Table93_col1_row2">
              <text:p text:style-name="P32">Ingresar un coste adicional para poder realizar una nueva entrega del paquete.</text:p>
            </table:table-cell>
          </table:table-row>
        </table:table>
        <text:p text:style-name="P15"/>
        <text:p text:style-name="P31">4.4. Gestión de transporte</text:p>
        <table:table table:name="Table94" table:style-name="Table94">
          <table:table-column table:style-name="Table94.col1"/>
          <table:table-column table:style-name="Table94.col2"/>
          <table:table-column table:style-name="Table94.col3"/>
          <table:table-column table:style-name="Table94.col4"/>
          <table:table-column table:style-name="Table94.col5"/>
          <table:table-column table:style-name="Table94.col6"/>
          <table:table-column table:style-name="Table94.col7"/>
          <table:table-column table:style-name="Table94.col8"/>
          <table:table-row table:style-name="Table94.row1">
            <table:table-cell table:style-name="Table94_col1_row1">
              <text:h text:style-name="P18" text:outline-level="1">Caso de Uso</text:h>
            </table:table-cell>
            <table:table-cell table:style-name="Table94_col2_row1" table:number-columns-spanned="4">
              <text:p text:style-name="P14">Seguir ruta</text:p>
            </table:table-cell>
            <table:covered-table-cell/>
            <table:covered-table-cell/>
            <table:covered-table-cell/>
            <table:table-cell table:style-name="Table94_col6_row1" table:number-columns-spanned="3">
              <text:p text:style-name="P14">CU_25</text:p>
            </table:table-cell>
            <table:covered-table-cell/>
            <table:covered-table-cell/>
          </table:table-row>
          <table:table-row table:style-name="Table94.row2">
            <table:table-cell table:style-name="Table94_col1_row2">
              <text:p text:style-name="P11">Actores</text:p>
            </table:table-cell>
            <table:table-cell table:style-name="Table94_col2_row2" table:number-columns-spanned="7">
              <text:p text:style-name="P19">Repartidor, GPS, Temporiz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4.row3">
            <table:table-cell table:style-name="Table94_col1_row3">
              <text:p text:style-name="P11">Tipo</text:p>
            </table:table-cell>
            <table:table-cell table:style-name="Table94_col2_row3" table:number-columns-spanned="7">
              <text:p text:style-name="P1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4.row4">
            <table:table-cell table:style-name="Table94_col1_row4">
              <text:p text:style-name="P11">Referencias</text:p>
            </table:table-cell>
            <table:table-cell table:style-name="Table94_col2_row4" table:number-columns-spanned="2">
              <text:p text:style-name="P19">RF_5.1</text:p>
            </table:table-cell>
            <table:covered-table-cell/>
            <table:table-cell table:style-name="Table94_col4_row4" table:number-columns-spanned="5">
              <text:p text:style-name="P14">CU_26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94.row5">
            <table:table-cell table:style-name="Table94_col1_row5">
              <text:p text:style-name="P11">Precondición</text:p>
            </table:table-cell>
            <table:table-cell table:style-name="Table94_col2_row5" table:number-columns-spanned="7">
              <text:p text:style-name="P19">La ruta debe estar registrada previamente en el GP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4.row6">
            <table:table-cell table:style-name="Table94_col1_row6">
              <text:p text:style-name="P11">Postcondición</text:p>
            </table:table-cell>
            <table:table-cell table:style-name="Table94_col2_row6" table:number-columns-spanned="7">
              <text:p text:style-name="P19">La furgoneta llegará a su destin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4.row7">
            <table:table-cell table:style-name="Table94_col1_row7">
              <text:p text:style-name="P11">Autor</text:p>
            </table:table-cell>
            <table:table-cell table:style-name="Table94_col2_row7">
              <text:p text:style-name="P19">Alba Aurora Moreno Peinado</text:p>
            </table:table-cell>
            <table:table-cell table:style-name="Table94_col3_row7" table:number-columns-spanned="2">
              <text:h text:style-name="P18" text:outline-level="1">Fecha</text:h>
            </table:table-cell>
            <table:covered-table-cell/>
            <table:table-cell table:style-name="Table94_col5_row7" table:number-columns-spanned="2">
              <text:p text:style-name="P14">25/03/2018</text:p>
            </table:table-cell>
            <table:covered-table-cell/>
            <table:table-cell table:style-name="Table94_col7_row7">
              <text:h text:style-name="P18" text:outline-level="1">Versión</text:h>
            </table:table-cell>
            <table:table-cell table:style-name="Table94_col8_row7">
              <text:p text:style-name="P14">1.0</text:p>
            </table:table-cell>
          </table:table-row>
        </table:table>
        <text:p text:style-name="P35"/>
        <table:table table:name="Table95" table:style-name="Table95">
          <table:table-column table:style-name="Table95.col1"/>
          <table:table-row>
            <table:table-cell table:style-name="Table95_col1_row1">
              <text:p text:style-name="P20">Propósito</text:p>
            </table:table-cell>
          </table:table-row>
          <table:table-row>
            <table:table-cell table:style-name="Table95_col1_row2">
              <text:p text:style-name="P37">Llegar a un destino a través de una ruta.</text:p>
            </table:table-cell>
          </table:table-row>
        </table:table>
        <text:p text:style-name="P35"/>
        <table:table table:name="Table96" table:style-name="Table96">
          <table:table-column table:style-name="Table96.col1"/>
          <table:table-row>
            <table:table-cell table:style-name="Table96_col1_row1">
              <text:p text:style-name="P20">Resumen</text:p>
            </table:table-cell>
          </table:table-row>
          <table:table-row>
            <table:table-cell table:style-name="Table96_col1_row2">
              <text:p text:style-name="P32">La furgoneta seguirá la ruta almacenada en el GPS para llegar al destino marcado.</text:p>
            </table:table-cell>
          </table:table-row>
        </table:table>
        <text:p text:style-name="P15"/>
        <table:table table:name="Table97" table:style-name="Table97">
          <table:table-column table:style-name="Table97.col1"/>
          <table:table-column table:style-name="Table97.col2"/>
          <table:table-column table:style-name="Table97.col3"/>
          <table:table-column table:style-name="Table97.col4"/>
          <table:table-column table:style-name="Table97.col5"/>
          <table:table-column table:style-name="Table97.col6"/>
          <table:table-column table:style-name="Table97.col7"/>
          <table:table-column table:style-name="Table97.col8"/>
          <table:table-row table:style-name="Table97.row1">
            <table:table-cell table:style-name="Table97_col1_row1">
              <text:h text:style-name="P18" text:outline-level="1">Caso de Uso</text:h>
            </table:table-cell>
            <table:table-cell table:style-name="Table97_col2_row1" table:number-columns-spanned="4">
              <text:p text:style-name="P14">Adaptarse al horario</text:p>
            </table:table-cell>
            <table:covered-table-cell/>
            <table:covered-table-cell/>
            <table:covered-table-cell/>
            <table:table-cell table:style-name="Table97_col6_row1" table:number-columns-spanned="3">
              <text:p text:style-name="P14">CU_26</text:p>
            </table:table-cell>
            <table:covered-table-cell/>
            <table:covered-table-cell/>
          </table:table-row>
          <table:table-row table:style-name="Table97.row2">
            <table:table-cell table:style-name="Table97_col1_row2">
              <text:p text:style-name="P11">Actores</text:p>
            </table:table-cell>
            <table:table-cell table:style-name="Table97_col2_row2" table:number-columns-spanned="7">
              <text:p text:style-name="P19">Repartidor, GPS, Temporiz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7.row3">
            <table:table-cell table:style-name="Table97_col1_row3">
              <text:p text:style-name="P11">Tipo</text:p>
            </table:table-cell>
            <table:table-cell table:style-name="Table97_col2_row3" table:number-columns-spanned="7">
              <text:p text:style-name="P19">Secund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7.row4">
            <table:table-cell table:style-name="Table97_col1_row4">
              <text:p text:style-name="P11">Referencias</text:p>
            </table:table-cell>
            <table:table-cell table:style-name="Table97_col2_row4" table:number-columns-spanned="2">
              <text:p text:style-name="P19">RF_5.1</text:p>
            </table:table-cell>
            <table:covered-table-cell/>
            <table:table-cell table:style-name="Table97_col4_row4" table:number-columns-spanned="5">
              <text:p text:style-name="P14">CU_25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97.row5">
            <table:table-cell table:style-name="Table97_col1_row5">
              <text:p text:style-name="P11">Precondición</text:p>
            </table:table-cell>
            <table:table-cell table:style-name="Table97_col2_row5" table:number-columns-spanned="7">
              <text:p text:style-name="P19">La furgoneta debe tener una ruta previa que segui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7.row6">
            <table:table-cell table:style-name="Table97_col1_row6">
              <text:p text:style-name="P11">Postcondición</text:p>
            </table:table-cell>
            <table:table-cell table:style-name="Table97_col2_row6" table:number-columns-spanned="7">
              <text:p text:style-name="P19">La furgoneta llegará a su destin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7.row7">
            <table:table-cell table:style-name="Table97_col1_row7">
              <text:p text:style-name="P11">Autor</text:p>
            </table:table-cell>
            <table:table-cell table:style-name="Table97_col2_row7">
              <text:p text:style-name="P19">Alba Aurora Moreno Peinado</text:p>
            </table:table-cell>
            <table:table-cell table:style-name="Table97_col3_row7" table:number-columns-spanned="2">
              <text:h text:style-name="P18" text:outline-level="1">Fecha</text:h>
            </table:table-cell>
            <table:covered-table-cell/>
            <table:table-cell table:style-name="Table97_col5_row7" table:number-columns-spanned="2">
              <text:p text:style-name="P14">25/03/2018</text:p>
            </table:table-cell>
            <table:covered-table-cell/>
            <table:table-cell table:style-name="Table97_col7_row7">
              <text:h text:style-name="P18" text:outline-level="1">Versión</text:h>
            </table:table-cell>
            <table:table-cell table:style-name="Table97_col8_row7">
              <text:p text:style-name="P14">1.0</text:p>
            </table:table-cell>
          </table:table-row>
        </table:table>
        <text:p text:style-name="P35"/>
        <table:table table:name="Table98" table:style-name="Table98">
          <table:table-column table:style-name="Table98.col1"/>
          <table:table-row>
            <table:table-cell table:style-name="Table98_col1_row1">
              <text:p text:style-name="P20">Propósito</text:p>
            </table:table-cell>
          </table:table-row>
          <table:table-row>
            <table:table-cell table:style-name="Table98_col1_row2">
              <text:p text:style-name="P32">Llegar a un destino a través de una ruta en un tiempo previsto.</text:p>
            </table:table-cell>
          </table:table-row>
        </table:table>
        <text:p text:style-name="P35"/>
        <table:table table:name="Table99" table:style-name="Table99">
          <table:table-column table:style-name="Table99.col1"/>
          <table:table-row>
            <table:table-cell table:style-name="Table99_col1_row1">
              <text:p text:style-name="P20">Resumen</text:p>
            </table:table-cell>
          </table:table-row>
          <table:table-row>
            <table:table-cell table:style-name="Table99_col1_row2">
              <text:p text:style-name="P32">La furgoneta seguirá la ruta almacenada en el GPS para llegar al destino marcado y en el tiempo previsto para ello.</text:p>
            </table:table-cell>
          </table:table-row>
        </table:table>
        <text:p text:style-name="P15"/>
        <table:table table:name="Table100" table:style-name="Table100">
          <table:table-column table:style-name="Table100.col1"/>
          <table:table-column table:style-name="Table100.col2"/>
          <table:table-column table:style-name="Table100.col3"/>
          <table:table-column table:style-name="Table100.col4"/>
          <table:table-column table:style-name="Table100.col5"/>
          <table:table-column table:style-name="Table100.col6"/>
          <table:table-column table:style-name="Table100.col7"/>
          <table:table-column table:style-name="Table100.col8"/>
          <table:table-row table:style-name="Table100.row1">
            <table:table-cell table:style-name="Table100_col1_row1">
              <text:h text:style-name="P34" text:outline-level="1">Caso de Uso</text:h>
            </table:table-cell>
            <table:table-cell table:style-name="Table100_col2_row1" table:number-columns-spanned="4">
              <text:p text:style-name="P33">Registrar furgonetas</text:p>
            </table:table-cell>
            <table:covered-table-cell/>
            <table:covered-table-cell/>
            <table:covered-table-cell/>
            <table:table-cell table:style-name="Table100_col6_row1" table:number-columns-spanned="3">
              <text:p text:style-name="P33">CU_27</text:p>
            </table:table-cell>
            <table:covered-table-cell/>
            <table:covered-table-cell/>
          </table:table-row>
          <table:table-row table:style-name="Table100.row2">
            <table:table-cell table:style-name="Table100_col1_row2">
              <text:p text:style-name="P17">Actores</text:p>
            </table:table-cell>
            <table:table-cell table:style-name="Table100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0.row3">
            <table:table-cell table:style-name="Table100_col1_row3">
              <text:p text:style-name="P17">Tipo</text:p>
            </table:table-cell>
            <table:table-cell table:style-name="Table100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0.row4">
            <table:table-cell table:style-name="Table100_col1_row4">
              <text:p text:style-name="P17">Referencias</text:p>
            </table:table-cell>
            <table:table-cell table:style-name="Table100_col2_row4" table:number-columns-spanned="2">
              <text:p text:style-name="P38">RF_5.2</text:p>
            </table:table-cell>
            <table:covered-table-cell/>
            <table:table-cell table:style-name="Table100_col4_row4" table:number-columns-spanned="5">
              <text:p text:style-name="P33">CU_28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00.row5">
            <table:table-cell table:style-name="Table100_col1_row5">
              <text:p text:style-name="P17">Precondición</text:p>
            </table:table-cell>
            <table:table-cell table:style-name="Table100_col2_row5" table:number-columns-spanned="7">
              <text:p text:style-name="P38">Tener al menos una furgoneta que no haya sido registrada ante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0.row6">
            <table:table-cell table:style-name="Table100_col1_row6">
              <text:p text:style-name="P17">Postcondición</text:p>
            </table:table-cell>
            <table:table-cell table:style-name="Table100_col2_row6" table:number-columns-spanned="7">
              <text:p text:style-name="P38">La furgoneta formará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0.row7">
            <table:table-cell table:style-name="Table100_col1_row7">
              <text:p text:style-name="P17">Autor</text:p>
            </table:table-cell>
            <table:table-cell table:style-name="Table100_col2_row7">
              <text:p text:style-name="P38">Alba Aurora Moreno Peinado</text:p>
            </table:table-cell>
            <table:table-cell table:style-name="Table100_col3_row7" table:number-columns-spanned="2">
              <text:h text:style-name="P34" text:outline-level="1">Fecha</text:h>
            </table:table-cell>
            <table:covered-table-cell/>
            <table:table-cell table:style-name="Table100_col5_row7" table:number-columns-spanned="2">
              <text:p text:style-name="P33">25/03/2018</text:p>
            </table:table-cell>
            <table:covered-table-cell/>
            <table:table-cell table:style-name="Table100_col7_row7">
              <text:h text:style-name="P34" text:outline-level="1">Versión</text:h>
            </table:table-cell>
            <table:table-cell table:style-name="Table100_col8_row7">
              <text:p text:style-name="P33">1.0</text:p>
            </table:table-cell>
          </table:table-row>
        </table:table>
        <text:p text:style-name="P35"/>
        <table:table table:name="Table101" table:style-name="Table101">
          <table:table-column table:style-name="Table101.col1"/>
          <table:table-row>
            <table:table-cell table:style-name="Table101_col1_row1">
              <text:p text:style-name="P39">Propósito</text:p>
            </table:table-cell>
          </table:table-row>
          <table:table-row>
            <table:table-cell table:style-name="Table101_col1_row2">
              <text:p text:style-name="P37">Incluir una furgoneta nueva en la empresa.</text:p>
            </table:table-cell>
          </table:table-row>
        </table:table>
        <text:p text:style-name="P35"/>
        <table:table table:name="Table102" table:style-name="Table102">
          <table:table-column table:style-name="Table102.col1"/>
          <table:table-row>
            <table:table-cell table:style-name="Table102_col1_row1">
              <text:p text:style-name="P39">Resumen</text:p>
            </table:table-cell>
          </table:table-row>
          <table:table-row>
            <table:table-cell table:style-name="Table102_col1_row2">
              <text:p text:style-name="P37">La furgoneta será dada de alta y podrá empezar a ser utilizada por los repartidores de la empresa.</text:p>
            </table:table-cell>
          </table:table-row>
        </table:table>
        <text:p text:style-name="P15"/>
        <table:table table:name="Table103" table:style-name="Table103">
          <table:table-column table:style-name="Table103.col1"/>
          <table:table-column table:style-name="Table103.col2"/>
          <table:table-column table:style-name="Table103.col3"/>
          <table:table-column table:style-name="Table103.col4"/>
          <table:table-column table:style-name="Table103.col5"/>
          <table:table-column table:style-name="Table103.col6"/>
          <table:table-column table:style-name="Table103.col7"/>
          <table:table-column table:style-name="Table103.col8"/>
          <table:table-row table:style-name="Table103.row1">
            <table:table-cell table:style-name="Table103_col1_row1">
              <text:h text:style-name="P34" text:outline-level="1">Caso de Uso</text:h>
            </table:table-cell>
            <table:table-cell table:style-name="Table103_col2_row1" table:number-columns-spanned="4">
              <text:p text:style-name="P33">Incluir nueva furgoneta</text:p>
            </table:table-cell>
            <table:covered-table-cell/>
            <table:covered-table-cell/>
            <table:covered-table-cell/>
            <table:table-cell table:style-name="Table103_col6_row1" table:number-columns-spanned="3">
              <text:p text:style-name="P33">CU_28</text:p>
            </table:table-cell>
            <table:covered-table-cell/>
            <table:covered-table-cell/>
          </table:table-row>
          <table:table-row table:style-name="Table103.row2">
            <table:table-cell table:style-name="Table103_col1_row2">
              <text:p text:style-name="P17">Actores</text:p>
            </table:table-cell>
            <table:table-cell table:style-name="Table103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3.row3">
            <table:table-cell table:style-name="Table103_col1_row3">
              <text:p text:style-name="P17">Tipo</text:p>
            </table:table-cell>
            <table:table-cell table:style-name="Table103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3.row4">
            <table:table-cell table:style-name="Table103_col1_row4">
              <text:p text:style-name="P17">Referencias</text:p>
            </table:table-cell>
            <table:table-cell table:style-name="Table103_col2_row4" table:number-columns-spanned="2">
              <text:p text:style-name="P38">RF_5.2</text:p>
            </table:table-cell>
            <table:covered-table-cell/>
            <table:table-cell table:style-name="Table103_col4_row4" table:number-columns-spanned="5">
              <text:p text:style-name="P33">CU_27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03.row5">
            <table:table-cell table:style-name="Table103_col1_row5">
              <text:p text:style-name="P17">Precondición</text:p>
            </table:table-cell>
            <table:table-cell table:style-name="Table103_col2_row5" table:number-columns-spanned="7">
              <text:p text:style-name="P38">La furgoneta no puede estar registr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3.row6">
            <table:table-cell table:style-name="Table103_col1_row6">
              <text:p text:style-name="P17">Postcondición</text:p>
            </table:table-cell>
            <table:table-cell table:style-name="Table103_col2_row6" table:number-columns-spanned="7">
              <text:p text:style-name="P38">La furgoneta formará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3.row7">
            <table:table-cell table:style-name="Table103_col1_row7">
              <text:p text:style-name="P17">Autor</text:p>
            </table:table-cell>
            <table:table-cell table:style-name="Table103_col2_row7">
              <text:p text:style-name="P38">Alba Aurora Moreno Peinado</text:p>
            </table:table-cell>
            <table:table-cell table:style-name="Table103_col3_row7" table:number-columns-spanned="2">
              <text:h text:style-name="P34" text:outline-level="1">Fecha</text:h>
            </table:table-cell>
            <table:covered-table-cell/>
            <table:table-cell table:style-name="Table103_col5_row7" table:number-columns-spanned="2">
              <text:p text:style-name="P33">25/03/2018</text:p>
            </table:table-cell>
            <table:covered-table-cell/>
            <table:table-cell table:style-name="Table103_col7_row7">
              <text:h text:style-name="P34" text:outline-level="1">Versión</text:h>
            </table:table-cell>
            <table:table-cell table:style-name="Table103_col8_row7">
              <text:p text:style-name="P33">1.0</text:p>
            </table:table-cell>
          </table:table-row>
        </table:table>
        <text:p text:style-name="P35"/>
        <table:table table:name="Table104" table:style-name="Table104">
          <table:table-column table:style-name="Table104.col1"/>
          <table:table-row>
            <table:table-cell table:style-name="Table104_col1_row1">
              <text:p text:style-name="P39">Propósito</text:p>
            </table:table-cell>
          </table:table-row>
          <table:table-row>
            <table:table-cell table:style-name="Table104_col1_row2">
              <text:p text:style-name="P37">La furgoneta empezará a formar parte de la empresa.</text:p>
            </table:table-cell>
          </table:table-row>
        </table:table>
        <text:p text:style-name="P35"/>
        <table:table table:name="Table105" table:style-name="Table105">
          <table:table-column table:style-name="Table105.col1"/>
          <table:table-row>
            <table:table-cell table:style-name="Table105_col1_row1">
              <text:p text:style-name="P39">Resumen</text:p>
            </table:table-cell>
          </table:table-row>
          <table:table-row>
            <table:table-cell table:style-name="Table105_col1_row2">
              <text:p text:style-name="P37">La furgoneta será dada de alta y podrá empezar a ser utilizada por los repartidores de la empresa.</text:p>
            </table:table-cell>
          </table:table-row>
        </table:table>
        <text:p text:style-name="P15"/>
        <table:table table:name="Table106" table:style-name="Table106">
          <table:table-column table:style-name="Table106.col1"/>
          <table:table-column table:style-name="Table106.col2"/>
          <table:table-column table:style-name="Table106.col3"/>
          <table:table-column table:style-name="Table106.col4"/>
          <table:table-column table:style-name="Table106.col5"/>
          <table:table-column table:style-name="Table106.col6"/>
          <table:table-column table:style-name="Table106.col7"/>
          <table:table-column table:style-name="Table106.col8"/>
          <table:table-row table:style-name="Table106.row1">
            <table:table-cell table:style-name="Table106_col1_row1">
              <text:h text:style-name="P34" text:outline-level="1">Caso de Uso</text:h>
            </table:table-cell>
            <table:table-cell table:style-name="Table106_col2_row1" table:number-columns-spanned="4">
              <text:p text:style-name="P33">Recontar furgonetas</text:p>
            </table:table-cell>
            <table:covered-table-cell/>
            <table:covered-table-cell/>
            <table:covered-table-cell/>
            <table:table-cell table:style-name="Table106_col6_row1" table:number-columns-spanned="3">
              <text:p text:style-name="P33">CU_29</text:p>
            </table:table-cell>
            <table:covered-table-cell/>
            <table:covered-table-cell/>
          </table:table-row>
          <table:table-row table:style-name="Table106.row2">
            <table:table-cell table:style-name="Table106_col1_row2">
              <text:p text:style-name="P17">Actores</text:p>
            </table:table-cell>
            <table:table-cell table:style-name="Table106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6.row3">
            <table:table-cell table:style-name="Table106_col1_row3">
              <text:p text:style-name="P17">Tipo</text:p>
            </table:table-cell>
            <table:table-cell table:style-name="Table106_col2_row3" table:number-columns-spanned="7">
              <text:p text:style-name="P38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6.row4">
            <table:table-cell table:style-name="Table106_col1_row4">
              <text:p text:style-name="P17">Referencias</text:p>
            </table:table-cell>
            <table:table-cell table:style-name="Table106_col2_row4" table:number-columns-spanned="2">
              <text:p text:style-name="P38">RF_5.3</text:p>
            </table:table-cell>
            <table:covered-table-cell/>
            <table:table-cell table:style-name="Table106_col4_row4" table:number-columns-spanned="5">
              <text:p text:style-name="P33">CU_30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06.row5">
            <table:table-cell table:style-name="Table106_col1_row5">
              <text:p text:style-name="P17">Precondición</text:p>
            </table:table-cell>
            <table:table-cell table:style-name="Table106_col2_row5" table:number-columns-spanned="7">
              <text:p text:style-name="P38">Las furgonetas deben formar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6.row6">
            <table:table-cell table:style-name="Table106_col1_row6">
              <text:p text:style-name="P17">Postcondición</text:p>
            </table:table-cell>
            <table:table-cell table:style-name="Table106_col2_row6" table:number-columns-spanned="7">
              <text:p text:style-name="P38">Obtención del número de furgoneta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6.row7">
            <table:table-cell table:style-name="Table106_col1_row7">
              <text:p text:style-name="P17">Autor</text:p>
            </table:table-cell>
            <table:table-cell table:style-name="Table106_col2_row7">
              <text:p text:style-name="P38">Alba Aurora Moreno Peinado</text:p>
            </table:table-cell>
            <table:table-cell table:style-name="Table106_col3_row7" table:number-columns-spanned="2">
              <text:h text:style-name="P34" text:outline-level="1">Fecha</text:h>
            </table:table-cell>
            <table:covered-table-cell/>
            <table:table-cell table:style-name="Table106_col5_row7" table:number-columns-spanned="2">
              <text:p text:style-name="P33">25/03/2018</text:p>
            </table:table-cell>
            <table:covered-table-cell/>
            <table:table-cell table:style-name="Table106_col7_row7">
              <text:h text:style-name="P34" text:outline-level="1">Versión</text:h>
            </table:table-cell>
            <table:table-cell table:style-name="Table106_col8_row7">
              <text:p text:style-name="P33">1.0</text:p>
            </table:table-cell>
          </table:table-row>
        </table:table>
        <text:p text:style-name="P35"/>
        <table:table table:name="Table107" table:style-name="Table107">
          <table:table-column table:style-name="Table107.col1"/>
          <table:table-row>
            <table:table-cell table:style-name="Table107_col1_row1">
              <text:p text:style-name="P39">Propósito</text:p>
            </table:table-cell>
          </table:table-row>
          <table:table-row>
            <table:table-cell table:style-name="Table107_col1_row2">
              <text:p text:style-name="P37">La empresa podrá saber el número de furgonetas de las que dispone.</text:p>
            </table:table-cell>
          </table:table-row>
        </table:table>
        <text:p text:style-name="P35"/>
        <table:table table:name="Table108" table:style-name="Table108">
          <table:table-column table:style-name="Table108.col1"/>
          <table:table-row>
            <table:table-cell table:style-name="Table108_col1_row1">
              <text:p text:style-name="P39">Resumen</text:p>
            </table:table-cell>
          </table:table-row>
          <table:table-row>
            <table:table-cell table:style-name="Table108_col1_row2">
              <text:p text:style-name="P37">El administrador hará un recuento de las furgonetas disponibles en la empresa para saber el número de ellas que podrá ser utilizado por los repartidores.</text:p>
            </table:table-cell>
          </table:table-row>
        </table:table>
        <text:p text:style-name="P15"/>
        <table:table table:name="Table109" table:style-name="Table109">
          <table:table-column table:style-name="Table109.col1"/>
          <table:table-column table:style-name="Table109.col2"/>
          <table:table-column table:style-name="Table109.col3"/>
          <table:table-column table:style-name="Table109.col4"/>
          <table:table-column table:style-name="Table109.col5"/>
          <table:table-column table:style-name="Table109.col6"/>
          <table:table-column table:style-name="Table109.col7"/>
          <table:table-column table:style-name="Table109.col8"/>
          <table:table-row table:style-name="Table109.row1">
            <table:table-cell table:style-name="Table109_col1_row1">
              <text:h text:style-name="P34" text:outline-level="1">Caso de Uso</text:h>
            </table:table-cell>
            <table:table-cell table:style-name="Table109_col2_row1" table:number-columns-spanned="4">
              <text:p text:style-name="P33">Eliminar furgonetas</text:p>
            </table:table-cell>
            <table:covered-table-cell/>
            <table:covered-table-cell/>
            <table:covered-table-cell/>
            <table:table-cell table:style-name="Table109_col6_row1" table:number-columns-spanned="3">
              <text:p text:style-name="P33">CU_30</text:p>
            </table:table-cell>
            <table:covered-table-cell/>
            <table:covered-table-cell/>
          </table:table-row>
          <table:table-row table:style-name="Table109.row2">
            <table:table-cell table:style-name="Table109_col1_row2">
              <text:p text:style-name="P17">Actores</text:p>
            </table:table-cell>
            <table:table-cell table:style-name="Table109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9.row3">
            <table:table-cell table:style-name="Table109_col1_row3">
              <text:p text:style-name="P17">Tipo</text:p>
            </table:table-cell>
            <table:table-cell table:style-name="Table109_col2_row3" table:number-columns-spanned="7">
              <text:p text:style-name="P38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9.row4">
            <table:table-cell table:style-name="Table109_col1_row4">
              <text:p text:style-name="P17">Referencias</text:p>
            </table:table-cell>
            <table:table-cell table:style-name="Table109_col2_row4" table:number-columns-spanned="2">
              <text:p text:style-name="P38">RF_5.3</text:p>
            </table:table-cell>
            <table:covered-table-cell/>
            <table:table-cell table:style-name="Table109_col4_row4" table:number-columns-spanned="5">
              <text:p text:style-name="P33">CU_29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09.row5">
            <table:table-cell table:style-name="Table109_col1_row5">
              <text:p text:style-name="P17">Precondición</text:p>
            </table:table-cell>
            <table:table-cell table:style-name="Table109_col2_row5" table:number-columns-spanned="7">
              <text:p text:style-name="P38">La furgoneta debe formar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9.row6">
            <table:table-cell table:style-name="Table109_col1_row6">
              <text:p text:style-name="P17">Postcondición</text:p>
            </table:table-cell>
            <table:table-cell table:style-name="Table109_col2_row6" table:number-columns-spanned="7">
              <text:p text:style-name="P38">La empresa dispondrá de una furgoneta men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9.row7">
            <table:table-cell table:style-name="Table109_col1_row7">
              <text:p text:style-name="P17">Autor</text:p>
            </table:table-cell>
            <table:table-cell table:style-name="Table109_col2_row7">
              <text:p text:style-name="P38">Alba Aurora Moreno Peinado</text:p>
            </table:table-cell>
            <table:table-cell table:style-name="Table109_col3_row7" table:number-columns-spanned="2">
              <text:h text:style-name="P34" text:outline-level="1">Fecha</text:h>
            </table:table-cell>
            <table:covered-table-cell/>
            <table:table-cell table:style-name="Table109_col5_row7" table:number-columns-spanned="2">
              <text:p text:style-name="P33">25/03/2018</text:p>
            </table:table-cell>
            <table:covered-table-cell/>
            <table:table-cell table:style-name="Table109_col7_row7">
              <text:h text:style-name="P34" text:outline-level="1">Versión</text:h>
            </table:table-cell>
            <table:table-cell table:style-name="Table109_col8_row7">
              <text:p text:style-name="P33">1.0</text:p>
            </table:table-cell>
          </table:table-row>
        </table:table>
        <text:p text:style-name="P35"/>
        <table:table table:name="Table110" table:style-name="Table110">
          <table:table-column table:style-name="Table110.col1"/>
          <table:table-row>
            <table:table-cell table:style-name="Table110_col1_row1">
              <text:p text:style-name="P39">Propósito</text:p>
            </table:table-cell>
          </table:table-row>
          <table:table-row>
            <table:table-cell table:style-name="Table110_col1_row2">
              <text:p text:style-name="P37">Eliminar las furgonetas que no cumplan con los requisitos necesarios para realizar los envíos.</text:p>
            </table:table-cell>
          </table:table-row>
        </table:table>
        <text:p text:style-name="P35"/>
        <table:table table:name="Table111" table:style-name="Table111">
          <table:table-column table:style-name="Table111.col1"/>
          <table:table-row>
            <table:table-cell table:style-name="Table111_col1_row1">
              <text:p text:style-name="P39">Resumen</text:p>
            </table:table-cell>
          </table:table-row>
          <table:table-row>
            <table:table-cell table:style-name="Table111_col1_row2">
              <text:p text:style-name="P37">Tras el recuento de furgonetas que forman parte de la empresa se dispondrá a dar de baja aquellas que no cumplan los requisitos para poder transportar los paquetes.</text:p>
            </table:table-cell>
          </table:table-row>
        </table:table>
        <text:p text:style-name="P15"/>
        <table:table table:name="Table112" table:style-name="Table112">
          <table:table-column table:style-name="Table112.col1"/>
          <table:table-column table:style-name="Table112.col2"/>
          <table:table-column table:style-name="Table112.col3"/>
          <table:table-column table:style-name="Table112.col4"/>
          <table:table-column table:style-name="Table112.col5"/>
          <table:table-column table:style-name="Table112.col6"/>
          <table:table-column table:style-name="Table112.col7"/>
          <table:table-column table:style-name="Table112.col8"/>
          <table:table-row table:style-name="Table112.row1">
            <table:table-cell table:style-name="Table112_col1_row1">
              <text:h text:style-name="P34" text:outline-level="1">Caso de Uso</text:h>
            </table:table-cell>
            <table:table-cell table:style-name="Table112_col2_row1" table:number-columns-spanned="4">
              <text:p text:style-name="P33">Asignar furgonetas</text:p>
            </table:table-cell>
            <table:covered-table-cell/>
            <table:covered-table-cell/>
            <table:covered-table-cell/>
            <table:table-cell table:style-name="Table112_col6_row1" table:number-columns-spanned="3">
              <text:p text:style-name="P33">CU_31</text:p>
            </table:table-cell>
            <table:covered-table-cell/>
            <table:covered-table-cell/>
          </table:table-row>
          <table:table-row table:style-name="Table112.row2">
            <table:table-cell table:style-name="Table112_col1_row2">
              <text:p text:style-name="P17">Actores</text:p>
            </table:table-cell>
            <table:table-cell table:style-name="Table112_col2_row2" table:number-columns-spanned="7">
              <text:p text:style-name="P38">Reparti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2.row3">
            <table:table-cell table:style-name="Table112_col1_row3">
              <text:p text:style-name="P17">Tipo</text:p>
            </table:table-cell>
            <table:table-cell table:style-name="Table112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2.row4">
            <table:table-cell table:style-name="Table112_col1_row4">
              <text:p text:style-name="P17">Referencias</text:p>
            </table:table-cell>
            <table:table-cell table:style-name="Table112_col2_row4" table:number-columns-spanned="2">
              <text:p text:style-name="P38">RF_5.4</text:p>
            </table:table-cell>
            <table:covered-table-cell/>
            <table:table-cell table:style-name="Table112_col4_row4" table:number-columns-spanned="5">
              <text:p text:style-name="P33"/>
            </table:table-cell>
            <table:covered-table-cell/>
            <table:covered-table-cell/>
            <table:covered-table-cell/>
            <table:covered-table-cell/>
          </table:table-row>
          <table:table-row table:style-name="Table112.row5">
            <table:table-cell table:style-name="Table112_col1_row5">
              <text:p text:style-name="P17">Precondición</text:p>
            </table:table-cell>
            <table:table-cell table:style-name="Table112_col2_row5" table:number-columns-spanned="7">
              <text:p text:style-name="P38">Las furgonetas deben estar registradas en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2.row6">
            <table:table-cell table:style-name="Table112_col1_row6">
              <text:p text:style-name="P17">Postcondición</text:p>
            </table:table-cell>
            <table:table-cell table:style-name="Table112_col2_row6" table:number-columns-spanned="7">
              <text:p text:style-name="P38">Las furgonetas podrán utilizarse por 3 repartidores cada un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2.row7">
            <table:table-cell table:style-name="Table112_col1_row7">
              <text:p text:style-name="P17">Autor</text:p>
            </table:table-cell>
            <table:table-cell table:style-name="Table112_col2_row7">
              <text:p text:style-name="P38">Alba Aurora Moreno Peinado</text:p>
            </table:table-cell>
            <table:table-cell table:style-name="Table112_col3_row7" table:number-columns-spanned="2">
              <text:h text:style-name="P34" text:outline-level="1">Fecha</text:h>
            </table:table-cell>
            <table:covered-table-cell/>
            <table:table-cell table:style-name="Table112_col5_row7" table:number-columns-spanned="2">
              <text:p text:style-name="P33">25/03/2018</text:p>
            </table:table-cell>
            <table:covered-table-cell/>
            <table:table-cell table:style-name="Table112_col7_row7">
              <text:h text:style-name="P34" text:outline-level="1">Versión</text:h>
            </table:table-cell>
            <table:table-cell table:style-name="Table112_col8_row7">
              <text:p text:style-name="P33">1.0</text:p>
            </table:table-cell>
          </table:table-row>
        </table:table>
        <text:p text:style-name="P35"/>
        <table:table table:name="Table113" table:style-name="Table113">
          <table:table-column table:style-name="Table113.col1"/>
          <table:table-row>
            <table:table-cell table:style-name="Table113_col1_row1">
              <text:p text:style-name="P39">Propósito</text:p>
            </table:table-cell>
          </table:table-row>
          <table:table-row>
            <table:table-cell table:style-name="Table113_col1_row2">
              <text:p text:style-name="P40">Asignar cada furgoneta a 3 repartidores. </text:p>
            </table:table-cell>
          </table:table-row>
        </table:table>
        <text:p text:style-name="P35"/>
        <table:table table:name="Table114" table:style-name="Table114">
          <table:table-column table:style-name="Table114.col1"/>
          <table:table-row>
            <table:table-cell table:style-name="Table114_col1_row1">
              <text:p text:style-name="P39">Resumen</text:p>
            </table:table-cell>
          </table:table-row>
          <table:table-row>
            <table:table-cell table:style-name="Table114_col1_row2">
              <text:p text:style-name="P40">Las furgonetas previamente registradas podrán ser usadas cada una por 3 repartidores distintos en los turnos de mañana, tarde y noche.</text:p>
            </table:table-cell>
          </table:table-row>
        </table:table>
        <text:p text:style-name="P15"/>
        <table:table table:name="Table115" table:style-name="Table115">
          <table:table-column table:style-name="Table115.col1"/>
          <table:table-column table:style-name="Table115.col2"/>
          <table:table-column table:style-name="Table115.col3"/>
          <table:table-column table:style-name="Table115.col4"/>
          <table:table-column table:style-name="Table115.col5"/>
          <table:table-column table:style-name="Table115.col6"/>
          <table:table-column table:style-name="Table115.col7"/>
          <table:table-column table:style-name="Table115.col8"/>
          <table:table-row table:style-name="Table115.row1">
            <table:table-cell table:style-name="Table115_col1_row1">
              <text:h text:style-name="P34" text:outline-level="1">Caso de Uso</text:h>
            </table:table-cell>
            <table:table-cell table:style-name="Table115_col2_row1" table:number-columns-spanned="4">
              <text:p text:style-name="P33">Modificar datos furgonetas</text:p>
            </table:table-cell>
            <table:covered-table-cell/>
            <table:covered-table-cell/>
            <table:covered-table-cell/>
            <table:table-cell table:style-name="Table115_col6_row1" table:number-columns-spanned="3">
              <text:p text:style-name="P33">CU_32</text:p>
            </table:table-cell>
            <table:covered-table-cell/>
            <table:covered-table-cell/>
          </table:table-row>
          <table:table-row table:style-name="Table115.row2">
            <table:table-cell table:style-name="Table115_col1_row2">
              <text:p text:style-name="P17">Actores</text:p>
            </table:table-cell>
            <table:table-cell table:style-name="Table115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5.row3">
            <table:table-cell table:style-name="Table115_col1_row3">
              <text:p text:style-name="P17">Tipo</text:p>
            </table:table-cell>
            <table:table-cell table:style-name="Table115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5.row4">
            <table:table-cell table:style-name="Table115_col1_row4">
              <text:p text:style-name="P17">Referencias</text:p>
            </table:table-cell>
            <table:table-cell table:style-name="Table115_col2_row4" table:number-columns-spanned="2">
              <text:p text:style-name="P38">RF_5.5</text:p>
            </table:table-cell>
            <table:covered-table-cell/>
            <table:table-cell table:style-name="Table115_col4_row4" table:number-columns-spanned="5">
              <text:p text:style-name="P33">CU_33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15.row5">
            <table:table-cell table:style-name="Table115_col1_row5">
              <text:p text:style-name="P17">Precondición</text:p>
            </table:table-cell>
            <table:table-cell table:style-name="Table115_col2_row5" table:number-columns-spanned="7">
              <text:p text:style-name="P38">Las furgonetas deben estar registradas previam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5.row6">
            <table:table-cell table:style-name="Table115_col1_row6">
              <text:p text:style-name="P17">Postcondición</text:p>
            </table:table-cell>
            <table:table-cell table:style-name="Table115_col2_row6" table:number-columns-spanned="7">
              <text:p text:style-name="P38">Cambios en los datos de las furgoneta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5.row7">
            <table:table-cell table:style-name="Table115_col1_row7">
              <text:p text:style-name="P17">Autor</text:p>
            </table:table-cell>
            <table:table-cell table:style-name="Table115_col2_row7">
              <text:p text:style-name="P38">Alba Aurora Moreno Peinado</text:p>
            </table:table-cell>
            <table:table-cell table:style-name="Table115_col3_row7" table:number-columns-spanned="2">
              <text:h text:style-name="P34" text:outline-level="1">Fecha</text:h>
            </table:table-cell>
            <table:covered-table-cell/>
            <table:table-cell table:style-name="Table115_col5_row7" table:number-columns-spanned="2">
              <text:p text:style-name="P33">25/03/2018</text:p>
            </table:table-cell>
            <table:covered-table-cell/>
            <table:table-cell table:style-name="Table115_col7_row7">
              <text:h text:style-name="P34" text:outline-level="1">Versión</text:h>
            </table:table-cell>
            <table:table-cell table:style-name="Table115_col8_row7">
              <text:p text:style-name="P33">1.0</text:p>
            </table:table-cell>
          </table:table-row>
        </table:table>
        <text:p text:style-name="P35"/>
        <table:table table:name="Table116" table:style-name="Table116">
          <table:table-column table:style-name="Table116.col1"/>
          <table:table-row>
            <table:table-cell table:style-name="Table116_col1_row1">
              <text:p text:style-name="P39">Propósito</text:p>
            </table:table-cell>
          </table:table-row>
          <table:table-row>
            <table:table-cell table:style-name="Table116_col1_row2">
              <text:p text:style-name="P37">Cambiar la asignación, características o datos en general de las furgonetas registradas.</text:p>
            </table:table-cell>
          </table:table-row>
        </table:table>
        <text:p text:style-name="P35"/>
        <table:table table:name="Table117" table:style-name="Table117">
          <table:table-column table:style-name="Table117.col1"/>
          <table:table-row>
            <table:table-cell table:style-name="Table117_col1_row1">
              <text:p text:style-name="P39">Resumen</text:p>
            </table:table-cell>
          </table:table-row>
          <table:table-row>
            <table:table-cell table:style-name="Table117_col1_row2">
              <text:p text:style-name="P37">Los datos de una furgoneta registrada podrán ser modificados por el administrador.</text:p>
            </table:table-cell>
          </table:table-row>
        </table:table>
        <text:p text:style-name="P15"/>
        <table:table table:name="Table118" table:style-name="Table118">
          <table:table-column table:style-name="Table118.col1"/>
          <table:table-column table:style-name="Table118.col2"/>
          <table:table-column table:style-name="Table118.col3"/>
          <table:table-column table:style-name="Table118.col4"/>
          <table:table-column table:style-name="Table118.col5"/>
          <table:table-column table:style-name="Table118.col6"/>
          <table:table-column table:style-name="Table118.col7"/>
          <table:table-column table:style-name="Table118.col8"/>
          <table:table-row table:style-name="Table118.row1">
            <table:table-cell table:style-name="Table118_col1_row1">
              <text:h text:style-name="P34" text:outline-level="1">Caso de Uso</text:h>
            </table:table-cell>
            <table:table-cell table:style-name="Table118_col2_row1" table:number-columns-spanned="4">
              <text:p text:style-name="P33">Recibir multa</text:p>
            </table:table-cell>
            <table:covered-table-cell/>
            <table:covered-table-cell/>
            <table:covered-table-cell/>
            <table:table-cell table:style-name="Table118_col6_row1" table:number-columns-spanned="3">
              <text:p text:style-name="P33">CU_33</text:p>
            </table:table-cell>
            <table:covered-table-cell/>
            <table:covered-table-cell/>
          </table:table-row>
          <table:table-row table:style-name="Table118.row2">
            <table:table-cell table:style-name="Table118_col1_row2">
              <text:p text:style-name="P17">Actores</text:p>
            </table:table-cell>
            <table:table-cell table:style-name="Table118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8.row3">
            <table:table-cell table:style-name="Table118_col1_row3">
              <text:p text:style-name="P17">Tipo</text:p>
            </table:table-cell>
            <table:table-cell table:style-name="Table118_col2_row3" table:number-columns-spanned="7">
              <text:p text:style-name="P38">Opcional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8.row4">
            <table:table-cell table:style-name="Table118_col1_row4">
              <text:p text:style-name="P17">Referencias</text:p>
            </table:table-cell>
            <table:table-cell table:style-name="Table118_col2_row4" table:number-columns-spanned="2">
              <text:p text:style-name="P38">RF_5.5</text:p>
            </table:table-cell>
            <table:covered-table-cell/>
            <table:table-cell table:style-name="Table118_col4_row4" table:number-columns-spanned="5">
              <text:p text:style-name="P33">CU_3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18.row5">
            <table:table-cell table:style-name="Table118_col1_row5">
              <text:p text:style-name="P17">Precondición</text:p>
            </table:table-cell>
            <table:table-cell table:style-name="Table118_col2_row5" table:number-columns-spanned="7">
              <text:p text:style-name="P38">Utilizar una furgoneta registrada en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8.row6">
            <table:table-cell table:style-name="Table118_col1_row6">
              <text:p text:style-name="P17">Postcondición</text:p>
            </table:table-cell>
            <table:table-cell table:style-name="Table118_col2_row6" table:number-columns-spanned="7">
              <text:p text:style-name="P38">Recibir un aviso de mult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8.row7">
            <table:table-cell table:style-name="Table118_col1_row7">
              <text:p text:style-name="P17">Autor</text:p>
            </table:table-cell>
            <table:table-cell table:style-name="Table118_col2_row7">
              <text:p text:style-name="P38">Alba Aurora Moreno Peinado</text:p>
            </table:table-cell>
            <table:table-cell table:style-name="Table118_col3_row7" table:number-columns-spanned="2">
              <text:h text:style-name="P34" text:outline-level="1">Fecha</text:h>
            </table:table-cell>
            <table:covered-table-cell/>
            <table:table-cell table:style-name="Table118_col5_row7" table:number-columns-spanned="2">
              <text:p text:style-name="P33">25/03/2018</text:p>
            </table:table-cell>
            <table:covered-table-cell/>
            <table:table-cell table:style-name="Table118_col7_row7">
              <text:h text:style-name="P34" text:outline-level="1">Versión</text:h>
            </table:table-cell>
            <table:table-cell table:style-name="Table118_col8_row7">
              <text:p text:style-name="P33">1.0</text:p>
            </table:table-cell>
          </table:table-row>
        </table:table>
        <text:p text:style-name="P35"/>
        <table:table table:name="Table119" table:style-name="Table119">
          <table:table-column table:style-name="Table119.col1"/>
          <table:table-row>
            <table:table-cell table:style-name="Table119_col1_row1">
              <text:p text:style-name="P39">Propósito</text:p>
            </table:table-cell>
          </table:table-row>
          <table:table-row>
            <table:table-cell table:style-name="Table119_col1_row2">
              <text:p text:style-name="P37">La furgoneta recibirá un aviso de multa en los datos de la matrícula que le corresponda.</text:p>
            </table:table-cell>
          </table:table-row>
        </table:table>
        <text:p text:style-name="P35"/>
        <table:table table:name="Table120" table:style-name="Table120">
          <table:table-column table:style-name="Table120.col1"/>
          <table:table-row>
            <table:table-cell table:style-name="Table120_col1_row1">
              <text:p text:style-name="P39">Resumen</text:p>
            </table:table-cell>
          </table:table-row>
          <table:table-row>
            <table:table-cell table:style-name="Table120_col1_row2">
              <text:p text:style-name="P37">Los datos de la furgoneta utilizada en ese momento serán modificados para señalar que contiene una multa a esa matrícula.</text:p>
            </table:table-cell>
          </table:table-row>
        </table:table>
        <text:p text:style-name="P15"/>
        <text:p text:style-name="P31">3.5 Gestión Web</text:p>
        <text:p text:style-name="P41"/>
        <table:table table:name="Table121" table:style-name="Table121">
          <table:table-column table:style-name="Table121.col1"/>
          <table:table-column table:style-name="Table121.col2"/>
          <table:table-column table:style-name="Table121.col3"/>
          <table:table-column table:style-name="Table121.col4"/>
          <table:table-column table:style-name="Table121.col5"/>
          <table:table-column table:style-name="Table121.col6"/>
          <table:table-column table:style-name="Table121.col7"/>
          <table:table-column table:style-name="Table121.col8"/>
          <table:table-row table:style-name="Table121.row1">
            <table:table-cell table:style-name="Table121_col1_row1">
              <text:h text:style-name="P42" text:outline-level="1"><text:span text:style-name="T5">Caso de Uso</text:span></text:h>
            </table:table-cell>
            <table:table-cell table:style-name="Table121_col2_row1" table:number-columns-spanned="4">
              <text:p text:style-name="P43"><text:span text:style-name="T6">Crear Web</text:span></text:p>
            </table:table-cell>
            <table:covered-table-cell/>
            <table:covered-table-cell/>
            <table:covered-table-cell/>
            <table:table-cell table:style-name="Table121_col6_row1" table:number-columns-spanned="3">
              <text:p text:style-name="P43"><text:span text:style-name="T6">CU_34</text:span></text:p>
            </table:table-cell>
            <table:covered-table-cell/>
            <table:covered-table-cell/>
          </table:table-row>
          <table:table-row table:style-name="Table121.row2">
            <table:table-cell table:style-name="Table121_col1_row2">
              <text:p text:style-name="P43"><text:span text:style-name="T5">Actores</text:span></text:p>
            </table:table-cell>
            <table:table-cell table:style-name="Table121_col2_row2" table:number-columns-spanned="7">
              <text:p text:style-name="P43"><text:span text:style-name="T6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1.row3">
            <table:table-cell table:style-name="Table121_col1_row3">
              <text:p text:style-name="P43"><text:span text:style-name="T5">Tipo</text:span></text:p>
            </table:table-cell>
            <table:table-cell table:style-name="Table121_col2_row3" table:number-columns-spanned="7">
              <text:p text:style-name="P43"><text:span text:style-name="T6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1.row4">
            <table:table-cell table:style-name="Table121_col1_row4">
              <text:p text:style-name="P43"><text:span text:style-name="T5">Referencias</text:span></text:p>
            </table:table-cell>
            <table:table-cell table:style-name="Table121_col2_row4" table:number-columns-spanned="2">
              <text:p text:style-name="P43"><text:span text:style-name="T6">RF_6.1</text:span></text:p>
            </table:table-cell>
            <table:covered-table-cell/>
            <table:table-cell table:style-name="Table121_col4_row4" table:number-columns-spanned="5">
              <text:p text:style-name="P43"/>
            </table:table-cell>
            <table:covered-table-cell/>
            <table:covered-table-cell/>
            <table:covered-table-cell/>
            <table:covered-table-cell/>
          </table:table-row>
          <table:table-row table:style-name="Table121.row5">
            <table:table-cell table:style-name="Table121_col1_row5">
              <text:p text:style-name="P43"><text:span text:style-name="T5">Precondición</text:span></text:p>
            </table:table-cell>
            <table:table-cell table:style-name="Table121_col2_row5" table:number-columns-spanned="7">
              <text:p text:style-name="P43"><text:span text:style-name="T6">La empresa debe de estar operativ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1.row6">
            <table:table-cell table:style-name="Table121_col1_row6">
              <text:p text:style-name="P43"><text:span text:style-name="T5">Postcondición</text:span></text:p>
            </table:table-cell>
            <table:table-cell table:style-name="Table121_col2_row6" table:number-columns-spanned="7">
              <text:p text:style-name="P43"><text:span text:style-name="T6">Comprobar que la pagina funciona correct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1.row7">
            <table:table-cell table:style-name="Table121_col1_row7">
              <text:p text:style-name="P43"><text:span text:style-name="T5">Autor</text:span></text:p>
            </table:table-cell>
            <table:table-cell table:style-name="Table121_col2_row7">
              <text:p text:style-name="P43"><text:span text:style-name="T6">Manuel Ortiz Hita</text:span></text:p>
            </table:table-cell>
            <table:table-cell table:style-name="Table121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21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21_col7_row7">
              <text:h text:style-name="P42" text:outline-level="1"><text:span text:style-name="T5">Versión</text:span></text:h>
            </table:table-cell>
            <table:table-cell table:style-name="Table121_col8_row7">
              <text:p text:style-name="P44"><text:span text:style-name="T6">1.0</text:span></text:p>
            </table:table-cell>
          </table:table-row>
        </table:table>
        <table:table table:name="Table122" table:style-name="Table122">
          <table:table-column table:style-name="Table122.col1"/>
          <table:table-row>
            <table:table-cell table:style-name="Table122_col1_row1">
              <text:p text:style-name="P43"><text:span text:style-name="T6">Propósito</text:span></text:p>
            </table:table-cell>
          </table:table-row>
          <table:table-row>
            <table:table-cell table:style-name="Table122_col1_row2">
              <text:p text:style-name="P45"><text:span text:style-name="T7">Tener una pagina web operativa en la que los clientes puedan acceder</text:span></text:p>
            </table:table-cell>
          </table:table-row>
        </table:table>
        <table:table table:name="Table123" table:style-name="Table123">
          <table:table-column table:style-name="Table123.col1"/>
          <table:table-row>
            <table:table-cell table:style-name="Table123_col1_row1">
              <text:p text:style-name="P43"><text:span text:style-name="T6">Resumen</text:span></text:p>
            </table:table-cell>
          </table:table-row>
          <table:table-row>
            <table:table-cell table:style-name="Table123_col1_row2">
              <text:p text:style-name="P46"><text:span text:style-name="T6">Los datos de los envios y la creacion de nuevos a traves de una pagina web</text:span></text:p>
            </table:table-cell>
          </table:table-row>
        </table:table>
        <text:p text:style-name="P47"/>
        <table:table table:name="Table124" table:style-name="Table124">
          <table:table-column table:style-name="Table124.col1"/>
          <table:table-column table:style-name="Table124.col2"/>
          <table:table-column table:style-name="Table124.col3"/>
          <table:table-column table:style-name="Table124.col4"/>
          <table:table-column table:style-name="Table124.col5"/>
          <table:table-column table:style-name="Table124.col6"/>
          <table:table-column table:style-name="Table124.col7"/>
          <table:table-column table:style-name="Table124.col8"/>
          <table:table-row table:style-name="Table124.row1">
            <table:table-cell table:style-name="Table124_col1_row1">
              <text:h text:style-name="P42" text:outline-level="1"><text:span text:style-name="T5">Caso de Uso</text:span></text:h>
            </table:table-cell>
            <table:table-cell table:style-name="Table124_col2_row1" table:number-columns-spanned="4">
              <text:p text:style-name="P43"><text:span text:style-name="T6">Registrar cliente en web</text:span></text:p>
            </table:table-cell>
            <table:covered-table-cell/>
            <table:covered-table-cell/>
            <table:covered-table-cell/>
            <table:table-cell table:style-name="Table124_col6_row1" table:number-columns-spanned="3">
              <text:p text:style-name="P43"><text:span text:style-name="T6">CU_35</text:span></text:p>
            </table:table-cell>
            <table:covered-table-cell/>
            <table:covered-table-cell/>
          </table:table-row>
          <table:table-row table:style-name="Table124.row2">
            <table:table-cell table:style-name="Table124_col1_row2">
              <text:p text:style-name="P43"><text:span text:style-name="T5">Actores</text:span></text:p>
            </table:table-cell>
            <table:table-cell table:style-name="Table124_col2_row2" table:number-columns-spanned="7">
              <text:p text:style-name="P43"><text:span text:style-name="T6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4.row3">
            <table:table-cell table:style-name="Table124_col1_row3">
              <text:p text:style-name="P43"><text:span text:style-name="T5">Tipo</text:span></text:p>
            </table:table-cell>
            <table:table-cell table:style-name="Table124_col2_row3" table:number-columns-spanned="7">
              <text:p text:style-name="P43"><text:span text:style-name="T6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4.row4">
            <table:table-cell table:style-name="Table124_col1_row4">
              <text:p text:style-name="P43"><text:span text:style-name="T5">Referencias</text:span></text:p>
            </table:table-cell>
            <table:table-cell table:style-name="Table124_col2_row4" table:number-columns-spanned="2">
              <text:p text:style-name="P43"><text:span text:style-name="T6">RF_6.2</text:span></text:p>
            </table:table-cell>
            <table:covered-table-cell/>
            <table:table-cell table:style-name="Table124_col4_row4" table:number-columns-spanned="5">
              <text:p text:style-name="P43"/>
            </table:table-cell>
            <table:covered-table-cell/>
            <table:covered-table-cell/>
            <table:covered-table-cell/>
            <table:covered-table-cell/>
          </table:table-row>
          <table:table-row table:style-name="Table124.row5">
            <table:table-cell table:style-name="Table124_col1_row5">
              <text:p text:style-name="P43"><text:span text:style-name="T5">Precondición</text:span></text:p>
            </table:table-cell>
            <table:table-cell table:style-name="Table124_col2_row5" table:number-columns-spanned="7">
              <text:p text:style-name="P43"><text:span text:style-name="T6">La pagina web debe de funcionar perfect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4.row6">
            <table:table-cell table:style-name="Table124_col1_row6">
              <text:p text:style-name="P43"><text:span text:style-name="T5">Postcondición</text:span></text:p>
            </table:table-cell>
            <table:table-cell table:style-name="Table124_col2_row6" table:number-columns-spanned="7">
              <text:p text:style-name="P43"><text:span text:style-name="T6">El cliente debe de estar registrado en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4.row7">
            <table:table-cell table:style-name="Table124_col1_row7">
              <text:p text:style-name="P43"><text:span text:style-name="T5">Autor</text:span></text:p>
            </table:table-cell>
            <table:table-cell table:style-name="Table124_col2_row7">
              <text:p text:style-name="P43"><text:span text:style-name="T7">Manuel Ortiz Hita</text:span></text:p>
            </table:table-cell>
            <table:table-cell table:style-name="Table124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24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24_col7_row7">
              <text:h text:style-name="P42" text:outline-level="1"><text:span text:style-name="T5">Versión</text:span></text:h>
            </table:table-cell>
            <table:table-cell table:style-name="Table124_col8_row7">
              <text:p text:style-name="P44"><text:span text:style-name="T6">1.0</text:span></text:p>
            </table:table-cell>
          </table:table-row>
        </table:table>
        <table:table table:name="Table125" table:style-name="Table125">
          <table:table-column table:style-name="Table125.col1"/>
          <table:table-row>
            <table:table-cell table:style-name="Table125_col1_row1">
              <text:p text:style-name="P43"><text:span text:style-name="T6">Propósito</text:span></text:p>
            </table:table-cell>
          </table:table-row>
          <table:table-row>
            <table:table-cell table:style-name="Table125_col1_row2">
              <text:p text:style-name="P45"><text:span text:style-name="T6">El administrador dara de alta a los usuarios en la pagina web</text:span></text:p>
            </table:table-cell>
          </table:table-row>
        </table:table>
        <table:table table:name="Table126" table:style-name="Table126">
          <table:table-column table:style-name="Table126.col1"/>
          <table:table-row>
            <table:table-cell table:style-name="Table126_col1_row1">
              <text:p text:style-name="P43"><text:span text:style-name="T6">Resumen</text:span></text:p>
            </table:table-cell>
          </table:table-row>
          <table:table-row>
            <table:table-cell table:style-name="Table126_col1_row2">
              <text:p text:style-name="P46"><text:span text:style-name="T6">Los usuarios podran ser registrados en la pagina web para poder acceder a sus envios y datos</text:span></text:p>
            </table:table-cell>
          </table:table-row>
        </table:table>
        <text:p text:style-name="P47"/>
        <table:table table:name="Table127" table:style-name="Table127">
          <table:table-column table:style-name="Table127.col1"/>
          <table:table-column table:style-name="Table127.col2"/>
          <table:table-column table:style-name="Table127.col3"/>
          <table:table-column table:style-name="Table127.col4"/>
          <table:table-column table:style-name="Table127.col5"/>
          <table:table-column table:style-name="Table127.col6"/>
          <table:table-column table:style-name="Table127.col7"/>
          <table:table-column table:style-name="Table127.col8"/>
          <table:table-row table:style-name="Table127.row1">
            <table:table-cell table:style-name="Table127_col1_row1">
              <text:h text:style-name="P42" text:outline-level="1"><text:span text:style-name="T5">Caso de Uso</text:span></text:h>
            </table:table-cell>
            <table:table-cell table:style-name="Table127_col2_row1" table:number-columns-spanned="4">
              <text:p text:style-name="P43"><text:span text:style-name="T6">Dar de baja</text:span></text:p>
            </table:table-cell>
            <table:covered-table-cell/>
            <table:covered-table-cell/>
            <table:covered-table-cell/>
            <table:table-cell table:style-name="Table127_col6_row1" table:number-columns-spanned="3">
              <text:p text:style-name="P43"><text:span text:style-name="T6">CU_36</text:span></text:p>
            </table:table-cell>
            <table:covered-table-cell/>
            <table:covered-table-cell/>
          </table:table-row>
          <table:table-row table:style-name="Table127.row2">
            <table:table-cell table:style-name="Table127_col1_row2">
              <text:p text:style-name="P43"><text:span text:style-name="T5">Actores</text:span></text:p>
            </table:table-cell>
            <table:table-cell table:style-name="Table127_col2_row2" table:number-columns-spanned="7">
              <text:p text:style-name="P43"><text:span text:style-name="T6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7.row3">
            <table:table-cell table:style-name="Table127_col1_row3">
              <text:p text:style-name="P43"><text:span text:style-name="T5">Tipo</text:span></text:p>
            </table:table-cell>
            <table:table-cell table:style-name="Table127_col2_row3" table:number-columns-spanned="7">
              <text:p text:style-name="P43"><text:span text:style-name="T6">Opcional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7.row4">
            <table:table-cell table:style-name="Table127_col1_row4">
              <text:p text:style-name="P43"><text:span text:style-name="T5">Referencias</text:span></text:p>
            </table:table-cell>
            <table:table-cell table:style-name="Table127_col2_row4" table:number-columns-spanned="2">
              <text:p text:style-name="P43"><text:span text:style-name="T6">RF_6.2</text:span></text:p>
            </table:table-cell>
            <table:covered-table-cell/>
            <table:table-cell table:style-name="Table127_col4_row4" table:number-columns-spanned="5">
              <text:p text:style-name="P43"><text:span text:style-name="T6">CU_35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27.row5">
            <table:table-cell table:style-name="Table127_col1_row5">
              <text:p text:style-name="P43"><text:span text:style-name="T5">Precondición</text:span></text:p>
            </table:table-cell>
            <table:table-cell table:style-name="Table127_col2_row5" table:number-columns-spanned="7">
              <text:p text:style-name="P43"><text:span text:style-name="T6">El usuario tendra que estar registrado previ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7.row6">
            <table:table-cell table:style-name="Table127_col1_row6">
              <text:p text:style-name="P43"><text:span text:style-name="T5">Postcondición</text:span></text:p>
            </table:table-cell>
            <table:table-cell table:style-name="Table127_col2_row6" table:number-columns-spanned="7">
              <text:p text:style-name="P43"><text:span text:style-name="T6">El usuario recibira una notificacion de que ha sido borrado de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7.row7">
            <table:table-cell table:style-name="Table127_col1_row7">
              <text:p text:style-name="P43"><text:span text:style-name="T5">Autor</text:span></text:p>
            </table:table-cell>
            <table:table-cell table:style-name="Table127_col2_row7">
              <text:p text:style-name="P43"><text:span text:style-name="T7">Manuel Ortiz Hita</text:span></text:p>
            </table:table-cell>
            <table:table-cell table:style-name="Table127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27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27_col7_row7">
              <text:h text:style-name="P42" text:outline-level="1"><text:span text:style-name="T5">Versión</text:span></text:h>
            </table:table-cell>
            <table:table-cell table:style-name="Table127_col8_row7">
              <text:p text:style-name="P44"><text:span text:style-name="T6">1.0</text:span></text:p>
            </table:table-cell>
          </table:table-row>
        </table:table>
        <table:table table:name="Table128" table:style-name="Table128">
          <table:table-column table:style-name="Table128.col1"/>
          <table:table-row>
            <table:table-cell table:style-name="Table128_col1_row1">
              <text:p text:style-name="P43"><text:span text:style-name="T6">Propósito</text:span></text:p>
            </table:table-cell>
          </table:table-row>
          <table:table-row>
            <table:table-cell table:style-name="Table128_col1_row2">
              <text:p text:style-name="P45"><text:span text:style-name="T6">Eliminar los datos de un usuarios de la base de datos de la empresa</text:span></text:p>
            </table:table-cell>
          </table:table-row>
        </table:table>
        <table:table table:name="Table129" table:style-name="Table129">
          <table:table-column table:style-name="Table129.col1"/>
          <table:table-row>
            <table:table-cell table:style-name="Table129_col1_row1">
              <text:p text:style-name="P43"><text:span text:style-name="T6">Resumen</text:span></text:p>
            </table:table-cell>
          </table:table-row>
          <table:table-row>
            <table:table-cell table:style-name="Table129_col1_row2">
              <text:p text:style-name="P46"><text:span text:style-name="T6">El administrador podra dar de baja a un usuario si este lo desea</text:span></text:p>
            </table:table-cell>
          </table:table-row>
        </table:table>
        <text:p text:style-name="P47"/>
        <table:table table:name="Table130" table:style-name="Table130">
          <table:table-column table:style-name="Table130.col1"/>
          <table:table-column table:style-name="Table130.col2"/>
          <table:table-column table:style-name="Table130.col3"/>
          <table:table-column table:style-name="Table130.col4"/>
          <table:table-column table:style-name="Table130.col5"/>
          <table:table-column table:style-name="Table130.col6"/>
          <table:table-column table:style-name="Table130.col7"/>
          <table:table-column table:style-name="Table130.col8"/>
          <table:table-row table:style-name="Table130.row1">
            <table:table-cell table:style-name="Table130_col1_row1">
              <text:h text:style-name="P42" text:outline-level="1"><text:span text:style-name="T5">Caso de Uso</text:span></text:h>
            </table:table-cell>
            <table:table-cell table:style-name="Table130_col2_row1" table:number-columns-spanned="4">
              <text:p text:style-name="P43"><text:span text:style-name="T6">Dar de alta</text:span></text:p>
            </table:table-cell>
            <table:covered-table-cell/>
            <table:covered-table-cell/>
            <table:covered-table-cell/>
            <table:table-cell table:style-name="Table130_col6_row1" table:number-columns-spanned="3">
              <text:p text:style-name="P43"><text:span text:style-name="T6">CU_37</text:span></text:p>
            </table:table-cell>
            <table:covered-table-cell/>
            <table:covered-table-cell/>
          </table:table-row>
          <table:table-row table:style-name="Table130.row2">
            <table:table-cell table:style-name="Table130_col1_row2">
              <text:p text:style-name="P43"><text:span text:style-name="T5">Actores</text:span></text:p>
            </table:table-cell>
            <table:table-cell table:style-name="Table130_col2_row2" table:number-columns-spanned="7">
              <text:p text:style-name="P43"><text:span text:style-name="T6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0.row3">
            <table:table-cell table:style-name="Table130_col1_row3">
              <text:p text:style-name="P43"><text:span text:style-name="T5">Tipo</text:span></text:p>
            </table:table-cell>
            <table:table-cell table:style-name="Table130_col2_row3" table:number-columns-spanned="7">
              <text:p text:style-name="P43"><text:span text:style-name="T6">Opcional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0.row4">
            <table:table-cell table:style-name="Table130_col1_row4">
              <text:p text:style-name="P43"><text:span text:style-name="T5">Referencias</text:span></text:p>
            </table:table-cell>
            <table:table-cell table:style-name="Table130_col2_row4" table:number-columns-spanned="2">
              <text:p text:style-name="P43"><text:span text:style-name="T6">RF_6.2</text:span></text:p>
            </table:table-cell>
            <table:covered-table-cell/>
            <table:table-cell table:style-name="Table130_col4_row4" table:number-columns-spanned="5">
              <text:p text:style-name="P43"><text:span text:style-name="T6">CU_35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30.row5">
            <table:table-cell table:style-name="Table130_col1_row5">
              <text:p text:style-name="P43"><text:span text:style-name="T5">Precondición</text:span></text:p>
            </table:table-cell>
            <table:table-cell table:style-name="Table130_col2_row5" table:number-columns-spanned="7">
              <text:p text:style-name="P43"><text:span text:style-name="T6">El usuatio no estara registrado previamente y ha de dar la informacion basica de sus dat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0.row6">
            <table:table-cell table:style-name="Table130_col1_row6">
              <text:p text:style-name="P43"><text:span text:style-name="T5">Postcondición</text:span></text:p>
            </table:table-cell>
            <table:table-cell table:style-name="Table130_col2_row6" table:number-columns-spanned="7">
              <text:p text:style-name="P43"><text:span text:style-name="T6">El usuario recibira una notificacion de que ha sido registrado en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0.row7">
            <table:table-cell table:style-name="Table130_col1_row7">
              <text:p text:style-name="P43"><text:span text:style-name="T5">Autor</text:span></text:p>
            </table:table-cell>
            <table:table-cell table:style-name="Table130_col2_row7">
              <text:p text:style-name="P43"><text:span text:style-name="T7">Manuel Ortiz Hita</text:span></text:p>
            </table:table-cell>
            <table:table-cell table:style-name="Table130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30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30_col7_row7">
              <text:h text:style-name="P42" text:outline-level="1"><text:span text:style-name="T5">Versión</text:span></text:h>
            </table:table-cell>
            <table:table-cell table:style-name="Table130_col8_row7">
              <text:p text:style-name="P44"><text:span text:style-name="T6">1.0</text:span></text:p>
            </table:table-cell>
          </table:table-row>
        </table:table>
        <table:table table:name="Table131" table:style-name="Table131">
          <table:table-column table:style-name="Table131.col1"/>
          <table:table-row>
            <table:table-cell table:style-name="Table131_col1_row1">
              <text:p text:style-name="P43"><text:span text:style-name="T6">Propósito</text:span></text:p>
            </table:table-cell>
          </table:table-row>
          <table:table-row>
            <table:table-cell table:style-name="Table131_col1_row2">
              <text:p text:style-name="P45"><text:span text:style-name="T6">El administrador podra crear nuevos usuarios.</text:span></text:p>
            </table:table-cell>
          </table:table-row>
        </table:table>
        <table:table table:name="Table132" table:style-name="Table132">
          <table:table-column table:style-name="Table132.col1"/>
          <table:table-row>
            <table:table-cell table:style-name="Table132_col1_row1">
              <text:p text:style-name="P43"><text:span text:style-name="T6">Resumen</text:span></text:p>
            </table:table-cell>
          </table:table-row>
          <table:table-row>
            <table:table-cell table:style-name="Table132_col1_row2">
              <text:p text:style-name="P46"><text:span text:style-name="T6">El administrador podra crear nuevos usuarios que deseen acceder a sus datos, para ello tendran que facilitar sus datos personales</text:span></text:p>
            </table:table-cell>
          </table:table-row>
        </table:table>
        <text:p text:style-name="P47"/>
        <table:table table:name="Table133" table:style-name="Table133">
          <table:table-column table:style-name="Table133.col1"/>
          <table:table-column table:style-name="Table133.col2"/>
          <table:table-column table:style-name="Table133.col3"/>
          <table:table-column table:style-name="Table133.col4"/>
          <table:table-column table:style-name="Table133.col5"/>
          <table:table-column table:style-name="Table133.col6"/>
          <table:table-column table:style-name="Table133.col7"/>
          <table:table-column table:style-name="Table133.col8"/>
          <table:table-row table:style-name="Table133.row1">
            <table:table-cell table:style-name="Table133_col1_row1">
              <text:h text:style-name="P42" text:outline-level="1"><text:span text:style-name="T5">Caso de Uso</text:span></text:h>
            </table:table-cell>
            <table:table-cell table:style-name="Table133_col2_row1" table:number-columns-spanned="4">
              <text:p text:style-name="P43"><text:span text:style-name="T6">Crear envio web</text:span></text:p>
            </table:table-cell>
            <table:covered-table-cell/>
            <table:covered-table-cell/>
            <table:covered-table-cell/>
            <table:table-cell table:style-name="Table133_col6_row1" table:number-columns-spanned="3">
              <text:p text:style-name="P43"><text:span text:style-name="T6">CU_38</text:span></text:p>
            </table:table-cell>
            <table:covered-table-cell/>
            <table:covered-table-cell/>
          </table:table-row>
          <table:table-row table:style-name="Table133.row2">
            <table:table-cell table:style-name="Table133_col1_row2">
              <text:p text:style-name="P43"><text:span text:style-name="T5">Actores</text:span></text:p>
            </table:table-cell>
            <table:table-cell table:style-name="Table133_col2_row2" table:number-columns-spanned="7">
              <text:p text:style-name="P43"><text:span text:style-name="T6">Administrador,Cli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3.row3">
            <table:table-cell table:style-name="Table133_col1_row3">
              <text:p text:style-name="P43"><text:span text:style-name="T5">Tipo</text:span></text:p>
            </table:table-cell>
            <table:table-cell table:style-name="Table133_col2_row3" table:number-columns-spanned="7">
              <text:p text:style-name="P43"><text:span text:style-name="T6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3.row4">
            <table:table-cell table:style-name="Table133_col1_row4">
              <text:p text:style-name="P43"><text:span text:style-name="T5">Referencias</text:span></text:p>
            </table:table-cell>
            <table:table-cell table:style-name="Table133_col2_row4" table:number-columns-spanned="2">
              <text:p text:style-name="P43"><text:span text:style-name="T6">RF_6.3</text:span></text:p>
            </table:table-cell>
            <table:covered-table-cell/>
            <table:table-cell table:style-name="Table133_col4_row4" table:number-columns-spanned="5">
              <text:p text:style-name="P43"/>
            </table:table-cell>
            <table:covered-table-cell/>
            <table:covered-table-cell/>
            <table:covered-table-cell/>
            <table:covered-table-cell/>
          </table:table-row>
          <table:table-row table:style-name="Table133.row5">
            <table:table-cell table:style-name="Table133_col1_row5">
              <text:p text:style-name="P43"><text:span text:style-name="T5">Precondición</text:span></text:p>
            </table:table-cell>
            <table:table-cell table:style-name="Table133_col2_row5" table:number-columns-spanned="7">
              <text:p text:style-name="P43"><text:span text:style-name="T6">El usuario debera de estar registrado e introducir los datos del envi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3.row6">
            <table:table-cell table:style-name="Table133_col1_row6">
              <text:p text:style-name="P43"><text:span text:style-name="T5">Postcondición</text:span></text:p>
            </table:table-cell>
            <table:table-cell table:style-name="Table133_col2_row6" table:number-columns-spanned="7">
              <text:p text:style-name="P43"><text:span text:style-name="T6">Se debera de efectuar el envio y un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3.row7">
            <table:table-cell table:style-name="Table133_col1_row7">
              <text:p text:style-name="P43"><text:span text:style-name="T5">Autor</text:span></text:p>
            </table:table-cell>
            <table:table-cell table:style-name="Table133_col2_row7">
              <text:p text:style-name="P43"><text:span text:style-name="T6">Manuel Ortiz Hita</text:span></text:p>
            </table:table-cell>
            <table:table-cell table:style-name="Table133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33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33_col7_row7">
              <text:h text:style-name="P42" text:outline-level="1"><text:span text:style-name="T5">Versión</text:span></text:h>
            </table:table-cell>
            <table:table-cell table:style-name="Table133_col8_row7">
              <text:p text:style-name="P44"><text:span text:style-name="T6">1.0</text:span></text:p>
            </table:table-cell>
          </table:table-row>
        </table:table>
        <table:table table:name="Table134" table:style-name="Table134">
          <table:table-column table:style-name="Table134.col1"/>
          <table:table-row>
            <table:table-cell table:style-name="Table134_col1_row1">
              <text:p text:style-name="P43"><text:span text:style-name="T6">Propósito</text:span></text:p>
            </table:table-cell>
          </table:table-row>
          <table:table-row>
            <table:table-cell table:style-name="Table134_col1_row2">
              <text:p text:style-name="P45"><text:span text:style-name="T6">Un cliente registrado podra realizar un envio a traves de la pagina web</text:span></text:p>
            </table:table-cell>
          </table:table-row>
        </table:table>
        <table:table table:name="Table135" table:style-name="Table135">
          <table:table-column table:style-name="Table135.col1"/>
          <table:table-row>
            <table:table-cell table:style-name="Table135_col1_row1">
              <text:p text:style-name="P43"><text:span text:style-name="T6">Resumen</text:span></text:p>
            </table:table-cell>
          </table:table-row>
          <table:table-row>
            <table:table-cell table:style-name="Table135_col1_row2">
              <text:p text:style-name="P46"><text:span text:style-name="T6">El administrador podra efectuar un envio solicitado por un cliente si este asi lo desea</text:span></text:p>
            </table:table-cell>
          </table:table-row>
        </table:table>
        <text:p text:style-name="P47"/>
        <table:table table:name="Table136" table:style-name="Table136">
          <table:table-column table:style-name="Table136.col1"/>
          <table:table-column table:style-name="Table136.col2"/>
          <table:table-column table:style-name="Table136.col3"/>
          <table:table-column table:style-name="Table136.col4"/>
          <table:table-column table:style-name="Table136.col5"/>
          <table:table-column table:style-name="Table136.col6"/>
          <table:table-column table:style-name="Table136.col7"/>
          <table:table-column table:style-name="Table136.col8"/>
          <table:table-row table:style-name="Table136.row1">
            <table:table-cell table:style-name="Table136_col1_row1">
              <text:h text:style-name="P42" text:outline-level="1"><text:span text:style-name="T5">Caso de Uso</text:span></text:h>
            </table:table-cell>
            <table:table-cell table:style-name="Table136_col2_row1" table:number-columns-spanned="4">
              <text:p text:style-name="P43"><text:span text:style-name="T6">Pago</text:span></text:p>
            </table:table-cell>
            <table:covered-table-cell/>
            <table:covered-table-cell/>
            <table:covered-table-cell/>
            <table:table-cell table:style-name="Table136_col6_row1" table:number-columns-spanned="3">
              <text:p text:style-name="P43"><text:span text:style-name="T6">CU_39</text:span></text:p>
            </table:table-cell>
            <table:covered-table-cell/>
            <table:covered-table-cell/>
          </table:table-row>
          <table:table-row table:style-name="Table136.row2">
            <table:table-cell table:style-name="Table136_col1_row2">
              <text:p text:style-name="P43"><text:span text:style-name="T5">Actores</text:span></text:p>
            </table:table-cell>
            <table:table-cell table:style-name="Table136_col2_row2" table:number-columns-spanned="7">
              <text:p text:style-name="P43"><text:span text:style-name="T6">Cliente,Ban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6.row3">
            <table:table-cell table:style-name="Table136_col1_row3">
              <text:p text:style-name="P43"><text:span text:style-name="T5">Tipo</text:span></text:p>
            </table:table-cell>
            <table:table-cell table:style-name="Table136_col2_row3" table:number-columns-spanned="7">
              <text:p text:style-name="P43"><text:span text:style-name="T6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6.row4">
            <table:table-cell table:style-name="Table136_col1_row4">
              <text:p text:style-name="P43"><text:span text:style-name="T5">Referencias</text:span></text:p>
            </table:table-cell>
            <table:table-cell table:style-name="Table136_col2_row4" table:number-columns-spanned="2">
              <text:p text:style-name="P43"><text:span text:style-name="T6">RF_6.3</text:span></text:p>
            </table:table-cell>
            <table:covered-table-cell/>
            <table:table-cell table:style-name="Table136_col4_row4" table:number-columns-spanned="5">
              <text:p text:style-name="P43"><text:span text:style-name="T6">CU_38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36.row5">
            <table:table-cell table:style-name="Table136_col1_row5">
              <text:p text:style-name="P43"><text:span text:style-name="T5">Precondición</text:span></text:p>
            </table:table-cell>
            <table:table-cell table:style-name="Table136_col2_row5" table:number-columns-spanned="7">
              <text:p text:style-name="P43"><text:span text:style-name="T6">El envio debe de haber sido creado previ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6.row6">
            <table:table-cell table:style-name="Table136_col1_row6">
              <text:p text:style-name="P43"><text:span text:style-name="T5">Postcondición</text:span></text:p>
            </table:table-cell>
            <table:table-cell table:style-name="Table136_col2_row6" table:number-columns-spanned="7">
              <text:p text:style-name="P43"><text:span text:style-name="T6">El cliente debera de efectuar el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6.row7">
            <table:table-cell table:style-name="Table136_col1_row7">
              <text:p text:style-name="P43"><text:span text:style-name="T5">Autor</text:span></text:p>
            </table:table-cell>
            <table:table-cell table:style-name="Table136_col2_row7">
              <text:p text:style-name="P43"><text:span text:style-name="T6">Manuel Ortiz Hita</text:span></text:p>
            </table:table-cell>
            <table:table-cell table:style-name="Table136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36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36_col7_row7">
              <text:h text:style-name="P42" text:outline-level="1"><text:span text:style-name="T5">Versión</text:span></text:h>
            </table:table-cell>
            <table:table-cell table:style-name="Table136_col8_row7">
              <text:p text:style-name="P44"><text:span text:style-name="T6">1.0</text:span></text:p>
            </table:table-cell>
          </table:table-row>
        </table:table>
        <table:table table:name="Table137" table:style-name="Table137">
          <table:table-column table:style-name="Table137.col1"/>
          <table:table-row>
            <table:table-cell table:style-name="Table137_col1_row1">
              <text:p text:style-name="P43"><text:span text:style-name="T6">Propósito</text:span></text:p>
            </table:table-cell>
          </table:table-row>
          <table:table-row>
            <table:table-cell table:style-name="Table137_col1_row2">
              <text:p text:style-name="P45"><text:span text:style-name="T7">Que el cliente pueda pagar en la pagina web para realizar un pedido web</text:span></text:p>
            </table:table-cell>
          </table:table-row>
        </table:table>
        <table:table table:name="Table138" table:style-name="Table138">
          <table:table-column table:style-name="Table138.col1"/>
          <table:table-row>
            <table:table-cell table:style-name="Table138_col1_row1">
              <text:p text:style-name="P43"><text:span text:style-name="T6">Resumen</text:span></text:p>
            </table:table-cell>
          </table:table-row>
          <table:table-row>
            <table:table-cell table:style-name="Table138_col1_row2">
              <text:p text:style-name="P46"><text:span text:style-name="T7">Se evaluara el pedido realizado y se le mandara al cliente para que este pueda realizar el pago.</text:span></text:p>
            </table:table-cell>
          </table:table-row>
        </table:table>
        <text:p text:style-name="P47"/>
        <table:table table:name="Table139" table:style-name="Table139">
          <table:table-column table:style-name="Table139.col1"/>
          <table:table-column table:style-name="Table139.col2"/>
          <table:table-column table:style-name="Table139.col3"/>
          <table:table-column table:style-name="Table139.col4"/>
          <table:table-column table:style-name="Table139.col5"/>
          <table:table-column table:style-name="Table139.col6"/>
          <table:table-column table:style-name="Table139.col7"/>
          <table:table-column table:style-name="Table139.col8"/>
          <table:table-row table:style-name="Table139.row1">
            <table:table-cell table:style-name="Table139_col1_row1">
              <text:h text:style-name="P42" text:outline-level="1"><text:span text:style-name="T5">Caso de Uso</text:span></text:h>
            </table:table-cell>
            <table:table-cell table:style-name="Table139_col2_row1" table:number-columns-spanned="4">
              <text:p text:style-name="P43"><text:span text:style-name="T6">Tarjeta</text:span></text:p>
            </table:table-cell>
            <table:covered-table-cell/>
            <table:covered-table-cell/>
            <table:covered-table-cell/>
            <table:table-cell table:style-name="Table139_col6_row1" table:number-columns-spanned="3">
              <text:p text:style-name="P43"><text:span text:style-name="T6">CU_40</text:span></text:p>
            </table:table-cell>
            <table:covered-table-cell/>
            <table:covered-table-cell/>
          </table:table-row>
          <table:table-row table:style-name="Table139.row2">
            <table:table-cell table:style-name="Table139_col1_row2">
              <text:p text:style-name="P43"><text:span text:style-name="T5">Actores</text:span></text:p>
            </table:table-cell>
            <table:table-cell table:style-name="Table139_col2_row2" table:number-columns-spanned="7">
              <text:p text:style-name="P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9.row3">
            <table:table-cell table:style-name="Table139_col1_row3">
              <text:p text:style-name="P43"><text:span text:style-name="T5">Tipo</text:span></text:p>
            </table:table-cell>
            <table:table-cell table:style-name="Table139_col2_row3" table:number-columns-spanned="7">
              <text:p text:style-name="P43"><text:span text:style-name="T6">Secund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9.row4">
            <table:table-cell table:style-name="Table139_col1_row4">
              <text:p text:style-name="P43"><text:span text:style-name="T5">Referencias</text:span></text:p>
            </table:table-cell>
            <table:table-cell table:style-name="Table139_col2_row4" table:number-columns-spanned="2">
              <text:p text:style-name="P43"><text:span text:style-name="T6">RF_6.3</text:span></text:p>
            </table:table-cell>
            <table:covered-table-cell/>
            <table:table-cell table:style-name="Table139_col4_row4" table:number-columns-spanned="5">
              <text:p text:style-name="P43"><text:span text:style-name="T6">CU_38 CU_37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39.row5">
            <table:table-cell table:style-name="Table139_col1_row5">
              <text:p text:style-name="P43"><text:span text:style-name="T5">Precondición</text:span></text:p>
            </table:table-cell>
            <table:table-cell table:style-name="Table139_col2_row5" table:number-columns-spanned="7">
              <text:p text:style-name="P43"><text:span text:style-name="T6">Se debe de haber creado la carta de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9.row6">
            <table:table-cell table:style-name="Table139_col1_row6">
              <text:p text:style-name="P43"><text:span text:style-name="T5">Postcondición</text:span></text:p>
            </table:table-cell>
            <table:table-cell table:style-name="Table139_col2_row6" table:number-columns-spanned="7">
              <text:p text:style-name="P43"><text:span text:style-name="T6">Recibir la transaccion de un cli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9.row7">
            <table:table-cell table:style-name="Table139_col1_row7">
              <text:p text:style-name="P43"><text:span text:style-name="T5">Autor</text:span></text:p>
            </table:table-cell>
            <table:table-cell table:style-name="Table139_col2_row7">
              <text:p text:style-name="P43"><text:span text:style-name="T6">Manuel Ortiz Hita</text:span></text:p>
            </table:table-cell>
            <table:table-cell table:style-name="Table139_col3_row7" table:number-columns-spanned="2">
              <text:h text:style-name="P42" text:outline-level="1"><text:span text:style-name="T5">Fecha</text:span></text:h>
            </table:table-cell>
            <table:covered-table-cell/>
            <table:table-cell table:style-name="Table139_col5_row7" table:number-columns-spanned="2">
              <text:p text:style-name="P43"><text:span text:style-name="T6">25/03/2018</text:span></text:p>
            </table:table-cell>
            <table:covered-table-cell/>
            <table:table-cell table:style-name="Table139_col7_row7">
              <text:h text:style-name="P42" text:outline-level="1"><text:span text:style-name="T5">Versión</text:span></text:h>
            </table:table-cell>
            <table:table-cell table:style-name="Table139_col8_row7">
              <text:p text:style-name="P44"><text:span text:style-name="T6">1.0</text:span></text:p>
            </table:table-cell>
          </table:table-row>
        </table:table>
        <table:table table:name="Table140" table:style-name="Table140">
          <table:table-column table:style-name="Table140.col1"/>
          <table:table-row>
            <table:table-cell table:style-name="Table140_col1_row1">
              <text:p text:style-name="P43"><text:span text:style-name="T6">Propósito</text:span></text:p>
            </table:table-cell>
          </table:table-row>
          <table:table-row>
            <table:table-cell table:style-name="Table140_col1_row2">
              <text:p text:style-name="P45"><text:span text:style-name="T6">Que el usuario pueda pagar a traves de una pagina web a traves de una cuenta bancaria</text:span></text:p>
            </table:table-cell>
          </table:table-row>
        </table:table>
        <table:table table:name="Table141" table:style-name="Table141">
          <table:table-column table:style-name="Table141.col1"/>
          <table:table-row>
            <table:table-cell table:style-name="Table141_col1_row1">
              <text:p text:style-name="P43"><text:span text:style-name="T6">Resumen</text:span></text:p>
            </table:table-cell>
          </table:table-row>
          <table:table-row>
            <table:table-cell table:style-name="Table141_col1_row2">
              <text:p text:style-name="P46"><text:span text:style-name="T6">El usurio que desee realizar un pedido a traves de la pagina web debera de poder realizar el pago por tarjeta a traves de su cuenta bancaria</text:span></text:p>
            </table:table-cell>
          </table:table-row>
        </table:table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  <style:font-face style:name="Liberation Serif" svg:font-family="Liberation Serif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text-align="left" fo:text-indent="0in" fo:line-height="100%" fo:widows="2" fo:orphans="2" fo:margin-left="0pt" fo:margin-right="0pt" fo:margin-top="0pt" fo:margin-bottom="0pt" style:writing-mode="lr"/>
      <style:text-properties fo:color="#000000" style:font-name="Liberation Serif" fo:font-size="12pt" fo:language="es" fo:country="ES" fo:font-weight="normal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345833in"/>
          <style:tab-stop style:type="right" style:position="6.692361in"/>
        </style:tab-stops>
      </style:paragraph-properties>
    </style:style>
    <style:style style:family="paragraph" style:name="Heading-3" style:display-name="Heading 3" style:parent-style-name="Normal" style:next-style-name="Normal">
      <style:paragraph-properties fo:margin-top="22pt" fo:margin-bottom="3pt" fo:keep-with-next="always"/>
      <style:text-properties style:font-name="Arial" fo:font-size="12pt" fo:font-style="italic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Heading-1" style:display-name="Heading 1" style:parent-style-name="Normal" style:next-style-name="Normal">
      <style:paragraph-properties fo:margin-top="22pt" fo:margin-bottom="3pt" fo:keep-with-next="always"/>
      <style:text-properties style:font-name="Arial" fo:font-size="17pt" fo:font-weight="bold"/>
    </style:style>
    <style:style style:family="paragraph" style:name="Heading-2" style:display-name="Heading 2" style:parent-style-name="Normal" style:next-style-name="Normal">
      <style:paragraph-properties fo:text-align="justify" fo:margin-top="22pt" fo:margin-bottom="3pt" fo:keep-with-next="always"/>
      <style:text-properties style:font-name="Arial" fo:font-size="14pt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</office:styles>
  <office:automatic-styles>
    <style:style style:family="paragraph" style:name="P1" style:display-name="P1" style:parent-style-name="Header"/>
    <style:page-layout style:name="Standard">
      <style:page-layout-properties fo:page-width="8.267717in" fo:page-height="11.692913in" style:print-orientation="portrait"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Sun Mar 25 21:55:29 2018
</meta:creation-date>
    <dc:date>Sun Mar 25 21:55:29 2018
</dc:date>
  </office:meta>
</office:document-meta>
</file>